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leo" svg:font-family="Aleo" style:font-pitch="variable"/>
    <style:font-face style:name="Arimo1" svg:font-family="Arimo" style:font-pitch="variable"/>
    <style:font-face style:name="Roboto Condensed" svg:font-family="'Roboto Condensed'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Tinos" svg:font-family="Tinos" style:font-family-generic="roman" style:font-pitch="variable"/>
    <style:font-face style:name="Droid Sans Fallback1" svg:font-family="'Droid Sans Fallback'" style:font-family-generic="swiss" style:font-pitch="variable"/>
    <style:font-face style:name="Ek Mukta1" svg:font-family="'Ek Mukta'" style:font-family-generic="swiss" style:font-pitch="variable"/>
    <style:font-face style:name="Liberation Sans1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Ek Mukta" svg:font-family="'Ek Mukta'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5cm" fo:min-width="0cm"/>
    </style:style>
    <style:style style:name="gr3" style:family="graphic" style:parent-style-name="standard">
      <style:graphic-properties draw:stroke="none" draw:fill="none" fo:min-height="2.965cm"/>
    </style:style>
    <style:style style:name="gr4" style:family="graphic" style:parent-style-name="standard">
      <style:graphic-properties draw:stroke="none" draw:fill="none" fo:min-height="2.2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7cm" fo:min-width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2cm" fo:min-width="0cm"/>
    </style:style>
    <style:style style:name="gr8" style:family="graphic" style:parent-style-name="standard">
      <style:graphic-properties draw:stroke="none" draw:fill="none" fo:min-height="1.398cm"/>
    </style:style>
    <style:style style:name="gr9" style:family="graphic" style:parent-style-name="standard">
      <style:graphic-properties draw:stroke="none" draw:fill="none" fo:min-height="1.647cm"/>
    </style:style>
    <style:style style:name="gr10" style:family="graphic" style:parent-style-name="standard">
      <style:graphic-properties draw:stroke="none" draw:fill="none" fo:min-height="1.626cm"/>
    </style:style>
    <style:style style:name="gr11" style:family="graphic" style:parent-style-name="standard">
      <style:graphic-properties svg:stroke-width="0.071cm" svg:stroke-color="#2a6099" draw:marker-start-width="0.306cm" draw:marker-end-width="0.306cm" draw:fill="none" draw:textarea-horizontal-align="justify" draw:textarea-vertical-align="middle" draw:auto-grow-height="false" fo:min-height="1.118cm" fo:min-width="0.868cm" fo:padding-top="0.16cm" fo:padding-bottom="0.16cm" fo:padding-left="0.285cm" fo:padding-right="0.285cm"/>
    </style:style>
    <style:style style:name="gr12" style:family="graphic" style:parent-style-name="objectwithoutfill">
      <style:graphic-properties svg:stroke-width="0.071cm" svg:stroke-color="#ff8000" draw:marker-start-width="0.306cm" draw:marker-end="Symmetric_20_Arrow" draw:marker-end-width="0.406cm" draw:fill="solid" draw:textarea-vertical-align="middle" fo:padding-top="0.16cm" fo:padding-bottom="0.16cm" fo:padding-left="0.285cm" fo:padding-right="0.285cm"/>
    </style:style>
    <style:style style:name="gr13" style:family="graphic" style:parent-style-name="standard">
      <style:graphic-properties draw:stroke="none" draw:fill="none" fo:min-height="1.301cm"/>
    </style:style>
    <style:style style:name="gr14" style:family="graphic" style:parent-style-name="standard">
      <style:graphic-properties svg:stroke-width="0.071cm" svg:stroke-color="#2a6099" draw:marker-start-width="0.306cm" draw:marker-end-width="0.306cm" draw:fill="none" draw:textarea-horizontal-align="justify" draw:textarea-vertical-align="middle" draw:auto-grow-height="false" fo:min-height="1.118cm" fo:min-width="0.868cm" fo:padding-top="0.16cm" fo:padding-bottom="0.16cm" fo:padding-left="0.285cm" fo:padding-right="0.285cm"/>
    </style:style>
    <style:style style:name="gr15" style:family="graphic" style:parent-style-name="standard">
      <style:graphic-properties svg:stroke-width="0.071cm" svg:stroke-color="#81d41a" draw:marker-start-width="0.306cm" draw:marker-end-width="0.306cm" draw:fill="none" draw:textarea-horizontal-align="justify" draw:textarea-vertical-align="middle" draw:auto-grow-height="false" fo:min-height="1.118cm" fo:min-width="0.868cm" fo:padding-top="0.16cm" fo:padding-bottom="0.16cm" fo:padding-left="0.285cm" fo:padding-right="0.285cm"/>
    </style:style>
    <style:style style:name="gr16" style:family="graphic" style:parent-style-name="standard">
      <style:graphic-properties draw:stroke="none" draw:fill="none" fo:min-height="14.3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1cm" fo:min-width="0cm"/>
    </style:style>
    <style:style style:name="gr18" style:family="graphic" style:parent-style-name="standard">
      <style:graphic-properties svg:stroke-width="0.071cm" svg:stroke-color="#000000" draw:marker-start-width="0.307cm" draw:marker-end-width="0.307cm" draw:fill="none" draw:textarea-horizontal-align="justify" draw:textarea-vertical-align="middle" draw:auto-grow-height="false" fo:min-height="0.614cm" fo:min-width="0.277cm" fo:padding-top="0.161cm" fo:padding-bottom="0.161cm" fo:padding-left="0.286cm" fo:padding-right="0.286cm"/>
    </style:style>
    <style:style style:name="gr19" style:family="graphic" style:parent-style-name="objectwithoutfill">
      <style:graphic-properties svg:stroke-width="0.071cm" svg:stroke-color="#000000" draw:marker-start-width="0.306cm" draw:marker-end="Symmetric_20_Arrow" draw:marker-end-width="0.406cm" draw:fill="solid" draw:textarea-vertical-align="middle" fo:padding-top="0.16cm" fo:padding-bottom="0.16cm" fo:padding-left="0.285cm" fo:padding-right="0.285cm"/>
    </style:style>
    <style:style style:name="gr20" style:family="graphic" style:parent-style-name="standard">
      <style:graphic-properties draw:stroke="none" draw:fill="none" fo:min-height="1.302cm"/>
    </style:style>
    <style:style style:name="gr21" style:family="graphic" style:parent-style-name="objectwithoutfill">
      <style:graphic-properties svg:stroke-width="0.071cm" svg:stroke-color="#00a933" draw:marker-start-width="0.306cm" draw:marker-end="Symmetric_20_Arrow" draw:marker-end-width="0.406cm" draw:fill="solid" draw:textarea-vertical-align="middle" fo:padding-top="0.16cm" fo:padding-bottom="0.16cm" fo:padding-left="0.285cm" fo:padding-right="0.285cm"/>
    </style:style>
    <style:style style:name="gr22" style:family="graphic" style:parent-style-name="standard">
      <style:graphic-properties svg:stroke-width="0.071cm" svg:stroke-color="#000000" draw:marker-start-width="0.307cm" draw:marker-end-width="0.307cm" draw:fill="none" draw:fill-color="#000000" draw:textarea-horizontal-align="justify" draw:textarea-vertical-align="middle" draw:auto-grow-height="false" fo:min-height="0.386cm" fo:min-width="1.278cm" fo:padding-top="0.161cm" fo:padding-bottom="0.161cm" fo:padding-left="0.286cm" fo:padding-right="0.286cm"/>
    </style:style>
    <style:style style:name="gr23" style:family="graphic" style:parent-style-name="standard">
      <style:graphic-properties svg:stroke-width="0.071cm" svg:stroke-color="#000000" draw:marker-start-width="0.307cm" draw:marker-end-width="0.307cm" draw:fill="none" draw:fill-color="#000000" draw:textarea-horizontal-align="justify" draw:textarea-vertical-align="middle" draw:auto-grow-height="false" fo:min-height="0.314cm" fo:min-width="1.206cm" fo:padding-top="0.161cm" fo:padding-bottom="0.161cm" fo:padding-left="0.286cm" fo:padding-right="0.286cm"/>
    </style:style>
    <style:style style:name="gr24" style:family="graphic" style:parent-style-name="standard">
      <style:graphic-properties svg:stroke-width="0.071cm" svg:stroke-color="#000000" draw:marker-start-width="0.306cm" draw:marker-end-width="0.306cm" draw:fill="none" draw:fill-color="#000000" draw:opacity="99%" draw:textarea-horizontal-align="justify" draw:textarea-vertical-align="middle" draw:auto-grow-height="false" fo:min-height="1.528cm" fo:min-width="0.136cm" fo:padding-top="0.16cm" fo:padding-bottom="0.16cm" fo:padding-left="0.285cm" fo:padding-right="0.285cm"/>
    </style:style>
    <style:style style:name="gr25" style:family="graphic" style:parent-style-name="standard">
      <style:graphic-properties svg:stroke-width="0.071cm" svg:stroke-color="#000000" draw:marker-start-width="0.306cm" draw:marker-end-width="0.306cm" draw:fill="none" draw:fill-color="#000000" draw:opacity="99%" draw:textarea-horizontal-align="justify" draw:textarea-vertical-align="middle" draw:auto-grow-height="false" fo:min-height="1.458cm" fo:min-width="0.066cm" fo:padding-top="0.16cm" fo:padding-bottom="0.16cm" fo:padding-left="0.285cm" fo:padding-right="0.285cm"/>
    </style:style>
    <style:style style:name="gr26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1.476cm" fo:min-width="1.29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1.498cm" fo:min-width="7.465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1.476cm" fo:min-width="1.348cm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29cm" fo:min-width="0cm"/>
    </style:style>
    <style:style style:name="gr30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1.476cm" fo:min-width="1.338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1.476cm" fo:min-width="3.606cm" fo:padding-top="0.151cm" fo:padding-bottom="0.151cm" fo:padding-left="0.276cm" fo:padding-right="0.276cm"/>
    </style:style>
    <style:style style:name="gr32" style:family="graphic" style:parent-style-name="standard">
      <style:graphic-properties draw:stroke="none" draw:fill="none" fo:min-height="1.441cm"/>
    </style:style>
    <style:style style:name="gr33" style:family="graphic" style:parent-style-name="objectwithoutfill">
      <style:graphic-properties svg:stroke-width="0.053cm" svg:stroke-color="#111111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gr34" style:family="graphic" style:parent-style-name="objectwithoutfill">
      <style:graphic-properties svg:stroke-width="0.053cm" svg:stroke-color="#000000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1.498cm" fo:min-width="7.465cm" fo:padding-top="0.151cm" fo:padding-bottom="0.151cm" fo:padding-left="0.276cm" fo:padding-right="0.276cm"/>
    </style:style>
    <style:style style:name="gr36" style:family="graphic" style:parent-style-name="standard">
      <style:graphic-properties svg:stroke-width="0.106cm" svg:stroke-color="#000000" draw:marker-start-width="0.358cm" draw:marker-end-width="0.358cm" draw:fill="none" draw:fill-color="#729fcf" draw:textarea-horizontal-align="justify" draw:textarea-vertical-align="middle" draw:auto-grow-height="false" fo:min-height="0.916cm" fo:min-width="6.506cm" fo:padding-top="0.177cm" fo:padding-bottom="0.177cm" fo:padding-left="0.302cm" fo:padding-right="0.302cm"/>
    </style:style>
    <style:style style:name="gr37" style:family="graphic" style:parent-style-name="standard">
      <style:graphic-properties svg:stroke-width="0.106cm" svg:stroke-color="#000000" draw:marker-start-width="0.358cm" draw:marker-end-width="0.358cm" draw:fill="none" draw:fill-color="#729fcf" draw:textarea-horizontal-align="justify" draw:textarea-vertical-align="middle" draw:auto-grow-height="false" fo:min-height="0.916cm" fo:min-width="6.476cm" fo:padding-top="0.177cm" fo:padding-bottom="0.177cm" fo:padding-left="0.302cm" fo:padding-right="0.302cm"/>
    </style:style>
    <style:style style:name="gr38" style:family="graphic" style:parent-style-name="standard">
      <style:graphic-properties draw:stroke="none" draw:fill="none" fo:min-height="1.072cm"/>
    </style:style>
    <style:style style:name="gr39" style:family="graphic" style:parent-style-name="standard">
      <style:graphic-properties svg:stroke-width="0.106cm" svg:stroke-color="#000000" draw:marker-start-width="0.358cm" draw:marker-end-width="0.358cm" draw:fill="none" draw:fill-color="#729fcf" draw:textarea-horizontal-align="justify" draw:textarea-vertical-align="middle" draw:auto-grow-height="false" fo:min-height="4.442cm" fo:min-width="6.494cm" fo:padding-top="0.177cm" fo:padding-bottom="0.177cm" fo:padding-left="0.302cm" fo:padding-right="0.302cm"/>
    </style:style>
    <style:style style:name="gr40" style:family="graphic" style:parent-style-name="standard">
      <style:graphic-properties svg:stroke-width="0.106cm" svg:stroke-color="#000000" draw:marker-start-width="0.358cm" draw:marker-end-width="0.358cm" draw:fill="none" draw:fill-color="#729fcf" draw:textarea-horizontal-align="justify" draw:textarea-vertical-align="middle" draw:auto-grow-height="false" fo:min-height="4.442cm" fo:min-width="6.5cm" fo:padding-top="0.177cm" fo:padding-bottom="0.177cm" fo:padding-left="0.302cm" fo:padding-right="0.302cm"/>
    </style:style>
    <style:style style:name="gr41" style:family="graphic" style:parent-style-name="standard">
      <style:graphic-properties draw:stroke="none" draw:fill="none" fo:min-height="0.7cm"/>
    </style:style>
    <style:style style:name="gr42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3.184cm" fo:min-width="11.02cm" fo:padding-top="0.151cm" fo:padding-bottom="0.151cm" fo:padding-left="0.276cm" fo:padding-right="0.276cm"/>
    </style:style>
    <style:style style:name="gr43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2.278cm" fo:min-width="11.02cm" fo:padding-top="0.151cm" fo:padding-bottom="0.151cm" fo:padding-left="0.276cm" fo:padding-right="0.276cm"/>
    </style:style>
    <style:style style:name="gr44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4.312cm" fo:min-width="11.02cm" fo:padding-top="0.151cm" fo:padding-bottom="0.151cm" fo:padding-left="0.276cm" fo:padding-right="0.27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0cm"/>
    </style:style>
    <style:style style:name="gr46" style:family="graphic" style:parent-style-name="objectwithoutfill">
      <style:graphic-properties svg:stroke-width="0.106cm" svg:stroke-color="#2a6099" draw:marker-start-width="0.359cm" draw:marker-end="Symmetric_20_Arrow" draw:marker-end-width="0.459cm" draw:fill="solid" draw:textarea-vertical-align="middle" fo:padding-top="0.178cm" fo:padding-bottom="0.178cm" fo:padding-left="0.303cm" fo:padding-right="0.303cm"/>
    </style:style>
    <style:style style:name="gr47" style:family="graphic" style:parent-style-name="objectwithoutfill">
      <style:graphic-properties svg:stroke-width="0.106cm" svg:stroke-color="#ff0000" draw:marker-start-width="0.359cm" draw:marker-end="Symmetric_20_Arrow" draw:marker-end-width="0.459cm" draw:fill="solid" draw:textarea-vertical-align="middle" fo:padding-top="0.178cm" fo:padding-bottom="0.178cm" fo:padding-left="0.303cm" fo:padding-right="0.303cm"/>
    </style:style>
    <style:style style:name="gr48" style:family="graphic" style:parent-style-name="objectwithoutfill">
      <style:graphic-properties svg:stroke-width="0.071cm" svg:stroke-color="#000000" draw:marker-start-width="0.307cm" draw:marker-end="Symmetric_20_Arrow" draw:marker-end-width="0.407cm" draw:fill="solid" draw:textarea-vertical-align="middle" fo:padding-top="0.161cm" fo:padding-bottom="0.161cm" fo:padding-left="0.286cm" fo:padding-right="0.286cm"/>
    </style:style>
    <style:style style:name="gr49" style:family="graphic" style:parent-style-name="standard">
      <style:graphic-properties draw:stroke="none" svg:stroke-width="0.071cm" svg:stroke-color="#000000" draw:marker-start-width="0.306cm" draw:marker-end-width="0.306cm" draw:fill="none" draw:fill-color="#ffffff" draw:textarea-horizontal-align="left" draw:auto-grow-height="true" draw:auto-grow-width="true" fo:min-height="1.398cm" fo:min-width="0.523cm"/>
    </style:style>
    <style:style style:name="gr50" style:family="graphic" style:parent-style-name="standard">
      <style:graphic-properties svg:stroke-width="0.071cm" svg:stroke-color="#000000" draw:marker-start-width="0.307cm" draw:marker-end-width="0.307cm" draw:fill="none" draw:textarea-horizontal-align="justify" draw:textarea-vertical-align="middle" draw:auto-grow-height="false" fo:min-height="1.445cm" fo:min-width="1.167cm" fo:padding-top="0.161cm" fo:padding-bottom="0.161cm" fo:padding-left="0.286cm" fo:padding-right="0.286cm"/>
    </style:style>
    <style:style style:name="gr51" style:family="graphic" style:parent-style-name="standard">
      <style:graphic-properties draw:stroke="none" svg:stroke-width="0.071cm" svg:stroke-color="#000000" draw:marker-start-width="0.306cm" draw:marker-end-width="0.306cm" draw:fill="none" draw:fill-color="#ffffff" draw:textarea-horizontal-align="left" draw:auto-grow-height="true" draw:auto-grow-width="false" fo:min-height="1.199cm" fo:min-width="0cm"/>
    </style:style>
    <style:style style:name="gr52" style:family="graphic" style:parent-style-name="standard">
      <style:graphic-properties draw:stroke="dash" draw:stroke-dash="Ultrafine_20_Dashed" svg:stroke-width="0.071cm" svg:stroke-color="#000000" draw:marker-start-width="0.306cm" draw:marker-end-width="0.306cm" draw:fill="none" draw:textarea-horizontal-align="justify" draw:textarea-vertical-align="middle" draw:auto-grow-height="false" fo:min-height="1.976cm" fo:min-width="2.047cm" fo:padding-top="0.16cm" fo:padding-bottom="0.16cm" fo:padding-left="0.285cm" fo:padding-right="0.285cm"/>
    </style:style>
    <style:style style:name="gr53" style:family="graphic" style:parent-style-name="standard">
      <style:graphic-properties draw:stroke="dash" draw:stroke-dash="Ultrafine_20_Dashed" svg:stroke-width="0.071cm" svg:stroke-color="#000000" draw:marker-start-width="0.306cm" draw:marker-end-width="0.306cm" draw:fill="none" draw:textarea-horizontal-align="justify" draw:textarea-vertical-align="middle" draw:auto-grow-height="false" fo:min-height="1.976cm" fo:min-width="2.021cm" fo:padding-top="0.16cm" fo:padding-bottom="0.16cm" fo:padding-left="0.285cm" fo:padding-right="0.285cm"/>
    </style:style>
    <style:style style:name="gr54" style:family="graphic" style:parent-style-name="standard">
      <style:graphic-properties draw:stroke="none" svg:stroke-width="0.071cm" draw:marker-start-width="0.306cm" draw:marker-end-width="0.306cm" draw:fill="none" fo:min-height="1.398cm"/>
    </style:style>
    <style:style style:name="gr55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2.278cm" fo:min-width="8.145cm" fo:padding-top="0.151cm" fo:padding-bottom="0.151cm" fo:padding-left="0.276cm" fo:padding-right="0.276cm"/>
    </style:style>
    <style:style style:name="gr56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4.312cm" fo:min-width="8.145cm" fo:padding-top="0.151cm" fo:padding-bottom="0.151cm" fo:padding-left="0.276cm" fo:padding-right="0.276cm"/>
    </style:style>
    <style:style style:name="gr57" style:family="graphic" style:parent-style-name="standard">
      <style:graphic-properties draw:stroke="none" svg:stroke-width="0.071cm" svg:stroke-color="#000000" draw:marker-start-width="0.306cm" draw:marker-end-width="0.306cm" draw:fill="none" draw:fill-color="#ffffff" draw:textarea-horizontal-align="left" draw:auto-grow-height="true" draw:auto-grow-width="true" fo:min-height="1.161cm" fo:min-width="3.689cm"/>
    </style:style>
    <style:style style:name="gr58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3.184cm" fo:min-width="8.145cm" fo:padding-top="0.151cm" fo:padding-bottom="0.151cm" fo:padding-left="0.276cm" fo:padding-right="0.27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8cm" fo:min-width="0cm"/>
    </style:style>
    <style:style style:name="gr60" style:family="graphic" style:parent-style-name="standard">
      <style:graphic-properties draw:stroke="none" svg:stroke-width="0.071cm" draw:marker-start-width="0.306cm" draw:marker-end-width="0.306cm" draw:fill="none" fo:min-height="1.66cm"/>
    </style:style>
    <style:style style:name="gr61" style:family="graphic" style:parent-style-name="standard">
      <style:graphic-properties draw:stroke="none" svg:stroke-width="0.071cm" svg:stroke-color="#000000" draw:marker-start-width="0.306cm" draw:marker-end-width="0.306cm" draw:fill="none" draw:fill-color="#ffffff" draw:textarea-horizontal-align="left" draw:auto-grow-height="true" draw:auto-grow-width="true" fo:min-height="1.398cm" fo:min-width="0.459cm"/>
    </style:style>
    <style:style style:name="gr62" style:family="graphic" style:parent-style-name="standard">
      <style:graphic-properties draw:stroke="dash" draw:stroke-dash="Ultrafine_20_Dashed" svg:stroke-width="0.071cm" svg:stroke-color="#000000" draw:marker-start-width="0.306cm" draw:marker-end-width="0.306cm" draw:fill="none" draw:textarea-horizontal-align="justify" draw:textarea-vertical-align="middle" draw:auto-grow-height="false" fo:min-height="10.856cm" fo:min-width="13.342cm" fo:padding-top="0.16cm" fo:padding-bottom="0.16cm" fo:padding-left="0.285cm" fo:padding-right="0.285cm"/>
    </style:style>
    <style:style style:name="gr63" style:family="graphic" style:parent-style-name="standard">
      <style:graphic-properties draw:stroke="dash" draw:stroke-dash="Ultrafine_20_Dashed" svg:stroke-width="0.071cm" svg:stroke-color="#000000" draw:marker-start-width="0.306cm" draw:marker-end-width="0.306cm" draw:fill="none" draw:textarea-horizontal-align="justify" draw:textarea-vertical-align="middle" draw:auto-grow-height="false" fo:min-height="7.046cm" fo:min-width="3.748cm" fo:padding-top="0.16cm" fo:padding-bottom="0.16cm" fo:padding-left="0.285cm" fo:padding-right="0.285cm"/>
    </style:style>
    <style:style style:name="gr64" style:family="graphic" style:parent-style-name="objectwithoutfill">
      <style:graphic-properties svg:stroke-width="0.106cm" svg:stroke-color="#000000" draw:marker-start-width="0.359cm" draw:marker-end="Symmetric_20_Arrow" draw:marker-end-width="0.459cm" draw:fill="solid" draw:fill-color="#000000" draw:textarea-vertical-align="middle" fo:padding-top="0.178cm" fo:padding-bottom="0.178cm" fo:padding-left="0.303cm" fo:padding-right="0.303cm"/>
    </style:style>
    <style:style style:name="gr65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textarea-horizontal-align="left" draw:auto-grow-height="true" draw:auto-grow-width="true" fo:min-height="1.398cm" fo:min-width="0.523cm"/>
    </style:style>
    <style:style style:name="gr66" style:family="graphic" style:parent-style-name="standard">
      <style:graphic-properties svg:stroke-width="0.071cm" svg:stroke-color="#000000" draw:marker-start-width="0.307cm" draw:marker-end-width="0.307cm" draw:fill="none" draw:textarea-horizontal-align="justify" draw:textarea-vertical-align="middle" draw:auto-grow-height="false" fo:min-height="1.411cm" fo:min-width="1.133cm" fo:padding-top="0.161cm" fo:padding-bottom="0.161cm" fo:padding-left="0.286cm" fo:padding-right="0.286cm"/>
    </style:style>
    <style:style style:name="gr67" style:family="graphic" style:parent-style-name="standard">
      <style:graphic-properties draw:stroke="dash" draw:stroke-dash="Ultrafine_20_Dashed" svg:stroke-width="0.071cm" svg:stroke-color="#000000" draw:marker-start-width="0.306cm" draw:marker-end-width="0.306cm" draw:fill="none" draw:textarea-horizontal-align="justify" draw:textarea-vertical-align="middle" draw:auto-grow-height="false" fo:min-height="1.994cm" fo:min-width="2.065cm" fo:padding-top="0.16cm" fo:padding-bottom="0.16cm" fo:padding-left="0.285cm" fo:padding-right="0.285cm"/>
    </style:style>
    <style:style style:name="gr68" style:family="graphic" style:parent-style-name="standard">
      <style:graphic-properties draw:stroke="dash" draw:stroke-dash="Ultrafine_20_Dashed" svg:stroke-width="0.071cm" svg:stroke-color="#000000" draw:marker-start-width="0.306cm" draw:marker-end-width="0.306cm" draw:fill="none" draw:textarea-horizontal-align="justify" draw:textarea-vertical-align="middle" draw:auto-grow-height="false" fo:min-height="1.994cm" fo:min-width="2.039cm" fo:padding-top="0.16cm" fo:padding-bottom="0.16cm" fo:padding-left="0.285cm" fo:padding-right="0.285cm"/>
    </style:style>
    <style:style style:name="gr69" style:family="graphic" style:parent-style-name="standard">
      <style:graphic-properties draw:stroke="none" svg:stroke-width="0.071cm" svg:stroke-color="#000000" draw:marker-start-width="0.306cm" draw:marker-end-width="0.306cm" draw:fill="none" draw:fill-color="#ffffff" draw:textarea-horizontal-align="left" draw:auto-grow-height="true" draw:auto-grow-width="true" fo:min-height="1.161cm" fo:min-width="3.872cm"/>
    </style:style>
    <style:style style:name="gr70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411cm" fo:min-width="1.133cm" fo:padding-top="0.178cm" fo:padding-bottom="0.178cm" fo:padding-left="0.303cm" fo:padding-right="0.303cm"/>
    </style:style>
    <style:style style:name="gr71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textarea-horizontal-align="left" draw:auto-grow-height="true" draw:auto-grow-width="true" fo:min-height="1.398cm" fo:min-width="0.459cm"/>
    </style:style>
    <style:style style:name="gr72" style:family="graphic" style:parent-style-name="standard">
      <style:graphic-properties draw:stroke="dash" draw:stroke-dash="Ultrafine_20_Dashed" svg:stroke-width="0.071cm" svg:stroke-color="#000000" draw:marker-start-width="0.306cm" draw:marker-end-width="0.306cm" draw:fill="none" draw:textarea-horizontal-align="justify" draw:textarea-vertical-align="middle" draw:auto-grow-height="false" fo:min-height="10.874cm" fo:min-width="13.36cm" fo:padding-top="0.16cm" fo:padding-bottom="0.16cm" fo:padding-left="0.285cm" fo:padding-right="0.285cm"/>
    </style:style>
    <style:style style:name="gr73" style:family="graphic" style:parent-style-name="standard">
      <style:graphic-properties draw:stroke="dash" draw:stroke-dash="Ultrafine_20_Dashed" svg:stroke-width="0.071cm" svg:stroke-color="#000000" draw:marker-start-width="0.306cm" draw:marker-end-width="0.306cm" draw:fill="none" draw:textarea-horizontal-align="justify" draw:textarea-vertical-align="middle" draw:auto-grow-height="false" fo:min-height="7.064cm" fo:min-width="3.766cm" fo:padding-top="0.16cm" fo:padding-bottom="0.16cm" fo:padding-left="0.285cm" fo:padding-right="0.285cm"/>
    </style:style>
    <style:style style:name="gr74" style:family="graphic" style:parent-style-name="objectwithoutfill">
      <style:graphic-properties svg:stroke-width="0.071cm" svg:stroke-color="#000000" draw:marker-start-width="0.307cm" draw:marker-end="Symmetric_20_Arrow" draw:marker-end-width="0.407cm" draw:fill="solid" draw:fill-color="#000000" draw:textarea-vertical-align="middle" fo:padding-top="0.161cm" fo:padding-bottom="0.161cm" fo:padding-left="0.286cm" fo:padding-right="0.286cm"/>
    </style:style>
    <style:style style:name="gr75" style:family="graphic" style:parent-style-name="objectwithoutfill">
      <style:graphic-properties svg:stroke-width="0.035cm" svg:stroke-color="#000000" draw:marker-start-width="0.253cm" draw:marker-end="Symmetric_20_Arrow" draw:marker-end-width="0.353cm" draw:fill="solid" draw:textarea-vertical-align="middle" fo:padding-top="0.143cm" fo:padding-bottom="0.143cm" fo:padding-left="0.268cm" fo:padding-right="0.268cm"/>
    </style:style>
    <style:style style:name="gr76" style:family="graphic" style:parent-style-name="objectwithoutfill">
      <style:graphic-properties svg:stroke-width="0.106cm" svg:stroke-color="#ff4000" draw:marker-start-width="0.359cm" draw:marker-end="Symmetric_20_Arrow" draw:marker-end-width="0.459cm" draw:fill="solid" draw:textarea-vertical-align="middle" fo:padding-top="0.178cm" fo:padding-bottom="0.178cm" fo:padding-left="0.303cm" fo:padding-right="0.303cm"/>
    </style:style>
    <style:style style:name="gr77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textarea-horizontal-align="left" draw:auto-grow-height="true" draw:auto-grow-width="false" fo:min-height="1.199cm" fo:min-width="0cm"/>
    </style:style>
    <style:style style:name="gr78" style:family="graphic" style:parent-style-name="standard">
      <style:graphic-properties draw:stroke="none" svg:stroke-width="0.071cm" svg:stroke-color="#000000" draw:marker-start-width="0.306cm" draw:marker-end-width="0.306cm" draw:fill="none" fo:min-height="1.66cm"/>
    </style:style>
    <style:style style:name="gr79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445cm" fo:min-width="1.167cm" fo:padding-top="0.178cm" fo:padding-bottom="0.178cm" fo:padding-left="0.303cm" fo:padding-right="0.303cm"/>
    </style:style>
    <style:style style:name="gr80" style:family="graphic" style:parent-style-name="standard">
      <style:graphic-properties draw:stroke="dash" draw:stroke-dash="Ultrafine_20_Dashed" svg:stroke-width="0.106cm" svg:stroke-color="#000000" draw:marker-start-width="0.358cm" draw:marker-end-width="0.358cm" draw:fill="none" draw:textarea-horizontal-align="justify" draw:textarea-vertical-align="middle" draw:auto-grow-height="false" fo:min-height="1.976cm" fo:min-width="2.021cm" fo:padding-top="0.177cm" fo:padding-bottom="0.177cm" fo:padding-left="0.302cm" fo:padding-right="0.302cm"/>
    </style:style>
    <style:style style:name="gr81" style:family="graphic" style:parent-style-name="standard">
      <style:graphic-properties draw:stroke="none" svg:stroke-width="0.071cm" draw:marker-start-width="0.306cm" draw:marker-end-width="0.306cm" draw:fill="none" fo:min-height="1.509cm"/>
    </style:style>
    <style:style style:name="gr82" style:family="graphic" style:parent-style-name="objectwithoutfill">
      <style:graphic-properties svg:stroke-width="0.018cm" svg:stroke-color="#000000" draw:marker-start-width="0.228cm" draw:marker-end="Symmetric_20_Arrow" draw:marker-end-width="0.328cm" draw:fill="solid" draw:textarea-vertical-align="middle" fo:padding-top="0.135cm" fo:padding-bottom="0.135cm" fo:padding-left="0.26cm" fo:padding-right="0.26cm"/>
    </style:style>
    <style:style style:name="gr83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4.914cm" fo:min-width="8.145cm" fo:padding-top="0.151cm" fo:padding-bottom="0.151cm" fo:padding-left="0.276cm" fo:padding-right="0.276cm"/>
    </style:style>
    <style:style style:name="gr84" style:family="graphic" style:parent-style-name="standard">
      <style:graphic-properties draw:stroke="dash" draw:stroke-dash="Ultrafine_20_Dashed" svg:stroke-width="0.106cm" svg:stroke-color="#000000" draw:marker-start-width="0.358cm" draw:marker-end-width="0.358cm" draw:fill="none" draw:textarea-horizontal-align="justify" draw:textarea-vertical-align="middle" draw:auto-grow-height="false" fo:min-height="1.976cm" fo:min-width="2.047cm" fo:padding-top="0.177cm" fo:padding-bottom="0.177cm" fo:padding-left="0.302cm" fo:padding-right="0.302cm"/>
    </style:style>
    <style:style style:name="gr85" style:family="graphic" style:parent-style-name="standard">
      <style:graphic-properties svg:stroke-width="0.071cm" svg:stroke-color="#000000" draw:marker-start-width="0.307cm" draw:marker-end-width="0.307cm" draw:fill="none" draw:textarea-horizontal-align="justify" draw:textarea-vertical-align="middle" draw:auto-grow-height="false" fo:min-height="1.638cm" fo:min-width="1.322cm" fo:padding-top="0.161cm" fo:padding-bottom="0.161cm" fo:padding-left="0.286cm" fo:padding-right="0.286cm"/>
    </style:style>
    <style:style style:name="gr86" style:family="graphic" style:parent-style-name="standard">
      <style:graphic-properties svg:stroke-width="0.071cm" svg:stroke-color="#000000" draw:marker-start-width="0.307cm" draw:marker-end-width="0.307cm" draw:fill="none" draw:textarea-horizontal-align="justify" draw:textarea-vertical-align="middle" draw:auto-grow-height="false" fo:min-height="1.672cm" fo:min-width="1.356cm" fo:padding-top="0.161cm" fo:padding-bottom="0.161cm" fo:padding-left="0.286cm" fo:padding-right="0.286cm"/>
    </style:style>
    <style:style style:name="gr87" style:family="graphic" style:parent-style-name="standard">
      <style:graphic-properties draw:stroke="dash" draw:stroke-dash="Ultrafine_20_Dashed" svg:stroke-width="0.071cm" svg:stroke-color="#000000" draw:marker-start-width="0.306cm" draw:marker-end-width="0.306cm" draw:fill="none" draw:textarea-horizontal-align="justify" draw:textarea-vertical-align="middle" draw:auto-grow-height="false" fo:min-height="13.65cm" fo:min-width="7.088cm" fo:padding-top="0.16cm" fo:padding-bottom="0.16cm" fo:padding-left="0.285cm" fo:padding-right="0.285cm"/>
    </style:style>
    <style:style style:name="gr88" style:family="graphic" style:parent-style-name="standard">
      <style:graphic-properties draw:stroke="dash" draw:stroke-dash="Ultrafine_20_Dashed" svg:stroke-width="0.071cm" svg:stroke-color="#000000" draw:marker-start-width="0.306cm" draw:marker-end-width="0.306cm" draw:fill="none" draw:textarea-horizontal-align="justify" draw:textarea-vertical-align="middle" draw:auto-grow-height="false" fo:min-height="3.998cm" fo:min-width="3.748cm" fo:padding-top="0.16cm" fo:padding-bottom="0.16cm" fo:padding-left="0.285cm" fo:padding-right="0.285cm"/>
    </style:style>
    <style:style style:name="gr89" style:family="graphic" style:parent-style-name="standard">
      <style:graphic-properties draw:stroke="none" draw:fill="none" fo:min-height="1.399cm"/>
    </style:style>
    <style:style style:name="gr90" style:family="graphic" style:parent-style-name="objectwithoutfill">
      <style:graphic-properties svg:stroke-width="0.106cm" svg:stroke-color="#800080" draw:marker-start-width="0.359cm" draw:marker-end="Symmetric_20_Arrow" draw:marker-end-width="0.459cm" draw:fill="solid" draw:textarea-vertical-align="middle" fo:padding-top="0.178cm" fo:padding-bottom="0.178cm" fo:padding-left="0.303cm" fo:padding-right="0.303cm"/>
    </style:style>
    <style:style style:name="gr91" style:family="graphic" style:parent-style-name="standard">
      <style:graphic-properties draw:stroke="none" draw:fill="none" fo:min-height="1.659cm"/>
    </style:style>
    <style:style style:name="gr92" style:family="graphic" style:parent-style-name="standard">
      <style:graphic-properties svg:stroke-width="0.106cm" svg:stroke-color="#800080" draw:marker-start-width="0.359cm" draw:marker-end-width="0.359cm" draw:fill="none" draw:textarea-horizontal-align="justify" draw:textarea-vertical-align="middle" draw:auto-grow-height="false" fo:min-height="1.672cm" fo:min-width="1.356cm" fo:padding-top="0.178cm" fo:padding-bottom="0.178cm" fo:padding-left="0.303cm" fo:padding-right="0.303cm"/>
    </style:style>
    <style:style style:name="gr93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638cm" fo:min-width="1.322cm" fo:padding-top="0.178cm" fo:padding-bottom="0.178cm" fo:padding-left="0.303cm" fo:padding-right="0.303cm"/>
    </style:style>
    <style:style style:name="gr94" style:family="graphic" style:parent-style-name="standard">
      <style:graphic-properties svg:stroke-width="0.071cm" svg:stroke-color="#000000" draw:marker-start-width="0.306cm" draw:marker-end-width="0.306cm" draw:fill="none" draw:textarea-horizontal-align="justify" draw:textarea-vertical-align="middle" draw:auto-grow-height="false" fo:min-height="1.674cm" fo:min-width="1.358cm" fo:padding-top="0.16cm" fo:padding-bottom="0.16cm" fo:padding-left="0.285cm" fo:padding-right="0.285cm"/>
    </style:style>
    <style:style style:name="gr95" style:family="graphic" style:parent-style-name="objectwithoutfill">
      <style:graphic-properties svg:stroke-width="0.018cm" svg:stroke-color="#000000" draw:marker-start-width="0.227cm" draw:marker-end="Symmetric_20_Arrow" draw:marker-end-width="0.327cm" draw:fill="solid" draw:textarea-vertical-align="middle" fo:padding-top="0.134cm" fo:padding-bottom="0.134cm" fo:padding-left="0.259cm" fo:padding-right="0.259cm"/>
    </style:style>
    <style:style style:name="gr96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672cm" fo:min-width="1.356cm" fo:padding-top="0.178cm" fo:padding-bottom="0.178cm" fo:padding-left="0.303cm" fo:padding-right="0.303cm"/>
    </style:style>
    <style:style style:name="gr97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5.168cm" fo:min-width="8.145cm" fo:padding-top="0.151cm" fo:padding-bottom="0.151cm" fo:padding-left="0.276cm" fo:padding-right="0.276cm"/>
    </style:style>
    <style:style style:name="gr98" style:family="graphic" style:parent-style-name="objectwithoutfill">
      <style:graphic-properties svg:stroke-width="0.106cm" svg:stroke-color="#ff4000" draw:marker-start-width="0.358cm" draw:marker-end="Symmetric_20_Arrow" draw:marker-end-width="0.458cm" draw:fill="solid" draw:textarea-vertical-align="middle" fo:padding-top="0.177cm" fo:padding-bottom="0.177cm" fo:padding-left="0.302cm" fo:padding-right="0.302cm"/>
    </style:style>
    <style:style style:name="gr99" style:family="graphic" style:parent-style-name="objectwithoutfill">
      <style:graphic-properties svg:stroke-width="0.071cm" svg:stroke-color="#111111" draw:marker-start-width="0.307cm" draw:marker-end="Symmetric_20_Arrow" draw:marker-end-width="0.407cm" draw:fill="solid" draw:textarea-vertical-align="middle" fo:padding-top="0.161cm" fo:padding-bottom="0.161cm" fo:padding-left="0.286cm" fo:padding-right="0.286cm"/>
    </style:style>
    <style:style style:name="gr100" style:family="graphic" style:parent-style-name="standard">
      <style:graphic-properties draw:stroke="dash" draw:stroke-dash="Ultrafine_20_Dashed" svg:stroke-width="0.071cm" svg:stroke-color="#000000" draw:marker-start-width="0.306cm" draw:marker-end-width="0.306cm" draw:fill="none" draw:textarea-horizontal-align="justify" draw:textarea-vertical-align="middle" draw:auto-grow-height="false" fo:min-height="3.236cm" fo:min-width="8.644cm" fo:padding-top="0.16cm" fo:padding-bottom="0.16cm" fo:padding-left="0.285cm" fo:padding-right="0.285cm"/>
    </style:style>
    <style:style style:name="gr101" style:family="graphic" style:parent-style-name="standard">
      <style:graphic-properties draw:stroke="dash" draw:stroke-dash="Ultrafine_20_Dashed" svg:stroke-width="0.071cm" svg:stroke-color="#000000" draw:marker-start-width="0.306cm" draw:marker-end-width="0.306cm" draw:fill="none" draw:textarea-horizontal-align="justify" draw:textarea-vertical-align="middle" draw:auto-grow-height="false" fo:min-height="3.006cm" fo:min-width="3.494cm" fo:padding-top="0.16cm" fo:padding-bottom="0.16cm" fo:padding-left="0.285cm" fo:padding-right="0.285cm"/>
    </style:style>
    <style:style style:name="gr102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1.476cm" fo:min-width="7.312cm" fo:padding-top="0.151cm" fo:padding-bottom="0.151cm" fo:padding-left="0.276cm" fo:padding-right="0.276cm"/>
    </style:style>
    <style:style style:name="gr103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674cm" fo:min-width="1.358cm" fo:padding-top="0.177cm" fo:padding-bottom="0.177cm" fo:padding-left="0.302cm" fo:padding-right="0.302cm"/>
    </style:style>
    <style:style style:name="gr104" style:family="graphic" style:parent-style-name="objectwithoutfill">
      <style:graphic-properties svg:stroke-width="0.106cm" svg:stroke-color="#2a6099" draw:marker-start-width="0.358cm" draw:marker-end="Symmetric_20_Arrow" draw:marker-end-width="0.458cm" draw:fill="solid" draw:textarea-vertical-align="middle" fo:padding-top="0.177cm" fo:padding-bottom="0.177cm" fo:padding-left="0.302cm" fo:padding-right="0.302cm"/>
    </style:style>
    <style:style style:name="gr105" style:family="graphic" style:parent-style-name="standard">
      <style:graphic-properties svg:stroke-width="0.071cm" svg:stroke-color="#000000" draw:marker-start-width="0.306cm" draw:marker-end-width="0.306cm" draw:fill="none" draw:textarea-horizontal-align="justify" draw:textarea-vertical-align="middle" draw:auto-grow-height="false" fo:min-height="1.64cm" fo:min-width="1.324cm" fo:padding-top="0.16cm" fo:padding-bottom="0.16cm" fo:padding-left="0.285cm" fo:padding-right="0.285cm"/>
    </style:style>
    <style:style style:name="gr106" style:family="graphic" style:parent-style-name="standard">
      <style:graphic-properties draw:stroke="none" svg:stroke-width="0.071cm" svg:stroke-color="#000000" draw:marker-start-width="0.306cm" draw:marker-end-width="0.306cm" draw:fill="none" draw:fill-color="#ffffff" draw:textarea-horizontal-align="left" draw:auto-grow-height="true" draw:auto-grow-width="true" fo:min-height="1.161cm" fo:min-width="5.682cm"/>
    </style:style>
    <style:style style:name="gr107" style:family="graphic" style:parent-style-name="standard">
      <style:graphic-properties draw:stroke="none" svg:stroke-width="0.071cm" svg:stroke-color="#000000" draw:marker-start-width="0.306cm" draw:marker-end-width="0.306cm" draw:fill="none" draw:fill-color="#ffffff" draw:textarea-horizontal-align="left" draw:auto-grow-height="true" draw:auto-grow-width="true" fo:min-height="1.161cm" fo:min-width="4.946cm"/>
    </style:style>
    <style:style style:name="gr108" style:family="graphic" style:parent-style-name="standard">
      <style:graphic-properties draw:stroke="none" draw:fill="none" fo:min-height="1.161cm"/>
    </style:style>
    <style:style style:name="gr109" style:family="graphic" style:parent-style-name="standard">
      <style:graphic-properties draw:stroke="none" svg:stroke-width="0.071cm" svg:stroke-color="#000000" draw:marker-start-width="0.306cm" draw:marker-end-width="0.306cm" draw:fill="none" draw:fill-color="#ffffff" draw:textarea-horizontal-align="left" draw:auto-grow-height="true" draw:auto-grow-width="true" fo:min-height="1.161cm" fo:min-width="1.128cm"/>
    </style:style>
    <style:style style:name="gr110" style:family="graphic" style:parent-style-name="standard">
      <style:graphic-properties draw:stroke="none" svg:stroke-width="0.071cm" svg:stroke-color="#000000" draw:marker-start-width="0.306cm" draw:marker-end-width="0.306cm" draw:fill="none" draw:fill-color="#ffffff" draw:textarea-horizontal-align="left" draw:auto-grow-height="true" draw:auto-grow-width="true" fo:min-height="1.161cm" fo:min-width="1.297cm"/>
    </style:style>
    <style:style style:name="gr111" style:family="graphic" style:parent-style-name="standard">
      <style:graphic-properties draw:stroke="dash" draw:stroke-dash="Ultrafine_20_Dashed" svg:stroke-width="0.071cm" svg:stroke-color="#000000" draw:marker-start-width="0.306cm" draw:marker-end-width="0.306cm" draw:fill="none" draw:textarea-horizontal-align="justify" draw:textarea-vertical-align="middle" draw:auto-grow-height="false" fo:min-height="8.64cm" fo:min-width="7.429cm" fo:padding-top="0.16cm" fo:padding-bottom="0.16cm" fo:padding-left="0.285cm" fo:padding-right="0.285cm"/>
    </style:style>
    <style:style style:name="gr112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0.968cm" fo:min-width="0.718cm" fo:padding-top="0.151cm" fo:padding-bottom="0.151cm" fo:padding-left="0.276cm" fo:padding-right="0.276cm"/>
    </style:style>
    <style:style style:name="gr113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0.968cm" fo:min-width="5.768cm" fo:padding-top="0.151cm" fo:padding-bottom="0.151cm" fo:padding-left="0.276cm" fo:padding-right="0.276cm"/>
    </style:style>
    <style:style style:name="gr114" style:family="graphic" style:parent-style-name="standard">
      <style:graphic-properties draw:stroke="none" svg:stroke-width="0.071cm" svg:stroke-color="#000000" draw:marker-start-width="0.306cm" draw:marker-end-width="0.306cm" draw:fill="none" draw:fill-color="#ffffff" draw:textarea-horizontal-align="left" draw:auto-grow-height="true" draw:auto-grow-width="true" fo:min-height="1.199cm" fo:min-width="0.784cm"/>
    </style:style>
    <style:style style:name="gr115" style:family="graphic" style:parent-style-name="standard">
      <style:graphic-properties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0.968cm" fo:min-width="4.434cm" fo:padding-top="0.151cm" fo:padding-bottom="0.151cm" fo:padding-left="0.276cm" fo:padding-right="0.276cm"/>
    </style:style>
    <style:style style:name="gr116" style:family="graphic" style:parent-style-name="standard">
      <style:graphic-properties svg:stroke-width="0.071cm" svg:stroke-color="#000000" draw:marker-start-width="0.307cm" draw:marker-end-width="0.307cm" draw:fill="none" draw:textarea-horizontal-align="justify" draw:textarea-vertical-align="middle" draw:auto-grow-height="false" fo:min-height="1.672cm" fo:min-width="1.356cm" fo:padding-top="0.161cm" fo:padding-bottom="0.161cm" fo:padding-left="0.286cm" fo:padding-right="0.286cm"/>
    </style:style>
    <style:style style:name="gr117" style:family="graphic" style:parent-style-name="standard">
      <style:graphic-properties draw:stroke="none" svg:stroke-width="0.071cm" svg:stroke-color="#000000" draw:marker-start-width="0.306cm" draw:marker-end-width="0.306cm" draw:fill="none" draw:fill-color="#ffffff" draw:textarea-horizontal-align="left" draw:auto-grow-height="true" draw:auto-grow-width="true" fo:min-height="1.161cm" fo:min-width="0.489cm"/>
    </style:style>
    <style:style style:name="gr118" style:family="graphic" style:parent-style-name="standard">
      <style:graphic-properties draw:stroke="dash" draw:stroke-dash="Ultrafine_20_Dashed" svg:stroke-width="0.071cm" svg:stroke-color="#000000" draw:marker-start-width="0.306cm" draw:marker-end-width="0.306cm" draw:fill="none" draw:textarea-horizontal-align="justify" draw:textarea-vertical-align="middle" draw:auto-grow-height="false" fo:min-height="7.183cm" fo:min-width="8.574cm" fo:padding-top="0.16cm" fo:padding-bottom="0.16cm" fo:padding-left="0.285cm" fo:padding-right="0.285cm"/>
    </style:style>
    <style:style style:name="gr119" style:family="graphic" style:parent-style-name="standard">
      <style:graphic-properties draw:stroke="none" svg:stroke-width="0.071cm" svg:stroke-color="#000000" draw:marker-start-width="0.306cm" draw:marker-end-width="0.306cm" draw:fill="none" draw:fill-color="#ffffff" draw:textarea-horizontal-align="left" draw:auto-grow-height="true" draw:auto-grow-width="true" fo:min-height="1.161cm" fo:min-width="0.463cm"/>
    </style:style>
    <style:style style:name="gr120" style:family="graphic" style:parent-style-name="standard">
      <style:graphic-properties draw:stroke="none" svg:stroke-width="0.071cm" svg:stroke-color="#000000" draw:marker-start-width="0.306cm" draw:marker-end-width="0.306cm" draw:fill="none" draw:fill-color="#ffffff" draw:textarea-horizontal-align="left" draw:auto-grow-height="true" draw:auto-grow-width="true" fo:min-height="1.161cm" fo:min-width="3.296cm"/>
    </style:style>
    <style:style style:name="gr121" style:family="graphic" style:parent-style-name="standard">
      <style:graphic-properties draw:stroke="none" svg:stroke-width="0.071cm" svg:stroke-color="#000000" draw:marker-start-width="0.306cm" draw:marker-end-width="0.306cm" draw:fill="none" draw:fill-color="#ffffff" draw:textarea-horizontal-align="left" draw:auto-grow-height="true" draw:auto-grow-width="true" fo:min-height="1.161cm" fo:min-width="0.718cm"/>
    </style:style>
    <style:style style:name="gr122" style:family="graphic" style:parent-style-name="standard">
      <style:graphic-properties draw:stroke="none" svg:stroke-width="0.071cm" svg:stroke-color="#000000" draw:marker-start-width="0.306cm" draw:marker-end-width="0.306cm" draw:fill="none" draw:fill-color="#ffffff" draw:textarea-horizontal-align="left" draw:auto-grow-height="true" draw:auto-grow-width="true" fo:min-height="1.161cm" fo:min-width="0.633cm"/>
    </style:style>
    <style:style style:name="gr123" style:family="graphic" style:parent-style-name="standard">
      <style:graphic-properties draw:stroke="none" svg:stroke-width="0.071cm" svg:stroke-color="#000000" draw:marker-start-width="0.306cm" draw:marker-end-width="0.306cm" draw:fill="none" draw:fill-color="#ffffff" draw:textarea-horizontal-align="left" draw:auto-grow-height="true" draw:auto-grow-width="true" fo:min-height="1.161cm" fo:min-width="0.714cm"/>
    </style:style>
    <style:style style:name="gr124" style:family="graphic" style:parent-style-name="standard">
      <style:graphic-properties draw:stroke="none" svg:stroke-width="0.071cm" svg:stroke-color="#000000" draw:marker-start-width="0.306cm" draw:marker-end-width="0.306cm" draw:fill="none" draw:fill-color="#ffffff" draw:textarea-horizontal-align="left" draw:auto-grow-height="true" draw:auto-grow-width="true" fo:min-height="1.161cm" fo:min-width="3.414cm"/>
    </style:style>
    <style:style style:name="gr125" style:family="graphic" style:parent-style-name="standard">
      <style:graphic-properties draw:stroke="none" draw:fill="none" fo:min-height="2.601cm"/>
    </style:style>
    <style:style style:name="gr126" style:family="graphic" style:parent-style-name="standard">
      <style:graphic-properties draw:stroke="none" draw:fill="none" fo:min-height="3.901cm"/>
    </style:style>
    <style:style style:name="gr127" style:family="graphic" style:parent-style-name="standard">
      <style:graphic-properties draw:stroke="none" draw:fill="none" fo:min-height="2.143cm"/>
    </style:style>
    <style:style style:name="gr128" style:family="graphic" style:parent-style-name="standard">
      <style:graphic-properties draw:stroke="none" svg:stroke-width="0.071cm" svg:stroke-color="#000000" draw:marker-start-width="0.306cm" draw:marker-end-width="0.306cm" draw:fill="none" draw:fill-color="#ffffff" draw:textarea-horizontal-align="left" draw:auto-grow-height="true" draw:auto-grow-width="true" fo:min-height="1.161cm" fo:min-width="0.531cm"/>
    </style:style>
    <style:style style:name="gr129" style:family="graphic" style:parent-style-name="standard">
      <style:graphic-properties svg:stroke-width="0.071cm" svg:stroke-color="#000000" draw:marker-start-width="0.306cm" draw:marker-end-width="0.306cm" draw:fill="none" draw:textarea-horizontal-align="justify" draw:textarea-vertical-align="middle" draw:auto-grow-height="false" fo:min-height="3.648cm" fo:min-width="7.208cm" fo:padding-top="0.16cm" fo:padding-bottom="0.16cm" fo:padding-left="0.285cm" fo:padding-right="0.285cm"/>
    </style:style>
    <style:style style:name="gr130" style:family="graphic" style:parent-style-name="standard" style:list-style-name="L1">
      <style:graphic-properties svg:stroke-width="0.071cm" svg:stroke-color="#000000" draw:marker-start-width="0.306cm" draw:marker-end-width="0.306cm" draw:fill="none" draw:textarea-horizontal-align="justify" draw:textarea-vertical-align="middle" draw:auto-grow-height="false" fo:min-height="2.503cm" fo:min-width="7.254cm" fo:padding-top="0.16cm" fo:padding-bottom="0.16cm" fo:padding-left="0.285cm" fo:padding-right="0.285cm"/>
    </style:style>
    <style:style style:name="gr131" style:family="graphic" style:parent-style-name="standard">
      <style:graphic-properties draw:stroke="none" draw:fill="none" fo:min-height="1.073cm"/>
    </style:style>
    <style:style style:name="gr132" style:family="graphic" style:parent-style-name="standard" style:list-style-name="L1">
      <style:graphic-properties svg:stroke-width="0.071cm" svg:stroke-color="#000000" draw:marker-start-width="0.306cm" draw:marker-end-width="0.306cm" draw:fill="none" draw:textarea-horizontal-align="justify" draw:textarea-vertical-align="middle" draw:auto-grow-height="false" fo:min-height="3.578cm" fo:min-width="7.138cm" fo:padding-top="0.16cm" fo:padding-bottom="0.16cm" fo:padding-left="0.285cm" fo:padding-right="0.285cm"/>
    </style:style>
    <style:style style:name="gr133" style:family="graphic" style:parent-style-name="standard" style:list-style-name="L1">
      <style:graphic-properties svg:stroke-width="0.071cm" svg:stroke-color="#000000" draw:marker-start-width="0.306cm" draw:marker-end-width="0.306cm" draw:fill="none" draw:textarea-horizontal-align="justify" draw:textarea-vertical-align="middle" draw:auto-grow-height="false" fo:min-height="2.503cm" fo:min-width="7.254cm" fo:padding-top="0.16cm" fo:padding-bottom="0.16cm" fo:padding-left="0.285cm" fo:padding-right="0.285cm"/>
    </style:style>
    <style:style style:name="gr134" style:family="graphic" style:parent-style-name="standard">
      <style:graphic-properties draw:stroke="none" draw:fill="none" fo:min-height="3.214cm"/>
    </style:style>
    <style:style style:name="gr135" style:family="graphic" style:parent-style-name="standard" style:list-style-name="L1">
      <style:graphic-properties svg:stroke-width="0.071cm" svg:stroke-color="#000000" draw:marker-start-width="0.306cm" draw:marker-end-width="0.306cm" draw:fill="none" draw:textarea-horizontal-align="justify" draw:textarea-vertical-align="middle" draw:auto-grow-height="false" fo:min-height="3.578cm" fo:min-width="7.138cm" fo:padding-top="0.16cm" fo:padding-bottom="0.16cm" fo:padding-left="0.285cm" fo:padding-right="0.285cm"/>
    </style:style>
    <style:style style:name="gr136" style:family="graphic" style:parent-style-name="standard" style:list-style-name="L1">
      <style:graphic-properties svg:stroke-width="0.071cm" svg:stroke-color="#000000" draw:marker-start-width="0.306cm" draw:marker-end-width="0.306cm" draw:fill="none" draw:textarea-horizontal-align="justify" draw:textarea-vertical-align="middle" draw:auto-grow-height="false" fo:min-height="2.503cm" fo:min-width="7.254cm" fo:padding-top="0.16cm" fo:padding-bottom="0.16cm" fo:padding-left="0.285cm" fo:padding-right="0.285cm"/>
    </style:style>
    <style:style style:name="gr137" style:family="graphic" style:parent-style-name="objectwithoutfill">
      <style:graphic-properties svg:stroke-width="0.071cm" svg:stroke-color="#000000" draw:marker-start-width="0.307cm" draw:marker-end="Arrow" draw:marker-end-width="0.407cm" draw:fill="solid" draw:textarea-vertical-align="middle" fo:padding-top="0.161cm" fo:padding-bottom="0.161cm" fo:padding-left="0.286cm" fo:padding-right="0.286cm"/>
    </style:style>
    <style:style style:name="gr138" style:family="graphic" style:parent-style-name="standard">
      <style:graphic-properties svg:stroke-width="0.071cm" svg:stroke-color="#000000" draw:marker-start-width="0.306cm" draw:marker-end-width="0.306cm" draw:fill="none" draw:textarea-horizontal-align="justify" draw:textarea-vertical-align="middle" draw:auto-grow-height="false" fo:min-height="1.008cm" fo:min-width="0.758cm" fo:padding-top="0.16cm" fo:padding-bottom="0.16cm" fo:padding-left="0.285cm" fo:padding-right="0.285cm"/>
    </style:style>
    <style:style style:name="gr139" style:family="graphic" style:parent-style-name="standard">
      <style:graphic-properties svg:stroke-width="0.071cm" svg:stroke-color="#000000" draw:marker-start-width="0.306cm" draw:marker-end-width="0.306cm" draw:fill="none" draw:textarea-horizontal-align="justify" draw:textarea-vertical-align="middle" draw:auto-grow-height="false" fo:min-height="0.938cm" fo:min-width="0.688cm" fo:padding-top="0.16cm" fo:padding-bottom="0.16cm" fo:padding-left="0.285cm" fo:padding-right="0.285cm"/>
    </style:style>
    <style:style style:name="gr140" style:family="graphic" style:parent-style-name="objectwithoutfill">
      <style:graphic-properties svg:stroke-width="0.071cm" svg:stroke-color="#000000" draw:marker-start-width="0.306cm" draw:marker-end="Rounded_20_short_20_Arrow" draw:marker-end-width="0.406cm" draw:fill="solid" draw:textarea-vertical-align="middle" fo:padding-top="0.16cm" fo:padding-bottom="0.16cm" fo:padding-left="0.285cm" fo:padding-right="0.285cm"/>
    </style:style>
    <style:style style:name="gr141" style:family="graphic" style:parent-style-name="standard">
      <style:graphic-properties draw:stroke="none" draw:fill="none" fo:min-height="0.933cm"/>
    </style:style>
    <style:style style:name="gr142" style:family="graphic" style:parent-style-name="standard" style:list-style-name="L1">
      <style:graphic-properties svg:stroke-width="0.071cm" svg:stroke-color="#000000" draw:marker-start-width="0.306cm" draw:marker-end-width="0.306cm" draw:fill="none" draw:textarea-horizontal-align="justify" draw:textarea-vertical-align="middle" draw:auto-grow-height="false" fo:min-height="3.578cm" fo:min-width="7.138cm" fo:padding-top="0.16cm" fo:padding-bottom="0.16cm" fo:padding-left="0.285cm" fo:padding-right="0.285cm"/>
    </style:style>
    <style:style style:name="gr143" style:family="graphic" style:parent-style-name="standard" style:list-style-name="L1">
      <style:graphic-properties svg:stroke-width="0.071cm" svg:stroke-color="#000000" draw:marker-start-width="0.306cm" draw:marker-end-width="0.306cm" draw:fill="none" draw:textarea-horizontal-align="justify" draw:textarea-vertical-align="middle" draw:auto-grow-height="false" fo:min-height="2.503cm" fo:min-width="7.254cm" fo:padding-top="0.16cm" fo:padding-bottom="0.16cm" fo:padding-left="0.285cm" fo:padding-right="0.285cm"/>
    </style:style>
    <style:style style:name="gr144" style:family="graphic" style:parent-style-name="standard">
      <style:graphic-properties draw:stroke="none" draw:fill="none" fo:min-height="4.80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Roboto Condensed" fo:font-size="30pt" fo:font-weight="bold" style:font-size-asian="30pt" style:font-weight-asian="bold" style:font-size-complex="30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style:font-name="Roboto Condensed"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="none"/>
      <style:text-properties style:font-name="Roboto Condensed" fo:font-size="16pt" style:font-size-asian="16pt" style:font-size-complex="16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style:font-name="Roboto Condensed" fo:font-size="23pt" fo:font-weight="bold" style:font-size-asian="23pt" style:font-weight-asian="bold" style:font-size-complex="23pt" style:font-weight-complex="bold"/>
    </style:style>
    <style:style style:name="P7" style:family="paragraph">
      <loext:graphic-properties draw:fill="none"/>
      <style:text-properties fo:color="#000000" style:font-name="Roboto Condensed" fo:font-size="30pt" fo:background-color="transparent" style:font-size-asian="23pt" style:font-size-complex="23pt"/>
    </style:style>
    <style:style style:name="P8" style:family="paragraph">
      <loext:graphic-properties draw:fill="none"/>
      <style:text-properties style:font-name="Roboto Condensed" fo:font-size="30pt" fo:font-weight="normal" style:font-size-asian="30pt" style:font-weight-asian="normal" style:font-size-complex="30pt" style:font-weight-complex="normal"/>
    </style:style>
    <style:style style:name="P9" style:family="paragraph">
      <loext:graphic-properties draw:fill="none"/>
      <style:text-properties fo:color="#2a6099" fo:font-size="3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text-properties fo:color="#2a6099" fo:font-size="30pt" fo:font-style="italic" style:font-style-asian="italic" style:font-style-complex="italic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/>
      <style:text-properties fo:color="#000000" style:font-name="Roboto Condensed" fo:font-size="28pt" fo:font-weight="normal" fo:background-color="transparent" style:font-size-asian="23pt" style:font-size-complex="23pt"/>
    </style:style>
    <style:style style:name="P15" style:family="paragraph">
      <loext:graphic-properties draw:fill="none"/>
      <style:text-properties fo:color="#2a6099" style:font-name="Roboto Condensed" fo:font-size="28pt" fo:font-style="italic" fo:font-weight="normal" style:font-style-asian="italic" style:font-style-complex="italic"/>
    </style:style>
    <style:style style:name="P16" style:family="paragraph">
      <loext:graphic-properties draw:fill="none"/>
      <style:paragraph-properties fo:text-align="center"/>
      <style:text-properties fo:font-size="18pt"/>
    </style:style>
    <style:style style:name="P17" style:family="paragraph">
      <loext:graphic-properties draw:fill="none"/>
      <style:text-properties fo:color="#000000" style:font-name="Roboto Condensed" fo:font-size="30pt" fo:font-weight="normal" style:font-size-asian="30pt" style:font-weight-asian="normal" style:font-size-complex="30pt" style:font-weight-complex="normal"/>
    </style:style>
    <style:style style:name="P18" style:family="paragraph">
      <loext:graphic-properties draw:fill="none"/>
      <style:text-properties fo:color="#000000" style:font-name="Roboto Condensed" fo:font-weight="normal" fo:background-color="transparent" style:font-weight-asian="normal" style:font-weight-complex="normal"/>
    </style:style>
    <style:style style:name="P19" style:family="paragraph">
      <loext:graphic-properties draw:fill="none"/>
      <style:paragraph-properties fo:text-align="center"/>
      <style:text-properties style:font-name="Roboto Condensed" fo:font-size="30pt" fo:font-weight="normal" style:font-size-asian="25pt" style:font-size-complex="25pt"/>
    </style:style>
    <style:style style:name="P20" style:family="paragraph">
      <loext:graphic-properties draw:fill="none"/>
    </style:style>
    <style:style style:name="P21" style:family="paragraph">
      <loext:graphic-properties draw:fill="none"/>
      <style:text-properties fo:color="#2a6099"/>
    </style:style>
    <style:style style:name="P22" style:family="paragraph">
      <loext:graphic-properties draw:fill="none" draw:fill-color="#000000"/>
      <style:paragraph-properties fo:text-align="center"/>
    </style:style>
    <style:style style:name="P23" style:family="paragraph">
      <loext:graphic-properties draw:fill="none"/>
      <style:text-properties fo:font-weight="bold" style:font-weight-asian="bold" style:font-weight-complex="bold"/>
    </style:style>
    <style:style style:name="P24" style:family="paragraph">
      <loext:graphic-properties draw:fill="none" draw:fill-color="#000000" draw:opacity="99%"/>
      <style:paragraph-properties fo:text-align="center"/>
    </style:style>
    <style:style style:name="P25" style:family="paragraph">
      <loext:graphic-properties draw:fill="none"/>
      <style:text-properties style:text-position="0% 100%" style:font-name="Roboto Condensed" fo:font-size="23pt" style:font-size-asian="23pt" style:font-size-complex="23pt"/>
    </style:style>
    <style:style style:name="P26" style:family="paragraph">
      <loext:graphic-properties draw:fill="none"/>
      <style:text-properties fo:font-size="18pt"/>
    </style:style>
    <style:style style:name="P27" style:family="paragraph">
      <loext:graphic-properties draw:fill="none"/>
      <style:text-properties fo:color="#2a6099" fo:font-size="18pt"/>
    </style:style>
    <style:style style:name="P28" style:family="paragraph">
      <loext:graphic-properties draw:fill="none"/>
      <style:text-properties fo:font-size="18pt" fo:font-weight="bold" style:font-weight-asian="bold" style:font-weight-complex="bold"/>
    </style:style>
    <style:style style:name="P29" style:family="paragraph">
      <loext:graphic-properties draw:fill="none" draw:fill-color="#729fcf"/>
      <style:paragraph-properties fo:text-align="center"/>
      <style:text-properties style:font-name="Roboto Condensed" fo:font-size="30pt" fo:font-weight="normal" style:font-size-asian="30pt" style:font-weight-asian="normal" style:font-size-complex="30pt" style:font-weight-complex="normal"/>
    </style:style>
    <style:style style:name="P30" style:family="paragraph">
      <loext:graphic-properties draw:fill="none" draw:fill-color="#729fcf"/>
      <style:paragraph-properties fo:text-align="center"/>
      <style:text-properties style:font-name="Noto Serif"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P31" style:family="paragraph">
      <loext:graphic-properties draw:fill="none" draw:fill-color="#ffffff"/>
      <style:text-properties style:font-name="Roboto Condensed" fo:font-size="50pt" style:font-size-asian="30pt" style:font-size-complex="30pt"/>
    </style:style>
    <style:style style:name="P32" style:family="paragraph">
      <loext:graphic-properties draw:fill="none" draw:fill-color="#729fcf"/>
      <style:paragraph-properties fo:text-align="center"/>
      <style:text-properties style:font-name="Roboto Condensed" fo:font-size="30pt" fo:font-weight="bold" style:font-size-asian="30pt" style:font-weight-asian="bold" style:font-size-complex="30pt" style:font-weight-complex="bold"/>
    </style:style>
    <style:style style:name="P33" style:family="paragraph">
      <loext:graphic-properties draw:fill="none" draw:fill-color="#ffffff"/>
      <style:text-properties style:font-name="Roboto Condensed" fo:font-size="23pt" fo:font-weight="normal" style:font-size-asian="23pt" style:font-weight-asian="normal" style:font-size-complex="23pt" style:font-weight-complex="normal"/>
    </style:style>
    <style:style style:name="P34" style:family="paragraph">
      <loext:graphic-properties draw:fill="none" draw:fill-color="#729fcf"/>
      <style:paragraph-properties fo:text-align="center"/>
      <style:text-properties style:font-name="Roboto Condensed" fo:font-size="23pt" fo:font-weight="normal" style:font-size-asian="23pt" style:font-weight-asian="normal" style:font-size-complex="23pt" style:font-weight-complex="normal"/>
    </style:style>
    <style:style style:name="P35" style:family="paragraph">
      <loext:graphic-properties draw:fill="none" draw:fill-color="#729fcf"/>
      <style:paragraph-properties fo:text-align="center"/>
      <style:text-properties style:font-name="Roboto Condensed" fo:font-size="23pt" fo:font-weight="normal" style:font-size-asian="23pt" style:font-weight-asian="bold" style:font-size-complex="23pt" style:font-weight-complex="bold"/>
    </style:style>
    <style:style style:name="P36" style:family="paragraph">
      <loext:graphic-properties draw:fill="none"/>
      <style:text-properties style:font-name="Roboto Condensed" fo:font-size="23pt" style:font-size-asian="23pt" style:font-size-complex="23pt"/>
    </style:style>
    <style:style style:name="P37" style:family="paragraph">
      <loext:graphic-properties draw:fill="none"/>
      <style:text-properties fo:font-size="15pt" style:font-size-asian="15pt" style:font-size-complex="15pt"/>
    </style:style>
    <style:style style:name="P38" style:family="paragraph">
      <style:paragraph-properties fo:text-align="start"/>
    </style:style>
    <style:style style:name="P39" style:family="paragraph">
      <loext:graphic-properties draw:fill="none" draw:fill-color="#729fcf"/>
      <style:paragraph-properties fo:text-align="start"/>
      <style:text-properties fo:font-size="25pt" fo:font-weight="normal" style:font-size-asian="25pt" style:font-weight-asian="bold" style:font-size-complex="25pt" style:font-weight-complex="bold"/>
    </style:style>
    <style:style style:name="P40" style:family="paragraph">
      <style:paragraph-properties fo:margin-left="0cm" fo:margin-right="0cm" fo:margin-top="0cm" fo:margin-bottom="0cm" fo:line-height="100%" fo:text-align="start" fo:text-indent="0cm"/>
    </style:style>
    <style:style style:name="P41" style:family="paragraph">
      <loext:graphic-properties draw:fill="solid"/>
      <style:paragraph-properties fo:text-align="center"/>
      <style:text-properties fo:color="#2a6099" style:font-name="Roboto Condensed" fo:font-size="30pt" fo:font-weight="bold"/>
    </style:style>
    <style:style style:name="P42" style:family="paragraph">
      <loext:graphic-properties draw:fill="solid"/>
      <style:paragraph-properties fo:text-align="center"/>
      <style:text-properties fo:color="#ff4000" style:font-name="Roboto Condensed" fo:font-size="30pt" fo:font-weight="bold"/>
    </style:style>
    <style:style style:name="P43" style:family="paragraph">
      <loext:graphic-properties draw:fill="solid"/>
      <style:paragraph-properties fo:text-align="center"/>
      <style:text-properties style:font-name="Roboto Condensed" fo:font-size="30pt" fo:font-weight="normal"/>
    </style:style>
    <style:style style:name="P44" style:family="paragraph">
      <loext:graphic-properties draw:fill="none" draw:fill-color="#ffffff"/>
      <style:text-properties style:font-name="Roboto Condensed" fo:font-size="25pt" fo:font-weight="normal" style:font-size-asian="25pt" style:font-weight-asian="bold" style:font-size-complex="25pt" style:font-weight-complex="bold"/>
    </style:style>
    <style:style style:name="P45" style:family="paragraph">
      <loext:graphic-properties draw:fill="none" draw:fill-color="#ffffff"/>
      <style:text-properties style:font-name="Noto Serif" fo:font-size="25pt" fo:font-style="italic" fo:font-weight="normal" style:font-size-asian="25pt" style:font-style-asian="italic" style:font-weight-asian="bold" style:font-size-complex="25pt" style:font-style-complex="italic" style:font-weight-complex="bold"/>
    </style:style>
    <style:style style:name="P46" style:family="paragraph">
      <loext:graphic-properties draw:fill="none"/>
      <style:paragraph-properties fo:text-align="center"/>
      <style:text-properties style:font-name="Roboto Condensed" fo:font-size="30pt" fo:font-weight="normal"/>
    </style:style>
    <style:style style:name="P47" style:family="paragraph">
      <loext:graphic-properties draw:fill="none"/>
      <style:text-properties fo:color="#2a6099" style:font-name="Roboto Condensed" fo:font-size="30pt" fo:font-weight="bold" style:font-weight-asian="bold" style:font-weight-complex="bold"/>
    </style:style>
    <style:style style:name="P48" style:family="paragraph">
      <loext:graphic-properties draw:fill="none"/>
      <style:text-properties fo:color="#ff4000" style:font-name="Roboto Condensed" fo:font-size="30pt" fo:font-weight="bold" style:font-weight-asian="bold" style:font-weight-complex="bold"/>
    </style:style>
    <style:style style:name="P49" style:family="paragraph">
      <loext:graphic-properties draw:fill="none" draw:fill-color="#729fcf"/>
      <style:paragraph-properties fo:text-align="start"/>
      <style:text-properties style:font-name="Roboto Condensed" fo:font-size="23pt" fo:font-weight="normal" style:font-size-asian="25pt" style:font-weight-asian="bold" style:font-size-complex="25pt" style:font-weight-complex="bold"/>
    </style:style>
    <style:style style:name="P50" style:family="paragraph">
      <loext:graphic-properties draw:fill="none" draw:fill-color="#ffffff"/>
      <style:text-properties style:font-name="Roboto Condensed" fo:font-size="30pt" fo:font-weight="bold" style:font-size-asian="23pt" style:font-weight-asian="bold" style:font-size-complex="23pt" style:font-weight-complex="bold"/>
    </style:style>
    <style:style style:name="P51" style:family="paragraph">
      <loext:graphic-properties draw:fill="none"/>
      <style:text-properties fo:font-size="30pt" fo:font-weight="normal"/>
    </style:style>
    <style:style style:name="P52" style:family="paragraph">
      <loext:graphic-properties draw:fill="solid" draw:fill-color="#000000"/>
      <style:paragraph-properties fo:text-align="center"/>
      <style:text-properties fo:color="#2a6099" style:font-name="Roboto Condensed" fo:font-size="30pt" fo:font-weight="normal"/>
    </style:style>
    <style:style style:name="P53" style:family="paragraph">
      <loext:graphic-properties draw:fill="solid" draw:fill-color="#000000"/>
      <style:paragraph-properties fo:text-align="center"/>
      <style:text-properties fo:color="#ff4000" style:font-name="Roboto Condensed" fo:font-size="30pt" fo:font-weight="normal"/>
    </style:style>
    <style:style style:name="P54" style:family="paragraph">
      <loext:graphic-properties draw:fill="none" draw:fill-color="#ffffff"/>
      <style:text-properties style:font-name="Roboto Condensed" fo:font-size="25pt" fo:font-weight="bold" style:font-size-asian="25pt" style:font-weight-asian="bold" style:font-size-complex="25pt" style:font-weight-complex="bold"/>
    </style:style>
    <style:style style:name="P55" style:family="paragraph">
      <loext:graphic-properties draw:fill="none"/>
      <style:paragraph-properties fo:text-align="center"/>
      <style:text-properties fo:color="#2a6099" style:font-name="Roboto Condensed" fo:font-size="30pt" fo:font-weight="bold" style:font-size-asian="25pt" style:font-weight-asian="bold" style:font-size-complex="25pt" style:font-weight-complex="bold"/>
    </style:style>
    <style:style style:name="P56" style:family="paragraph">
      <loext:graphic-properties draw:fill="none"/>
      <style:paragraph-properties fo:text-align="center"/>
      <style:text-properties fo:color="#ff4000" style:font-name="Roboto Condensed" fo:font-size="30pt" fo:font-weight="bold" style:font-size-asian="25pt" style:font-weight-asian="bold" style:font-size-complex="25pt" style:font-weight-complex="bold"/>
    </style:style>
    <style:style style:name="P57" style:family="paragraph">
      <loext:graphic-properties draw:fill="solid" draw:fill-color="#000000"/>
      <style:paragraph-properties fo:text-align="center"/>
      <style:text-properties fo:color="#2a6099" style:font-name="Roboto Condensed" fo:font-size="30pt" fo:font-weight="bold"/>
    </style:style>
    <style:style style:name="P58" style:family="paragraph">
      <loext:graphic-properties draw:fill="solid" draw:fill-color="#000000"/>
      <style:paragraph-properties fo:text-align="center"/>
      <style:text-properties fo:color="#ff4000" style:font-name="Roboto Condensed" fo:font-size="30pt" fo:font-weight="bold"/>
    </style:style>
    <style:style style:name="P59" style:family="paragraph">
      <loext:graphic-properties draw:fill="none" draw:fill-color="#ffffff"/>
      <style:text-properties style:font-name="Roboto Condensed" fo:font-size="25pt" style:text-underline-style="none" fo:font-weight="normal" style:font-size-asian="25pt" style:font-weight-asian="normal" style:font-size-complex="25pt" style:font-weight-complex="normal"/>
    </style:style>
    <style:style style:name="P60" style:family="paragraph">
      <loext:graphic-properties draw:fill="solid" draw:fill-color="#000000"/>
      <style:paragraph-properties fo:text-align="center"/>
      <style:text-properties fo:color="#000000" style:font-name="Roboto Condensed" fo:font-size="30pt" fo:font-weight="bold"/>
    </style:style>
    <style:style style:name="P61" style:family="paragraph">
      <loext:graphic-properties draw:fill="solid"/>
      <style:paragraph-properties fo:text-align="center"/>
      <style:text-properties fo:color="#000000" style:font-name="Roboto Condensed" fo:font-size="30pt" fo:font-weight="normal"/>
    </style:style>
    <style:style style:name="P62" style:family="paragraph">
      <loext:graphic-properties draw:fill="none" draw:fill-color="#ffffff"/>
      <style:text-properties fo:color="#000000" style:font-name="Roboto Condensed" fo:font-size="25pt" fo:font-weight="normal" style:font-size-asian="25pt" style:font-weight-asian="bold" style:font-size-complex="25pt" style:font-weight-complex="bold"/>
    </style:style>
    <style:style style:name="P63" style:family="paragraph">
      <loext:graphic-properties draw:fill="none" draw:fill-color="#ffffff"/>
      <style:text-properties fo:color="#000000" style:font-name="Noto Serif" fo:font-size="25pt" fo:font-style="italic" fo:font-weight="normal" style:font-size-asian="25pt" style:font-style-asian="italic" style:font-weight-asian="bold" style:font-size-complex="25pt" style:font-style-complex="italic" style:font-weight-complex="bold"/>
    </style:style>
    <style:style style:name="P64" style:family="paragraph">
      <loext:graphic-properties draw:fill="none" draw:fill-color="#ffffff"/>
      <style:text-properties fo:color="#000000" style:font-name="Noto Serif"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P65" style:family="paragraph">
      <loext:graphic-properties draw:fill="none" draw:fill-color="#729fcf"/>
      <style:paragraph-properties fo:text-align="start"/>
      <style:text-properties fo:color="#000000" style:font-name="Roboto Condensed" fo:font-size="23pt" fo:font-weight="normal" style:font-size-asian="25pt" style:font-weight-asian="bold" style:font-size-complex="25pt" style:font-weight-complex="bold"/>
    </style:style>
    <style:style style:name="P66" style:family="paragraph">
      <loext:graphic-properties draw:fill="none"/>
      <style:text-properties fo:color="#000000" fo:font-size="30pt" fo:font-weight="normal"/>
    </style:style>
    <style:style style:name="P67" style:family="paragraph">
      <loext:graphic-properties draw:fill="none"/>
      <style:paragraph-properties fo:text-align="center"/>
      <style:text-properties fo:color="#000000" style:font-name="Roboto Condensed" fo:font-size="30pt" fo:font-weight="bold" style:font-size-asian="25pt" style:font-weight-asian="bold" style:font-size-complex="25pt" style:font-weight-complex="bold"/>
    </style:style>
    <style:style style:name="P68" style:family="paragraph">
      <loext:graphic-properties draw:fill="none"/>
      <style:paragraph-properties fo:text-align="center"/>
      <style:text-properties style:font-name="Roboto Condensed" fo:font-size="30pt" fo:font-weight="bold" style:font-size-asian="25pt" style:font-size-complex="25pt"/>
    </style:style>
    <style:style style:name="P69" style:family="paragraph">
      <loext:graphic-properties draw:fill="none"/>
      <style:paragraph-properties fo:text-align="center"/>
      <style:text-properties fo:color="#ff4000" style:font-name="Roboto Condensed" fo:font-size="30pt" fo:font-weight="bold" style:font-size-asian="25pt" style:font-size-complex="25pt"/>
    </style:style>
    <style:style style:name="P70" style:family="paragraph">
      <loext:graphic-properties draw:fill="none"/>
      <style:paragraph-properties fo:text-align="center"/>
      <style:text-properties fo:color="#ff4000" style:font-name="Roboto Condensed" fo:font-size="25pt" fo:font-weight="bold" style:font-size-asian="25pt" style:font-weight-asian="bold" style:font-size-complex="25pt" style:font-weight-complex="bold"/>
    </style:style>
    <style:style style:name="P71" style:family="paragraph">
      <loext:graphic-properties draw:fill="none"/>
      <style:paragraph-properties fo:text-align="center"/>
      <style:text-properties style:font-name="Roboto Condensed" fo:font-size="30pt" fo:font-weight="bold" style:font-weight-asian="bold" style:font-weight-complex="bold"/>
    </style:style>
    <style:style style:name="P72" style:family="paragraph">
      <loext:graphic-properties draw:fill="none"/>
      <style:paragraph-properties fo:text-align="center"/>
      <style:text-properties fo:color="#000000" style:font-name="Roboto Condensed" fo:font-size="30pt" fo:font-weight="normal" style:font-size-asian="25pt" style:font-size-complex="25pt"/>
    </style:style>
    <style:style style:name="P73" style:family="paragraph">
      <loext:graphic-properties draw:fill="none" draw:fill-color="#ffffff"/>
      <style:text-properties style:font-name="Noto Serif"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P74" style:family="paragraph">
      <loext:graphic-properties draw:fill="none"/>
      <style:paragraph-properties fo:text-align="center"/>
      <style:text-properties fo:color="#2a6099" style:font-name="Roboto Condensed" fo:font-size="30pt" fo:font-weight="normal" style:font-size-asian="25pt" style:font-weight-asian="bold" style:font-size-complex="25pt" style:font-weight-complex="bold"/>
    </style:style>
    <style:style style:name="P75" style:family="paragraph">
      <loext:graphic-properties draw:fill="none"/>
      <style:paragraph-properties fo:text-align="center"/>
      <style:text-properties fo:color="#000000" style:font-name="Roboto Condensed" fo:font-size="30pt" fo:font-weight="normal" style:font-size-asian="25pt" style:font-weight-asian="bold" style:font-size-complex="25pt" style:font-weight-complex="bold"/>
    </style:style>
    <style:style style:name="P76" style:family="paragraph">
      <loext:graphic-properties draw:fill="none"/>
      <style:paragraph-properties fo:text-align="center"/>
      <style:text-properties fo:color="#2a6099" style:font-name="Roboto Condensed" fo:font-size="30pt" fo:font-weight="bold" style:font-size-asian="25pt" style:font-size-complex="25pt"/>
    </style:style>
    <style:style style:name="P77" style:family="paragraph">
      <loext:graphic-properties draw:fill="none"/>
      <style:paragraph-properties fo:text-align="center"/>
      <style:text-properties fo:color="#800080" style:font-name="Roboto Condensed" fo:font-size="30pt" fo:font-weight="bold" style:font-size-asian="25pt" style:font-size-complex="25pt"/>
    </style:style>
    <style:style style:name="P78" style:family="paragraph">
      <loext:graphic-properties draw:fill="none"/>
      <style:paragraph-properties fo:text-align="center"/>
      <style:text-properties fo:color="#800080" style:font-name="Roboto Condensed" fo:font-size="25pt" fo:font-weight="bold" style:font-size-asian="25pt" style:font-size-complex="25pt"/>
    </style:style>
    <style:style style:name="P79" style:family="paragraph">
      <loext:graphic-properties draw:fill="none"/>
      <style:paragraph-properties fo:text-align="center"/>
      <style:text-properties fo:color="#111111" style:font-name="Roboto Condensed" fo:font-size="30pt" fo:font-weight="bold" style:font-weight-asian="bold" style:font-weight-complex="bold"/>
    </style:style>
    <style:style style:name="P80" style:family="paragraph">
      <loext:graphic-properties draw:fill="none"/>
      <style:paragraph-properties fo:text-align="center"/>
      <style:text-properties fo:color="#800080" style:font-name="Roboto Condensed" fo:font-size="30pt" fo:font-weight="normal" style:font-size-asian="25pt" style:font-size-complex="25pt"/>
    </style:style>
    <style:style style:name="P81" style:family="paragraph">
      <loext:graphic-properties draw:fill="none"/>
      <style:paragraph-properties fo:text-align="center"/>
      <style:text-properties fo:color="#000000" fo:font-size="30pt" fo:font-weight="bold" style:font-size-asian="25pt" style:font-weight-asian="bold" style:font-size-complex="25pt" style:font-weight-complex="bold"/>
    </style:style>
    <style:style style:name="P82" style:family="paragraph">
      <loext:graphic-properties draw:fill="none"/>
      <style:text-properties fo:color="#800080" fo:font-weight="bold" style:font-weight-asian="bold" style:font-weight-complex="bold"/>
    </style:style>
    <style:style style:name="P83" style:family="paragraph">
      <loext:graphic-properties draw:fill="none"/>
      <style:paragraph-properties fo:text-align="center"/>
      <style:text-properties fo:color="#800080" fo:font-size="30pt" fo:font-weight="bold" style:font-size-asian="25pt" style:font-weight-asian="bold" style:font-size-complex="25pt" style:font-weight-complex="bold"/>
    </style:style>
    <style:style style:name="P84" style:family="paragraph">
      <loext:graphic-properties draw:fill="solid"/>
      <style:paragraph-properties fo:text-align="center"/>
      <style:text-properties fo:color="#800080" style:font-name="Roboto Condensed" fo:font-size="30pt" fo:font-weight="normal"/>
    </style:style>
    <style:style style:name="P85" style:family="paragraph">
      <loext:graphic-properties draw:fill="none"/>
      <style:paragraph-properties fo:text-align="center"/>
      <style:text-properties fo:color="#ff4000" style:font-name="Roboto Condensed" fo:font-size="28pt" fo:font-weight="bold" style:font-size-asian="28pt" style:font-weight-asian="normal" style:font-size-complex="28pt" style:font-weight-complex="normal"/>
    </style:style>
    <style:style style:name="P86" style:family="paragraph">
      <loext:graphic-properties draw:fill="none"/>
      <style:paragraph-properties fo:text-align="center"/>
      <style:text-properties fo:color="#000000" fo:font-size="30pt" fo:font-weight="normal" style:font-size-asian="25pt" style:font-weight-asian="bold" style:font-size-complex="25pt" style:font-weight-complex="bold"/>
    </style:style>
    <style:style style:name="P87" style:family="paragraph">
      <loext:graphic-properties draw:fill="none"/>
      <style:paragraph-properties fo:text-align="center"/>
      <style:text-properties fo:color="#2a6099" fo:font-size="30pt" fo:font-weight="bold" style:font-size-asian="25pt" style:font-weight-asian="bold" style:font-size-complex="25pt" style:font-weight-complex="bold"/>
    </style:style>
    <style:style style:name="P88" style:family="paragraph">
      <loext:graphic-properties draw:fill="solid"/>
      <style:paragraph-properties fo:text-align="center"/>
      <style:text-properties style:font-name="Roboto Condensed" fo:font-size="30pt" fo:font-weight="bold"/>
    </style:style>
    <style:style style:name="P89" style:family="paragraph">
      <loext:graphic-properties draw:fill="none"/>
      <style:paragraph-properties fo:text-align="center"/>
      <style:text-properties fo:color="#000000" style:font-name="Roboto Condensed" fo:font-size="28pt" fo:font-weight="normal" style:font-size-asian="28pt" style:font-weight-asian="normal" style:font-size-complex="28pt" style:font-weight-complex="normal"/>
    </style:style>
    <style:style style:name="P90" style:family="paragraph">
      <loext:graphic-properties draw:fill="none"/>
      <style:paragraph-properties fo:text-align="center"/>
      <style:text-properties fo:color="#ff4000" style:font-name="Roboto Condensed" fo:font-size="28pt" fo:font-weight="normal" style:font-size-asian="28pt" style:font-weight-asian="normal" style:font-size-complex="28pt" style:font-weight-complex="normal"/>
    </style:style>
    <style:style style:name="P91" style:family="paragraph">
      <loext:graphic-properties draw:fill="none"/>
      <style:text-properties fo:color="#800080" style:font-name="Roboto Condensed" fo:font-size="30pt" fo:font-weight="bold" style:font-weight-asian="bold" style:font-weight-complex="bold"/>
    </style:style>
    <style:style style:name="P92" style:family="paragraph">
      <loext:graphic-properties draw:fill="none" draw:fill-color="#ffffff"/>
      <style:text-properties style:font-name="Roboto Condensed" fo:font-size="25pt" fo:font-weight="normal" style:font-size-asian="25pt" style:font-weight-asian="normal" style:font-size-complex="25pt" style:font-weight-complex="normal"/>
    </style:style>
    <style:style style:name="P93" style:family="paragraph">
      <loext:graphic-properties draw:fill="none"/>
      <style:paragraph-properties fo:text-align="center"/>
      <style:text-properties fo:color="#2a6099" style:font-name="Roboto Condensed" fo:font-size="28pt" fo:font-weight="bold" style:font-size-asian="28pt" style:font-weight-asian="bold" style:font-size-complex="28pt" style:font-weight-complex="bold"/>
    </style:style>
    <style:style style:name="P94" style:family="paragraph">
      <loext:graphic-properties draw:fill="none"/>
      <style:paragraph-properties fo:text-align="center"/>
      <style:text-properties fo:color="#2a6099" fo:font-size="30pt" fo:font-weight="normal" style:font-size-asian="25pt" style:font-weight-asian="normal" style:font-size-complex="25pt" style:font-weight-complex="normal"/>
    </style:style>
    <style:style style:name="P95" style:family="paragraph">
      <loext:graphic-properties draw:fill="none"/>
      <style:text-properties fo:font-weight="normal" style:font-weight-asian="normal" style:font-weight-complex="normal"/>
    </style:style>
    <style:style style:name="P96" style:family="paragraph">
      <loext:graphic-properties draw:fill="none"/>
      <style:paragraph-properties fo:text-align="center"/>
      <style:text-properties fo:color="#111111" style:font-name="Roboto Condensed" fo:font-size="28pt" fo:font-weight="bold" style:font-size-asian="28pt" style:font-weight-asian="bold" style:font-size-complex="28pt" style:font-weight-complex="bold"/>
    </style:style>
    <style:style style:name="P97" style:family="paragraph">
      <loext:graphic-properties draw:fill="none" draw:fill-color="#729fcf"/>
      <style:paragraph-properties fo:text-align="center"/>
      <style:text-properties fo:color="#ff4000" style:font-name="Roboto Condensed" fo:font-size="30pt" fo:font-weight="normal" style:font-size-asian="30pt" style:font-weight-asian="normal" style:font-size-complex="30pt" style:font-weight-complex="normal"/>
    </style:style>
    <style:style style:name="P98" style:family="paragraph">
      <loext:graphic-properties draw:fill="none"/>
      <style:text-properties style:font-name="Roboto Condensed"/>
    </style:style>
    <style:style style:name="P99" style:family="paragraph">
      <loext:graphic-properties draw:fill="none"/>
      <style:text-properties fo:font-size="23pt" style:font-size-asian="23pt" style:font-size-complex="23pt"/>
    </style:style>
    <style:style style:name="P100" style:family="paragraph">
      <loext:graphic-properties draw:fill="none"/>
      <style:paragraph-properties fo:margin-left="0cm" fo:margin-right="0cm" fo:margin-top="0cm" fo:margin-bottom="0cm" fo:line-height="100%" fo:text-align="start" fo:text-indent="0cm"/>
    </style:style>
    <style:style style:name="P101" style:family="paragraph">
      <style:paragraph-properties fo:margin-left="0cm" fo:margin-right="0cm" fo:margin-top="0cm" fo:margin-bottom="0cm" fo:line-height="100%" fo:text-align="center" fo:text-indent="0cm"/>
    </style:style>
    <style:style style:name="P102" style:family="paragraph">
      <loext:graphic-properties draw:fill="none"/>
      <style:paragraph-properties fo:text-align="start"/>
      <style:text-properties fo:font-size="23pt" style:font-size-asian="23pt" style:font-size-complex="23pt"/>
    </style:style>
    <style:style style:name="P103" style:family="paragraph">
      <loext:graphic-properties draw:fill="none"/>
      <style:paragraph-properties fo:text-align="center"/>
      <style:text-properties style:font-name="Roboto Condensed"/>
    </style:style>
    <style:style style:name="P104" style:family="paragraph">
      <loext:graphic-properties draw:fill="none"/>
      <style:text-properties style:font-name="Roboto Condensed" fo:font-size="20pt" style:font-size-asian="20pt" style:font-size-complex="20pt"/>
    </style:style>
    <style:style style:name="P105" style:family="paragraph">
      <style:paragraph-properties fo:text-align="justify"/>
    </style:style>
    <style:style style:name="P106" style:family="paragraph">
      <loext:graphic-properties draw:fill="none"/>
      <style:text-properties style:font-name="Roboto Condensed" fo:font-size="13pt" style:font-size-asian="13pt" style:font-size-complex="13pt"/>
    </style:style>
    <style:style style:name="T1" style:family="text">
      <style:text-properties style:font-name="Roboto Condensed" fo:font-size="30pt" fo:font-weight="bold" style:font-size-asian="30pt" style:font-weight-asian="bold" style:font-size-complex="30pt" style:font-weight-complex="bold"/>
    </style:style>
    <style:style style:name="T2" style:family="text">
      <style:text-properties style:font-name="Roboto Condensed" fo:font-size="20pt" fo:font-weight="normal" style:font-size-asian="20pt" style:font-weight-asian="normal" style:font-size-complex="20pt" style:font-weight-complex="normal"/>
    </style:style>
    <style:style style:name="T3" style:family="text">
      <style:text-properties style:text-position="33% 58%" style:font-name="Roboto Condensed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Roboto Condensed"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Roboto Condensed" fo:font-size="16pt" style:font-size-asian="16pt" style:font-size-complex="16pt"/>
    </style:style>
    <style:style style:name="T6" style:family="text">
      <style:text-properties style:font-name="Roboto Condensed" fo:font-size="20pt" fo:font-weight="bold" style:font-size-asian="20pt" style:font-weight-asian="bold" style:font-size-complex="20pt" style:font-weight-complex="bold"/>
    </style:style>
    <style:style style:name="T7" style:family="text">
      <style:text-properties style:text-position="super 58%" style:font-name="Roboto Condensed"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Roboto Condensed" fo:font-size="23pt" fo:font-weight="bold" style:font-size-asian="23pt" style:font-weight-asian="bold" style:font-size-complex="23pt" style:font-weight-complex="bold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Roboto Condensed" fo:font-size="30pt" fo:font-style="normal" fo:text-shadow="none" style:text-underline-style="none" fo:font-weight="normal" style:letter-kerning="true" fo:background-color="transparent" style:font-name-asian="Liberation Sans3" style:font-size-asian="23pt" style:font-style-asian="normal" style:font-weight-asian="normal" style:font-name-complex="Liberation Sans3" style:font-size-complex="23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Noto Serif" fo:font-size="30pt" style:text-underline-style="none" fo:font-weight="normal" style:font-name-asian="Liberation Sans3" style:font-size-asian="30pt" style:font-weight-asian="normal" style:font-name-complex="Liberation Sans3" style:font-size-complex="30pt" style:font-weight-complex="normal"/>
    </style:style>
    <style:style style:name="T11" style:family="text">
      <style:text-properties style:font-name="Roboto Condensed" fo:font-size="30pt" style:text-underline-style="none" fo:font-weight="normal" style:font-name-asian="Liberation Sans3" style:font-size-asian="30pt" style:font-weight-asian="normal" style:font-name-complex="Liberation Sans3" style:font-size-complex="30pt" style:font-weight-complex="normal"/>
    </style:style>
    <style:style style:name="T12" style:family="text">
      <style:text-properties fo:color="#ed1c24" style:font-name="Roboto Condensed" fo:font-size="30pt" style:text-underline-style="none" fo:font-weight="normal" style:font-name-asian="Liberation Sans3" style:font-size-asian="30pt" style:font-weight-asian="normal" style:font-name-complex="Liberation Sans3" style:font-size-complex="30pt" style:font-weight-complex="normal"/>
    </style:style>
    <style:style style:name="T13" style:family="text">
      <style:text-properties fo:color="#2a6099" style:font-name="Roboto Condensed" fo:font-size="30pt" style:text-underline-style="none" fo:font-weight="normal" style:font-name-asian="Liberation Sans3" style:font-size-asian="30pt" style:font-weight-asian="normal" style:font-name-complex="Liberation Sans3" style:font-size-complex="30pt" style:font-weight-complex="normal"/>
    </style:style>
    <style:style style:name="T14" style:family="text">
      <style:text-properties fo:color="#2a6099" style:text-position="-33% 58%" style:font-name="Roboto Condensed" fo:font-size="30pt" style:text-underline-style="none" fo:font-weight="normal" style:font-name-asian="Liberation Sans3" style:font-size-asian="30pt" style:font-weight-asian="normal" style:font-name-complex="Liberation Sans3" style:font-size-complex="30pt" style:font-weight-complex="normal"/>
    </style:style>
    <style:style style:name="T15" style:family="text">
      <style:text-properties fo:color="#f58220" style:font-name="Roboto Condensed" fo:font-size="30pt" fo:font-style="italic" style:text-underline-style="none" fo:font-weight="normal" style:font-name-asian="Liberation Sans3" style:font-size-asian="30pt" style:font-style-asian="italic" style:font-weight-asian="normal" style:font-name-complex="Liberation Sans3" style:font-size-complex="30pt" style:font-style-complex="italic" style:font-weight-complex="normal"/>
    </style:style>
    <style:style style:name="T16" style:family="text">
      <style:text-properties fo:color="#00a65d" style:font-name="Roboto Condensed" fo:font-size="30pt" fo:font-style="italic" style:text-underline-style="none" fo:font-weight="normal" style:font-name-asian="Liberation Sans3" style:font-size-asian="30pt" style:font-style-asian="italic" style:font-weight-asian="normal" style:font-name-complex="Liberation Sans3" style:font-size-complex="30pt" style:font-style-complex="italic" style:font-weight-complex="normal"/>
    </style:style>
    <style:style style:name="T17" style:family="text">
      <style:text-properties fo:color="#2a6099" style:font-name="Roboto Condensed" fo:font-size="30pt" style:text-underline-style="none" fo:font-weight="normal" style:font-name-asian="Liberation Sans3" style:font-size-asian="23pt" style:font-weight-asian="normal" style:font-name-complex="Liberation Sans3" style:font-size-complex="23pt" style:font-weight-complex="normal"/>
    </style:style>
    <style:style style:name="T18" style:family="text">
      <style:text-properties fo:color="#2a6099" style:text-position="-33% 58%" style:font-name="Roboto Condensed" fo:font-size="30pt" style:text-underline-style="none" fo:font-weight="normal" style:font-name-asian="Liberation Sans3" style:font-size-asian="23pt" style:font-weight-asian="normal" style:font-name-complex="Liberation Sans3" style:font-size-complex="23pt" style:font-weight-complex="normal"/>
    </style:style>
    <style:style style:name="T19" style:family="text">
      <style:text-properties fo:color="#ff8000" style:font-name="Roboto Condensed" fo:font-size="30pt" fo:font-style="italic" style:text-underline-style="none" fo:font-weight="normal" style:font-name-asian="Liberation Sans3" style:font-size-asian="30pt" style:font-style-asian="italic" style:font-weight-asian="normal" style:font-name-complex="Liberation Sans3" style:font-size-complex="30pt" style:font-style-complex="italic" style:font-weight-complex="normal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Roboto Condensed" fo:font-size="28pt" fo:font-style="normal" fo:text-shadow="none" style:text-underline-style="none" fo:font-weight="normal" style:letter-kerning="true" fo:background-color="transparent" style:font-name-asian="Liberation Sans3" style:font-size-asian="23pt" style:font-style-asian="normal" style:font-weight-asian="normal" style:font-name-complex="Liberation Sans3" style:font-size-complex="23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ed1c24" style:font-name="Roboto Condensed" fo:font-size="28pt" fo:font-style="normal" style:text-underline-style="none" fo:font-weight="normal" style:font-name-asian="Liberation Sans3" style:font-size-asian="30pt" style:font-style-asian="normal" style:font-weight-asian="normal" style:font-name-complex="Liberation Sans3" style:font-size-complex="30pt" style:font-style-complex="normal" style:font-weight-complex="normal"/>
    </style:style>
    <style:style style:name="T22" style:family="text">
      <style:text-properties fo:color="#2a6099" style:font-name="Roboto Condensed" fo:font-size="28pt" fo:font-style="italic" style:text-underline-style="none" fo:font-weight="normal" style:font-name-asian="Liberation Sans3" style:font-size-asian="30pt" style:font-style-asian="italic" style:font-weight-asian="normal" style:font-name-complex="Liberation Sans3" style:font-size-complex="30pt" style:font-style-complex="italic" style:font-weight-complex="normal"/>
    </style:style>
    <style:style style:name="T23" style:family="text">
      <style:text-properties fo:color="#ed1c24" style:text-position="33% 58%" style:font-name="Roboto Condensed" fo:font-size="28pt" fo:font-style="normal" style:text-underline-style="none" fo:font-weight="normal" style:font-name-asian="Liberation Sans3" style:font-size-asian="30pt" style:font-style-asian="normal" style:font-weight-asian="bold" style:font-name-complex="Liberation Sans3" style:font-size-complex="30pt" style:font-style-complex="normal" style:font-weight-complex="bold"/>
    </style:style>
    <style:style style:name="T24" style:family="text">
      <style:text-properties fo:color="#81d41a" style:font-name="Roboto Condensed" fo:font-size="30pt" fo:font-style="italic" style:text-underline-style="none" fo:font-weight="normal" style:font-name-asian="Liberation Sans3" style:font-size-asian="30pt" style:font-style-asian="italic" style:font-weight-asian="normal" style:font-name-complex="Liberation Sans3" style:font-size-complex="30pt" style:font-style-complex="italic" style:font-weight-complex="normal"/>
    </style:style>
    <style:style style:name="T25" style:family="text">
      <style:text-properties fo:color="#000000" style:font-name="Noto Serif" fo:font-size="30pt" style:text-underline-style="none" fo:font-weight="normal" style:font-name-asian="Liberation Sans3" style:font-size-asian="30pt" style:font-weight-asian="normal" style:font-name-complex="Liberation Sans3" style:font-size-complex="30pt" style:font-weight-complex="normal"/>
    </style:style>
    <style:style style:name="T26" style:family="text">
      <style:text-properties fo:color="#000000" style:font-name="Roboto Condensed" fo:font-size="30pt" style:text-underline-style="none" fo:font-weight="normal" style:font-name-asian="Liberation Sans3" style:font-size-asian="30pt" style:font-weight-asian="normal" style:font-name-complex="Liberation Sans3" style:font-size-complex="30pt" style:font-weight-complex="normal"/>
    </style:style>
    <style:style style:name="T27" style:family="text">
      <style:text-properties fo:color="#000000" style:text-position="-33% 58%" style:font-name="Roboto Condensed" fo:font-size="30pt" style:text-underline-style="none" fo:font-weight="normal" style:font-name-asian="Liberation Sans3" style:font-size-asian="30pt" style:font-weight-asian="normal" style:font-name-complex="Liberation Sans3" style:font-size-complex="30pt" style:font-weight-complex="normal"/>
    </style:style>
    <style:style style:name="T28" style:family="text">
      <style:text-properties fo:color="#000000" style:font-name="Roboto Condensed" fo:font-size="30pt" fo:font-style="italic" style:text-underline-style="none" fo:font-weight="normal" style:font-name-asian="Liberation Sans3" style:font-size-asian="30pt" style:font-style-asian="italic" style:font-weight-asian="normal" style:font-name-complex="Liberation Sans3" style:font-size-complex="30pt" style:font-style-complex="italic" style:font-weight-complex="normal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0% 100%" style:font-name="Roboto Condensed" fo:font-size="28pt" fo:font-style="normal" fo:text-shadow="none" style:text-underline-style="none" fo:font-weight="normal" style:letter-kerning="true" fo:background-color="transparent" style:font-name-asian="Liberation Sans3" style:font-size-asian="28pt" style:font-style-asian="normal" style:font-weight-asian="normal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33% 58%" style:font-name="Roboto Condensed" fo:font-size="28pt" fo:font-style="normal" fo:text-shadow="none" style:text-underline-style="none" fo:font-weight="normal" style:letter-kerning="true" fo:background-color="transparent" style:font-name-asian="Liberation Sans3" style:font-size-asian="28pt" style:font-style-asian="normal" style:font-weight-asian="normal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4000" style:text-outline="false" style:text-line-through-style="none" style:text-line-through-type="none" style:text-position="0% 100%" style:font-name="Roboto Condensed" fo:font-size="28pt" fo:font-style="normal" fo:text-shadow="none" style:text-underline-style="none" fo:font-weight="normal" style:letter-kerning="true" fo:background-color="transparent" style:font-name-asian="Liberation Sans3" style:font-size-asian="28pt" style:font-style-asian="normal" style:font-weight-asian="normal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a933" style:text-outline="false" style:text-line-through-style="none" style:text-line-through-type="none" style:text-position="0% 100%" style:font-name="Roboto Condensed" fo:font-size="28pt" fo:font-style="normal" fo:text-shadow="none" style:text-underline-style="none" fo:font-weight="normal" style:letter-kerning="true" fo:background-color="transparent" style:font-name-asian="Liberation Sans3" style:font-size-asian="28pt" style:font-style-asian="normal" style:font-weight-asian="normal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2a6099" style:text-outline="false" style:text-line-through-style="none" style:text-line-through-type="none" style:text-position="0% 100%" style:font-name="Roboto Condensed" fo:font-size="28pt" fo:font-style="normal" fo:text-shadow="none" style:text-underline-style="none" fo:font-weight="normal" style:letter-kerning="true" fo:background-color="transparent" style:font-name-asian="Liberation Sans3" style:font-size-asian="28pt" style:font-style-asian="normal" style:font-weight-asian="normal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Roboto Condensed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23pt" fo:font-style="normal" fo:text-shadow="none" style:text-underline-style="none" fo:font-weight="bold" style:letter-kerning="true" style:font-name-asian="Droid Sans Fallback" style:font-size-asian="23pt" style:font-style-asian="normal" style:font-weight-asian="bold" style:font-name-complex="Ek Mukta" style:font-size-complex="23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text-outline="false" style:text-line-through-style="none" style:text-line-through-type="none" style:font-name="Roboto Condensed" fo:font-size="28pt" fo:font-style="normal" fo:text-shadow="none" style:text-underline-style="none" fo:font-weight="bold" style:letter-kerning="true" fo:background-color="transparent" style:font-name-asian="Liberation Sans3" style:font-size-asian="28pt" style:font-style-asian="normal" style:font-weight-asian="bold" style:font-name-complex="Liberation Sans3" style:font-size-complex="2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text-outline="false" style:text-line-through-style="none" style:text-line-through-type="none" style:font-name="Roboto Condensed" fo:font-size="28pt" fo:font-style="normal" fo:text-shadow="none" style:text-underline-style="none" fo:font-weight="normal" style:letter-kerning="true" fo:background-color="transparent" style:font-name-asian="Liberation Sans3" style:font-size-asian="28pt" style:font-style-asian="normal" style:font-weight-asian="normal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Noto Serif" fo:font-size="30pt" fo:font-style="italic" fo:text-shadow="none" style:text-underline-style="none" fo:font-weight="bold" style:letter-kerning="true" style:font-name-asian="Droid Sans Fallback" style:font-size-asian="30pt" style:font-style-asian="italic" style:font-weight-asian="bold" style:font-name-complex="Ek Mukta" style:font-size-complex="30pt" style:font-style-complex="italic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Noto Serif" fo:font-size="30pt" fo:font-style="italic" fo:text-shadow="none" style:text-underline-style="none" fo:font-weight="bold" style:letter-kerning="true" style:font-name-asian="Droid Sans Fallback" style:font-size-asian="30pt" style:font-style-asian="italic" style:font-weight-asian="bold" style:font-name-complex="Ek Mukta" style:font-size-complex="30pt" style:font-style-complex="italic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Noto Serif" fo:font-size="30pt" fo:font-style="normal" fo:text-shadow="none" style:text-underline-style="none" fo:font-weight="bold" style:letter-kerning="true" style:font-name-asian="Droid Sans Fallback" style:font-size-asian="30pt" style:font-style-asian="normal" style:font-weight-asian="bold" style:font-name-complex="Ek Mukta" style:font-size-complex="30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Noto Serif" fo:font-size="30pt" fo:font-style="italic" fo:text-shadow="none" style:text-underline-style="none" fo:font-weight="bold" style:letter-kerning="true" style:font-name-asian="Droid Sans Fallback" style:font-size-asian="30pt" style:font-style-asian="italic" style:font-weight-asian="bold" style:font-name-complex="Ek Mukta" style:font-size-complex="30pt" style:font-style-complex="italic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30pt" fo:text-shadow="none" style:text-underline-style="none" fo:font-weight="bold" style:letter-kerning="true" style:font-name-asian="Droid Sans Fallback" style:font-size-asian="30pt" style:font-weight-asian="bold" style:font-name-complex="Ek Mukta" style:font-size-complex="30pt" style:font-weight-complex="bold" style:text-emphasize="none" style:font-relief="none" style:text-overline-style="none" style:text-overline-color="font-color"/>
    </style:style>
    <style:style style:name="T43" style:family="text">
      <style:text-properties style:font-name="Roboto Condensed" fo:font-size="50pt" style:font-size-asian="30pt" style:font-size-complex="30pt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30pt" fo:font-style="normal" fo:text-shadow="none" style:text-underline-style="none" fo:font-weight="bold" style:letter-kerning="true" style:font-name-asian="Droid Sans Fallback" style:font-size-asian="30pt" style:font-style-asian="normal" style:font-weight-asian="bold" style:font-name-complex="Ek Mukta" style:font-size-complex="30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style:font-name="Roboto Condensed" fo:font-size="23pt" fo:font-weight="normal" style:font-size-asian="23pt" style:font-weight-asian="normal" style:font-size-complex="23pt" style:font-weight-complex="normal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23pt" fo:font-style="normal" fo:text-shadow="none" style:text-underline-style="none" fo:font-weight="normal" style:letter-kerning="true" style:font-name-asian="Droid Sans Fallback" style:font-size-asian="23pt" style:font-style-asian="normal" style:font-weight-asian="normal" style:font-name-complex="Ek Mukta" style:font-size-complex="23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23pt" fo:font-style="normal" fo:text-shadow="none" style:text-underline-style="none" fo:font-weight="normal" style:letter-kerning="true" style:font-name-asian="Droid Sans Fallback" style:font-size-asian="23pt" style:font-style-asian="normal" style:font-weight-asian="bold" style:font-name-complex="Ek Mukta" style:font-size-complex="23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 Condensed" fo:font-size="30pt" fo:font-style="normal" fo:text-shadow="none" style:text-underline-style="none" fo:font-weight="bold" style:letter-kerning="true" style:font-name-asian="Droid Sans Fallback" style:font-size-asian="30pt" style:font-style-asian="normal" style:font-weight-asian="bold" style:font-name-complex="Ek Mukta" style:font-size-complex="30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15pt" fo:font-style="normal" fo:text-shadow="none" style:text-underline-style="none" fo:font-weight="bold" style:letter-kerning="true" style:font-name-asian="Droid Sans Fallback" style:font-size-asian="15pt" style:font-style-asian="normal" style:font-weight-asian="bold" style:font-name-complex="Ek Mukta" style:font-size-complex="15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Ek Mukta" style:font-size-complex="15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Aleo" fo:font-size="25pt" fo:font-style="normal" fo:text-shadow="none" style:text-underline-style="none" fo:font-weight="normal" style:letter-kerning="true" style:font-name-asian="Droid Sans Fallback" style:font-size-asian="25pt" style:font-style-asian="normal" style:font-weight-asian="bold" style:font-name-complex="Ek Mukta" style:font-size-complex="25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Aleo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bold" style:font-name-complex="Ek Mukta" style:font-size-complex="28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Aleo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bold" style:font-name-complex="Ek Mukta" style:font-size-complex="28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style:font-name="Aleo" fo:font-size="28pt" fo:font-weight="normal" style:font-size-asian="28pt" style:font-weight-asian="bold" style:font-size-complex="28pt" style:font-weight-complex="bold"/>
    </style:style>
    <style:style style:name="T55" style:family="text">
      <style:text-properties style:text-position="33% 58%" style:font-name="Aleo" fo:font-size="28pt" fo:font-weight="normal" style:font-size-asian="28pt" style:font-weight-asian="bold" style:font-size-complex="28pt" style:font-weight-complex="bold"/>
    </style:style>
    <style:style style:name="T56" style:family="text">
      <style:text-properties style:font-name="Aleo" fo:font-size="25pt" fo:font-weight="normal" style:font-size-asian="25pt" style:font-weight-asian="bold" style:font-size-complex="25pt" style:font-weight-complex="bold"/>
    </style:style>
    <style:style style:name="T57" style:family="text">
      <style:text-properties style:text-position="0% 100%" style:font-name="Aleo" fo:font-size="28pt" fo:font-weight="normal" style:font-size-asian="28pt" style:font-weight-asian="bold" style:font-size-complex="28pt" style:font-weight-complex="bold"/>
    </style:style>
    <style:style style:name="T58" style:family="text">
      <style:text-properties style:font-name="Roboto Condensed" fo:font-size="25pt" fo:font-weight="normal" style:font-size-asian="25pt" style:font-weight-asian="bold" style:font-size-complex="25pt" style:font-weight-complex="bold"/>
    </style:style>
    <style:style style:name="T59" style:family="text">
      <style:text-properties style:text-position="0% 100%" style:font-name="Roboto Condensed" fo:font-size="30pt" fo:font-weight="normal" style:font-size-asian="25pt" style:font-weight-asian="normal" style:font-size-complex="25pt" style:font-weight-complex="normal"/>
    </style:style>
    <style:style style:name="T60" style:family="text">
      <style:text-properties style:text-position="33% 58%" style:font-name="Roboto Condensed" fo:font-size="30pt" fo:font-weight="bold" style:font-size-asian="25pt" style:font-weight-asian="bold" style:font-size-complex="25pt" style:font-weight-complex="bold"/>
    </style:style>
    <style:style style:name="T61" style:family="text">
      <style:text-properties style:text-position="0% 100%" style:font-name="Noto Serif" fo:font-size="25pt" fo:font-style="italic" fo:font-weight="normal" style:font-size-asian="25pt" style:font-style-asian="italic" style:font-weight-asian="bold" style:font-size-complex="25pt" style:font-style-complex="italic" style:font-weight-complex="bold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Noto Serif" fo:font-size="30pt" fo:font-style="italic" fo:text-shadow="none" style:text-underline-style="none" fo:font-weight="normal" style:letter-kerning="true" style:font-name-asian="Droid Sans Fallback" style:font-size-asian="30pt" style:font-style-asian="italic" style:font-weight-asian="bold" style:font-name-complex="Ek Mukta" style:font-size-complex="30pt" style:font-style-complex="italic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Noto Serif" fo:font-size="30pt" fo:font-style="italic" fo:text-shadow="none" style:text-underline-style="none" fo:font-weight="normal" style:letter-kerning="true" style:font-name-asian="Droid Sans Fallback" style:font-size-asian="30pt" style:font-style-asian="italic" style:font-weight-asian="bold" style:font-name-complex="Ek Mukta" style:font-size-complex="30pt" style:font-style-complex="italic" style:font-weight-complex="bold" style:text-emphasize="none" style:font-relief="none" style:text-overline-style="none" style:text-overline-color="font-color"/>
    </style:style>
    <style:style style:name="T64" style:family="text">
      <style:text-properties fo:color="#2a6099" style:font-name="Roboto Condensed" fo:font-size="30pt" fo:font-weight="bold" style:font-size-asian="26pt" style:font-weight-asian="bold" style:font-size-complex="26pt" style:font-weight-complex="bold"/>
    </style:style>
    <style:style style:name="T65" style:family="text">
      <style:text-properties fo:color="#2a6099" style:text-position="33% 58%" style:font-name="Roboto Condensed" fo:font-size="30pt" fo:font-weight="bold" style:font-size-asian="26pt" style:font-weight-asian="bold" style:font-size-complex="26pt" style:font-weight-complex="bold"/>
    </style:style>
    <style:style style:name="T66" style:family="text">
      <style:text-properties fo:color="#ff4000" style:font-name="Roboto Condensed" fo:font-size="30pt" fo:font-weight="bold" style:font-size-asian="26pt" style:font-weight-asian="bold" style:font-size-complex="26pt" style:font-weight-complex="bold"/>
    </style:style>
    <style:style style:name="T67" style:family="text">
      <style:text-properties fo:color="#ff4000" style:text-position="33% 58%" style:font-name="Roboto Condensed" fo:font-size="30pt" fo:font-weight="bold" style:font-size-asian="26pt" style:font-weight-asian="bold" style:font-size-complex="26pt" style:font-weight-complex="bold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23pt" fo:font-style="normal" fo:text-shadow="none" style:text-underline-style="none" fo:font-weight="normal" style:letter-kerning="true" style:font-name-asian="Droid Sans Fallback" style:font-size-asian="25pt" style:font-style-asian="normal" style:font-weight-asian="bold" style:font-name-complex="Ek Mukta" style:font-size-complex="25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style:font-name="Roboto Condensed" fo:font-size="23pt" fo:font-weight="normal" style:font-size-asian="28pt" style:font-weight-asian="bold" style:font-size-complex="28pt" style:font-weight-complex="bold"/>
    </style:style>
    <style:style style:name="T70" style:family="text">
      <style:text-properties style:text-position="33% 58%" style:font-name="Roboto Condensed" fo:font-size="23pt" fo:font-weight="normal" style:font-size-asian="28pt" style:font-weight-asian="bold" style:font-size-complex="28pt" style:font-weight-complex="bold"/>
    </style:style>
    <style:style style:name="T71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23pt" fo:font-style="normal" fo:text-shadow="none" style:text-underline-style="none" fo:font-weight="normal" style:letter-kerning="true" style:font-name-asian="Droid Sans Fallback" style:font-size-asian="28pt" style:font-style-asian="normal" style:font-weight-asian="bold" style:font-name-complex="Ek Mukta" style:font-size-complex="28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style:font-name="Roboto Condensed" fo:font-size="23pt" fo:font-weight="normal" style:font-size-asian="25pt" style:font-weight-asian="bold" style:font-size-complex="25pt" style:font-weight-complex="bold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 Condensed" fo:font-size="23pt" fo:font-style="normal" fo:text-shadow="none" style:text-underline-style="none" fo:font-weight="normal" style:letter-kerning="true" style:font-name-asian="Droid Sans Fallback" style:font-size-asian="28pt" style:font-style-asian="normal" style:font-weight-asian="bold" style:font-name-complex="Ek Mukta" style:font-size-complex="28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23pt" fo:font-style="normal" fo:text-shadow="none" style:text-underline-style="none" fo:font-weight="normal" style:letter-kerning="true" style:font-name-asian="Droid Sans Fallback" style:font-size-asian="25pt" style:font-style-asian="normal" style:font-weight-asian="normal" style:font-name-complex="Ek Mukta" style:font-size-complex="25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23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Ek Mukta" style:font-size-complex="28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 Condensed" fo:font-size="23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Ek Mukta" style:font-size-complex="28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text-position="0% 100%" style:font-name="Roboto Condensed" fo:font-size="23pt" fo:font-weight="normal" style:font-size-asian="28pt" style:font-weight-asian="normal" style:font-size-complex="28pt" style:font-weight-complex="normal"/>
    </style:style>
    <style:style style:name="T78" style:family="text">
      <style:text-properties style:text-position="33% 58%" style:font-name="Roboto Condensed" fo:font-size="23pt" fo:font-weight="normal" style:font-size-asian="28pt" style:font-weight-asian="normal" style:font-size-complex="28pt" style:font-weight-complex="normal"/>
    </style:style>
    <style:style style:name="T79" style:family="text">
      <style:text-properties style:font-name="Roboto Condensed" fo:font-size="23pt" fo:font-weight="normal" style:font-size-asian="28pt" style:font-weight-asian="normal" style:font-size-complex="28pt" style:font-weight-complex="normal"/>
    </style:style>
    <style:style style:name="T80" style:family="text">
      <style:text-properties style:font-name="Roboto Condensed" fo:font-size="25pt" fo:font-weight="bold" style:font-size-asian="25pt" style:font-weight-asian="bold" style:font-size-complex="25pt" style:font-weight-complex="bold"/>
    </style:style>
    <style:style style:name="T81" style:family="text">
      <style:text-properties style:font-name="Roboto Condensed" fo:font-size="30pt" fo:font-weight="bold" style:font-size-asian="23pt" style:font-weight-asian="bold" style:font-size-complex="23pt" style:font-weight-complex="bold"/>
    </style:style>
    <style:style style:name="T8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Noto Serif" fo:font-size="25pt" fo:font-style="italic" fo:text-shadow="none" style:text-underline-style="none" fo:font-weight="normal" style:letter-kerning="true" style:font-name-asian="Droid Sans Fallback" style:font-size-asian="25pt" style:font-style-asian="italic" style:font-weight-asian="bold" style:font-name-complex="Ek Mukta" style:font-size-complex="25pt" style:font-style-complex="italic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Noto Serif" fo:font-size="25pt" fo:font-style="italic" fo:text-shadow="none" style:text-underline-style="none" fo:font-weight="bold" style:letter-kerning="true" style:font-name-asian="Droid Sans Fallback" style:font-size-asian="25pt" style:font-style-asian="italic" style:font-weight-asian="bold" style:font-name-complex="Ek Mukta" style:font-size-complex="25pt" style:font-style-complex="italic" style:font-weight-complex="bold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Noto Serif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bold" style:font-name-complex="Ek Mukta" style:font-size-complex="30pt" style:font-style-complex="normal" style:font-weight-complex="bold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ff4000" style:text-outline="false" style:text-line-through-style="none" style:text-line-through-type="none" style:font-name="Roboto Condensed" fo:font-size="23pt" fo:font-style="normal" fo:text-shadow="none" style:text-underline-style="none" fo:font-weight="bold" style:letter-kerning="true" style:font-name-asian="Droid Sans Fallback" style:font-size-asian="25pt" style:font-style-asian="normal" style:font-weight-asian="bold" style:font-name-complex="Ek Mukta" style:font-size-complex="25pt" style:font-style-complex="normal" style:font-weight-complex="bold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ff4000" style:text-outline="false" style:text-line-through-style="none" style:text-line-through-type="none" style:font-name="Roboto Condensed" fo:font-size="23pt" fo:font-style="normal" fo:text-shadow="none" style:text-underline-style="none" fo:font-weight="bold" style:letter-kerning="true" style:font-name-asian="Droid Sans Fallback" style:font-size-asian="28pt" style:font-style-asian="normal" style:font-weight-asian="bold" style:font-name-complex="Ek Mukta" style:font-size-complex="28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color="#ff4000" style:text-position="33% 58%" style:font-name="Roboto Condensed" fo:font-size="23pt" fo:font-weight="bold" style:font-size-asian="28pt" style:font-weight-asian="bold" style:font-size-complex="28pt" style:font-weight-complex="bold"/>
    </style:style>
    <style:style style:name="T88" style:family="text">
      <style:text-properties fo:color="#ff4000" style:font-name="Roboto Condensed" fo:font-size="23pt" fo:font-weight="bold" style:font-size-asian="28pt" style:font-weight-asian="bold" style:font-size-complex="28pt" style:font-weight-complex="bold"/>
    </style:style>
    <style:style style:name="T89" style:family="text">
      <style:text-properties fo:font-variant="normal" fo:text-transform="none" fo:color="#2a6099" style:text-outline="false" style:text-line-through-style="none" style:text-line-through-type="none" style:font-name="Roboto Condensed" fo:font-size="23pt" fo:font-style="normal" fo:text-shadow="none" style:text-underline-style="none" fo:font-weight="bold" style:letter-kerning="true" style:font-name-asian="Droid Sans Fallback" style:font-size-asian="25pt" style:font-style-asian="normal" style:font-weight-asian="bold" style:font-name-complex="Ek Mukta" style:font-size-complex="25pt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color="#2a6099" style:font-name="Roboto Condensed" fo:font-size="23pt" fo:font-weight="bold" style:font-size-asian="28pt" style:font-weight-asian="bold" style:font-size-complex="28pt" style:font-weight-complex="bold"/>
    </style:style>
    <style:style style:name="T91" style:family="text">
      <style:text-properties fo:color="#2a6099" style:text-position="33% 58%" style:font-name="Roboto Condensed" fo:font-size="23pt" fo:font-weight="bold" style:font-size-asian="28pt" style:font-weight-asian="bold" style:font-size-complex="28pt" style:font-weight-complex="bold"/>
    </style:style>
    <style:style style:name="T92" style:family="text">
      <style:text-properties fo:font-variant="normal" fo:text-transform="none" fo:color="#2a6099" style:text-outline="false" style:text-line-through-style="none" style:text-line-through-type="none" style:font-name="Roboto Condensed" fo:font-size="23pt" fo:font-style="normal" fo:text-shadow="none" style:text-underline-style="none" fo:font-weight="bold" style:letter-kerning="true" style:font-name-asian="Droid Sans Fallback" style:font-size-asian="28pt" style:font-style-asian="normal" style:font-weight-asian="bold" style:font-name-complex="Ek Mukta" style:font-size-complex="28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color="#2a6099" style:text-position="0% 100%" style:font-name="Roboto Condensed" fo:font-size="30pt" fo:font-weight="bold" style:font-size-asian="25pt" style:font-weight-asian="bold" style:font-size-complex="25pt" style:font-weight-complex="bold"/>
    </style:style>
    <style:style style:name="T94" style:family="text">
      <style:text-properties fo:color="#2a6099" style:text-position="33% 58%" style:font-name="Roboto Condensed" fo:font-size="30pt" fo:font-weight="bold" style:font-size-asian="25pt" style:font-weight-asian="bold" style:font-size-complex="25pt" style:font-weight-complex="bold"/>
    </style:style>
    <style:style style:name="T95" style:family="text">
      <style:text-properties fo:color="#ff4000" style:text-position="0% 100%" style:font-name="Roboto Condensed" fo:font-size="30pt" fo:font-weight="bold" style:font-size-asian="25pt" style:font-weight-asian="bold" style:font-size-complex="25pt" style:font-weight-complex="bold"/>
    </style:style>
    <style:style style:name="T96" style:family="text">
      <style:text-properties fo:color="#ff4000" style:text-position="33% 58%" style:font-name="Roboto Condensed" fo:font-size="30pt" fo:font-weight="bold" style:font-size-asian="25pt" style:font-weight-asian="bold" style:font-size-complex="25pt" style:font-weight-complex="bold"/>
    </style:style>
    <style:style style:name="T97" style:family="text">
      <style:text-properties fo:font-variant="normal" fo:text-transform="none" fo:color="#000000" style:text-outline="false" style:text-line-through-style="none" style:text-line-through-type="none" style:font-name="Roboto Condensed" fo:font-size="23pt" fo:font-style="normal" fo:text-shadow="none" style:text-underline-style="none" fo:font-weight="normal" style:letter-kerning="true" style:font-name-asian="Droid Sans Fallback" style:font-size-asian="25pt" style:font-style-asian="normal" style:font-weight-asian="normal" style:font-name-complex="Ek Mukta" style:font-size-complex="25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0000" style:text-outline="false" style:text-line-through-style="none" style:text-line-through-type="none" style:font-name="Roboto Condensed" fo:font-size="23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Ek Mukta" style:font-size-complex="28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000000" style:font-name="Roboto Condensed" fo:font-size="23pt" fo:font-weight="normal" style:font-size-asian="28pt" style:font-weight-asian="normal" style:font-size-complex="28pt" style:font-weight-complex="normal"/>
    </style:style>
    <style:style style:name="T100" style:family="text">
      <style:text-properties fo:color="#000000" style:text-position="33% 58%" style:font-name="Roboto Condensed" fo:font-size="23pt" fo:font-weight="normal" style:font-size-asian="28pt" style:font-weight-asian="normal" style:font-size-complex="28pt" style:font-weight-complex="normal"/>
    </style:style>
    <style:style style:name="T101" style:family="text">
      <style:text-properties style:font-name="Roboto Condensed" fo:font-size="25pt" style:text-underline-style="none" fo:font-weight="bold" style:font-size-asian="25pt" style:font-weight-asian="bold" style:font-size-complex="25pt" style:font-weight-complex="bold"/>
    </style:style>
    <style:style style:name="T102" style:family="text">
      <style:text-properties style:font-name="Roboto Condensed" fo:font-size="25pt" style:text-underline-style="none" fo:font-weight="normal" style:font-size-asian="25pt" style:font-weight-asian="normal" style:font-size-complex="25pt" style:font-weight-complex="normal"/>
    </style:style>
    <style:style style:name="T103" style:family="text">
      <style:text-properties fo:color="#000000" style:font-name="Roboto Condensed" fo:font-size="25pt" fo:font-weight="normal" style:font-size-asian="25pt" style:font-weight-asian="bold" style:font-size-complex="25pt" style:font-weight-complex="bold"/>
    </style:style>
    <style:style style:name="T104" style:family="text">
      <style:text-properties fo:color="#000000" style:text-position="0% 100%" style:font-name="Noto Serif" fo:font-size="25pt" fo:font-style="italic" fo:font-weight="normal" style:font-size-asian="25pt" style:font-style-asian="italic" style:font-weight-asian="bold" style:font-size-complex="25pt" style:font-style-complex="italic" style:font-weight-complex="bold"/>
    </style:style>
    <style:style style:name="T105" style:family="text">
      <style:text-properties fo:color="#000000" style:text-position="0% 100%" style:font-name="Noto Serif"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T106" style:family="text">
      <style:text-properties fo:font-variant="normal" fo:text-transform="none" fo:color="#000000" style:text-outline="false" style:text-line-through-style="none" style:text-line-through-type="none" style:font-name="Roboto Condensed" fo:font-size="23pt" fo:font-style="normal" fo:text-shadow="none" style:text-underline-style="none" fo:font-weight="normal" style:letter-kerning="true" style:font-name-asian="Droid Sans Fallback" style:font-size-asian="25pt" style:font-style-asian="normal" style:font-weight-asian="bold" style:font-name-complex="Ek Mukta" style:font-size-complex="25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color="#000000" style:font-name="Roboto Condensed" fo:font-size="23pt" fo:font-weight="normal" style:font-size-asian="28pt" style:font-weight-asian="bold" style:font-size-complex="28pt" style:font-weight-complex="bold"/>
    </style:style>
    <style:style style:name="T108" style:family="text">
      <style:text-properties fo:color="#000000" style:text-position="33% 58%" style:font-name="Roboto Condensed" fo:font-size="23pt" fo:font-weight="normal" style:font-size-asian="28pt" style:font-weight-asian="bold" style:font-size-complex="28pt" style:font-weight-complex="bold"/>
    </style:style>
    <style:style style:name="T109" style:family="text">
      <style:text-properties fo:font-variant="normal" fo:text-transform="none" fo:color="#000000" style:text-outline="false" style:text-line-through-style="none" style:text-line-through-type="none" style:font-name="Roboto Condensed" fo:font-size="23pt" fo:font-style="normal" fo:text-shadow="none" style:text-underline-style="none" fo:font-weight="normal" style:letter-kerning="true" style:font-name-asian="Droid Sans Fallback" style:font-size-asian="28pt" style:font-style-asian="normal" style:font-weight-asian="bold" style:font-name-complex="Ek Mukta" style:font-size-complex="28pt" style:font-style-complex="normal" style:font-weight-complex="bold" style:text-emphasize="none" style:font-relief="none" style:text-overline-style="none" style:text-overline-color="font-color"/>
    </style:style>
    <style:style style:name="T110" style:family="text">
      <style:text-properties fo:color="#ff4000" style:font-name="Roboto Condensed" fo:font-size="23pt" fo:font-weight="bold" style:font-size-asian="25pt" style:font-weight-asian="bold" style:font-size-complex="25pt" style:font-weight-complex="bold"/>
    </style:style>
    <style:style style:name="T111" style:family="text">
      <style:text-properties fo:font-variant="normal" fo:text-transform="none" fo:color="#000000" style:text-outline="false" style:text-line-through-style="none" style:text-line-through-type="none" style:text-position="33% 58%" style:font-name="Roboto Condensed" fo:font-size="23pt" fo:font-style="normal" fo:text-shadow="none" style:text-underline-style="none" fo:font-weight="normal" style:letter-kerning="true" style:font-name-asian="Droid Sans Fallback" style:font-size-asian="28pt" style:font-style-asian="normal" style:font-weight-asian="bold" style:font-name-complex="Ek Mukta" style:font-size-complex="28pt" style:font-style-complex="normal" style:font-weight-complex="bold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00000" style:text-outline="false" style:text-line-through-style="none" style:text-line-through-type="none" style:text-position="33% 58%" style:font-name="Roboto Condensed" fo:font-size="23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Ek Mukta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color="#000000" style:text-position="0% 100%" style:font-name="Roboto Condensed" fo:font-size="23pt" fo:font-weight="normal" style:font-size-asian="28pt" style:font-weight-asian="normal" style:font-size-complex="28pt" style:font-weight-complex="normal"/>
    </style:style>
    <style:style style:name="T114" style:family="text">
      <style:text-properties fo:font-variant="normal" fo:text-transform="none" fo:color="#000000" style:text-outline="false" style:text-line-through-style="none" style:text-line-through-type="none" style:text-position="0% 100%" style:font-name="Noto Serif" fo:font-size="25pt" fo:font-style="italic" fo:text-shadow="none" style:text-underline-style="none" fo:font-weight="normal" style:letter-kerning="true" style:font-name-asian="Droid Sans Fallback" style:font-size-asian="25pt" style:font-style-asian="italic" style:font-weight-asian="bold" style:font-name-complex="Ek Mukta" style:font-size-complex="25pt" style:font-style-complex="italic" style:font-weight-complex="bold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000000" style:text-outline="false" style:text-line-through-style="none" style:text-line-through-type="none" style:text-position="-33% 58%" style:font-name="Noto Serif" fo:font-size="25pt" fo:font-style="italic" fo:text-shadow="none" style:text-underline-style="none" fo:font-weight="bold" style:letter-kerning="true" style:font-name-asian="Droid Sans Fallback" style:font-size-asian="25pt" style:font-style-asian="italic" style:font-weight-asian="bold" style:font-name-complex="Ek Mukta" style:font-size-complex="25pt" style:font-style-complex="italic" style:font-weight-complex="bold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000000" style:text-outline="false" style:text-line-through-style="none" style:text-line-through-type="none" style:text-position="-33% 58%" style:font-name="Noto Serif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bold" style:font-name-complex="Ek Mukta" style:font-size-complex="30pt" style:font-style-complex="normal" style:font-weight-complex="bold" style:text-emphasize="none" style:font-relief="none" style:text-overline-style="none" style:text-overline-color="font-color"/>
    </style:style>
    <style:style style:name="T117" style:family="text">
      <style:text-properties fo:color="#000000" style:text-position="0% 100%" style:font-name="Roboto Condensed" fo:font-size="30pt" fo:font-weight="normal" style:font-size-asian="25pt" style:font-weight-asian="normal" style:font-size-complex="25pt" style:font-weight-complex="normal"/>
    </style:style>
    <style:style style:name="T118" style:family="text">
      <style:text-properties fo:color="#000000" style:text-position="33% 58%" style:font-name="Roboto Condensed" fo:font-size="30pt" fo:font-weight="bold" style:font-size-asian="25pt" style:font-weight-asian="bold" style:font-size-complex="25pt" style:font-weight-complex="bold"/>
    </style:style>
    <style:style style:name="T119" style:family="text">
      <style:text-properties fo:color="#ff4000" style:text-position="0% 100%" style:font-name="Roboto Condensed" fo:font-size="30pt" fo:font-weight="bold" style:font-size-asian="25pt" style:font-weight-asian="normal" style:font-size-complex="25pt" style:font-weight-complex="normal"/>
    </style:style>
    <style:style style:name="T120" style:family="text">
      <style:text-properties fo:color="#ff4000" style:text-position="0% 100%" style:font-name="Roboto Condensed" fo:font-size="25pt" fo:font-weight="bold" style:font-size-asian="25pt" style:font-weight-asian="bold" style:font-size-complex="25pt" style:font-weight-complex="bold"/>
    </style:style>
    <style:style style:name="T121" style:family="text">
      <style:text-properties fo:color="#ff4000" style:text-position="33% 58%" style:font-name="Roboto Condensed" fo:font-size="25pt" fo:font-weight="bold" style:font-size-asian="25pt" style:font-weight-asian="bold" style:font-size-complex="25pt" style:font-weight-complex="bold"/>
    </style:style>
    <style:style style:name="T122" style:family="text">
      <style:text-properties fo:color="#000000" style:font-name="Roboto Condensed" fo:font-size="23pt" fo:font-weight="normal" style:font-size-asian="25pt" style:font-weight-asian="bold" style:font-size-complex="25pt" style:font-weight-complex="bold"/>
    </style:style>
    <style:style style:name="T123" style:family="text">
      <style:text-properties style:text-position="0% 100%" style:font-name="Noto Serif"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T124" style:family="text">
      <style:text-properties fo:color="#2a6099" style:font-name="Roboto Condensed" fo:font-size="23pt" fo:font-weight="bold" style:font-size-asian="25pt" style:font-weight-asian="bold" style:font-size-complex="25pt" style:font-weight-complex="bold"/>
    </style:style>
    <style:style style:name="T125" style:family="text">
      <style:text-properties fo:font-variant="normal" fo:text-transform="none" fo:color="#800080" style:text-outline="false" style:text-line-through-style="none" style:text-line-through-type="none" style:font-name="Roboto Condensed" fo:font-size="23pt" fo:font-style="normal" fo:text-shadow="none" style:text-underline-style="none" fo:font-weight="bold" style:letter-kerning="true" style:font-name-asian="Droid Sans Fallback" style:font-size-asian="25pt" style:font-style-asian="normal" style:font-weight-asian="bold" style:font-name-complex="Ek Mukta" style:font-size-complex="25pt" style:font-style-complex="normal" style:font-weight-complex="bold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800080" style:text-outline="false" style:text-line-through-style="none" style:text-line-through-type="none" style:font-name="Roboto Condensed" fo:font-size="23pt" fo:font-style="normal" fo:text-shadow="none" style:text-underline-style="none" fo:font-weight="bold" style:letter-kerning="true" style:font-name-asian="Droid Sans Fallback" style:font-size-asian="28pt" style:font-style-asian="normal" style:font-weight-asian="bold" style:font-name-complex="Ek Mukta" style:font-size-complex="28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800080" style:text-outline="false" style:text-line-through-style="none" style:text-line-through-type="none" style:text-position="33% 58%" style:font-name="Roboto Condensed" fo:font-size="23pt" fo:font-style="normal" fo:text-shadow="none" style:text-underline-style="none" fo:font-weight="bold" style:letter-kerning="true" style:font-name-asian="Droid Sans Fallback" style:font-size-asian="28pt" style:font-style-asian="normal" style:font-weight-asian="bold" style:font-name-complex="Ek Mukta" style:font-size-complex="28pt" style:font-style-complex="normal" style:font-weight-complex="bold" style:text-emphasize="none" style:font-relief="none" style:text-overline-style="none" style:text-overline-color="font-color"/>
    </style:style>
    <style:style style:name="T128" style:family="text">
      <style:text-properties fo:color="#800080" style:font-name="Roboto Condensed" fo:font-size="23pt" fo:font-weight="bold" style:font-size-asian="28pt" style:font-weight-asian="bold" style:font-size-complex="28pt" style:font-weight-complex="bold"/>
    </style:style>
    <style:style style:name="T129" style:family="text">
      <style:text-properties fo:color="#000000" style:text-position="0% 100%" style:font-name="Roboto Condensed" fo:font-size="30pt" fo:font-weight="normal" style:font-size-asian="25pt" style:font-weight-asian="bold" style:font-size-complex="25pt" style:font-weight-complex="bold"/>
    </style:style>
    <style:style style:name="T130" style:family="text">
      <style:text-properties fo:color="#2a6099" style:text-position="0% 100%" style:font-name="Roboto Condensed" fo:font-size="30pt" fo:font-weight="bold" style:font-size-asian="25pt" style:font-weight-asian="normal" style:font-size-complex="25pt" style:font-weight-complex="normal"/>
    </style:style>
    <style:style style:name="T131" style:family="text">
      <style:text-properties fo:color="#800080" style:text-position="0% 100%" style:font-name="Roboto Condensed" fo:font-size="30pt" fo:font-weight="bold" style:font-size-asian="25pt" style:font-weight-asian="normal" style:font-size-complex="25pt" style:font-weight-complex="normal"/>
    </style:style>
    <style:style style:name="T132" style:family="text">
      <style:text-properties fo:color="#800080" style:text-position="33% 58%" style:font-name="Roboto Condensed" fo:font-size="30pt" fo:font-weight="bold" style:font-size-asian="25pt" style:font-weight-asian="bold" style:font-size-complex="25pt" style:font-weight-complex="bold"/>
    </style:style>
    <style:style style:name="T133" style:family="text">
      <style:text-properties fo:color="#800080" style:text-position="0% 100%" style:font-name="Roboto Condensed" fo:font-size="25pt" fo:font-weight="bold" style:font-size-asian="25pt" style:font-weight-asian="normal" style:font-size-complex="25pt" style:font-weight-complex="normal"/>
    </style:style>
    <style:style style:name="T134" style:family="text">
      <style:text-properties fo:color="#800080" style:text-position="33% 58%" style:font-name="Roboto Condensed" fo:font-size="25pt" fo:font-weight="bold" style:font-size-asian="25pt" style:font-weight-asian="bold" style:font-size-complex="25pt" style:font-weight-complex="bold"/>
    </style:style>
    <style:style style:name="T135" style:family="text">
      <style:text-properties fo:font-variant="normal" fo:text-transform="none" fo:color="#111111" style:text-outline="false" style:text-line-through-style="none" style:text-line-through-type="none" style:text-position="0% 100%" style:font-name="Noto Serif" fo:font-size="30pt" fo:font-style="italic" fo:text-shadow="none" style:text-underline-style="none" fo:font-weight="bold" style:letter-kerning="true" style:font-name-asian="Droid Sans Fallback" style:font-size-asian="30pt" style:font-style-asian="italic" style:font-weight-asian="bold" style:font-name-complex="Ek Mukta" style:font-size-complex="30pt" style:font-style-complex="italic" style:font-weight-complex="bold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111111" style:text-outline="false" style:text-line-through-style="none" style:text-line-through-type="none" style:text-position="-33% 58%" style:font-name="Noto Serif" fo:font-size="30pt" fo:font-style="italic" fo:text-shadow="none" style:text-underline-style="none" fo:font-weight="bold" style:letter-kerning="true" style:font-name-asian="Droid Sans Fallback" style:font-size-asian="30pt" style:font-style-asian="italic" style:font-weight-asian="bold" style:font-name-complex="Ek Mukta" style:font-size-complex="30pt" style:font-style-complex="italic" style:font-weight-complex="bold" style:text-emphasize="none" style:font-relief="none" style:text-overline-style="none" style:text-overline-color="font-color"/>
    </style:style>
    <style:style style:name="T137" style:family="text">
      <style:text-properties fo:color="#000000" style:font-name="Roboto Condensed" fo:font-size="30pt" fo:font-weight="normal" style:font-size-asian="25pt" style:font-weight-asian="normal" style:font-size-complex="25pt" style:font-weight-complex="normal"/>
    </style:style>
    <style:style style:name="T138" style:family="text">
      <style:text-properties fo:color="#800080" style:font-name="Roboto Condensed" fo:font-size="30pt" fo:font-weight="bold" style:font-size-asian="25pt" style:font-weight-asian="bold" style:font-size-complex="25pt" style:font-weight-complex="bold"/>
    </style:style>
    <style:style style:name="T139" style:family="text">
      <style:text-properties fo:color="#800080" style:text-position="33% 58%" style:font-name="Roboto Condensed" fo:font-size="23pt" fo:font-weight="bold" style:font-size-asian="28pt" style:font-weight-asian="bold" style:font-size-complex="28pt" style:font-weight-complex="bold"/>
    </style:style>
    <style:style style:name="T140" style:family="text">
      <style:text-properties fo:color="#800080" style:font-name="Roboto Condensed" fo:font-size="30pt" fo:font-weight="bold" style:font-size-asian="25pt" style:font-weight-asian="normal" style:font-size-complex="25pt" style:font-weight-complex="normal"/>
    </style:style>
    <style:style style:name="T141" style:family="text">
      <style:text-properties fo:font-variant="normal" fo:text-transform="none" fo:color="#ff4000" style:text-outline="false" style:text-line-through-style="none" style:text-line-through-type="none" style:text-position="33% 58%" style:font-name="Roboto Condensed" fo:font-size="23pt" fo:font-style="normal" fo:text-shadow="none" style:text-underline-style="none" fo:font-weight="bold" style:letter-kerning="true" style:font-name-asian="Droid Sans Fallback" style:font-size-asian="28pt" style:font-style-asian="normal" style:font-weight-asian="bold" style:font-name-complex="Ek Mukta" style:font-size-complex="28pt" style:font-style-complex="normal" style:font-weight-complex="bold" style:text-emphasize="none" style:font-relief="none" style:text-overline-style="none" style:text-overline-color="font-color"/>
    </style:style>
    <style:style style:name="T142" style:family="text">
      <style:text-properties fo:color="#ff4000" style:text-position="0% 100%" style:font-name="Roboto Condensed" fo:font-size="23pt" fo:font-weight="bold" style:font-size-asian="28pt" style:font-weight-asian="bold" style:font-size-complex="28pt" style:font-weight-complex="bold"/>
    </style:style>
    <style:style style:name="T143" style:family="text">
      <style:text-properties fo:color="#ff4000" style:font-name="Roboto Condensed" fo:font-size="28pt" fo:font-weight="bold" style:font-size-asian="28pt" style:font-weight-asian="normal" style:font-size-complex="28pt" style:font-weight-complex="normal"/>
    </style:style>
    <style:style style:name="T144" style:family="text">
      <style:text-properties fo:color="#ff4000" style:text-position="33% 58%" style:font-name="Roboto Condensed" fo:font-size="28pt" fo:font-weight="bold" style:font-size-asian="28pt" style:font-weight-asian="normal" style:font-size-complex="28pt" style:font-weight-complex="normal"/>
    </style:style>
    <style:style style:name="T145" style:family="text">
      <style:text-properties fo:color="#2a6099" style:font-name="Roboto Condensed" fo:font-size="30pt" fo:font-weight="bold" style:font-size-asian="25pt" style:font-weight-asian="normal" style:font-size-complex="25pt" style:font-weight-complex="normal"/>
    </style:style>
    <style:style style:name="T146" style:family="text">
      <style:text-properties fo:color="#000000" style:font-name="Roboto Condensed" fo:font-size="28pt" fo:font-weight="normal" style:font-size-asian="28pt" style:font-weight-asian="normal" style:font-size-complex="28pt" style:font-weight-complex="normal"/>
    </style:style>
    <style:style style:name="T147" style:family="text">
      <style:text-properties fo:color="#000000" style:text-position="33% 58%" style:font-name="Roboto Condensed" fo:font-size="28pt" fo:font-weight="bold" style:font-size-asian="28pt" style:font-weight-asian="bold" style:font-size-complex="28pt" style:font-weight-complex="bold"/>
    </style:style>
    <style:style style:name="T148" style:family="text">
      <style:text-properties fo:color="#2a6099" style:font-name="Roboto Condensed" fo:font-size="30pt" fo:font-weight="bold" style:font-size-asian="25pt" style:font-weight-asian="bold" style:font-size-complex="25pt" style:font-weight-complex="bold"/>
    </style:style>
    <style:style style:name="T149" style:family="text">
      <style:text-properties fo:color="#000000" style:font-name="Roboto Condensed" fo:font-size="23pt" fo:font-weight="normal" style:font-size-asian="25pt" style:font-weight-asian="normal" style:font-size-complex="25pt" style:font-weight-complex="normal"/>
    </style:style>
    <style:style style:name="T150" style:family="text">
      <style:text-properties fo:color="#800080" style:font-name="Roboto Condensed" fo:font-size="30pt" fo:font-weight="bold" style:font-size-asian="26pt" style:font-weight-asian="bold" style:font-size-complex="26pt" style:font-weight-complex="bold"/>
    </style:style>
    <style:style style:name="T151" style:family="text">
      <style:text-properties fo:color="#800080" style:text-position="33% 58%" style:font-name="Roboto Condensed" fo:font-size="30pt" fo:font-weight="bold" style:font-size-asian="26pt" style:font-weight-asian="bold" style:font-size-complex="26pt" style:font-weight-complex="bold"/>
    </style:style>
    <style:style style:name="T152" style:family="text">
      <style:text-properties style:font-name="Roboto Condensed" fo:font-size="25pt" fo:font-weight="normal" style:font-size-asian="25pt" style:font-weight-asian="normal" style:font-size-complex="25pt" style:font-weight-complex="normal"/>
    </style:style>
    <style:style style:name="T153" style:family="text">
      <style:text-properties fo:font-variant="normal" fo:text-transform="none" style:use-window-font-color="true" style:text-outline="false" style:text-line-through-style="none" style:text-line-through-type="none" fo:font-size="30pt" fo:text-shadow="none" style:text-underline-style="none" fo:font-weight="bold" style:letter-kerning="true" style:font-name-asian="Droid Sans Fallback" style:font-size-asian="30pt" style:font-weight-asian="bold" style:font-name-complex="Ek Mukta" style:font-size-complex="30pt" style:font-weight-complex="bold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2a6099" style:text-outline="false" style:text-line-through-style="none" style:text-line-through-type="none" style:text-position="33% 58%" style:font-name="Roboto Condensed" fo:font-size="23pt" fo:font-style="normal" fo:text-shadow="none" style:text-underline-style="none" fo:font-weight="bold" style:letter-kerning="true" style:font-name-asian="Droid Sans Fallback" style:font-size-asian="28pt" style:font-style-asian="normal" style:font-weight-asian="bold" style:font-name-complex="Ek Mukta" style:font-size-complex="28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color="#2a6099" style:text-position="0% 100%" style:font-name="Roboto Condensed" fo:font-size="23pt" fo:font-weight="bold" style:font-size-asian="28pt" style:font-weight-asian="bold" style:font-size-complex="28pt" style:font-weight-complex="bold"/>
    </style:style>
    <style:style style:name="T156" style:family="text">
      <style:text-properties fo:color="#2a6099" style:font-name="Roboto Condensed" fo:font-size="28pt" fo:font-weight="bold" style:font-size-asian="28pt" style:font-weight-asian="bold" style:font-size-complex="28pt" style:font-weight-complex="bold"/>
    </style:style>
    <style:style style:name="T157" style:family="text">
      <style:text-properties fo:color="#2a6099" style:text-position="33% 58%" style:font-name="Roboto Condensed" fo:font-size="28pt" fo:font-weight="bold" style:font-size-asian="28pt" style:font-weight-asian="bold" style:font-size-complex="28pt" style:font-weight-complex="bold"/>
    </style:style>
    <style:style style:name="T158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25pt" fo:font-style="normal" fo:text-shadow="none" style:text-underline-style="none" fo:font-weight="normal" style:letter-kerning="true" style:font-name-asian="Droid Sans Fallback" style:font-size-asian="25pt" style:font-style-asian="normal" style:font-weight-asian="bold" style:font-name-complex="Ek Mukta" style:font-size-complex="25pt" style:font-style-complex="normal" style:font-weight-complex="bold" style:text-emphasize="none" style:font-relief="none" style:text-overline-style="none" style:text-overline-color="font-color"/>
    </style:style>
    <style:style style:name="T159" style:family="text">
      <style:text-properties fo:color="#111111" style:font-name="Roboto Condensed" fo:font-size="28pt" fo:font-weight="normal" style:font-size-asian="28pt" style:font-weight-asian="normal" style:font-size-complex="28pt" style:font-weight-complex="normal"/>
    </style:style>
    <style:style style:name="T160" style:family="text">
      <style:text-properties fo:color="#111111" style:text-position="33% 58%" style:font-name="Roboto Condensed" fo:font-size="28pt" fo:font-weight="bold" style:font-size-asian="28pt" style:font-weight-asian="bold" style:font-size-complex="28pt" style:font-weight-complex="bold"/>
    </style:style>
    <style:style style:name="T161" style:family="text">
      <style:text-properties fo:color="#2a6099" style:text-position="0% 100%" style:font-name="Roboto Condensed" fo:font-size="30pt" fo:font-weight="bold" style:font-size-asian="26pt" style:font-weight-asian="bold" style:font-size-complex="26pt" style:font-weight-complex="bold"/>
    </style:style>
    <style:style style:name="T162" style:family="text">
      <style:text-properties fo:font-variant="normal" fo:text-transform="none" fo:color="#2a6099" style:text-outline="false" style:text-line-through-style="none" style:text-line-through-type="none" style:font-name="Roboto Condensed" fo:font-size="30pt" fo:text-shadow="none" style:text-underline-style="none" fo:font-weight="bold" style:letter-kerning="true" style:font-name-asian="Droid Sans Fallback" style:font-size-asian="26pt" style:font-weight-asian="bold" style:font-name-complex="Ek Mukta" style:font-size-complex="26pt" style:font-weight-complex="bold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2a6099" style:text-outline="false" style:text-line-through-style="none" style:text-line-through-type="none" style:text-position="33% 58%" style:font-name="Roboto Condensed" fo:font-size="30pt" fo:text-shadow="none" style:text-underline-style="none" fo:font-weight="bold" style:letter-kerning="true" style:font-name-asian="Droid Sans Fallback" style:font-size-asian="26pt" style:font-weight-asian="bold" style:font-name-complex="Ek Mukta" style:font-size-complex="26pt" style:font-weight-complex="bold" style:text-emphasize="none" style:font-relief="none" style:text-overline-style="none" style:text-overline-color="font-color"/>
    </style:style>
    <style:style style:name="T164" style:family="text">
      <style:text-properties style:font-name="Noto Serif" fo:font-size="25pt" fo:font-style="italic" fo:font-weight="normal" style:font-size-asian="25pt" style:font-style-asian="italic" style:font-weight-asian="bold" style:font-size-complex="25pt" style:font-style-complex="italic" style:font-weight-complex="bold"/>
    </style:style>
    <style:style style:name="T165" style:family="text">
      <style:text-properties fo:font-variant="normal" fo:text-transform="none" fo:color="#ff4000" style:text-outline="false" style:text-line-through-style="none" style:text-line-through-type="none" style:font-name="Roboto Condensed" fo:font-size="30pt" fo:text-shadow="none" style:text-underline-style="none" fo:font-weight="bold" style:letter-kerning="true" style:font-name-asian="Droid Sans Fallback" style:font-size-asian="26pt" style:font-weight-asian="bold" style:font-name-complex="Ek Mukta" style:font-size-complex="26pt" style:font-weight-complex="bold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2a6099" style:text-outline="false" style:text-line-through-style="none" style:text-line-through-type="none" style:text-position="0% 100%" style:font-name="Roboto Condensed" fo:font-size="30pt" fo:text-shadow="none" style:text-underline-style="none" fo:font-weight="bold" style:letter-kerning="true" style:font-name-asian="Droid Sans Fallback" style:font-size-asian="26pt" style:font-weight-asian="bold" style:font-name-complex="Ek Mukta" style:font-size-complex="26pt" style:font-weight-complex="bold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000000" style:text-outline="false" style:text-line-through-style="none" style:text-line-through-type="none" style:text-position="0% 100%" style:font-name="Roboto Condensed" fo:font-size="23pt" fo:font-style="normal" fo:text-shadow="none" style:text-underline-style="none" fo:font-weight="normal" style:letter-kerning="true" fo:background-color="transparent" style:font-name-asian="Liberation Sans3" style:font-size-asian="23pt" style:font-style-asian="normal" style:font-weight-asian="normal" style:font-name-complex="Liberation Sans3" style:font-size-complex="23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000000" style:text-outline="false" style:text-line-through-style="none" style:text-line-through-type="none" style:text-position="0% 100%" style:font-name="Roboto Condensed" fo:font-size="23pt" fo:font-style="normal" fo:text-shadow="none" style:text-underline-style="none" fo:font-weight="normal" style:letter-kerning="true" fo:background-color="transparent" style:font-name-asian="Liberation Sans3" style:font-size-asian="28pt" style:font-style-asian="normal" style:font-weight-asian="normal" style:font-name-complex="Liberation 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000000" style:text-outline="false" style:text-line-through-style="none" style:text-line-through-type="none" style:text-position="33% 58%" style:font-name="Roboto Condensed" fo:font-size="23pt" fo:font-style="normal" fo:text-shadow="none" style:text-underline-style="none" fo:font-weight="bold" style:letter-kerning="true" style:font-name-asian="Droid Sans Fallback" style:font-size-asian="25pt" style:font-style-asian="normal" style:font-weight-asian="bold" style:font-name-complex="Ek Mukta" style:font-size-complex="25pt" style:font-style-complex="normal" style:font-weight-complex="bold" style:text-emphasize="none" style:font-relief="none" style:text-overline-style="none" style:text-overline-color="font-color"/>
    </style:style>
    <style:style style:name="T170" style:family="text">
      <style:text-properties style:font-name="Roboto Condensed"/>
    </style:style>
    <style:style style:name="T171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bold" style:font-name-complex="Ek Mukta" style:font-size-complex="20pt" style:font-style-complex="normal" style:font-weight-complex="bold" style:text-emphasize="none" style:font-relief="none" style:text-overline-style="none" style:text-overline-color="font-color"/>
    </style:style>
    <style:style style:name="T172" style:family="text"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T173" style:family="text">
      <style:text-properties style:font-name="Roboto Condensed" fo:font-size="13pt" style:font-size-asian="13pt" style:font-size-complex="13pt"/>
    </style:style>
    <style:style style:name="T174" style:family="text">
      <style:text-properties style:font-name="Roboto Condensed" fo:font-size="13pt" style:text-underline-style="solid" style:text-underline-width="auto" style:text-underline-color="font-color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9.304cm" svg:height="3.045cm" svg:x="4.388cm" svg:y="2.937cm">
          <draw:text-box>
            <text:p text:style-name="P1"><text:span text:style-name="T1">Homogeneous Spiking Neural P Systems with Structural Plasticity </text:span></text:p>
          </draw:text-box>
        </draw:frame>
        <draw:frame draw:style-name="gr2" draw:text-style-name="P3" draw:layer="layout" svg:width="20.574cm" svg:height="2.115cm" svg:x="3.664cm" svg:y="6.665cm">
          <draw:text-box>
            <text:p text:style-name="P1"><text:span text:style-name="T2">Ren Tristan A. de la Cruz</text:span><text:span text:style-name="T3">1</text:span><text:span text:style-name="T2">, Francis George C. Cabarle</text:span><text:span text:style-name="T3">1,2</text:span><text:span text:style-name="T2"> , </text:span></text:p>
            <text:p text:style-name="P1"><text:span text:style-name="T2">Ivan Cedric H. Macababayao</text:span><text:span text:style-name="T3">1</text:span><text:span text:style-name="T2"> , Henry N. Adorna</text:span><text:span text:style-name="T3">1</text:span><text:span text:style-name="T2">, and Xiangxiang Zeng</text:span><text:span text:style-name="T3">3</text:span></text:p>
          </draw:text-box>
        </draw:frame>
        <draw:frame draw:style-name="gr3" draw:text-style-name="P4" draw:layer="layout" svg:width="9.787cm" svg:height="3.215cm" svg:x="2.975cm" svg:y="9.976cm">
          <draw:text-box>
            <text:p><text:span text:style-name="T4">1 -</text:span><text:span text:style-name="T5"> Algorithms and Complexity Laboratory</text:span></text:p>
            <text:p><text:span text:style-name="T5">Department of Computer Science </text:span></text:p>
            <text:p><text:span text:style-name="T5">University of the Philippines - Diliman</text:span></text:p>
            <text:p><text:span text:style-name="T5">Diliman 1101, Quezon City, Philippines</text:span></text:p>
          </draw:text-box>
        </draw:frame>
        <draw:frame draw:style-name="gr4" draw:text-style-name="P4" draw:layer="layout" svg:width="12.313cm" svg:height="2.474cm" svg:x="13.049cm" svg:y="9.996cm">
          <draw:text-box>
            <text:p><text:span text:style-name="T4">2 -</text:span><text:span text:style-name="T5"> Shenzhen Research Institute of Xiamen University</text:span></text:p>
            <text:p><text:span text:style-name="T5">Xiamen University, Shenzhen 518000</text:span></text:p>
            <text:p><text:span text:style-name="T5">Guangdong, China.</text:span></text:p>
          </draw:text-box>
        </draw:frame>
        <draw:frame draw:style-name="gr4" draw:text-style-name="P4" draw:layer="layout" svg:width="12.313cm" svg:height="2.474cm" svg:x="13.054cm" svg:y="12.524cm">
          <draw:text-box>
            <text:p><text:span text:style-name="T4">3 -</text:span><text:span text:style-name="T5"> School of Information Science and Engineering</text:span></text:p>
            <text:p><text:span text:style-name="T5">Hunan University 410082 </text:span></text:p>
            <text:p><text:span text:style-name="T5">Changsha, China</text:span></text:p>
          </draw:text-box>
        </draw:frame>
        <draw:frame draw:style-name="gr5" draw:text-style-name="P3" draw:layer="layout" svg:width="12.492cm" svg:height="3.047cm" svg:x="7.828cm" svg:y="15.948cm">
          <draw:text-box>
            <text:p text:style-name="P1"><text:span text:style-name="T6">20</text:span><text:span text:style-name="T7">th</text:span><text:span text:style-name="T6"> Conference on Membrane Computing</text:span></text:p>
            <text:p text:style-name="P1"><text:span text:style-name="T2">Curtea de Argeș, Romania</text:span></text:p>
            <text:p text:style-name="P1"><text:span text:style-name="T2">08 August 2019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7" draw:text-style-name="P6" draw:layer="layout" svg:width="22.86cm" svg:height="1.322cm" svg:x="2.564cm" svg:y="0.075cm">
          <draw:text-box>
            <text:p><text:span text:style-name="T8">Spiking Neural P Systems with Structural Plasticity (SNPSP System)</text:span></text:p>
          </draw:text-box>
        </draw:frame>
        <draw:frame draw:style-name="gr8" draw:text-style-name="P7" draw:layer="layout" svg:width="4.386cm" svg:height="1.648cm" svg:x="9.54cm" svg:y="6.196cm">
          <draw:text-box>
            <text:p><text:span text:style-name="T9">Neurons:</text:span></text:p>
          </draw:text-box>
        </draw:frame>
        <draw:frame draw:style-name="gr9" draw:text-style-name="P8" draw:layer="layout" svg:width="11.263cm" svg:height="1.897cm" svg:x="8.311cm" svg:y="2.286cm">
          <draw:text-box>
            <text:p><text:span text:style-name="T10">Π</text:span><text:span text:style-name="T11"> = (</text:span><text:span text:style-name="T12">O</text:span><text:span text:style-name="T11">, </text:span><text:span text:style-name="T13">σ</text:span><text:span text:style-name="T14">1</text:span><text:span text:style-name="T13">, ... ,σ</text:span><text:span text:style-name="T14">m</text:span><text:span text:style-name="T11">, </text:span><text:span text:style-name="T15">syn</text:span><text:span text:style-name="T11">, </text:span><text:span text:style-name="T16">out</text:span><text:span text:style-name="T11">)</text:span></text:p>
          </draw:text-box>
        </draw:frame>
        <draw:frame draw:style-name="gr10" draw:text-style-name="P9" draw:layer="layout" svg:width="4.236cm" svg:height="1.876cm" svg:x="14.138cm" svg:y="6.169cm">
          <draw:text-box>
            <text:p><text:span text:style-name="T17">σ</text:span><text:span text:style-name="T18">1</text:span><text:span text:style-name="T17">, ... ,σ</text:span><text:span text:style-name="T18">m</text:span></text:p>
          </draw:text-box>
        </draw:frame>
        <draw:custom-shape draw:style-name="gr11" draw:text-style-name="P10" draw:layer="layout" svg:width="2.032cm" svg:height="2.032cm" svg:x="8.482cm" svg:y="11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2.032cm" svg:height="2.032cm" svg:x="4.05cm" svg:y="11.0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2.032cm" svg:height="2.032cm" svg:x="12.882cm" svg:y="11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2.032cm" svg:height="2.032cm" svg:x="17.283cm" svg:y="11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2.032cm" svg:height="2.032cm" svg:x="12.883cm" svg:y="16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2.032cm" svg:height="2.032cm" svg:x="8.451cm" svg:y="16.3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2.032cm" svg:height="2.032cm" svg:x="17.283cm" svg:y="16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2.032cm" svg:height="2.032cm" svg:x="21.684cm" svg:y="16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7" draw:text-style-name="P6" draw:layer="layout" svg:width="22.86cm" svg:height="1.322cm" svg:x="2.564cm" svg:y="0.075cm">
          <draw:text-box>
            <text:p><text:span text:style-name="T8">Spiking Neural P Systems with Structural Plasticity (SNPSP System)</text:span></text:p>
          </draw:text-box>
        </draw:frame>
        <draw:frame draw:style-name="gr8" draw:text-style-name="P7" draw:layer="layout" svg:width="4.782cm" svg:height="1.648cm" svg:x="10.444cm" svg:y="6.196cm">
          <draw:text-box>
            <text:p><text:span text:style-name="T9">Synapses:</text:span></text:p>
          </draw:text-box>
        </draw:frame>
        <draw:frame draw:style-name="gr9" draw:text-style-name="P8" draw:layer="layout" svg:width="11.263cm" svg:height="1.897cm" svg:x="8.311cm" svg:y="2.286cm">
          <draw:text-box>
            <text:p><text:span text:style-name="T10">Π</text:span><text:span text:style-name="T11"> = (</text:span><text:span text:style-name="T12">O</text:span><text:span text:style-name="T11">, </text:span><text:span text:style-name="T13">σ</text:span><text:span text:style-name="T14">1</text:span><text:span text:style-name="T13">, ... ,σ</text:span><text:span text:style-name="T14">m</text:span><text:span text:style-name="T11">, </text:span><text:span text:style-name="T19">syn</text:span><text:span text:style-name="T11">, </text:span><text:span text:style-name="T16">out</text:span><text:span text:style-name="T11">)</text:span></text:p>
          </draw:text-box>
        </draw:frame>
        <draw:frame draw:style-name="gr8" draw:text-style-name="P12" draw:layer="layout" svg:width="2.118cm" svg:height="1.648cm" svg:x="15.438cm" svg:y="6.169cm">
          <draw:text-box>
            <text:p><text:span text:style-name="T19">syn </text:span></text:p>
          </draw:text-box>
        </draw:frame>
        <draw:custom-shape draw:style-name="gr11" draw:text-style-name="P10" xml:id="id2" draw:id="id2" draw:layer="layout" svg:width="2.032cm" svg:height="2.032cm" svg:x="8.482cm" svg:y="11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xml:id="id1" draw:id="id1" draw:layer="layout" svg:width="2.032cm" svg:height="2.032cm" svg:x="4.05cm" svg:y="11.0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xml:id="id5" draw:id="id5" draw:layer="layout" svg:width="2.032cm" svg:height="2.032cm" svg:x="12.882cm" svg:y="11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xml:id="id6" draw:id="id6" draw:layer="layout" svg:width="2.032cm" svg:height="2.032cm" svg:x="17.283cm" svg:y="11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xml:id="id4" draw:id="id4" draw:layer="layout" svg:width="2.032cm" svg:height="2.032cm" svg:x="12.883cm" svg:y="16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xml:id="id3" draw:id="id3" draw:layer="layout" svg:width="2.032cm" svg:height="2.032cm" svg:x="8.451cm" svg:y="16.3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xml:id="id7" draw:id="id7" draw:layer="layout" svg:width="2.032cm" svg:height="2.032cm" svg:x="17.283cm" svg:y="16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xml:id="id8" draw:id="id8" draw:layer="layout" svg:width="2.032cm" svg:height="2.032cm" svg:x="21.684cm" svg:y="16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6.082cm" svg:y1="12.09cm" svg:x2="8.482cm" svg:y2="12.044cm" draw:start-shape="id1" draw:start-glue-point="10" draw:end-shape="id2" draw:end-glue-point="6" svg:d="M6082 12090l2400-46" svg:viewBox="0 0 2401 47">
          <text:p/>
        </draw:connector>
        <draw:connector draw:style-name="gr12" draw:text-style-name="P13" draw:layer="layout" draw:type="line" svg:x1="5.066cm" svg:y1="13.106cm" svg:x2="8.451cm" svg:y2="17.39cm" draw:start-shape="id1" draw:start-glue-point="8" draw:end-shape="id3" draw:end-glue-point="6" svg:d="M5066 13106l3385 4284" svg:viewBox="0 0 3386 4285">
          <text:p/>
        </draw:connector>
        <draw:connector draw:style-name="gr12" draw:text-style-name="P13" draw:layer="layout" draw:type="line" svg:x1="9.498cm" svg:y1="13.06cm" svg:x2="9.467cm" svg:y2="16.374cm" draw:start-shape="id2" draw:start-glue-point="8" draw:end-shape="id3" draw:end-glue-point="4" svg:d="M9498 13060l-31 3314" svg:viewBox="0 0 32 3315">
          <text:p/>
        </draw:connector>
        <draw:connector draw:style-name="gr12" draw:text-style-name="P13" draw:layer="layout" draw:type="line" svg:x1="10.217cm" svg:y1="12.763cm" svg:x2="13.18cm" svg:y2="16.625cm" draw:start-shape="id2" draw:start-glue-point="9" draw:end-shape="id4" draw:end-glue-point="5" svg:d="M10217 12763l2963 3862" svg:viewBox="0 0 2964 3863">
          <text:p/>
        </draw:connector>
        <draw:connector draw:style-name="gr12" draw:text-style-name="P13" draw:layer="layout" draw:type="line" svg:x1="10.483cm" svg:y1="17.39cm" svg:x2="12.883cm" svg:y2="17.344cm" draw:start-shape="id3" draw:start-glue-point="10" draw:end-shape="id4" draw:end-glue-point="6" svg:d="M10483 17390l2400-46" svg:viewBox="0 0 2401 47">
          <text:p/>
        </draw:connector>
        <draw:connector draw:style-name="gr12" draw:text-style-name="P13" draw:layer="layout" draw:type="line" svg:x1="13.899cm" svg:y1="16.328cm" svg:x2="13.898cm" svg:y2="13.059cm" draw:start-shape="id4" draw:start-glue-point="4" draw:end-shape="id5" draw:end-glue-point="8" svg:d="M13899 16328l-1-3269" svg:viewBox="0 0 2 3270">
          <text:p/>
        </draw:connector>
        <draw:connector draw:style-name="gr12" draw:text-style-name="P13" draw:layer="layout" draw:type="line" svg:x1="14.914cm" svg:y1="12.043cm" svg:x2="17.283cm" svg:y2="12.043cm" draw:start-shape="id5" draw:start-glue-point="10" draw:end-shape="id6" draw:end-glue-point="6" svg:d="M14914 12043h2369" svg:viewBox="0 0 2370 1">
          <text:p/>
        </draw:connector>
        <draw:connector draw:style-name="gr12" draw:text-style-name="P13" draw:layer="layout" draw:type="line" svg:x1="14.618cm" svg:y1="16.625cm" svg:x2="17.58cm" svg:y2="12.762cm" draw:start-shape="id4" draw:start-glue-point="11" draw:end-shape="id6" draw:end-glue-point="7" svg:d="M14618 16625l2962-3863" svg:viewBox="0 0 2963 3864">
          <text:p/>
        </draw:connector>
        <draw:connector draw:style-name="gr12" draw:text-style-name="P13" draw:layer="layout" draw:type="line" svg:x1="18.299cm" svg:y1="13.059cm" svg:x2="18.299cm" svg:y2="16.327cm" draw:start-shape="id6" draw:start-glue-point="8" draw:end-shape="id7" draw:end-glue-point="4" svg:d="M18299 13059v3268" svg:viewBox="0 0 1 3269">
          <text:p/>
        </draw:connector>
        <draw:connector draw:style-name="gr12" draw:text-style-name="P13" draw:layer="layout" draw:type="line" svg:x1="19.018cm" svg:y1="12.762cm" svg:x2="21.981cm" svg:y2="16.624cm" draw:start-shape="id6" draw:start-glue-point="9" draw:end-shape="id8" draw:end-glue-point="5" svg:d="M19018 12762l2963 3862" svg:viewBox="0 0 2964 3863">
          <text:p/>
        </draw:connector>
        <draw:connector draw:style-name="gr12" draw:text-style-name="P13" draw:layer="layout" draw:type="line" svg:x1="19.315cm" svg:y1="17.343cm" svg:x2="21.684cm" svg:y2="17.343cm" draw:start-shape="id7" draw:start-glue-point="10" draw:end-shape="id8" draw:end-glue-point="6" svg:d="M19315 17343h2369" svg:viewBox="0 0 2370 1">
          <text:p/>
        </draw:connector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7" draw:text-style-name="P6" draw:layer="layout" svg:width="22.86cm" svg:height="1.322cm" svg:x="2.564cm" svg:y="0.075cm">
          <draw:text-box>
            <text:p><text:span text:style-name="T8">Spiking Neural P Systems with Structural Plasticity (SNPSP System)</text:span></text:p>
          </draw:text-box>
        </draw:frame>
        <draw:frame draw:style-name="gr13" draw:text-style-name="P14" draw:layer="layout" svg:width="4.782cm" svg:height="1.551cm" svg:x="9.844cm" svg:y="6.296cm">
          <draw:text-box>
            <text:p><text:span text:style-name="T20">Alphabet:</text:span></text:p>
          </draw:text-box>
        </draw:frame>
        <draw:frame draw:style-name="gr9" draw:text-style-name="P8" draw:layer="layout" svg:width="11.263cm" svg:height="1.897cm" svg:x="8.311cm" svg:y="2.286cm">
          <draw:text-box>
            <text:p><text:span text:style-name="T10">Π</text:span><text:span text:style-name="T11"> = (</text:span><text:span text:style-name="T12">O</text:span><text:span text:style-name="T11">, </text:span><text:span text:style-name="T13">σ</text:span><text:span text:style-name="T14">1</text:span><text:span text:style-name="T13">, ... ,σ</text:span><text:span text:style-name="T14">m</text:span><text:span text:style-name="T11">, </text:span><text:span text:style-name="T19">syn</text:span><text:span text:style-name="T11">, </text:span><text:span text:style-name="T16">out</text:span><text:span text:style-name="T11">)</text:span></text:p>
          </draw:text-box>
        </draw:frame>
        <draw:frame draw:style-name="gr8" draw:text-style-name="P15" draw:layer="layout" svg:width="3.866cm" svg:height="1.648cm" svg:x="14.838cm" svg:y="6.269cm">
          <draw:text-box>
            <text:p><text:span text:style-name="T21">O = {a}</text:span><text:span text:style-name="T22"> </text:span></text:p>
          </draw:text-box>
        </draw:frame>
        <draw:custom-shape draw:style-name="gr14" draw:text-style-name="P10" xml:id="id10" draw:id="id10" draw:layer="layout" svg:width="2.032cm" svg:height="2.032cm" svg:x="8.482cm" svg:y="11.028cm">
          <text:p text:style-name="P1"><text:span text:style-name="T21">a</text:span><text:span text:style-name="T2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9" draw:id="id9" draw:layer="layout" svg:width="2.032cm" svg:height="2.032cm" svg:x="4.05cm" svg:y="11.074cm">
          <text:p text:style-name="P1"><text:span text:style-name="T21">a</text:span><text:span text:style-name="T2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13" draw:id="id13" draw:layer="layout" svg:width="2.032cm" svg:height="2.032cm" svg:x="12.882cm" svg:y="11.027cm">
          <text:p text:style-name="P1"><text:span text:style-name="T21">a</text:span><text:span text:style-name="T23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14" draw:id="id14" draw:layer="layout" svg:width="2.032cm" svg:height="2.032cm" svg:x="17.283cm" svg:y="11.027cm">
          <text:p text:style-name="P1"><text:span text:style-name="T21">a</text:span><text:span text:style-name="T23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12" draw:id="id12" draw:layer="layout" svg:width="2.032cm" svg:height="2.032cm" svg:x="12.883cm" svg:y="16.328cm">
          <text:p text:style-name="P1"><text:span text:style-name="T21">a</text:span><text:span text:style-name="T2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11" draw:id="id11" draw:layer="layout" svg:width="2.032cm" svg:height="2.032cm" svg:x="8.451cm" svg:y="16.374cm">
          <text:p text:style-name="P1"><text:span text:style-name="T21">a</text:span><text:span text:style-name="T2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15" draw:id="id15" draw:layer="layout" svg:width="2.032cm" svg:height="2.032cm" svg:x="17.283cm" svg:y="16.327cm">
          <text:p text:style-name="P1"><text:span text:style-name="T21">a</text:span><text:span text:style-name="T23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16" draw:id="id16" draw:layer="layout" svg:width="2.032cm" svg:height="2.032cm" svg:x="21.684cm" svg:y="16.327cm">
          <text:p text:style-name="P1"><text:span text:style-name="T21">a</text:span><text:span text:style-name="T23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6.082cm" svg:y1="12.09cm" svg:x2="8.482cm" svg:y2="12.044cm" draw:start-shape="id9" draw:start-glue-point="10" draw:end-shape="id10" draw:end-glue-point="6" svg:d="M6082 12090l2400-46" svg:viewBox="0 0 2401 47">
          <text:p/>
        </draw:connector>
        <draw:connector draw:style-name="gr12" draw:text-style-name="P13" draw:layer="layout" draw:type="line" svg:x1="5.066cm" svg:y1="13.106cm" svg:x2="8.451cm" svg:y2="17.39cm" draw:start-shape="id9" draw:start-glue-point="8" draw:end-shape="id11" draw:end-glue-point="6" svg:d="M5066 13106l3385 4284" svg:viewBox="0 0 3386 4285">
          <text:p/>
        </draw:connector>
        <draw:connector draw:style-name="gr12" draw:text-style-name="P13" draw:layer="layout" draw:type="line" svg:x1="9.498cm" svg:y1="13.06cm" svg:x2="9.467cm" svg:y2="16.374cm" draw:start-shape="id10" draw:start-glue-point="8" draw:end-shape="id11" draw:end-glue-point="4" svg:d="M9498 13060l-31 3314" svg:viewBox="0 0 32 3315">
          <text:p/>
        </draw:connector>
        <draw:connector draw:style-name="gr12" draw:text-style-name="P13" draw:layer="layout" draw:type="line" svg:x1="10.217cm" svg:y1="12.763cm" svg:x2="13.18cm" svg:y2="16.625cm" draw:start-shape="id10" draw:start-glue-point="9" draw:end-shape="id12" draw:end-glue-point="5" svg:d="M10217 12763l2963 3862" svg:viewBox="0 0 2964 3863">
          <text:p/>
        </draw:connector>
        <draw:connector draw:style-name="gr12" draw:text-style-name="P13" draw:layer="layout" draw:type="line" svg:x1="10.483cm" svg:y1="17.39cm" svg:x2="12.883cm" svg:y2="17.344cm" draw:start-shape="id11" draw:start-glue-point="10" draw:end-shape="id12" draw:end-glue-point="6" svg:d="M10483 17390l2400-46" svg:viewBox="0 0 2401 47">
          <text:p/>
        </draw:connector>
        <draw:connector draw:style-name="gr12" draw:text-style-name="P13" draw:layer="layout" draw:type="line" svg:x1="13.899cm" svg:y1="16.328cm" svg:x2="13.898cm" svg:y2="13.059cm" draw:start-shape="id12" draw:start-glue-point="4" draw:end-shape="id13" draw:end-glue-point="8" svg:d="M13899 16328l-1-3269" svg:viewBox="0 0 2 3270">
          <text:p/>
        </draw:connector>
        <draw:connector draw:style-name="gr12" draw:text-style-name="P13" draw:layer="layout" draw:type="line" svg:x1="14.914cm" svg:y1="12.043cm" svg:x2="17.283cm" svg:y2="12.043cm" draw:start-shape="id13" draw:start-glue-point="10" draw:end-shape="id14" draw:end-glue-point="6" svg:d="M14914 12043h2369" svg:viewBox="0 0 2370 1">
          <text:p/>
        </draw:connector>
        <draw:connector draw:style-name="gr12" draw:text-style-name="P13" draw:layer="layout" draw:type="line" svg:x1="14.618cm" svg:y1="16.625cm" svg:x2="17.58cm" svg:y2="12.762cm" draw:start-shape="id12" draw:start-glue-point="11" draw:end-shape="id14" draw:end-glue-point="7" svg:d="M14618 16625l2962-3863" svg:viewBox="0 0 2963 3864">
          <text:p/>
        </draw:connector>
        <draw:connector draw:style-name="gr12" draw:text-style-name="P13" draw:layer="layout" draw:type="line" svg:x1="18.299cm" svg:y1="13.059cm" svg:x2="18.299cm" svg:y2="16.327cm" draw:start-shape="id14" draw:start-glue-point="8" draw:end-shape="id15" draw:end-glue-point="4" svg:d="M18299 13059v3268" svg:viewBox="0 0 1 3269">
          <text:p/>
        </draw:connector>
        <draw:connector draw:style-name="gr12" draw:text-style-name="P13" draw:layer="layout" draw:type="line" svg:x1="19.018cm" svg:y1="12.762cm" svg:x2="21.981cm" svg:y2="16.624cm" draw:start-shape="id14" draw:start-glue-point="9" draw:end-shape="id16" draw:end-glue-point="5" svg:d="M19018 12762l2963 3862" svg:viewBox="0 0 2964 3863">
          <text:p/>
        </draw:connector>
        <draw:connector draw:style-name="gr12" draw:text-style-name="P13" draw:layer="layout" draw:type="line" svg:x1="19.315cm" svg:y1="17.343cm" svg:x2="21.684cm" svg:y2="17.343cm" draw:start-shape="id15" draw:start-glue-point="10" draw:end-shape="id16" draw:end-glue-point="6" svg:d="M19315 17343h2369" svg:viewBox="0 0 2370 1">
          <text:p/>
        </draw:connector>
        <draw:frame draw:style-name="gr13" draw:text-style-name="P14" draw:layer="layout" svg:width="3.272cm" svg:height="1.551cm" svg:x="11.244cm" svg:y="5.197cm">
          <draw:text-box>
            <text:p><text:span text:style-name="T20">Spike:</text:span></text:p>
          </draw:text-box>
        </draw:frame>
        <draw:frame draw:style-name="gr8" draw:text-style-name="P15" draw:layer="layout" svg:width="1.072cm" svg:height="1.648cm" svg:x="14.838cm" svg:y="5.17cm">
          <draw:text-box>
            <text:p><text:span text:style-name="T21">a</text:span><text:span text:style-name="T22"> </text:span></text:p>
          </draw:text-box>
        </draw:frame>
        <draw:frame draw:style-name="gr13" draw:text-style-name="P14" draw:layer="layout" svg:width="7.928cm" svg:height="1.551cm" svg:x="6.358cm" svg:y="7.374cm">
          <draw:text-box>
            <text:p><text:span text:style-name="T20">Multiset of Spikes:</text:span></text:p>
          </draw:text-box>
        </draw:frame>
        <draw:frame draw:style-name="gr8" draw:text-style-name="P15" draw:layer="layout" svg:width="2.596cm" svg:height="1.648cm" svg:x="14.738cm" svg:y="7.471cm">
          <draw:text-box>
            <text:p><text:span text:style-name="T21">a</text:span><text:span text:style-name="T23">i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7" draw:text-style-name="P6" draw:layer="layout" svg:width="22.86cm" svg:height="1.322cm" svg:x="2.564cm" svg:y="0.075cm">
          <draw:text-box>
            <text:p><text:span text:style-name="T8">Spiking Neural P Systems with Structural Plasticity (SNPSP System)</text:span></text:p>
          </draw:text-box>
        </draw:frame>
        <draw:frame draw:style-name="gr9" draw:text-style-name="P8" draw:layer="layout" svg:width="11.263cm" svg:height="1.897cm" svg:x="8.311cm" svg:y="2.286cm">
          <draw:text-box>
            <text:p><text:span text:style-name="T10">Π</text:span><text:span text:style-name="T11"> = (</text:span><text:span text:style-name="T12">O</text:span><text:span text:style-name="T11">, </text:span><text:span text:style-name="T13">σ</text:span><text:span text:style-name="T14">1</text:span><text:span text:style-name="T13">, ... ,σ</text:span><text:span text:style-name="T14">m</text:span><text:span text:style-name="T11">, </text:span><text:span text:style-name="T19">syn</text:span><text:span text:style-name="T11">, </text:span><text:span text:style-name="T24">out</text:span><text:span text:style-name="T11">)</text:span></text:p>
          </draw:text-box>
        </draw:frame>
        <draw:custom-shape draw:style-name="gr14" draw:text-style-name="P16" xml:id="id18" draw:id="id18" draw:layer="layout" svg:width="2.032cm" svg:height="2.032cm" svg:x="8.482cm" svg:y="11.028cm">
          <text:p text:style-name="P1"><text:span text:style-name="T21">a</text:span><text:span text:style-name="T2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xml:id="id17" draw:id="id17" draw:layer="layout" svg:width="2.032cm" svg:height="2.032cm" svg:x="4.05cm" svg:y="11.074cm">
          <text:p text:style-name="P1"><text:span text:style-name="T21">a</text:span><text:span text:style-name="T2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xml:id="id21" draw:id="id21" draw:layer="layout" svg:width="2.032cm" svg:height="2.032cm" svg:x="12.882cm" svg:y="11.027cm">
          <text:p text:style-name="P1"><text:span text:style-name="T21">a</text:span><text:span text:style-name="T23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xml:id="id22" draw:id="id22" draw:layer="layout" svg:width="2.032cm" svg:height="2.032cm" svg:x="17.283cm" svg:y="11.027cm">
          <text:p text:style-name="P1"><text:span text:style-name="T21">a</text:span><text:span text:style-name="T23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xml:id="id20" draw:id="id20" draw:layer="layout" svg:width="2.032cm" svg:height="2.032cm" svg:x="12.883cm" svg:y="16.328cm">
          <text:p text:style-name="P1"><text:span text:style-name="T21">a</text:span><text:span text:style-name="T2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xml:id="id19" draw:id="id19" draw:layer="layout" svg:width="2.032cm" svg:height="2.032cm" svg:x="8.451cm" svg:y="16.374cm">
          <text:p text:style-name="P1"><text:span text:style-name="T21">a</text:span><text:span text:style-name="T2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xml:id="id23" draw:id="id23" draw:layer="layout" svg:width="2.032cm" svg:height="2.032cm" svg:x="17.283cm" svg:y="16.327cm">
          <text:p text:style-name="P1"><text:span text:style-name="T21">a</text:span><text:span text:style-name="T23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xml:id="id24" draw:id="id24" draw:layer="layout" svg:width="2.032cm" svg:height="2.032cm" svg:x="21.684cm" svg:y="16.327cm">
          <text:p text:style-name="P1"><text:span text:style-name="T21">a</text:span><text:span text:style-name="T23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3" draw:layer="layout" draw:type="line" svg:x1="6.082cm" svg:y1="12.09cm" svg:x2="8.482cm" svg:y2="12.044cm" draw:start-shape="id17" draw:start-glue-point="10" draw:end-shape="id18" draw:end-glue-point="6" svg:d="M6082 12090l2400-46" svg:viewBox="0 0 2401 47">
          <text:p/>
        </draw:connector>
        <draw:connector draw:style-name="gr12" draw:text-style-name="P13" draw:layer="layout" draw:type="line" svg:x1="5.066cm" svg:y1="13.106cm" svg:x2="8.451cm" svg:y2="17.39cm" draw:start-shape="id17" draw:start-glue-point="8" draw:end-shape="id19" draw:end-glue-point="6" svg:d="M5066 13106l3385 4284" svg:viewBox="0 0 3386 4285">
          <text:p/>
        </draw:connector>
        <draw:connector draw:style-name="gr12" draw:text-style-name="P13" draw:layer="layout" draw:type="line" svg:x1="9.498cm" svg:y1="13.06cm" svg:x2="9.467cm" svg:y2="16.374cm" draw:start-shape="id18" draw:start-glue-point="8" draw:end-shape="id19" draw:end-glue-point="4" svg:d="M9498 13060l-31 3314" svg:viewBox="0 0 32 3315">
          <text:p/>
        </draw:connector>
        <draw:connector draw:style-name="gr12" draw:text-style-name="P13" draw:layer="layout" draw:type="line" svg:x1="10.217cm" svg:y1="12.763cm" svg:x2="13.18cm" svg:y2="16.625cm" draw:start-shape="id18" draw:start-glue-point="9" draw:end-shape="id20" draw:end-glue-point="5" svg:d="M10217 12763l2963 3862" svg:viewBox="0 0 2964 3863">
          <text:p/>
        </draw:connector>
        <draw:connector draw:style-name="gr12" draw:text-style-name="P13" draw:layer="layout" draw:type="line" svg:x1="10.483cm" svg:y1="17.39cm" svg:x2="12.883cm" svg:y2="17.344cm" draw:start-shape="id19" draw:start-glue-point="10" draw:end-shape="id20" draw:end-glue-point="6" svg:d="M10483 17390l2400-46" svg:viewBox="0 0 2401 47">
          <text:p/>
        </draw:connector>
        <draw:connector draw:style-name="gr12" draw:text-style-name="P13" draw:layer="layout" draw:type="line" svg:x1="13.899cm" svg:y1="16.328cm" svg:x2="13.898cm" svg:y2="13.059cm" draw:start-shape="id20" draw:start-glue-point="4" draw:end-shape="id21" draw:end-glue-point="8" svg:d="M13899 16328l-1-3269" svg:viewBox="0 0 2 3270">
          <text:p/>
        </draw:connector>
        <draw:connector draw:style-name="gr12" draw:text-style-name="P13" draw:layer="layout" draw:type="line" svg:x1="14.914cm" svg:y1="12.043cm" svg:x2="17.283cm" svg:y2="12.043cm" draw:start-shape="id21" draw:start-glue-point="10" draw:end-shape="id22" draw:end-glue-point="6" svg:d="M14914 12043h2369" svg:viewBox="0 0 2370 1">
          <text:p/>
        </draw:connector>
        <draw:connector draw:style-name="gr12" draw:text-style-name="P13" draw:layer="layout" draw:type="line" svg:x1="14.618cm" svg:y1="16.625cm" svg:x2="17.58cm" svg:y2="12.762cm" draw:start-shape="id20" draw:start-glue-point="11" draw:end-shape="id22" draw:end-glue-point="7" svg:d="M14618 16625l2962-3863" svg:viewBox="0 0 2963 3864">
          <text:p/>
        </draw:connector>
        <draw:connector draw:style-name="gr12" draw:text-style-name="P13" draw:layer="layout" draw:type="line" svg:x1="18.299cm" svg:y1="13.059cm" svg:x2="18.299cm" svg:y2="16.327cm" draw:start-shape="id22" draw:start-glue-point="8" draw:end-shape="id23" draw:end-glue-point="4" svg:d="M18299 13059v3268" svg:viewBox="0 0 1 3269">
          <text:p/>
        </draw:connector>
        <draw:connector draw:style-name="gr12" draw:text-style-name="P13" draw:layer="layout" draw:type="line" svg:x1="19.018cm" svg:y1="12.762cm" svg:x2="21.981cm" svg:y2="16.624cm" draw:start-shape="id22" draw:start-glue-point="9" draw:end-shape="id24" draw:end-glue-point="5" svg:d="M19018 12762l2963 3862" svg:viewBox="0 0 2964 3863">
          <text:p/>
        </draw:connector>
        <draw:connector draw:style-name="gr12" draw:text-style-name="P13" draw:layer="layout" draw:type="line" svg:x1="19.315cm" svg:y1="17.343cm" svg:x2="21.684cm" svg:y2="17.343cm" draw:start-shape="id23" draw:start-glue-point="10" draw:end-shape="id24" draw:end-glue-point="6" svg:d="M19315 17343h2369" svg:viewBox="0 0 2370 1">
          <text:p/>
        </draw:connector>
        <draw:frame draw:style-name="gr13" draw:text-style-name="P14" draw:layer="layout" svg:width="6.596cm" svg:height="1.551cm" svg:x="9.458cm" svg:y="6.374cm">
          <draw:text-box>
            <text:p><text:span text:style-name="T20">Output Neuron: </text:span></text:p>
          </draw:text-box>
        </draw:frame>
        <draw:frame draw:style-name="gr8" draw:text-style-name="P15" draw:layer="layout" svg:width="2.026cm" svg:height="1.648cm" svg:x="15.652cm" svg:y="6.366cm">
          <draw:text-box>
            <text:p><text:span text:style-name="T24">out</text:span></text:p>
          </draw:text-box>
        </draw:frame>
        <draw:connector draw:style-name="gr12" draw:text-style-name="P13" draw:layer="layout" draw:type="line" svg:x1="22.7cm" svg:y1="18.359cm" svg:x2="22.682cm" svg:y2="19.531cm" draw:start-shape="id24" draw:start-glue-point="8" svg:d="M22700 18359l-18 1172" svg:viewBox="0 0 19 1173">
          <text:p/>
        </draw:connector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7" draw:text-style-name="P6" draw:layer="layout" svg:width="22.86cm" svg:height="1.322cm" svg:x="2.564cm" svg:y="0.075cm">
          <draw:text-box>
            <text:p><text:span text:style-name="T8">Spiking Neural P Systems with Structural Plasticity (SNPSP System)</text:span></text:p>
          </draw:text-box>
        </draw:frame>
        <draw:frame draw:style-name="gr9" draw:text-style-name="P17" draw:layer="layout" svg:width="11.263cm" svg:height="1.897cm" svg:x="8.311cm" svg:y="2.286cm">
          <draw:text-box>
            <text:p><text:span text:style-name="T25">Π</text:span><text:span text:style-name="T26"> = (O, σ</text:span><text:span text:style-name="T27">1</text:span><text:span text:style-name="T26">, ... ,σ</text:span><text:span text:style-name="T27">m</text:span><text:span text:style-name="T26">, </text:span><text:span text:style-name="T28">syn</text:span><text:span text:style-name="T26">, </text:span><text:span text:style-name="T28">out</text:span><text:span text:style-name="T26">)</text:span></text:p>
          </draw:text-box>
        </draw:frame>
        <draw:frame draw:style-name="gr16" draw:text-style-name="P18" draw:layer="layout" svg:width="14.016cm" svg:height="14.551cm" svg:x="7.574cm" svg:y="4.922cm">
          <draw:text-box>
            <text:p><text:span text:style-name="T29">Spiking Rule <text:s text:c="3"/>: E / a</text:span><text:span text:style-name="T30">c</text:span><text:span text:style-name="T29"> → a</text:span></text:p>
            <text:p><text:span text:style-name="T29">Plasticity Rule : E / a</text:span><text:span text:style-name="T30">c</text:span><text:span text:style-name="T29"> → </text:span><text:span text:style-name="T31">α</text:span><text:span text:style-name="T32">k</text:span><text:span text:style-name="T29">(</text:span><text:span text:style-name="T33">N</text:span><text:span text:style-name="T29">)</text:span></text:p>
            <text:p><text:span text:style-name="T29"/></text:p>
            <text:p><text:span text:style-name="T33">N – target neurons</text:span></text:p>
            <text:p><text:span text:style-name="T33"/></text:p>
            <text:p><text:span text:style-name="T31">α </text:span><text:span text:style-name="T34"><text:s/>∈ </text:span><text:span text:style-name="T29">{</text:span><text:span text:style-name="T31">+</text:span><text:span text:style-name="T29">, </text:span><text:span text:style-name="T31">–</text:span><text:span text:style-name="T29">, </text:span><text:span text:style-name="T31">±</text:span><text:span text:style-name="T29">,</text:span><text:span text:style-name="T31">∓</text:span><text:span text:style-name="T29">}</text:span></text:p>
            <text:p><text:span text:style-name="T31"><text:s/></text:span></text:p>
            <text:p><text:span text:style-name="T31"><text:s text:c="2"/></text:span><text:span text:style-name="T31">+</text:span><text:span text:style-name="T32">k </text:span><text:span text:style-name="T29">– add k synapses </text:span></text:p>
            <text:p><text:span text:style-name="T29"><text:s text:c="2"/></text:span><text:span text:style-name="T31">–</text:span><text:span text:style-name="T32">k</text:span><text:span text:style-name="T29"> – delete k synapses </text:span></text:p>
            <text:p><text:span text:style-name="T29"><text:s text:c="2"/></text:span><text:span text:style-name="T31">±</text:span><text:span text:style-name="T32">k</text:span><text:span text:style-name="T29"> – add then delete k synapses </text:span></text:p>
            <text:p><text:span text:style-name="T31">∓</text:span><text:span text:style-name="T32">k</text:span><text:span text:style-name="T29"> – delete then add k synapses <text:s/>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7" draw:text-style-name="P6" draw:layer="layout" svg:width="11.294cm" svg:height="1.551cm" svg:x="8.28cm" svg:y="-0.008cm">
          <draw:text-box>
            <text:p><text:span text:style-name="T35">Plasticity Rule: </text:span><text:span text:style-name="T29">E / a</text:span><text:span text:style-name="T30">c</text:span><text:span text:style-name="T29"> → </text:span><text:span text:style-name="T31">α</text:span><text:span text:style-name="T32">k</text:span><text:span text:style-name="T29">(</text:span><text:span text:style-name="T33">N</text:span><text:span text:style-name="T29">)</text:span></text:p>
          </draw:text-box>
        </draw:frame>
        <draw:custom-shape draw:style-name="gr18" draw:text-style-name="P19" xml:id="id25" draw:id="id25" draw:layer="layout" svg:width="1.201cm" svg:height="1.322cm" svg:x="6.549cm" svg:y="6.96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0" draw:layer="layout" svg:width="12.7cm" svg:height="1.551cm" svg:x="7.866cm" svg:y="1.859cm">
          <draw:text-box>
            <text:p><text:span text:style-name="T29">In neuron 1: E / a</text:span><text:span text:style-name="T30">c</text:span><text:span text:style-name="T29"> →</text:span><text:span text:style-name="T31">+</text:span><text:span text:style-name="T32">2</text:span><text:span text:style-name="T29">(</text:span><text:span text:style-name="T33">{2,3,4}</text:span><text:span text:style-name="T29">)</text:span></text:p>
          </draw:text-box>
        </draw:frame>
        <draw:custom-shape draw:style-name="gr18" draw:text-style-name="P19" draw:layer="layout" svg:width="1.201cm" svg:height="1.322cm" svg:x="9.648cm" svg:y="6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draw:layer="layout" svg:width="1.201cm" svg:height="1.322cm" svg:x="9.647cm" svg:y="4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xml:id="id26" draw:id="id26" draw:layer="layout" svg:width="1.201cm" svg:height="1.322cm" svg:x="9.647cm" svg:y="9.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xml:id="id27" draw:id="id27" draw:layer="layout" svg:width="1.201cm" svg:height="1.322cm" svg:x="9.646cm" svg:y="7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3" draw:layer="layout" draw:type="line" svg:x1="7.75cm" svg:y1="7.621cm" svg:x2="9.647cm" svg:y2="10.121cm" draw:start-shape="id25" draw:start-glue-point="10" draw:end-shape="id26" draw:end-glue-point="6" svg:d="M7750 7621l1897 2500" svg:viewBox="0 0 1898 2501">
          <text:p/>
        </draw:connector>
        <draw:connector draw:style-name="gr19" draw:text-style-name="P13" draw:layer="layout" draw:type="line" svg:x1="7.75cm" svg:y1="7.621cm" svg:x2="9.646cm" svg:y2="8.621cm" draw:start-shape="id25" draw:start-glue-point="10" draw:end-shape="id27" draw:end-glue-point="6" svg:d="M7750 7621l1896 1000" svg:viewBox="0 0 1897 1001">
          <text:p/>
        </draw:connector>
        <draw:frame draw:style-name="gr20" draw:text-style-name="P20" draw:layer="layout" svg:width="0.976cm" svg:height="1.552cm" svg:x="5.782cm" svg:y="6.794cm">
          <draw:text-box>
            <text:p><text:span text:style-name="T29">1</text:span></text:p>
          </draw:text-box>
        </draw:frame>
        <draw:frame draw:style-name="gr20" draw:text-style-name="P21" draw:layer="layout" svg:width="0.976cm" svg:height="1.552cm" svg:x="10.782cm" svg:y="4.594cm">
          <draw:text-box>
            <text:p><text:span text:style-name="T33">2</text:span></text:p>
          </draw:text-box>
        </draw:frame>
        <draw:frame draw:style-name="gr20" draw:text-style-name="P21" draw:layer="layout" svg:width="0.976cm" svg:height="1.552cm" svg:x="10.782cm" svg:y="6.194cm">
          <draw:text-box>
            <text:p><text:span text:style-name="T33">3</text:span></text:p>
          </draw:text-box>
        </draw:frame>
        <draw:frame draw:style-name="gr20" draw:text-style-name="P21" draw:layer="layout" svg:width="0.976cm" svg:height="1.552cm" svg:x="10.782cm" svg:y="7.894cm">
          <draw:text-box>
            <text:p><text:span text:style-name="T33">4</text:span></text:p>
          </draw:text-box>
        </draw:frame>
        <draw:frame draw:style-name="gr20" draw:text-style-name="P20" draw:layer="layout" svg:width="0.976cm" svg:height="1.552cm" svg:x="10.782cm" svg:y="9.294cm">
          <draw:text-box>
            <text:p><text:span text:style-name="T29">5</text:span></text:p>
          </draw:text-box>
        </draw:frame>
        <draw:custom-shape draw:style-name="gr18" draw:text-style-name="P19" xml:id="id28" draw:id="id28" draw:layer="layout" svg:width="1.201cm" svg:height="1.322cm" svg:x="16.249cm" svg:y="6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xml:id="id32" draw:id="id32" draw:layer="layout" svg:width="1.201cm" svg:height="1.322cm" svg:x="19.348cm" svg:y="6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xml:id="id31" draw:id="id31" draw:layer="layout" svg:width="1.201cm" svg:height="1.322cm" svg:x="19.347cm" svg:y="4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xml:id="id29" draw:id="id29" draw:layer="layout" svg:width="1.201cm" svg:height="1.322cm" svg:x="19.347cm" svg:y="9.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xml:id="id30" draw:id="id30" draw:layer="layout" svg:width="1.201cm" svg:height="1.322cm" svg:x="19.346cm" svg:y="7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3" draw:layer="layout" draw:type="line" svg:x1="17.45cm" svg:y1="7.621cm" svg:x2="19.347cm" svg:y2="10.121cm" draw:start-shape="id28" draw:start-glue-point="10" draw:end-shape="id29" draw:end-glue-point="6" svg:d="M17450 7621l1897 2500" svg:viewBox="0 0 1898 2501">
          <text:p/>
        </draw:connector>
        <draw:connector draw:style-name="gr19" draw:text-style-name="P13" draw:layer="layout" draw:type="line" svg:x1="17.45cm" svg:y1="7.621cm" svg:x2="19.346cm" svg:y2="8.621cm" draw:start-shape="id28" draw:start-glue-point="10" draw:end-shape="id30" draw:end-glue-point="6" svg:d="M17450 7621l1896 1000" svg:viewBox="0 0 1897 1001">
          <text:p/>
        </draw:connector>
        <draw:frame draw:style-name="gr20" draw:text-style-name="P20" draw:layer="layout" svg:width="0.976cm" svg:height="1.552cm" svg:x="15.482cm" svg:y="6.794cm">
          <draw:text-box>
            <text:p><text:span text:style-name="T29">1</text:span></text:p>
          </draw:text-box>
        </draw:frame>
        <draw:frame draw:style-name="gr20" draw:text-style-name="P21" draw:layer="layout" svg:width="0.976cm" svg:height="1.552cm" svg:x="20.482cm" svg:y="4.594cm">
          <draw:text-box>
            <text:p><text:span text:style-name="T33">2</text:span></text:p>
          </draw:text-box>
        </draw:frame>
        <draw:frame draw:style-name="gr20" draw:text-style-name="P21" draw:layer="layout" svg:width="0.976cm" svg:height="1.552cm" svg:x="20.482cm" svg:y="6.194cm">
          <draw:text-box>
            <text:p><text:span text:style-name="T33">3</text:span></text:p>
          </draw:text-box>
        </draw:frame>
        <draw:frame draw:style-name="gr20" draw:text-style-name="P21" draw:layer="layout" svg:width="0.976cm" svg:height="1.552cm" svg:x="20.482cm" svg:y="7.894cm">
          <draw:text-box>
            <text:p><text:span text:style-name="T33">4</text:span></text:p>
          </draw:text-box>
        </draw:frame>
        <draw:frame draw:style-name="gr20" draw:text-style-name="P20" draw:layer="layout" svg:width="0.976cm" svg:height="1.552cm" svg:x="20.482cm" svg:y="9.294cm">
          <draw:text-box>
            <text:p><text:span text:style-name="T29">5</text:span></text:p>
          </draw:text-box>
        </draw:frame>
        <draw:connector draw:style-name="gr21" draw:text-style-name="P13" draw:layer="layout" draw:type="line" svg:x1="17.45cm" svg:y1="7.621cm" svg:x2="19.347cm" svg:y2="5.421cm" draw:start-shape="id28" draw:start-glue-point="10" draw:end-shape="id31" draw:end-glue-point="6" svg:d="M17450 7621l1897-2200" svg:viewBox="0 0 1898 2201">
          <text:p/>
        </draw:connector>
        <draw:connector draw:style-name="gr21" draw:text-style-name="P13" draw:layer="layout" draw:type="line" svg:x1="17.45cm" svg:y1="7.621cm" svg:x2="19.348cm" svg:y2="7.021cm" draw:start-shape="id28" draw:start-glue-point="10" draw:end-shape="id32" draw:end-glue-point="6" svg:d="M17450 7621l1898-600" svg:viewBox="0 0 1899 601">
          <text:p/>
        </draw:connector>
        <draw:custom-shape draw:style-name="gr22" draw:text-style-name="P22" draw:layer="layout" svg:width="2.032cm" svg:height="1.27cm" svg:x="12.846cm" svg:y="7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9" xml:id="id33" draw:id="id33" draw:layer="layout" svg:width="1.201cm" svg:height="1.322cm" svg:x="6.549cm" svg:y="15.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xml:id="id41" draw:id="id41" draw:layer="layout" svg:width="1.201cm" svg:height="1.322cm" svg:x="9.648cm" svg:y="14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draw:layer="layout" svg:width="1.201cm" svg:height="1.322cm" svg:x="9.647cm" svg:y="13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xml:id="id34" draw:id="id34" draw:layer="layout" svg:width="1.201cm" svg:height="1.322cm" svg:x="9.647cm" svg:y="18.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xml:id="id35" draw:id="id35" draw:layer="layout" svg:width="1.201cm" svg:height="1.322cm" svg:x="9.646cm" svg:y="16.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3" draw:layer="layout" draw:type="line" svg:x1="7.75cm" svg:y1="16.221cm" svg:x2="9.647cm" svg:y2="18.721cm" draw:start-shape="id33" draw:start-glue-point="10" draw:end-shape="id34" draw:end-glue-point="6" svg:d="M7750 16221l1897 2500" svg:viewBox="0 0 1898 2501">
          <text:p/>
        </draw:connector>
        <draw:connector draw:style-name="gr19" draw:text-style-name="P13" draw:layer="layout" draw:type="line" svg:x1="7.75cm" svg:y1="16.221cm" svg:x2="9.646cm" svg:y2="17.221cm" draw:start-shape="id33" draw:start-glue-point="10" draw:end-shape="id35" draw:end-glue-point="6" svg:d="M7750 16221l1896 1000" svg:viewBox="0 0 1897 1001">
          <text:p/>
        </draw:connector>
        <draw:frame draw:style-name="gr20" draw:text-style-name="P20" draw:layer="layout" svg:width="0.976cm" svg:height="1.552cm" svg:x="5.782cm" svg:y="15.394cm">
          <draw:text-box>
            <text:p><text:span text:style-name="T29">1</text:span></text:p>
          </draw:text-box>
        </draw:frame>
        <draw:frame draw:style-name="gr20" draw:text-style-name="P21" draw:layer="layout" svg:width="0.976cm" svg:height="1.552cm" svg:x="10.782cm" svg:y="13.194cm">
          <draw:text-box>
            <text:p><text:span text:style-name="T33">2</text:span></text:p>
          </draw:text-box>
        </draw:frame>
        <draw:frame draw:style-name="gr20" draw:text-style-name="P21" draw:layer="layout" svg:width="0.976cm" svg:height="1.552cm" svg:x="10.782cm" svg:y="14.794cm">
          <draw:text-box>
            <text:p><text:span text:style-name="T33">3</text:span></text:p>
          </draw:text-box>
        </draw:frame>
        <draw:frame draw:style-name="gr20" draw:text-style-name="P21" draw:layer="layout" svg:width="0.976cm" svg:height="1.552cm" svg:x="10.782cm" svg:y="16.494cm">
          <draw:text-box>
            <text:p><text:span text:style-name="T33">4</text:span></text:p>
          </draw:text-box>
        </draw:frame>
        <draw:frame draw:style-name="gr20" draw:text-style-name="P20" draw:layer="layout" svg:width="0.976cm" svg:height="1.552cm" svg:x="10.782cm" svg:y="17.894cm">
          <draw:text-box>
            <text:p><text:span text:style-name="T29">5</text:span></text:p>
          </draw:text-box>
        </draw:frame>
        <draw:custom-shape draw:style-name="gr18" draw:text-style-name="P19" xml:id="id36" draw:id="id36" draw:layer="layout" svg:width="1.201cm" svg:height="1.322cm" svg:x="16.249cm" svg:y="15.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xml:id="id40" draw:id="id40" draw:layer="layout" svg:width="1.201cm" svg:height="1.322cm" svg:x="19.348cm" svg:y="14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xml:id="id39" draw:id="id39" draw:layer="layout" svg:width="1.201cm" svg:height="1.322cm" svg:x="19.347cm" svg:y="13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xml:id="id37" draw:id="id37" draw:layer="layout" svg:width="1.201cm" svg:height="1.322cm" svg:x="19.347cm" svg:y="18.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xml:id="id38" draw:id="id38" draw:layer="layout" svg:width="1.201cm" svg:height="1.322cm" svg:x="19.346cm" svg:y="16.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3" draw:layer="layout" draw:type="line" svg:x1="17.45cm" svg:y1="16.221cm" svg:x2="19.347cm" svg:y2="18.721cm" draw:start-shape="id36" draw:start-glue-point="10" draw:end-shape="id37" draw:end-glue-point="6" svg:d="M17450 16221l1897 2500" svg:viewBox="0 0 1898 2501">
          <text:p/>
        </draw:connector>
        <draw:connector draw:style-name="gr19" draw:text-style-name="P13" draw:layer="layout" draw:type="line" svg:x1="17.45cm" svg:y1="16.221cm" svg:x2="19.346cm" svg:y2="17.221cm" draw:start-shape="id36" draw:start-glue-point="10" draw:end-shape="id38" draw:end-glue-point="6" svg:d="M17450 16221l1896 1000" svg:viewBox="0 0 1897 1001">
          <text:p/>
        </draw:connector>
        <draw:frame draw:style-name="gr20" draw:text-style-name="P20" draw:layer="layout" svg:width="0.976cm" svg:height="1.552cm" svg:x="15.482cm" svg:y="15.394cm">
          <draw:text-box>
            <text:p><text:span text:style-name="T29">1</text:span></text:p>
          </draw:text-box>
        </draw:frame>
        <draw:frame draw:style-name="gr20" draw:text-style-name="P21" draw:layer="layout" svg:width="0.976cm" svg:height="1.552cm" svg:x="20.482cm" svg:y="13.194cm">
          <draw:text-box>
            <text:p><text:span text:style-name="T33">2</text:span></text:p>
          </draw:text-box>
        </draw:frame>
        <draw:frame draw:style-name="gr20" draw:text-style-name="P21" draw:layer="layout" svg:width="0.976cm" svg:height="1.552cm" svg:x="20.482cm" svg:y="14.794cm">
          <draw:text-box>
            <text:p><text:span text:style-name="T33">3</text:span></text:p>
          </draw:text-box>
        </draw:frame>
        <draw:frame draw:style-name="gr20" draw:text-style-name="P21" draw:layer="layout" svg:width="0.976cm" svg:height="1.552cm" svg:x="20.482cm" svg:y="16.494cm">
          <draw:text-box>
            <text:p><text:span text:style-name="T33">4</text:span></text:p>
          </draw:text-box>
        </draw:frame>
        <draw:frame draw:style-name="gr20" draw:text-style-name="P20" draw:layer="layout" svg:width="0.976cm" svg:height="1.552cm" svg:x="20.482cm" svg:y="17.894cm">
          <draw:text-box>
            <text:p><text:span text:style-name="T29">5</text:span></text:p>
          </draw:text-box>
        </draw:frame>
        <draw:connector draw:style-name="gr21" draw:text-style-name="P13" draw:layer="layout" draw:type="line" svg:x1="17.45cm" svg:y1="16.221cm" svg:x2="19.347cm" svg:y2="14.021cm" draw:start-shape="id36" draw:start-glue-point="10" draw:end-shape="id39" draw:end-glue-point="6" svg:d="M17450 16221l1897-2200" svg:viewBox="0 0 1898 2201">
          <text:p/>
        </draw:connector>
        <draw:connector draw:style-name="gr19" draw:text-style-name="P13" draw:layer="layout" draw:type="line" svg:x1="17.45cm" svg:y1="16.221cm" svg:x2="19.348cm" svg:y2="15.621cm" draw:start-shape="id36" draw:start-glue-point="10" draw:end-shape="id40" draw:end-glue-point="6" svg:d="M17450 16221l1898-600" svg:viewBox="0 0 1899 601">
          <text:p/>
        </draw:connector>
        <draw:custom-shape draw:style-name="gr23" draw:text-style-name="P22" draw:layer="layout" svg:width="2.032cm" svg:height="1.27cm" svg:x="12.846cm" svg:y="15.7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9" draw:text-style-name="P13" draw:layer="layout" draw:type="line" svg:x1="7.75cm" svg:y1="16.221cm" svg:x2="9.648cm" svg:y2="15.621cm" draw:start-shape="id33" draw:start-glue-point="10" draw:end-shape="id41" draw:end-glue-point="6" svg:d="M7750 16221l1898-600" svg:viewBox="0 0 1899 601">
          <text:p/>
        </draw:connector>
        <draw:frame draw:style-name="gr13" draw:text-style-name="P23" draw:layer="layout" svg:width="3.556cm" svg:height="1.551cm" svg:x="2.132cm" svg:y="6.785cm">
          <draw:text-box>
            <text:p><text:span text:style-name="T36">Case 1:</text:span></text:p>
          </draw:text-box>
        </draw:frame>
        <draw:frame draw:style-name="gr13" draw:text-style-name="P23" draw:layer="layout" svg:width="3.556cm" svg:height="1.551cm" svg:x="2.132cm" svg:y="15.386cm">
          <draw:text-box>
            <text:p><text:span text:style-name="T36">Case 2: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7" draw:text-style-name="P6" draw:layer="layout" svg:width="11.294cm" svg:height="1.551cm" svg:x="8.28cm" svg:y="-0.008cm">
          <draw:text-box>
            <text:p><text:span text:style-name="T35">Plasticity Rule: </text:span><text:span text:style-name="T29">E / a</text:span><text:span text:style-name="T30">c</text:span><text:span text:style-name="T29"> → </text:span><text:span text:style-name="T31">α</text:span><text:span text:style-name="T32">k</text:span><text:span text:style-name="T29">(</text:span><text:span text:style-name="T33">N</text:span><text:span text:style-name="T29">)</text:span></text:p>
          </draw:text-box>
        </draw:frame>
        <draw:custom-shape draw:style-name="gr18" draw:text-style-name="P19" xml:id="id42" draw:id="id42" draw:layer="layout" svg:width="1.201cm" svg:height="1.322cm" svg:x="6.549cm" svg:y="6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0" draw:layer="layout" svg:width="12.7cm" svg:height="1.551cm" svg:x="7.866cm" svg:y="1.859cm">
          <draw:text-box>
            <text:p><text:span text:style-name="T29">In neuron 1: E / a</text:span><text:span text:style-name="T30">c</text:span><text:span text:style-name="T29"> →</text:span><text:span text:style-name="T31">+</text:span><text:span text:style-name="T32">2</text:span><text:span text:style-name="T29">(</text:span><text:span text:style-name="T33">{2,3,4}</text:span><text:span text:style-name="T29">)</text:span></text:p>
          </draw:text-box>
        </draw:frame>
        <draw:custom-shape draw:style-name="gr18" draw:text-style-name="P19" draw:layer="layout" svg:width="1.201cm" svg:height="1.322cm" svg:x="9.648cm" svg:y="6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draw:layer="layout" svg:width="1.201cm" svg:height="1.322cm" svg:x="9.647cm" svg:y="4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xml:id="id43" draw:id="id43" draw:layer="layout" svg:width="1.201cm" svg:height="1.322cm" svg:x="9.647cm" svg:y="9.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draw:layer="layout" svg:width="1.201cm" svg:height="1.322cm" svg:x="9.646cm" svg:y="7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3" draw:layer="layout" draw:type="line" svg:x1="7.75cm" svg:y1="7.621cm" svg:x2="9.647cm" svg:y2="10.121cm" draw:start-shape="id42" draw:start-glue-point="10" draw:end-shape="id43" draw:end-glue-point="6" svg:d="M7750 7621l1897 2500" svg:viewBox="0 0 1898 2501">
          <text:p/>
        </draw:connector>
        <draw:frame draw:style-name="gr20" draw:text-style-name="P20" draw:layer="layout" svg:width="0.976cm" svg:height="1.552cm" svg:x="5.782cm" svg:y="6.794cm">
          <draw:text-box>
            <text:p><text:span text:style-name="T29">1</text:span></text:p>
          </draw:text-box>
        </draw:frame>
        <draw:frame draw:style-name="gr20" draw:text-style-name="P21" draw:layer="layout" svg:width="0.976cm" svg:height="1.552cm" svg:x="10.782cm" svg:y="4.594cm">
          <draw:text-box>
            <text:p><text:span text:style-name="T33">2</text:span></text:p>
          </draw:text-box>
        </draw:frame>
        <draw:frame draw:style-name="gr20" draw:text-style-name="P21" draw:layer="layout" svg:width="0.976cm" svg:height="1.552cm" svg:x="10.782cm" svg:y="6.194cm">
          <draw:text-box>
            <text:p><text:span text:style-name="T33">3</text:span></text:p>
          </draw:text-box>
        </draw:frame>
        <draw:frame draw:style-name="gr20" draw:text-style-name="P21" draw:layer="layout" svg:width="0.976cm" svg:height="1.552cm" svg:x="10.782cm" svg:y="7.894cm">
          <draw:text-box>
            <text:p><text:span text:style-name="T33">4</text:span></text:p>
          </draw:text-box>
        </draw:frame>
        <draw:frame draw:style-name="gr20" draw:text-style-name="P20" draw:layer="layout" svg:width="0.976cm" svg:height="1.552cm" svg:x="10.782cm" svg:y="9.294cm">
          <draw:text-box>
            <text:p><text:span text:style-name="T29">5</text:span></text:p>
          </draw:text-box>
        </draw:frame>
        <draw:custom-shape draw:style-name="gr18" draw:text-style-name="P19" xml:id="id44" draw:id="id44" draw:layer="layout" svg:width="1.201cm" svg:height="1.322cm" svg:x="16.249cm" svg:y="7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xml:id="id47" draw:id="id47" draw:layer="layout" svg:width="1.201cm" svg:height="1.322cm" svg:x="19.348cm" svg:y="6.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xml:id="id46" draw:id="id46" draw:layer="layout" svg:width="1.201cm" svg:height="1.322cm" svg:x="19.347cm" svg:y="4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xml:id="id45" draw:id="id45" draw:layer="layout" svg:width="1.201cm" svg:height="1.322cm" svg:x="19.347cm" svg:y="9.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draw:layer="layout" svg:width="1.201cm" svg:height="1.322cm" svg:x="19.346cm" svg:y="8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3" draw:layer="layout" draw:type="line" svg:x1="17.45cm" svg:y1="7.821cm" svg:x2="19.347cm" svg:y2="10.321cm" draw:start-shape="id44" draw:start-glue-point="10" draw:end-shape="id45" draw:end-glue-point="6" svg:d="M17450 7821l1897 2500" svg:viewBox="0 0 1898 2501">
          <text:p/>
        </draw:connector>
        <draw:frame draw:style-name="gr20" draw:text-style-name="P20" draw:layer="layout" svg:width="0.976cm" svg:height="1.552cm" svg:x="15.482cm" svg:y="6.994cm">
          <draw:text-box>
            <text:p><text:span text:style-name="T29">1</text:span></text:p>
          </draw:text-box>
        </draw:frame>
        <draw:frame draw:style-name="gr20" draw:text-style-name="P21" draw:layer="layout" svg:width="0.976cm" svg:height="1.552cm" svg:x="20.482cm" svg:y="4.794cm">
          <draw:text-box>
            <text:p><text:span text:style-name="T33">2</text:span></text:p>
          </draw:text-box>
        </draw:frame>
        <draw:frame draw:style-name="gr20" draw:text-style-name="P21" draw:layer="layout" svg:width="0.976cm" svg:height="1.552cm" svg:x="20.482cm" svg:y="6.394cm">
          <draw:text-box>
            <text:p><text:span text:style-name="T33">3</text:span></text:p>
          </draw:text-box>
        </draw:frame>
        <draw:frame draw:style-name="gr20" draw:text-style-name="P21" draw:layer="layout" svg:width="0.976cm" svg:height="1.552cm" svg:x="20.482cm" svg:y="8.094cm">
          <draw:text-box>
            <text:p><text:span text:style-name="T33">4</text:span></text:p>
          </draw:text-box>
        </draw:frame>
        <draw:frame draw:style-name="gr20" draw:text-style-name="P20" draw:layer="layout" svg:width="0.976cm" svg:height="1.552cm" svg:x="20.482cm" svg:y="9.494cm">
          <draw:text-box>
            <text:p><text:span text:style-name="T29">5</text:span></text:p>
          </draw:text-box>
        </draw:frame>
        <draw:connector draw:style-name="gr21" draw:text-style-name="P13" draw:layer="layout" draw:type="line" svg:x1="17.45cm" svg:y1="7.821cm" svg:x2="19.347cm" svg:y2="5.621cm" draw:start-shape="id44" draw:start-glue-point="10" draw:end-shape="id46" draw:end-glue-point="6" svg:d="M17450 7821l1897-2200" svg:viewBox="0 0 1898 2201">
          <text:p/>
        </draw:connector>
        <draw:connector draw:style-name="gr21" draw:text-style-name="P13" draw:layer="layout" draw:type="line" svg:x1="17.45cm" svg:y1="7.821cm" svg:x2="19.348cm" svg:y2="7.221cm" draw:start-shape="id44" draw:start-glue-point="10" draw:end-shape="id47" draw:end-glue-point="6" svg:d="M17450 7821l1898-600" svg:viewBox="0 0 1899 601">
          <text:p/>
        </draw:connector>
        <draw:custom-shape draw:style-name="gr23" draw:text-style-name="P22" draw:layer="layout" svg:width="2.032cm" svg:height="1.27cm" svg:x="13.146cm" svg:y="7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9" xml:id="id48" draw:id="id48" draw:layer="layout" svg:width="1.201cm" svg:height="1.322cm" svg:x="6.863cm" svg:y="16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xml:id="id55" draw:id="id55" draw:layer="layout" svg:width="1.201cm" svg:height="1.322cm" svg:x="9.962cm" svg:y="15.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draw:layer="layout" svg:width="1.201cm" svg:height="1.322cm" svg:x="9.961cm" svg:y="14.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xml:id="id49" draw:id="id49" draw:layer="layout" svg:width="1.201cm" svg:height="1.322cm" svg:x="9.961cm" svg:y="19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xml:id="id50" draw:id="id50" draw:layer="layout" svg:width="1.201cm" svg:height="1.322cm" svg:x="9.96cm" svg:y="17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3" draw:layer="layout" draw:type="line" svg:x1="8.064cm" svg:y1="17.251cm" svg:x2="9.961cm" svg:y2="19.751cm" draw:start-shape="id48" draw:start-glue-point="10" draw:end-shape="id49" draw:end-glue-point="6" svg:d="M8064 17251l1897 2500" svg:viewBox="0 0 1898 2501">
          <text:p/>
        </draw:connector>
        <draw:connector draw:style-name="gr21" draw:text-style-name="P13" draw:layer="layout" draw:type="line" svg:x1="8.064cm" svg:y1="17.251cm" svg:x2="9.96cm" svg:y2="18.251cm" draw:start-shape="id48" draw:start-glue-point="10" draw:end-shape="id50" draw:end-glue-point="6" svg:d="M8064 17251l1896 1000" svg:viewBox="0 0 1897 1001">
          <text:p/>
        </draw:connector>
        <draw:frame draw:style-name="gr20" draw:text-style-name="P20" draw:layer="layout" svg:width="0.976cm" svg:height="1.552cm" svg:x="6.096cm" svg:y="16.424cm">
          <draw:text-box>
            <text:p><text:span text:style-name="T29">1</text:span></text:p>
          </draw:text-box>
        </draw:frame>
        <draw:frame draw:style-name="gr20" draw:text-style-name="P21" draw:layer="layout" svg:width="0.976cm" svg:height="1.552cm" svg:x="11.096cm" svg:y="14.224cm">
          <draw:text-box>
            <text:p><text:span text:style-name="T33">2</text:span></text:p>
          </draw:text-box>
        </draw:frame>
        <draw:frame draw:style-name="gr20" draw:text-style-name="P21" draw:layer="layout" svg:width="0.976cm" svg:height="1.552cm" svg:x="11.096cm" svg:y="15.824cm">
          <draw:text-box>
            <text:p><text:span text:style-name="T33">3</text:span></text:p>
          </draw:text-box>
        </draw:frame>
        <draw:frame draw:style-name="gr20" draw:text-style-name="P21" draw:layer="layout" svg:width="0.976cm" svg:height="1.552cm" svg:x="11.096cm" svg:y="17.524cm">
          <draw:text-box>
            <text:p><text:span text:style-name="T33">4</text:span></text:p>
          </draw:text-box>
        </draw:frame>
        <draw:frame draw:style-name="gr20" draw:text-style-name="P20" draw:layer="layout" svg:width="0.976cm" svg:height="1.552cm" svg:x="11.096cm" svg:y="18.924cm">
          <draw:text-box>
            <text:p><text:span text:style-name="T29">5</text:span></text:p>
          </draw:text-box>
        </draw:frame>
        <draw:custom-shape draw:style-name="gr18" draw:text-style-name="P19" xml:id="id51" draw:id="id51" draw:layer="layout" svg:width="1.201cm" svg:height="1.322cm" svg:x="16.249cm" svg:y="16.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draw:layer="layout" svg:width="1.201cm" svg:height="1.322cm" svg:x="19.348cm" svg:y="15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xml:id="id54" draw:id="id54" draw:layer="layout" svg:width="1.201cm" svg:height="1.322cm" svg:x="19.347cm" svg:y="14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xml:id="id52" draw:id="id52" draw:layer="layout" svg:width="1.201cm" svg:height="1.322cm" svg:x="19.347cm" svg:y="19.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xml:id="id53" draw:id="id53" draw:layer="layout" svg:width="1.201cm" svg:height="1.322cm" svg:x="19.346cm" svg:y="17.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3" draw:layer="layout" draw:type="line" svg:x1="17.45cm" svg:y1="17.221cm" svg:x2="19.347cm" svg:y2="19.721cm" draw:start-shape="id51" draw:start-glue-point="10" draw:end-shape="id52" draw:end-glue-point="6" svg:d="M17450 17221l1897 2500" svg:viewBox="0 0 1898 2501">
          <text:p/>
        </draw:connector>
        <draw:connector draw:style-name="gr21" draw:text-style-name="P13" draw:layer="layout" draw:type="line" svg:x1="17.45cm" svg:y1="17.221cm" svg:x2="19.346cm" svg:y2="18.221cm" draw:start-shape="id51" draw:start-glue-point="10" draw:end-shape="id53" draw:end-glue-point="6" svg:d="M17450 17221l1896 1000" svg:viewBox="0 0 1897 1001">
          <text:p/>
        </draw:connector>
        <draw:frame draw:style-name="gr20" draw:text-style-name="P20" draw:layer="layout" svg:width="0.976cm" svg:height="1.552cm" svg:x="15.482cm" svg:y="16.394cm">
          <draw:text-box>
            <text:p><text:span text:style-name="T29">1</text:span></text:p>
          </draw:text-box>
        </draw:frame>
        <draw:frame draw:style-name="gr20" draw:text-style-name="P21" draw:layer="layout" svg:width="0.976cm" svg:height="1.552cm" svg:x="20.482cm" svg:y="14.194cm">
          <draw:text-box>
            <text:p><text:span text:style-name="T33">2</text:span></text:p>
          </draw:text-box>
        </draw:frame>
        <draw:frame draw:style-name="gr20" draw:text-style-name="P21" draw:layer="layout" svg:width="0.976cm" svg:height="1.552cm" svg:x="20.482cm" svg:y="15.794cm">
          <draw:text-box>
            <text:p><text:span text:style-name="T33">3</text:span></text:p>
          </draw:text-box>
        </draw:frame>
        <draw:frame draw:style-name="gr20" draw:text-style-name="P21" draw:layer="layout" svg:width="0.976cm" svg:height="1.552cm" svg:x="20.482cm" svg:y="17.494cm">
          <draw:text-box>
            <text:p><text:span text:style-name="T33">4</text:span></text:p>
          </draw:text-box>
        </draw:frame>
        <draw:frame draw:style-name="gr20" draw:text-style-name="P20" draw:layer="layout" svg:width="0.976cm" svg:height="1.552cm" svg:x="20.482cm" svg:y="18.894cm">
          <draw:text-box>
            <text:p><text:span text:style-name="T29">5</text:span></text:p>
          </draw:text-box>
        </draw:frame>
        <draw:connector draw:style-name="gr21" draw:text-style-name="P13" draw:layer="layout" draw:type="line" svg:x1="17.45cm" svg:y1="17.221cm" svg:x2="19.347cm" svg:y2="15.021cm" draw:start-shape="id51" draw:start-glue-point="10" draw:end-shape="id54" draw:end-glue-point="6" svg:d="M17450 17221l1897-2200" svg:viewBox="0 0 1898 2201">
          <text:p/>
        </draw:connector>
        <draw:connector draw:style-name="gr21" draw:text-style-name="P13" draw:layer="layout" draw:type="line" svg:x1="8.064cm" svg:y1="17.251cm" svg:x2="9.962cm" svg:y2="16.651cm" draw:start-shape="id48" draw:start-glue-point="10" draw:end-shape="id55" draw:end-glue-point="6" svg:d="M8064 17251l1898-600" svg:viewBox="0 0 1899 601">
          <text:p/>
        </draw:connector>
        <draw:custom-shape draw:style-name="gr24" draw:text-style-name="P24" draw:layer="layout" svg:width="1.27cm" svg:height="2.032cm" svg:x="9.752cm" svg:y="11.8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4" draw:layer="layout" svg:width="1.27cm" svg:height="2.032cm" draw:transform="rotate (0.962549082474873) translate (13.763cm 12.85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23" draw:layer="layout" svg:width="3.556cm" svg:height="1.551cm" svg:x="2.132cm" svg:y="6.786cm">
          <draw:text-box>
            <text:p><text:span text:style-name="T36">Case 3: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7" draw:text-style-name="P6" draw:layer="layout" svg:width="11.294cm" svg:height="1.551cm" svg:x="8.28cm" svg:y="-0.008cm">
          <draw:text-box>
            <text:p><text:span text:style-name="T35">Plasticity Rule: </text:span><text:span text:style-name="T29">E / a</text:span><text:span text:style-name="T30">c</text:span><text:span text:style-name="T29"> → </text:span><text:span text:style-name="T31">α</text:span><text:span text:style-name="T32">k</text:span><text:span text:style-name="T29">(</text:span><text:span text:style-name="T33">N</text:span><text:span text:style-name="T29">)</text:span></text:p>
          </draw:text-box>
        </draw:frame>
        <draw:custom-shape draw:style-name="gr18" draw:text-style-name="P19" xml:id="id56" draw:id="id56" draw:layer="layout" svg:width="1.201cm" svg:height="1.322cm" svg:x="6.549cm" svg:y="6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5" draw:layer="layout" svg:width="12.7cm" svg:height="1.551cm" svg:x="7.866cm" svg:y="1.859cm">
          <draw:text-box>
            <text:p><text:span text:style-name="T29">In neuron 1: E / a</text:span><text:span text:style-name="T30">c</text:span><text:span text:style-name="T29"> →</text:span><text:span text:style-name="T31">-</text:span><text:span text:style-name="T32">2</text:span><text:span text:style-name="T29">(</text:span><text:span text:style-name="T33">{2,3,4}</text:span><text:span text:style-name="T29">)</text:span></text:p>
          </draw:text-box>
        </draw:frame>
        <draw:custom-shape draw:style-name="gr18" draw:text-style-name="P19" xml:id="id66" draw:id="id66" draw:layer="layout" svg:width="1.201cm" svg:height="1.322cm" svg:x="9.648cm" svg:y="6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xml:id="id65" draw:id="id65" draw:layer="layout" svg:width="1.201cm" svg:height="1.322cm" svg:x="9.647cm" svg:y="4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xml:id="id57" draw:id="id57" draw:layer="layout" svg:width="1.201cm" svg:height="1.322cm" svg:x="9.647cm" svg:y="9.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draw:layer="layout" svg:width="1.201cm" svg:height="1.322cm" svg:x="9.646cm" svg:y="7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3" draw:layer="layout" draw:type="line" svg:x1="7.75cm" svg:y1="7.621cm" svg:x2="9.647cm" svg:y2="10.121cm" draw:start-shape="id56" draw:start-glue-point="10" draw:end-shape="id57" draw:end-glue-point="6" svg:d="M7750 7621l1897 2500" svg:viewBox="0 0 1898 2501">
          <text:p/>
        </draw:connector>
        <draw:frame draw:style-name="gr20" draw:text-style-name="P26" draw:layer="layout" svg:width="0.976cm" svg:height="1.552cm" svg:x="5.782cm" svg:y="6.794cm">
          <draw:text-box>
            <text:p><text:span text:style-name="T29">1</text:span></text:p>
          </draw:text-box>
        </draw:frame>
        <draw:frame draw:style-name="gr20" draw:text-style-name="P27" draw:layer="layout" svg:width="0.976cm" svg:height="1.552cm" svg:x="10.782cm" svg:y="4.594cm">
          <draw:text-box>
            <text:p><text:span text:style-name="T33">2</text:span></text:p>
          </draw:text-box>
        </draw:frame>
        <draw:frame draw:style-name="gr20" draw:text-style-name="P27" draw:layer="layout" svg:width="0.976cm" svg:height="1.552cm" svg:x="10.782cm" svg:y="6.194cm">
          <draw:text-box>
            <text:p><text:span text:style-name="T33">3</text:span></text:p>
          </draw:text-box>
        </draw:frame>
        <draw:frame draw:style-name="gr20" draw:text-style-name="P27" draw:layer="layout" svg:width="0.976cm" svg:height="1.552cm" svg:x="10.782cm" svg:y="7.894cm">
          <draw:text-box>
            <text:p><text:span text:style-name="T33">4</text:span></text:p>
          </draw:text-box>
        </draw:frame>
        <draw:frame draw:style-name="gr20" draw:text-style-name="P26" draw:layer="layout" svg:width="0.976cm" svg:height="1.552cm" svg:x="10.782cm" svg:y="9.294cm">
          <draw:text-box>
            <text:p><text:span text:style-name="T29">5</text:span></text:p>
          </draw:text-box>
        </draw:frame>
        <draw:custom-shape draw:style-name="gr18" draw:text-style-name="P19" xml:id="id58" draw:id="id58" draw:layer="layout" svg:width="1.201cm" svg:height="1.322cm" svg:x="16.249cm" svg:y="6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draw:layer="layout" svg:width="1.201cm" svg:height="1.322cm" svg:x="19.348cm" svg:y="6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draw:layer="layout" svg:width="1.201cm" svg:height="1.322cm" svg:x="19.347cm" svg:y="4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xml:id="id59" draw:id="id59" draw:layer="layout" svg:width="1.201cm" svg:height="1.322cm" svg:x="19.347cm" svg:y="9.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draw:layer="layout" svg:width="1.201cm" svg:height="1.322cm" svg:x="19.346cm" svg:y="7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3" draw:layer="layout" draw:type="line" svg:x1="17.45cm" svg:y1="7.621cm" svg:x2="19.347cm" svg:y2="10.121cm" draw:start-shape="id58" draw:start-glue-point="10" draw:end-shape="id59" draw:end-glue-point="6" svg:d="M17450 7621l1897 2500" svg:viewBox="0 0 1898 2501">
          <text:p/>
        </draw:connector>
        <draw:frame draw:style-name="gr20" draw:text-style-name="P26" draw:layer="layout" svg:width="0.976cm" svg:height="1.552cm" svg:x="15.482cm" svg:y="6.794cm">
          <draw:text-box>
            <text:p><text:span text:style-name="T29">1</text:span></text:p>
          </draw:text-box>
        </draw:frame>
        <draw:frame draw:style-name="gr20" draw:text-style-name="P27" draw:layer="layout" svg:width="0.976cm" svg:height="1.552cm" svg:x="20.482cm" svg:y="4.594cm">
          <draw:text-box>
            <text:p><text:span text:style-name="T33">2</text:span></text:p>
          </draw:text-box>
        </draw:frame>
        <draw:frame draw:style-name="gr20" draw:text-style-name="P27" draw:layer="layout" svg:width="0.976cm" svg:height="1.552cm" svg:x="20.482cm" svg:y="6.194cm">
          <draw:text-box>
            <text:p><text:span text:style-name="T33">3</text:span></text:p>
          </draw:text-box>
        </draw:frame>
        <draw:frame draw:style-name="gr20" draw:text-style-name="P27" draw:layer="layout" svg:width="0.976cm" svg:height="1.552cm" svg:x="20.482cm" svg:y="7.894cm">
          <draw:text-box>
            <text:p><text:span text:style-name="T33">4</text:span></text:p>
          </draw:text-box>
        </draw:frame>
        <draw:frame draw:style-name="gr20" draw:text-style-name="P26" draw:layer="layout" svg:width="0.976cm" svg:height="1.552cm" svg:x="20.482cm" svg:y="9.294cm">
          <draw:text-box>
            <text:p><text:span text:style-name="T29">5</text:span></text:p>
          </draw:text-box>
        </draw:frame>
        <draw:custom-shape draw:style-name="gr23" draw:text-style-name="P22" draw:layer="layout" svg:width="2.032cm" svg:height="1.27cm" svg:x="12.846cm" svg:y="7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9" xml:id="id60" draw:id="id60" draw:layer="layout" svg:width="1.201cm" svg:height="1.322cm" svg:x="6.549cm" svg:y="15.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xml:id="id64" draw:id="id64" draw:layer="layout" svg:width="1.201cm" svg:height="1.322cm" svg:x="9.648cm" svg:y="14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draw:layer="layout" svg:width="1.201cm" svg:height="1.322cm" svg:x="9.647cm" svg:y="13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xml:id="id61" draw:id="id61" draw:layer="layout" svg:width="1.201cm" svg:height="1.322cm" svg:x="9.647cm" svg:y="18.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draw:layer="layout" svg:width="1.201cm" svg:height="1.322cm" svg:x="9.646cm" svg:y="16.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3" draw:layer="layout" draw:type="line" svg:x1="7.75cm" svg:y1="16.221cm" svg:x2="9.647cm" svg:y2="18.721cm" draw:start-shape="id60" draw:start-glue-point="10" draw:end-shape="id61" draw:end-glue-point="6" svg:d="M7750 16221l1897 2500" svg:viewBox="0 0 1898 2501">
          <text:p/>
        </draw:connector>
        <draw:frame draw:style-name="gr20" draw:text-style-name="P26" draw:layer="layout" svg:width="0.976cm" svg:height="1.552cm" svg:x="5.782cm" svg:y="15.394cm">
          <draw:text-box>
            <text:p><text:span text:style-name="T29">1</text:span></text:p>
          </draw:text-box>
        </draw:frame>
        <draw:frame draw:style-name="gr20" draw:text-style-name="P27" draw:layer="layout" svg:width="0.976cm" svg:height="1.552cm" svg:x="10.782cm" svg:y="13.194cm">
          <draw:text-box>
            <text:p><text:span text:style-name="T33">2</text:span></text:p>
          </draw:text-box>
        </draw:frame>
        <draw:frame draw:style-name="gr20" draw:text-style-name="P27" draw:layer="layout" svg:width="0.976cm" svg:height="1.552cm" svg:x="10.782cm" svg:y="14.794cm">
          <draw:text-box>
            <text:p><text:span text:style-name="T33">3</text:span></text:p>
          </draw:text-box>
        </draw:frame>
        <draw:frame draw:style-name="gr20" draw:text-style-name="P27" draw:layer="layout" svg:width="0.976cm" svg:height="1.552cm" svg:x="10.782cm" svg:y="16.494cm">
          <draw:text-box>
            <text:p><text:span text:style-name="T33">4</text:span></text:p>
          </draw:text-box>
        </draw:frame>
        <draw:frame draw:style-name="gr20" draw:text-style-name="P26" draw:layer="layout" svg:width="0.976cm" svg:height="1.552cm" svg:x="10.782cm" svg:y="17.894cm">
          <draw:text-box draw:corner-radius="0.066cm">
            <text:p><text:span text:style-name="T29">5</text:span></text:p>
          </draw:text-box>
        </draw:frame>
        <draw:custom-shape draw:style-name="gr18" draw:text-style-name="P19" xml:id="id62" draw:id="id62" draw:layer="layout" svg:width="1.201cm" svg:height="1.322cm" svg:x="16.249cm" svg:y="15.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draw:layer="layout" svg:width="1.201cm" svg:height="1.322cm" svg:x="19.348cm" svg:y="14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draw:layer="layout" svg:width="1.201cm" svg:height="1.322cm" svg:x="19.347cm" svg:y="13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xml:id="id63" draw:id="id63" draw:layer="layout" svg:width="1.201cm" svg:height="1.322cm" svg:x="19.347cm" svg:y="18.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draw:layer="layout" svg:width="1.201cm" svg:height="1.322cm" svg:x="19.346cm" svg:y="16.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3" draw:layer="layout" draw:type="line" svg:x1="17.45cm" svg:y1="16.221cm" svg:x2="19.347cm" svg:y2="18.721cm" draw:start-shape="id62" draw:start-glue-point="10" draw:end-shape="id63" draw:end-glue-point="6" svg:d="M17450 16221l1897 2500" svg:viewBox="0 0 1898 2501">
          <text:p/>
        </draw:connector>
        <draw:frame draw:style-name="gr20" draw:text-style-name="P26" draw:layer="layout" svg:width="0.976cm" svg:height="1.552cm" svg:x="15.482cm" svg:y="15.394cm">
          <draw:text-box>
            <text:p><text:span text:style-name="T29">1</text:span></text:p>
          </draw:text-box>
        </draw:frame>
        <draw:frame draw:style-name="gr20" draw:text-style-name="P27" draw:layer="layout" svg:width="0.976cm" svg:height="1.552cm" svg:x="20.482cm" svg:y="13.194cm">
          <draw:text-box>
            <text:p><text:span text:style-name="T33">2</text:span></text:p>
          </draw:text-box>
        </draw:frame>
        <draw:frame draw:style-name="gr20" draw:text-style-name="P27" draw:layer="layout" svg:width="0.976cm" svg:height="1.552cm" svg:x="20.482cm" svg:y="14.794cm">
          <draw:text-box>
            <text:p><text:span text:style-name="T33">3</text:span></text:p>
          </draw:text-box>
        </draw:frame>
        <draw:frame draw:style-name="gr20" draw:text-style-name="P27" draw:layer="layout" svg:width="0.976cm" svg:height="1.552cm" svg:x="20.482cm" svg:y="16.494cm">
          <draw:text-box>
            <text:p><text:span text:style-name="T33">4</text:span></text:p>
          </draw:text-box>
        </draw:frame>
        <draw:frame draw:style-name="gr20" draw:text-style-name="P26" draw:layer="layout" svg:width="0.976cm" svg:height="1.552cm" svg:x="20.482cm" svg:y="17.894cm">
          <draw:text-box>
            <text:p><text:span text:style-name="T29">5</text:span></text:p>
          </draw:text-box>
        </draw:frame>
        <draw:custom-shape draw:style-name="gr23" draw:text-style-name="P22" draw:layer="layout" svg:width="2.032cm" svg:height="1.27cm" svg:x="12.846cm" svg:y="15.7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21" draw:text-style-name="P13" draw:layer="layout" draw:type="line" svg:x1="7.75cm" svg:y1="16.221cm" svg:x2="9.648cm" svg:y2="15.621cm" draw:start-shape="id60" draw:start-glue-point="10" draw:end-shape="id64" draw:end-glue-point="6" svg:d="M7750 16221l1898-600" svg:viewBox="0 0 1899 601">
          <text:p/>
        </draw:connector>
        <draw:frame draw:style-name="gr13" draw:text-style-name="P28" draw:layer="layout" svg:width="3.556cm" svg:height="1.551cm" svg:x="2.132cm" svg:y="6.785cm">
          <draw:text-box>
            <text:p><text:span text:style-name="T36">Case 1:</text:span></text:p>
          </draw:text-box>
        </draw:frame>
        <draw:frame draw:style-name="gr13" draw:text-style-name="P28" draw:layer="layout" svg:width="3.556cm" svg:height="1.551cm" svg:x="2.132cm" svg:y="15.386cm">
          <draw:text-box>
            <text:p><text:span text:style-name="T36">Case 2:</text:span></text:p>
          </draw:text-box>
        </draw:frame>
        <draw:connector draw:style-name="gr21" draw:text-style-name="P13" draw:layer="layout" draw:type="line" svg:x1="7.75cm" svg:y1="7.621cm" svg:x2="9.647cm" svg:y2="5.421cm" draw:start-shape="id56" draw:start-glue-point="10" draw:end-shape="id65" draw:end-glue-point="6" svg:d="M7750 7621l1897-2200" svg:viewBox="0 0 1898 2201">
          <text:p/>
        </draw:connector>
        <draw:connector draw:style-name="gr21" draw:text-style-name="P13" draw:layer="layout" draw:type="line" svg:x1="7.75cm" svg:y1="7.621cm" svg:x2="9.648cm" svg:y2="7.021cm" draw:start-shape="id56" draw:start-glue-point="10" draw:end-shape="id66" draw:end-glue-point="6" svg:d="M7750 7621l1898-600" svg:viewBox="0 0 1899 601">
          <text:p/>
        </draw:connector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7" draw:text-style-name="P6" draw:layer="layout" svg:width="11.294cm" svg:height="1.551cm" svg:x="8.28cm" svg:y="-0.008cm">
          <draw:text-box>
            <text:p><text:span text:style-name="T35">Plasticity Rule: </text:span><text:span text:style-name="T29">E / a</text:span><text:span text:style-name="T30">c</text:span><text:span text:style-name="T29"> → </text:span><text:span text:style-name="T31">α</text:span><text:span text:style-name="T32">k</text:span><text:span text:style-name="T29">(</text:span><text:span text:style-name="T33">N</text:span><text:span text:style-name="T29">)</text:span></text:p>
          </draw:text-box>
        </draw:frame>
        <draw:custom-shape draw:style-name="gr18" draw:text-style-name="P19" xml:id="id67" draw:id="id67" draw:layer="layout" svg:width="1.201cm" svg:height="1.322cm" svg:x="6.549cm" svg:y="6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6" draw:layer="layout" svg:width="12.7cm" svg:height="1.551cm" svg:x="7.866cm" svg:y="1.859cm">
          <draw:text-box>
            <text:p><text:span text:style-name="T29">In neuron 1: E / a</text:span><text:span text:style-name="T30">c</text:span><text:span text:style-name="T29"> →</text:span><text:span text:style-name="T31">-</text:span><text:span text:style-name="T32">2</text:span><text:span text:style-name="T29">(</text:span><text:span text:style-name="T33">{2,3,4}</text:span><text:span text:style-name="T29">)</text:span></text:p>
          </draw:text-box>
        </draw:frame>
        <draw:custom-shape draw:style-name="gr18" draw:text-style-name="P19" xml:id="id79" draw:id="id79" draw:layer="layout" svg:width="1.201cm" svg:height="1.322cm" svg:x="9.648cm" svg:y="6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xml:id="id78" draw:id="id78" draw:layer="layout" svg:width="1.201cm" svg:height="1.322cm" svg:x="9.647cm" svg:y="4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xml:id="id68" draw:id="id68" draw:layer="layout" svg:width="1.201cm" svg:height="1.322cm" svg:x="9.647cm" svg:y="9.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xml:id="id80" draw:id="id80" draw:layer="layout" svg:width="1.201cm" svg:height="1.322cm" svg:x="9.646cm" svg:y="7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3" draw:layer="layout" draw:type="line" svg:x1="7.75cm" svg:y1="7.621cm" svg:x2="9.647cm" svg:y2="10.121cm" draw:start-shape="id67" draw:start-glue-point="10" draw:end-shape="id68" draw:end-glue-point="6" svg:d="M7750 7621l1897 2500" svg:viewBox="0 0 1898 2501">
          <text:p/>
        </draw:connector>
        <draw:frame draw:style-name="gr20" draw:text-style-name="P26" draw:layer="layout" svg:width="0.976cm" svg:height="1.552cm" svg:x="5.782cm" svg:y="6.794cm">
          <draw:text-box>
            <text:p><text:span text:style-name="T29">1</text:span></text:p>
          </draw:text-box>
        </draw:frame>
        <draw:frame draw:style-name="gr20" draw:text-style-name="P27" draw:layer="layout" svg:width="0.976cm" svg:height="1.552cm" svg:x="10.782cm" svg:y="4.594cm">
          <draw:text-box>
            <text:p><text:span text:style-name="T33">2</text:span></text:p>
          </draw:text-box>
        </draw:frame>
        <draw:frame draw:style-name="gr20" draw:text-style-name="P27" draw:layer="layout" svg:width="0.976cm" svg:height="1.552cm" svg:x="10.782cm" svg:y="6.194cm">
          <draw:text-box>
            <text:p><text:span text:style-name="T33">3</text:span></text:p>
          </draw:text-box>
        </draw:frame>
        <draw:frame draw:style-name="gr20" draw:text-style-name="P27" draw:layer="layout" svg:width="0.976cm" svg:height="1.552cm" svg:x="10.782cm" svg:y="7.894cm">
          <draw:text-box>
            <text:p><text:span text:style-name="T33">4</text:span></text:p>
          </draw:text-box>
        </draw:frame>
        <draw:frame draw:style-name="gr20" draw:text-style-name="P26" draw:layer="layout" svg:width="0.976cm" svg:height="1.552cm" svg:x="10.782cm" svg:y="9.294cm">
          <draw:text-box>
            <text:p><text:span text:style-name="T29">5</text:span></text:p>
          </draw:text-box>
        </draw:frame>
        <draw:custom-shape draw:style-name="gr18" draw:text-style-name="P19" xml:id="id69" draw:id="id69" draw:layer="layout" svg:width="1.201cm" svg:height="1.322cm" svg:x="16.249cm" svg:y="7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xml:id="id71" draw:id="id71" draw:layer="layout" svg:width="1.201cm" svg:height="1.322cm" svg:x="19.348cm" svg:y="6.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draw:layer="layout" svg:width="1.201cm" svg:height="1.322cm" svg:x="19.347cm" svg:y="4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xml:id="id70" draw:id="id70" draw:layer="layout" svg:width="1.201cm" svg:height="1.322cm" svg:x="19.347cm" svg:y="9.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draw:layer="layout" svg:width="1.201cm" svg:height="1.322cm" svg:x="19.346cm" svg:y="8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3" draw:layer="layout" draw:type="line" svg:x1="17.45cm" svg:y1="7.821cm" svg:x2="19.347cm" svg:y2="10.321cm" draw:start-shape="id69" draw:start-glue-point="10" draw:end-shape="id70" draw:end-glue-point="6" svg:d="M17450 7821l1897 2500" svg:viewBox="0 0 1898 2501">
          <text:p/>
        </draw:connector>
        <draw:frame draw:style-name="gr20" draw:text-style-name="P26" draw:layer="layout" svg:width="0.976cm" svg:height="1.552cm" svg:x="15.482cm" svg:y="6.994cm">
          <draw:text-box>
            <text:p><text:span text:style-name="T29">1</text:span></text:p>
          </draw:text-box>
        </draw:frame>
        <draw:frame draw:style-name="gr20" draw:text-style-name="P27" draw:layer="layout" svg:width="0.976cm" svg:height="1.552cm" svg:x="20.482cm" svg:y="4.794cm">
          <draw:text-box>
            <text:p><text:span text:style-name="T33">2</text:span></text:p>
          </draw:text-box>
        </draw:frame>
        <draw:frame draw:style-name="gr20" draw:text-style-name="P27" draw:layer="layout" svg:width="0.976cm" svg:height="1.552cm" svg:x="20.482cm" svg:y="6.394cm">
          <draw:text-box>
            <text:p><text:span text:style-name="T33">3</text:span></text:p>
          </draw:text-box>
        </draw:frame>
        <draw:frame draw:style-name="gr20" draw:text-style-name="P27" draw:layer="layout" svg:width="0.976cm" svg:height="1.552cm" svg:x="20.482cm" svg:y="8.094cm">
          <draw:text-box>
            <text:p><text:span text:style-name="T33">4</text:span></text:p>
          </draw:text-box>
        </draw:frame>
        <draw:frame draw:style-name="gr20" draw:text-style-name="P26" draw:layer="layout" svg:width="0.976cm" svg:height="1.552cm" svg:x="20.482cm" svg:y="9.494cm">
          <draw:text-box>
            <text:p><text:span text:style-name="T29">5</text:span></text:p>
          </draw:text-box>
        </draw:frame>
        <draw:connector draw:style-name="gr19" draw:text-style-name="P13" draw:layer="layout" draw:type="line" svg:x1="17.45cm" svg:y1="7.821cm" svg:x2="19.348cm" svg:y2="7.221cm" draw:start-shape="id69" draw:start-glue-point="10" draw:end-shape="id71" draw:end-glue-point="6" svg:d="M17450 7821l1898-600" svg:viewBox="0 0 1899 601">
          <text:p/>
        </draw:connector>
        <draw:custom-shape draw:style-name="gr23" draw:text-style-name="P22" draw:layer="layout" svg:width="2.032cm" svg:height="1.27cm" svg:x="13.146cm" svg:y="7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9" xml:id="id72" draw:id="id72" draw:layer="layout" svg:width="1.201cm" svg:height="1.322cm" svg:x="6.863cm" svg:y="16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draw:layer="layout" svg:width="1.201cm" svg:height="1.322cm" svg:x="9.962cm" svg:y="15.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draw:layer="layout" svg:width="1.201cm" svg:height="1.322cm" svg:x="9.961cm" svg:y="14.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xml:id="id73" draw:id="id73" draw:layer="layout" svg:width="1.201cm" svg:height="1.322cm" svg:x="9.961cm" svg:y="19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xml:id="id74" draw:id="id74" draw:layer="layout" svg:width="1.201cm" svg:height="1.322cm" svg:x="9.96cm" svg:y="17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3" draw:layer="layout" draw:type="line" svg:x1="8.064cm" svg:y1="17.251cm" svg:x2="9.961cm" svg:y2="19.751cm" draw:start-shape="id72" draw:start-glue-point="10" draw:end-shape="id73" draw:end-glue-point="6" svg:d="M8064 17251l1897 2500" svg:viewBox="0 0 1898 2501">
          <text:p/>
        </draw:connector>
        <draw:connector draw:style-name="gr19" draw:text-style-name="P13" draw:layer="layout" draw:type="line" svg:x1="8.064cm" svg:y1="17.251cm" svg:x2="9.96cm" svg:y2="18.251cm" draw:start-shape="id72" draw:start-glue-point="10" draw:end-shape="id74" draw:end-glue-point="6" svg:d="M8064 17251l1896 1000" svg:viewBox="0 0 1897 1001">
          <text:p/>
        </draw:connector>
        <draw:frame draw:style-name="gr20" draw:text-style-name="P26" draw:layer="layout" svg:width="0.976cm" svg:height="1.552cm" svg:x="6.096cm" svg:y="16.424cm">
          <draw:text-box>
            <text:p><text:span text:style-name="T29">1</text:span></text:p>
          </draw:text-box>
        </draw:frame>
        <draw:frame draw:style-name="gr20" draw:text-style-name="P27" draw:layer="layout" svg:width="0.976cm" svg:height="1.552cm" svg:x="11.096cm" svg:y="14.224cm">
          <draw:text-box>
            <text:p><text:span text:style-name="T33">2</text:span></text:p>
          </draw:text-box>
        </draw:frame>
        <draw:frame draw:style-name="gr20" draw:text-style-name="P27" draw:layer="layout" svg:width="0.976cm" svg:height="1.552cm" svg:x="11.096cm" svg:y="15.824cm">
          <draw:text-box>
            <text:p><text:span text:style-name="T33">3</text:span></text:p>
          </draw:text-box>
        </draw:frame>
        <draw:frame draw:style-name="gr20" draw:text-style-name="P27" draw:layer="layout" svg:width="0.976cm" svg:height="1.552cm" svg:x="11.096cm" svg:y="17.524cm">
          <draw:text-box>
            <text:p><text:span text:style-name="T33">4</text:span></text:p>
          </draw:text-box>
        </draw:frame>
        <draw:frame draw:style-name="gr20" draw:text-style-name="P26" draw:layer="layout" svg:width="0.976cm" svg:height="1.552cm" svg:x="11.096cm" svg:y="18.924cm">
          <draw:text-box>
            <text:p><text:span text:style-name="T29">5</text:span></text:p>
          </draw:text-box>
        </draw:frame>
        <draw:custom-shape draw:style-name="gr18" draw:text-style-name="P19" xml:id="id75" draw:id="id75" draw:layer="layout" svg:width="1.201cm" svg:height="1.322cm" svg:x="16.249cm" svg:y="16.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draw:layer="layout" svg:width="1.201cm" svg:height="1.322cm" svg:x="19.348cm" svg:y="15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xml:id="id77" draw:id="id77" draw:layer="layout" svg:width="1.201cm" svg:height="1.322cm" svg:x="19.347cm" svg:y="14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xml:id="id76" draw:id="id76" draw:layer="layout" svg:width="1.201cm" svg:height="1.322cm" svg:x="19.347cm" svg:y="19.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draw:layer="layout" svg:width="1.201cm" svg:height="1.322cm" svg:x="19.346cm" svg:y="17.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3" draw:layer="layout" draw:type="line" svg:x1="17.45cm" svg:y1="17.221cm" svg:x2="19.347cm" svg:y2="19.721cm" draw:start-shape="id75" draw:start-glue-point="10" draw:end-shape="id76" draw:end-glue-point="6" svg:d="M17450 17221l1897 2500" svg:viewBox="0 0 1898 2501">
          <text:p/>
        </draw:connector>
        <draw:frame draw:style-name="gr20" draw:text-style-name="P26" draw:layer="layout" svg:width="0.976cm" svg:height="1.552cm" svg:x="15.482cm" svg:y="16.394cm">
          <draw:text-box>
            <text:p><text:span text:style-name="T29">1</text:span></text:p>
          </draw:text-box>
        </draw:frame>
        <draw:frame draw:style-name="gr20" draw:text-style-name="P27" draw:layer="layout" svg:width="0.976cm" svg:height="1.552cm" svg:x="20.482cm" svg:y="14.194cm">
          <draw:text-box>
            <text:p><text:span text:style-name="T33">2</text:span></text:p>
          </draw:text-box>
        </draw:frame>
        <draw:frame draw:style-name="gr20" draw:text-style-name="P27" draw:layer="layout" svg:width="0.976cm" svg:height="1.552cm" svg:x="20.482cm" svg:y="15.794cm">
          <draw:text-box>
            <text:p><text:span text:style-name="T33">3</text:span></text:p>
          </draw:text-box>
        </draw:frame>
        <draw:frame draw:style-name="gr20" draw:text-style-name="P27" draw:layer="layout" svg:width="0.976cm" svg:height="1.552cm" svg:x="20.482cm" svg:y="17.494cm">
          <draw:text-box>
            <text:p><text:span text:style-name="T33">4</text:span></text:p>
          </draw:text-box>
        </draw:frame>
        <draw:frame draw:style-name="gr20" draw:text-style-name="P26" draw:layer="layout" svg:width="0.976cm" svg:height="1.552cm" svg:x="20.482cm" svg:y="18.894cm">
          <draw:text-box>
            <text:p><text:span text:style-name="T29">5</text:span></text:p>
          </draw:text-box>
        </draw:frame>
        <draw:connector draw:style-name="gr19" draw:text-style-name="P13" draw:layer="layout" draw:type="line" svg:x1="17.45cm" svg:y1="17.221cm" svg:x2="19.347cm" svg:y2="15.021cm" draw:start-shape="id75" draw:start-glue-point="10" draw:end-shape="id77" draw:end-glue-point="6" svg:d="M17450 17221l1897-2200" svg:viewBox="0 0 1898 2201">
          <text:p/>
        </draw:connector>
        <draw:custom-shape draw:style-name="gr25" draw:text-style-name="P24" draw:layer="layout" svg:width="1.27cm" svg:height="2.032cm" svg:x="9.752cm" svg:y="11.8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4" draw:layer="layout" svg:width="1.27cm" svg:height="2.032cm" draw:transform="rotate (0.962549082474873) translate (13.763cm 12.85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28" draw:layer="layout" svg:width="3.556cm" svg:height="1.551cm" svg:x="2.132cm" svg:y="6.786cm">
          <draw:text-box>
            <text:p><text:span text:style-name="T36">Case 3:</text:span></text:p>
          </draw:text-box>
        </draw:frame>
        <draw:connector draw:style-name="gr21" draw:text-style-name="P13" draw:layer="layout" draw:type="line" svg:x1="7.75cm" svg:y1="7.621cm" svg:x2="9.647cm" svg:y2="5.421cm" draw:start-shape="id67" draw:start-glue-point="10" draw:end-shape="id78" draw:end-glue-point="6" svg:d="M7750 7621l1897-2200" svg:viewBox="0 0 1898 2201">
          <text:p/>
        </draw:connector>
        <draw:connector draw:style-name="gr21" draw:text-style-name="P13" draw:layer="layout" draw:type="line" svg:x1="7.75cm" svg:y1="7.621cm" svg:x2="9.648cm" svg:y2="7.021cm" draw:start-shape="id67" draw:start-glue-point="10" draw:end-shape="id79" draw:end-glue-point="6" svg:d="M7750 7621l1898-600" svg:viewBox="0 0 1899 601">
          <text:p/>
        </draw:connector>
        <draw:connector draw:style-name="gr21" draw:text-style-name="P13" draw:layer="layout" draw:type="line" svg:x1="7.75cm" svg:y1="7.621cm" svg:x2="9.646cm" svg:y2="8.621cm" draw:start-shape="id67" draw:start-glue-point="10" draw:end-shape="id80" draw:end-glue-point="6" svg:d="M7750 7621l1896 1000" svg:viewBox="0 0 1897 1001">
          <text:p/>
        </draw:connector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7" draw:text-style-name="P6" draw:layer="layout" svg:width="11.294cm" svg:height="1.551cm" svg:x="8.28cm" svg:y="-0.008cm">
          <draw:text-box>
            <text:p><text:span text:style-name="T35">Plasticity Rule: </text:span><text:span text:style-name="T29">E / a</text:span><text:span text:style-name="T30">c</text:span><text:span text:style-name="T29"> → </text:span><text:span text:style-name="T31">α</text:span><text:span text:style-name="T32">k</text:span><text:span text:style-name="T29">(</text:span><text:span text:style-name="T33">N</text:span><text:span text:style-name="T29">)</text:span></text:p>
          </draw:text-box>
        </draw:frame>
        <draw:custom-shape draw:style-name="gr18" draw:text-style-name="P19" xml:id="id81" draw:id="id81" draw:layer="layout" svg:width="1.201cm" svg:height="1.322cm" svg:x="7.549cm" svg:y="7.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6" draw:layer="layout" svg:width="11.292cm" svg:height="1.551cm" svg:x="13.7cm" svg:y="7.331cm">
          <draw:text-box>
            <text:p><text:span text:style-name="T29">In neuron 1: E / a</text:span><text:span text:style-name="T30">c</text:span><text:span text:style-name="T29"> →</text:span><text:span text:style-name="T31">+</text:span><text:span text:style-name="T32">1</text:span><text:span text:style-name="T29">(</text:span><text:span text:style-name="T33">{2}</text:span><text:span text:style-name="T29">)</text:span></text:p>
          </draw:text-box>
        </draw:frame>
        <draw:custom-shape draw:style-name="gr18" draw:text-style-name="P19" xml:id="id82" draw:id="id82" draw:layer="layout" svg:width="1.201cm" svg:height="1.322cm" svg:x="10.647cm" svg:y="7.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draw:layer="layout" svg:width="0.976cm" svg:height="1.552cm" svg:x="6.782cm" svg:y="7.294cm">
          <draw:text-box>
            <text:p><text:span text:style-name="T29">1</text:span></text:p>
          </draw:text-box>
        </draw:frame>
        <draw:frame draw:style-name="gr20" draw:text-style-name="P27" draw:layer="layout" svg:width="0.976cm" svg:height="1.552cm" svg:x="11.782cm" svg:y="7.294cm">
          <draw:text-box>
            <text:p><text:span text:style-name="T33">2</text:span></text:p>
          </draw:text-box>
        </draw:frame>
        <draw:frame draw:style-name="gr13" draw:text-style-name="P28" draw:layer="layout" svg:width="3.556cm" svg:height="1.551cm" svg:x="3.132cm" svg:y="7.286cm">
          <draw:text-box>
            <text:p><text:span text:style-name="T36">Case 1:</text:span></text:p>
          </draw:text-box>
        </draw:frame>
        <draw:connector draw:style-name="gr19" draw:text-style-name="P13" draw:layer="layout" draw:type="line" svg:x1="8.75cm" svg:y1="8.121cm" svg:x2="10.647cm" svg:y2="8.121cm" draw:start-shape="id81" draw:start-glue-point="10" draw:end-shape="id82" draw:end-glue-point="6" svg:d="M8750 8121h1897" svg:viewBox="0 0 1898 1">
          <text:p/>
        </draw:connector>
        <draw:custom-shape draw:style-name="gr18" draw:text-style-name="P19" draw:layer="layout" svg:width="1.201cm" svg:height="1.322cm" svg:x="7.549cm" svg:y="10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6" draw:layer="layout" svg:width="11.292cm" svg:height="1.551cm" svg:x="13.7cm" svg:y="10.631cm">
          <draw:text-box>
            <text:p><text:span text:style-name="T29">In neuron 1: E / a</text:span><text:span text:style-name="T30">c</text:span><text:span text:style-name="T29"> →</text:span><text:span text:style-name="T31">-</text:span><text:span text:style-name="T32">1</text:span><text:span text:style-name="T29">(</text:span><text:span text:style-name="T33">{2}</text:span><text:span text:style-name="T29">)</text:span></text:p>
          </draw:text-box>
        </draw:frame>
        <draw:custom-shape draw:style-name="gr18" draw:text-style-name="P19" draw:layer="layout" svg:width="1.201cm" svg:height="1.322cm" svg:x="10.647cm" svg:y="10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6" draw:layer="layout" svg:width="0.976cm" svg:height="1.552cm" svg:x="6.782cm" svg:y="10.594cm">
          <draw:text-box>
            <text:p><text:span text:style-name="T29">1</text:span></text:p>
          </draw:text-box>
        </draw:frame>
        <draw:frame draw:style-name="gr20" draw:text-style-name="P27" draw:layer="layout" svg:width="0.976cm" svg:height="1.552cm" svg:x="11.782cm" svg:y="10.594cm">
          <draw:text-box>
            <text:p><text:span text:style-name="T33">2</text:span></text:p>
          </draw:text-box>
        </draw:frame>
        <draw:frame draw:style-name="gr13" draw:text-style-name="P28" draw:layer="layout" svg:width="3.556cm" svg:height="1.551cm" svg:x="3.132cm" svg:y="10.586cm">
          <draw:text-box>
            <text:p><text:span text:style-name="T36">Case 2:</text:span></text:p>
          </draw:text-box>
        </draw:frame>
        <draw:frame draw:style-name="gr13" draw:text-style-name="P26" draw:layer="layout" svg:width="14.478cm" svg:height="1.551cm" svg:x="6.866cm" svg:y="2.643cm">
          <draw:text-box>
            <text:p><text:span text:style-name="T37">Plasticity rules as forgetting rules.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7" draw:text-style-name="P6" draw:layer="layout" svg:width="6.58cm" svg:height="1.322cm" svg:x="10.764cm" svg:y="0.075cm">
          <draw:text-box>
            <text:p><text:span text:style-name="T8">Register Machines</text:span></text:p>
          </draw:text-box>
        </draw:frame>
        <draw:custom-shape draw:style-name="gr26" draw:text-style-name="P29" draw:layer="layout" svg:width="1.842cm" svg:height="1.778cm" svg:x="6.12cm" svg:y="10.52cm">
          <text:p text:style-name="P1"><text:span text:style-name="T38">l</text:span><text:span text:style-name="T39">i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27" draw:text-style-name="P29" draw:layer="layout" svg:width="8.017cm" svg:height="1.8cm" draw:transform="rotate (0.0010471975511966) translate (7.97cm 10.4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0" draw:layer="layout" svg:width="1.842cm" svg:height="1.778cm" svg:x="17.914cm" svg:y="10.49cm">
          <text:p text:style-name="P1"><text:span text:style-name="T41">r</text:span></text:p>
          <draw:enhanced-geometry svg:viewBox="0 0 21600 21600" draw:type="rectangle" draw:enhanced-path="M 0 0 L 21600 0 21600 21600 0 21600 0 0 Z N"/>
        </draw:custom-shape>
        <draw:custom-shape draw:style-name="gr28" draw:text-style-name="P29" draw:layer="layout" svg:width="1.9cm" svg:height="1.778cm" svg:x="19.756cm" svg:y="10.49cm">
          <text:p text:style-name="P1"><text:span text:style-name="T42">n</text:span><text:span text:style-name="T39">r</text:span></text:p>
          <draw:enhanced-geometry svg:viewBox="0 0 21600 21600" draw:type="rectangle" draw:enhanced-path="M 0 0 L 21600 0 21600 21600 0 21600 0 0 Z N"/>
        </draw:custom-shape>
        <draw:custom-shape draw:style-name="gr26" draw:text-style-name="P29" draw:layer="layout" svg:width="1.842cm" svg:height="1.778cm" svg:x="6.12cm" svg:y="6.92cm">
          <text:p text:style-name="P1"><text:span text:style-name="T38">l</text:span><text:span text:style-name="T40">0 </text:span></text:p>
          <draw:enhanced-geometry svg:viewBox="0 0 21600 21600" draw:type="rectangle" draw:enhanced-path="M 0 0 L 21600 0 21600 21600 0 21600 0 0 Z N"/>
        </draw:custom-shape>
        <draw:custom-shape draw:style-name="gr27" draw:text-style-name="P29" draw:layer="layout" svg:width="8.017cm" svg:height="1.8cm" draw:transform="rotate (0.0010471975511966) translate (7.97cm 6.9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31" draw:layer="layout" svg:width="2.132cm" svg:height="2.579cm" draw:transform="rotate (1.5707963267949) translate (9.19cm 10.579cm)">
          <draw:text-box>
            <text:p><text:span text:style-name="T43">…</text:span><text:span text:style-name="T43">.</text:span></text:p>
          </draw:text-box>
        </draw:frame>
        <draw:frame draw:style-name="gr29" draw:text-style-name="P31" draw:layer="layout" svg:width="2.132cm" svg:height="2.579cm" draw:transform="rotate (1.5707963267949) translate (9.191cm 14.079cm)">
          <draw:text-box>
            <text:p><text:span text:style-name="T43">…</text:span><text:span text:style-name="T43">.</text:span></text:p>
          </draw:text-box>
        </draw:frame>
        <draw:custom-shape draw:style-name="gr26" draw:text-style-name="P29" draw:layer="layout" svg:width="1.842cm" svg:height="1.778cm" svg:x="6.12cm" svg:y="13.92cm">
          <text:p text:style-name="P1"><text:span text:style-name="T38">l</text:span><text:span text:style-name="T39">n</text:span><text:span text:style-name="T40"> </text:span></text:p>
          <draw:enhanced-geometry svg:viewBox="0 0 21600 21600" draw:type="rectangle" draw:enhanced-path="M 0 0 L 21600 0 21600 21600 0 21600 0 0 Z N"/>
        </draw:custom-shape>
        <draw:custom-shape draw:style-name="gr27" draw:text-style-name="P29" draw:layer="layout" svg:width="8.017cm" svg:height="1.8cm" draw:transform="rotate (0.0010471975511966) translate (7.97cm 13.8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31" draw:layer="layout" svg:width="2.132cm" svg:height="2.579cm" draw:transform="rotate (1.5707963267949) translate (17.791cm 10.579cm)">
          <draw:text-box>
            <text:p><text:span text:style-name="T43">…</text:span><text:span text:style-name="T43">.</text:span></text:p>
          </draw:text-box>
        </draw:frame>
        <draw:custom-shape draw:style-name="gr26" draw:text-style-name="P30" draw:layer="layout" svg:width="1.842cm" svg:height="1.778cm" svg:x="17.914cm" svg:y="6.89cm">
          <text:p text:style-name="P1"><text:span text:style-name="T41">0</text:span></text:p>
          <draw:enhanced-geometry svg:viewBox="0 0 21600 21600" draw:type="rectangle" draw:enhanced-path="M 0 0 L 21600 0 21600 21600 0 21600 0 0 Z N"/>
        </draw:custom-shape>
        <draw:custom-shape draw:style-name="gr28" draw:text-style-name="P29" draw:layer="layout" svg:width="1.9cm" svg:height="1.778cm" svg:x="19.756cm" svg:y="6.89cm">
          <text:p text:style-name="P1"><text:span text:style-name="T42">n</text:span><text:span text:style-name="T39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1.842cm" svg:height="1.778cm" svg:x="17.928cm" svg:y="13.904cm">
          <text:p text:style-name="P1"><text:span text:style-name="T41">m</text:span></text:p>
          <draw:enhanced-geometry svg:viewBox="0 0 21600 21600" draw:type="rectangle" draw:enhanced-path="M 0 0 L 21600 0 21600 21600 0 21600 0 0 Z N"/>
        </draw:custom-shape>
        <draw:custom-shape draw:style-name="gr28" draw:text-style-name="P29" draw:layer="layout" svg:width="1.9cm" svg:height="1.778cm" svg:x="19.77cm" svg:y="13.904cm">
          <text:p text:style-name="P1"><text:span text:style-name="T42">n</text:span><text:span text:style-name="T39">m</text:span></text:p>
          <draw:enhanced-geometry svg:viewBox="0 0 21600 21600" draw:type="rectangle" draw:enhanced-path="M 0 0 L 21600 0 21600 21600 0 21600 0 0 Z N"/>
        </draw:custom-shape>
        <draw:frame draw:style-name="gr29" draw:text-style-name="P31" draw:layer="layout" svg:width="2.132cm" svg:height="2.579cm" draw:transform="rotate (1.5707963267949) translate (17.805cm 13.993cm)">
          <draw:text-box>
            <text:p><text:span text:style-name="T43">…</text:span><text:span text:style-name="T43">.</text:span></text:p>
          </draw:text-box>
        </draw:frame>
        <draw:frame draw:style-name="gr7" draw:text-style-name="P6" draw:layer="layout" svg:width="4.548cm" svg:height="1.322cm" svg:x="8.858cm" svg:y="5.272cm">
          <draw:text-box>
            <text:p><text:span text:style-name="T8">Instructions</text:span></text:p>
          </draw:text-box>
        </draw:frame>
        <draw:frame draw:style-name="gr7" draw:text-style-name="P6" draw:layer="layout" svg:width="3.786cm" svg:height="1.322cm" svg:x="17.904cm" svg:y="5.35cm">
          <draw:text-box>
            <text:p><text:span text:style-name="T8">Registers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7" draw:text-style-name="P6" draw:layer="layout" svg:width="6.58cm" svg:height="1.322cm" svg:x="10.764cm" svg:y="0.075cm">
          <draw:text-box>
            <text:p><text:span text:style-name="T8">Register Machines</text:span></text:p>
          </draw:text-box>
        </draw:frame>
        <draw:custom-shape draw:style-name="gr30" draw:text-style-name="P29" draw:layer="layout" svg:width="1.89cm" svg:height="1.778cm" svg:x="3.356cm" svg:y="10.224cm">
          <text:p text:style-name="P1"><text:span text:style-name="T38">l</text:span><text:span text:style-name="T39">i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31" draw:text-style-name="P29" draw:layer="layout" svg:width="4.158cm" svg:height="1.778cm" svg:x="5.256cm" svg:y="10.224cm">
          <text:p text:style-name="P1"><text:span text:style-name="T44">ADD(</text:span><text:span text:style-name="T41">r</text:span><text:span text:style-name="T44">)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xml:id="id85" draw:id="id85" draw:layer="layout" svg:width="1.89cm" svg:height="1.778cm" svg:x="9.434cm" svg:y="10.224cm">
          <text:p text:style-name="P1"><text:span text:style-name="T38">l</text:span><text:span text:style-name="T39">j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xml:id="id87" draw:id="id87" draw:layer="layout" svg:width="1.89cm" svg:height="1.778cm" svg:x="11.334cm" svg:y="10.224cm">
          <text:p text:style-name="P1"><text:span text:style-name="T38">l</text:span><text:span text:style-name="T39">k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26" draw:text-style-name="P30" xml:id="id84" draw:id="id84" draw:layer="layout" svg:width="1.842cm" svg:height="1.778cm" svg:x="17.066cm" svg:y="5.702cm">
          <text:p text:style-name="P1"><text:span text:style-name="T41">r</text:span></text:p>
          <draw:enhanced-geometry svg:viewBox="0 0 21600 21600" draw:type="rectangle" draw:enhanced-path="M 0 0 L 21600 0 21600 21600 0 21600 0 0 Z N"/>
        </draw:custom-shape>
        <draw:custom-shape draw:style-name="gr28" draw:text-style-name="P32" draw:layer="layout" svg:width="1.9cm" svg:height="1.778cm" svg:x="18.908cm" svg:y="5.702cm">
          <text:p text:style-name="P1"><text:span text:style-name="T42">n+1</text:span></text:p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1.842cm" svg:height="1.778cm" svg:x="7.116cm" svg:y="5.702cm">
          <text:p text:style-name="P1"><text:span text:style-name="T41">r</text:span></text:p>
          <draw:enhanced-geometry svg:viewBox="0 0 21600 21600" draw:type="rectangle" draw:enhanced-path="M 0 0 L 21600 0 21600 21600 0 21600 0 0 Z N"/>
        </draw:custom-shape>
        <draw:custom-shape draw:style-name="gr28" draw:text-style-name="P29" xml:id="id83" draw:id="id83" draw:layer="layout" svg:width="1.9cm" svg:height="1.778cm" svg:x="8.958cm" svg:y="5.702cm">
          <text:p text:style-name="P1"><text:span text:style-name="T42">n</text:span></text:p>
          <draw:enhanced-geometry svg:viewBox="0 0 21600 21600" draw:type="rectangle" draw:enhanced-path="M 0 0 L 21600 0 21600 21600 0 21600 0 0 Z N"/>
        </draw:custom-shape>
        <draw:custom-shape draw:style-name="gr26" draw:text-style-name="P29" xml:id="id86" draw:id="id86" draw:layer="layout" svg:width="1.842cm" svg:height="1.778cm" svg:x="14.782cm" svg:y="15.202cm">
          <text:p text:style-name="P1"><text:span text:style-name="T38">l</text:span><text:span text:style-name="T39">j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27" draw:text-style-name="P29" draw:layer="layout" svg:width="8.017cm" svg:height="1.8cm" draw:transform="rotate (0.0010471975511966) translate (16.632cm 15.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xml:id="id88" draw:id="id88" draw:layer="layout" svg:width="1.842cm" svg:height="1.778cm" svg:x="14.782cm" svg:y="13.002cm">
          <text:p text:style-name="P1"><text:span text:style-name="T38">l</text:span><text:span text:style-name="T39">k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27" draw:text-style-name="P29" draw:layer="layout" svg:width="8.017cm" svg:height="1.8cm" draw:transform="rotate (0.0010471975511966) translate (16.632cm 12.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20" draw:layer="layout" svg:width="3.596cm" svg:height="1.691cm" svg:x="12.112cm" svg:y="5.127cm">
          <draw:text-box>
            <text:p><text:span text:style-name="T44">ADD(</text:span><text:span text:style-name="T41">r</text:span><text:span text:style-name="T44">)</text:span></text:p>
          </draw:text-box>
        </draw:frame>
        <draw:connector draw:style-name="gr33" draw:text-style-name="P13" draw:layer="layout" draw:type="line" svg:x1="10.858cm" svg:y1="6.591cm" svg:x2="17.066cm" svg:y2="6.591cm" draw:start-shape="id83" draw:start-glue-point="1" draw:end-shape="id84" draw:end-glue-point="3" svg:d="M10858 6591h6208" svg:viewBox="0 0 6209 1">
          <text:p/>
        </draw:connector>
        <draw:connector draw:style-name="gr34" draw:text-style-name="P13" draw:layer="layout" draw:type="curve" svg:x1="10.379cm" svg:y1="12.002cm" svg:x2="14.782cm" svg:y2="16.091cm" draw:start-shape="id85" draw:start-glue-point="2" draw:end-shape="id86" draw:end-glue-point="3" svg:d="M10379 12002c0 2726 1467 4089 4403 4089" svg:viewBox="0 0 4404 4090">
          <text:p/>
        </draw:connector>
        <draw:connector draw:style-name="gr34" draw:text-style-name="P13" draw:layer="layout" draw:type="curve" svg:x1="12.279cm" svg:y1="12.002cm" svg:x2="14.782cm" svg:y2="13.891cm" draw:start-shape="id87" draw:start-glue-point="2" draw:end-shape="id88" draw:end-glue-point="3" svg:d="M12279 12002c0 1260 834 1889 2503 1889" svg:viewBox="0 0 2504 1890">
          <text:p/>
        </draw:connector>
        <draw:frame draw:style-name="gr7" draw:text-style-name="P6" draw:layer="layout" svg:width="8.892cm" svg:height="1.322cm" svg:x="3.462cm" svg:y="15.234cm">
          <draw:text-box>
            <text:p><text:span text:style-name="T8">Non-deterministic Choice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7" draw:text-style-name="P6" draw:layer="layout" svg:width="6.58cm" svg:height="1.322cm" svg:x="10.764cm" svg:y="0.075cm">
          <draw:text-box>
            <text:p><text:span text:style-name="T8">Register Machines</text:span></text:p>
          </draw:text-box>
        </draw:frame>
        <draw:custom-shape draw:style-name="gr30" draw:text-style-name="P29" draw:layer="layout" svg:width="1.89cm" svg:height="1.778cm" svg:x="3.056cm" svg:y="11.524cm">
          <text:p text:style-name="P1"><text:span text:style-name="T38">l</text:span><text:span text:style-name="T39">i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31" draw:text-style-name="P29" draw:layer="layout" svg:width="4.158cm" svg:height="1.778cm" svg:x="4.956cm" svg:y="11.524cm">
          <text:p text:style-name="P1"><text:span text:style-name="T44">SUB(</text:span><text:span text:style-name="T41">r</text:span><text:span text:style-name="T44">)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xml:id="id91" draw:id="id91" draw:layer="layout" svg:width="1.89cm" svg:height="1.778cm" svg:x="9.134cm" svg:y="11.524cm">
          <text:p text:style-name="P1"><text:span text:style-name="T38">l</text:span><text:span text:style-name="T39">j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xml:id="id93" draw:id="id93" draw:layer="layout" svg:width="1.89cm" svg:height="1.778cm" svg:x="11.034cm" svg:y="11.524cm">
          <text:p text:style-name="P1"><text:span text:style-name="T38">l</text:span><text:span text:style-name="T39">k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26" draw:text-style-name="P30" xml:id="id90" draw:id="id90" draw:layer="layout" svg:width="1.842cm" svg:height="1.778cm" svg:x="18.266cm" svg:y="4.302cm">
          <text:p text:style-name="P1"><text:span text:style-name="T41">r</text:span></text:p>
          <draw:enhanced-geometry svg:viewBox="0 0 21600 21600" draw:type="rectangle" draw:enhanced-path="M 0 0 L 21600 0 21600 21600 0 21600 0 0 Z N"/>
        </draw:custom-shape>
        <draw:custom-shape draw:style-name="gr28" draw:text-style-name="P32" draw:layer="layout" svg:width="1.9cm" svg:height="1.778cm" svg:x="20.108cm" svg:y="4.302cm">
          <text:p text:style-name="P1"><text:span text:style-name="T42">n-1</text:span></text:p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1.842cm" svg:height="1.778cm" svg:x="8.316cm" svg:y="4.302cm">
          <text:p text:style-name="P1"><text:span text:style-name="T41">r</text:span></text:p>
          <draw:enhanced-geometry svg:viewBox="0 0 21600 21600" draw:type="rectangle" draw:enhanced-path="M 0 0 L 21600 0 21600 21600 0 21600 0 0 Z N"/>
        </draw:custom-shape>
        <draw:custom-shape draw:style-name="gr28" draw:text-style-name="P29" xml:id="id89" draw:id="id89" draw:layer="layout" svg:width="1.9cm" svg:height="1.778cm" svg:x="10.158cm" svg:y="4.302cm">
          <text:p text:style-name="P1"><text:span text:style-name="T42">n</text:span></text:p>
          <draw:enhanced-geometry svg:viewBox="0 0 21600 21600" draw:type="rectangle" draw:enhanced-path="M 0 0 L 21600 0 21600 21600 0 21600 0 0 Z N"/>
        </draw:custom-shape>
        <draw:custom-shape draw:style-name="gr26" draw:text-style-name="P29" xml:id="id92" draw:id="id92" draw:layer="layout" svg:width="1.842cm" svg:height="1.778cm" svg:x="14.782cm" svg:y="16.502cm">
          <text:p text:style-name="P1"><text:span text:style-name="T38">l</text:span><text:span text:style-name="T39">j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27" draw:text-style-name="P29" draw:layer="layout" svg:width="8.017cm" svg:height="1.8cm" draw:transform="rotate (0.0010471975511966) translate (16.632cm 16.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9" xml:id="id94" draw:id="id94" draw:layer="layout" svg:width="1.842cm" svg:height="1.778cm" svg:x="14.782cm" svg:y="14.302cm">
          <text:p text:style-name="P1"><text:span text:style-name="T38">l</text:span><text:span text:style-name="T39">k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27" draw:text-style-name="P29" draw:layer="layout" svg:width="8.017cm" svg:height="1.8cm" draw:transform="rotate (0.0010471975511966) translate (16.632cm 14.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20" draw:layer="layout" svg:width="3.596cm" svg:height="1.691cm" svg:x="13.312cm" svg:y="3.727cm">
          <draw:text-box>
            <text:p><text:span text:style-name="T44">SUB(</text:span><text:span text:style-name="T41">r</text:span><text:span text:style-name="T44">)</text:span></text:p>
          </draw:text-box>
        </draw:frame>
        <draw:connector draw:style-name="gr33" draw:text-style-name="P13" draw:layer="layout" draw:type="line" svg:x1="12.058cm" svg:y1="5.191cm" svg:x2="18.266cm" svg:y2="5.191cm" draw:start-shape="id89" draw:start-glue-point="1" draw:end-shape="id90" draw:end-glue-point="3" svg:d="M12058 5191h6208" svg:viewBox="0 0 6209 1">
          <text:p/>
        </draw:connector>
        <draw:connector draw:style-name="gr34" draw:text-style-name="P13" draw:layer="layout" draw:type="curve" svg:x1="10.079cm" svg:y1="13.302cm" svg:x2="14.782cm" svg:y2="17.391cm" draw:start-shape="id91" draw:start-glue-point="2" draw:end-shape="id92" draw:end-glue-point="3" svg:d="M10079 13302c0 2726 1567 4089 4703 4089" svg:viewBox="0 0 4704 4090">
          <text:p/>
        </draw:connector>
        <draw:connector draw:style-name="gr34" draw:text-style-name="P13" draw:layer="layout" draw:type="curve" svg:x1="11.979cm" svg:y1="13.302cm" svg:x2="14.782cm" svg:y2="15.191cm" draw:start-shape="id93" draw:start-glue-point="2" draw:end-shape="id94" draw:end-glue-point="3" svg:d="M11979 13302c0 1260 934 1889 2803 1889" svg:viewBox="0 0 2804 1890">
          <text:p/>
        </draw:connector>
        <draw:custom-shape draw:style-name="gr26" draw:text-style-name="P30" xml:id="id96" draw:id="id96" draw:layer="layout" svg:width="1.842cm" svg:height="1.778cm" svg:x="18.266cm" svg:y="7.016cm">
          <text:p text:style-name="P1"><text:span text:style-name="T41">r</text:span></text:p>
          <draw:enhanced-geometry svg:viewBox="0 0 21600 21600" draw:type="rectangle" draw:enhanced-path="M 0 0 L 21600 0 21600 21600 0 21600 0 0 Z N"/>
        </draw:custom-shape>
        <draw:custom-shape draw:style-name="gr28" draw:text-style-name="P29" draw:layer="layout" svg:width="1.9cm" svg:height="1.778cm" svg:x="20.108cm" svg:y="7.016cm">
          <text:p text:style-name="P1"><text:span text:style-name="T42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1.842cm" svg:height="1.778cm" svg:x="8.316cm" svg:y="7.016cm">
          <text:p text:style-name="P1"><text:span text:style-name="T41">r</text:span></text:p>
          <draw:enhanced-geometry svg:viewBox="0 0 21600 21600" draw:type="rectangle" draw:enhanced-path="M 0 0 L 21600 0 21600 21600 0 21600 0 0 Z N"/>
        </draw:custom-shape>
        <draw:custom-shape draw:style-name="gr28" draw:text-style-name="P29" xml:id="id95" draw:id="id95" draw:layer="layout" svg:width="1.9cm" svg:height="1.778cm" svg:x="10.158cm" svg:y="7.016cm">
          <text:p text:style-name="P1"><text:span text:style-name="T42">0</text:span></text:p>
          <draw:enhanced-geometry svg:viewBox="0 0 21600 21600" draw:type="rectangle" draw:enhanced-path="M 0 0 L 21600 0 21600 21600 0 21600 0 0 Z N"/>
        </draw:custom-shape>
        <draw:frame draw:style-name="gr32" draw:text-style-name="P20" draw:layer="layout" svg:width="3.596cm" svg:height="1.691cm" svg:x="13.312cm" svg:y="6.441cm">
          <draw:text-box>
            <text:p><text:span text:style-name="T44">SUB(</text:span><text:span text:style-name="T41">r</text:span><text:span text:style-name="T44">)</text:span></text:p>
          </draw:text-box>
        </draw:frame>
        <draw:connector draw:style-name="gr33" draw:text-style-name="P13" draw:layer="layout" draw:type="line" svg:x1="12.058cm" svg:y1="7.905cm" svg:x2="18.266cm" svg:y2="7.905cm" draw:start-shape="id95" draw:start-glue-point="1" draw:end-shape="id96" draw:end-glue-point="3" svg:d="M12058 7905h6208" svg:viewBox="0 0 6209 1">
          <text:p/>
        </draw:connector>
        <draw:frame draw:style-name="gr7" draw:text-style-name="P6" draw:layer="layout" svg:width="3.024cm" svg:height="1.322cm" svg:x="5.434cm" svg:y="4.048cm">
          <draw:text-box>
            <text:p><text:span text:style-name="T8">Case 1:</text:span></text:p>
          </draw:text-box>
        </draw:frame>
        <draw:frame draw:style-name="gr7" draw:text-style-name="P6" draw:layer="layout" svg:width="3.024cm" svg:height="1.322cm" svg:x="5.434cm" svg:y="6.748cm">
          <draw:text-box>
            <text:p><text:span text:style-name="T8">Case 2:</text:span></text:p>
          </draw:text-box>
        </draw:frame>
        <draw:frame draw:style-name="gr7" draw:text-style-name="P6" draw:layer="layout" svg:width="3.024cm" svg:height="1.322cm" svg:x="12.19cm" svg:y="17.294cm">
          <draw:text-box>
            <text:p><text:span text:style-name="T8">Case 1</text:span></text:p>
          </draw:text-box>
        </draw:frame>
        <draw:frame draw:style-name="gr7" draw:text-style-name="P6" draw:layer="layout" svg:width="3.024cm" svg:height="1.322cm" svg:x="12.192cm" svg:y="15.1cm">
          <draw:text-box>
            <text:p><text:span text:style-name="T8">Case 2</text:span></text:p>
          </draw:text-box>
        </draw:frame>
        <draw:frame draw:style-name="gr7" draw:text-style-name="P33" draw:layer="layout" svg:width="2.186cm" svg:height="1.322cm" svg:x="5.834cm" svg:y="7.748cm">
          <draw:text-box>
            <text:p><text:span text:style-name="T45">n = 0</text:span></text:p>
          </draw:text-box>
        </draw:frame>
        <draw:frame draw:style-name="gr7" draw:text-style-name="P33" draw:layer="layout" svg:width="2.186cm" svg:height="1.322cm" svg:x="5.834cm" svg:y="5.048cm">
          <draw:text-box>
            <text:p><text:span text:style-name="T45">n &gt; 0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7" draw:text-style-name="P6" draw:layer="layout" svg:width="6.58cm" svg:height="1.322cm" svg:x="10.764cm" svg:y="0.075cm">
          <draw:text-box>
            <text:p><text:span text:style-name="T8">Register Machines</text:span></text:p>
          </draw:text-box>
        </draw:frame>
        <draw:custom-shape draw:style-name="gr26" draw:text-style-name="P29" draw:layer="layout" svg:width="1.842cm" svg:height="1.778cm" svg:x="9.044cm" svg:y="10.128cm">
          <text:p text:style-name="P1"><text:span text:style-name="T38">l</text:span><text:span text:style-name="T39">h</text:span><text:span text:style-name="T40"> </text:span></text:p>
          <draw:enhanced-geometry svg:viewBox="0 0 21600 21600" draw:type="rectangle" draw:enhanced-path="M 0 0 L 21600 0 21600 21600 0 21600 0 0 Z N"/>
        </draw:custom-shape>
        <draw:custom-shape draw:style-name="gr35" draw:text-style-name="P32" draw:layer="layout" svg:width="8.017cm" svg:height="1.8cm" draw:transform="rotate (0.0010471975511966) translate (10.894cm 10.106cm)">
          <text:p text:style-name="P1"><text:span text:style-name="T1">Hal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style-name="gr36" draw:text-style-name="P34" draw:layer="layout" svg:width="7.11cm" svg:height="1.27cm" svg:x="10.512cm" svg:y="12.712cm">
          <text:p text:style-name="P1"><text:span text:style-name="T46">Spike Count</text:span></text:p>
          <draw:enhanced-geometry svg:viewBox="0 0 21600 21600" draw:type="rectangle" draw:enhanced-path="M 0 0 L 21600 0 21600 21600 0 21600 0 0 Z N"/>
        </draw:custom-shape>
        <draw:custom-shape draw:style-name="gr37" draw:text-style-name="P35" draw:layer="layout" svg:width="7.08cm" svg:height="1.27cm" svg:x="19.31cm" svg:y="12.746cm">
          <text:p text:style-name="P1"><text:span text:style-name="T47">Spike Train</text:span></text:p>
          <draw:enhanced-geometry svg:viewBox="0 0 21600 21600" draw:type="rectangle" draw:enhanced-path="M 0 0 L 21600 0 21600 21600 0 21600 0 0 Z N"/>
        </draw:custom-shape>
        <draw:frame draw:style-name="gr38" draw:text-style-name="P36" draw:layer="layout" svg:width="8.082cm" svg:height="1.322cm" svg:x="9.952cm" svg:y="0.008cm">
          <draw:text-box>
            <text:p><text:span text:style-name="T35">Representing Numbers</text:span></text:p>
          </draw:text-box>
        </draw:frame>
        <draw:custom-shape draw:style-name="gr39" draw:text-style-name="P32" draw:layer="layout" svg:width="7.098cm" svg:height="4.796cm" svg:x="19.292cm" svg:y="7.666cm">
          <text:p text:style-name="P1"><text:span text:style-name="T44">10</text:span><text:span text:style-name="T48">n-1</text:span><text:span text:style-name="T44">1</text:span></text:p>
          <draw:enhanced-geometry svg:viewBox="0 0 21600 21600" draw:type="rectangle" draw:enhanced-path="M 0 0 L 21600 0 21600 21600 0 21600 0 0 Z N"/>
        </draw:custom-shape>
        <draw:custom-shape draw:style-name="gr40" draw:text-style-name="P32" draw:layer="layout" svg:width="7.104cm" svg:height="4.796cm" svg:x="10.512cm" svg:y="7.608cm">
          <text:p text:style-name="P1"><text:span text:style-name="T44">Z + 3n</text:span></text:p>
          <draw:enhanced-geometry svg:viewBox="0 0 21600 21600" draw:type="rectangle" draw:enhanced-path="M 0 0 L 21600 0 21600 21600 0 21600 0 0 Z N"/>
        </draw:custom-shape>
        <draw:custom-shape draw:style-name="gr36" draw:text-style-name="P34" draw:layer="layout" svg:width="7.11cm" svg:height="1.27cm" svg:x="1.712cm" svg:y="12.712cm">
          <text:p text:style-name="P1"><text:span text:style-name="T46">Number (in Register)</text:span></text:p>
          <draw:enhanced-geometry svg:viewBox="0 0 21600 21600" draw:type="rectangle" draw:enhanced-path="M 0 0 L 21600 0 21600 21600 0 21600 0 0 Z N"/>
        </draw:custom-shape>
        <draw:custom-shape draw:style-name="gr40" draw:text-style-name="P32" draw:layer="layout" svg:width="7.104cm" svg:height="4.796cm" svg:x="1.712cm" svg:y="7.608cm">
          <text:p text:style-name="P1"><text:span text:style-name="T44">n</text:span></text:p>
          <draw:enhanced-geometry svg:viewBox="0 0 21600 21600" draw:type="rectangle" draw:enhanced-path="M 0 0 L 21600 0 21600 21600 0 21600 0 0 Z N"/>
        </draw:custom-shape>
        <draw:frame draw:style-name="gr41" draw:text-style-name="P37" draw:layer="layout" svg:width="7.29cm" svg:height="0.95cm" svg:x="10.49cm" svg:y="14.216cm">
          <draw:text-box>
            <text:p><text:span text:style-name="T49">Z</text:span><text:span text:style-name="T50"> is some constant spike count.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custom-shape draw:style-name="gr42" draw:text-style-name="P39" draw:layer="layout" svg:width="11.572cm" svg:height="3.486cm" svg:x="8.194cm" svg:y="5.434cm">
          <text:p text:style-name="P38"><text:span text:style-name="T51">Rule 0:</text:span><text:span text:style-name="T52"> <text:s text:c="3"/>a</text:span><text:span text:style-name="T53">X+1</text:span><text:span text:style-name="T52"> / a</text:span><text:span text:style-name="T53">1</text:span><text:span text:style-name="T52"> → λ</text:span></text:p>
          <text:p text:style-name="P38"><text:span text:style-name="T51">Rule 1:</text:span><text:span text:style-name="T54"> <text:s text:c="3"/>a</text:span><text:span text:style-name="T55">X+2</text:span><text:span text:style-name="T54"> / a</text:span><text:span text:style-name="T55">2</text:span><text:span text:style-name="T54"> → λ</text:span></text:p>
          <text:p text:style-name="P38"><text:span text:style-name="T51">Rule 2:</text:span><text:span text:style-name="T52"> <text:s text:c="3"/></text:span><text:span text:style-name="T54">a</text:span><text:span text:style-name="T55">X+2</text:span><text:span text:style-name="T54"> / a</text:span><text:span text:style-name="T55">2</text:span><text:span text:style-name="T54"> → a</text:span></text:p>
          <draw:enhanced-geometry svg:viewBox="0 0 21600 21600" draw:type="rectangle" draw:enhanced-path="M 0 0 L 21600 0 21600 21600 0 21600 0 0 Z N"/>
        </draw:custom-shape>
        <draw:custom-shape draw:style-name="gr43" draw:text-style-name="P39" draw:layer="layout" svg:width="11.572cm" svg:height="2.58cm" svg:x="8.194cm" svg:y="9.234cm">
          <text:p text:style-name="P38"><text:span text:style-name="T51">Rule 3:</text:span><text:span text:style-name="T54"> <text:s text:c="3"/>a</text:span><text:span text:style-name="T55">Y+1 </text:span><text:span text:style-name="T54">/ a</text:span><text:span text:style-name="T55">1</text:span><text:span text:style-name="T54"> → λ</text:span></text:p>
          <text:p text:style-name="P38"><text:span text:style-name="T51">Rule 4:</text:span><text:span text:style-name="T52"> <text:s text:c="3"/>a</text:span><text:span text:style-name="T55">Y+2</text:span><text:span text:style-name="T54"> / a</text:span><text:span text:style-name="T55">2</text:span><text:span text:style-name="T54"> → a</text:span></text:p>
          <draw:enhanced-geometry svg:viewBox="0 0 21600 21600" draw:type="rectangle" draw:enhanced-path="M 0 0 L 21600 0 21600 21600 0 21600 0 0 Z N"/>
        </draw:custom-shape>
        <draw:custom-shape draw:style-name="gr44" draw:text-style-name="P39" draw:layer="layout" svg:width="11.572cm" svg:height="4.614cm" svg:x="8.194cm" svg:y="12.234cm">
          <text:p text:style-name="P38"><text:span text:style-name="T56">Rule 5:</text:span><text:span text:style-name="T54"> <text:s text:c="3"/>a</text:span><text:span text:style-name="T55">Z+1 </text:span><text:span text:style-name="T54">/ a</text:span><text:span text:style-name="T55">1</text:span><text:span text:style-name="T54"> → a</text:span></text:p>
          <text:p text:style-name="P38"><text:span text:style-name="T51">Rule 6: <text:s text:c="3"/></text:span><text:span text:style-name="T52">a</text:span><text:span text:style-name="T53">Z+2</text:span><text:span text:style-name="T52"> / a</text:span><text:span text:style-name="T53">2</text:span><text:span text:style-name="T52"> → </text:span><text:span text:style-name="T54">λ</text:span></text:p>
          <text:p text:style-name="P40"><text:span text:style-name="T51">Rule 7: <text:s text:c="2"/></text:span><text:span text:style-name="T52"><text:s/>a</text:span><text:span text:style-name="T53">Z+1 </text:span><text:span text:style-name="T55"><text:s/></text:span><text:span text:style-name="T57">(a</text:span><text:span text:style-name="T55">3</text:span><text:span text:style-name="T57">)</text:span><text:span text:style-name="T55">+</text:span><text:span text:style-name="T54">/ a</text:span><text:span text:style-name="T55">4</text:span><text:span text:style-name="T54"> → λ</text:span></text:p>
          <text:p text:style-name="P38"><text:span text:style-name="T51">Rule 8: <text:s text:c="3"/></text:span><text:span text:style-name="T52">a</text:span><text:span text:style-name="T53">Z+2</text:span><text:span text:style-name="T52"> </text:span><text:span text:style-name="T57">(a</text:span><text:span text:style-name="T55">3</text:span><text:span text:style-name="T57">)</text:span><text:span text:style-name="T55">+</text:span><text:span text:style-name="T54">/ a</text:span><text:span text:style-name="T55">3</text:span><text:span text:style-name="T54"> → a</text:span></text:p>
          <draw:enhanced-geometry svg:viewBox="0 0 21600 21600" draw:type="rectangle" draw:enhanced-path="M 0 0 L 21600 0 21600 21600 0 21600 0 0 Z N"/>
        </draw:custom-shape>
        <draw:frame draw:style-name="gr45" draw:text-style-name="P6" draw:layer="layout" svg:width="11.623cm" svg:height="1.411cm" svg:x="8.181cm" svg:y="4.053cm">
          <draw:text-box>
            <text:p><text:span text:style-name="T8">Common Rule Set for All Neurons 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connector draw:style-name="gr46" draw:text-style-name="P41" draw:layer="layout" draw:type="line" svg:x1="3.549cm" svg:y1="4.461cm" svg:x2="3.585cm" svg:y2="5.537cm" draw:start-shape="id97" draw:start-glue-point="2" draw:end-shape="id98" draw:end-glue-point="4" svg:d="M3549 4461l36 1076" svg:viewBox="0 0 37 1077">
          <text:p/>
        </draw:connector>
        <draw:connector draw:style-name="gr47" draw:text-style-name="P42" draw:layer="layout" draw:type="line" svg:x1="10.897cm" svg:y1="4.461cm" svg:x2="10.884cm" svg:y2="5.537cm" draw:start-shape="id99" draw:start-glue-point="2" draw:end-shape="id100" draw:end-glue-point="4" svg:d="M10897 4461l-13 1076" svg:viewBox="0 0 14 1077">
          <text:p/>
        </draw:connector>
        <draw:connector draw:style-name="gr48" draw:text-style-name="P43" draw:layer="layout" draw:type="line" svg:x1="3.585cm" svg:y1="8.036cm" svg:x2="2.245cm" svg:y2="9.969cm" draw:start-shape="id98" draw:start-glue-point="8" draw:end-shape="id101" draw:end-glue-point="4" svg:d="M3585 8036l-1340 1933" svg:viewBox="0 0 1341 1934">
          <text:p/>
        </draw:connector>
        <draw:connector draw:style-name="gr48" draw:text-style-name="P43" draw:layer="layout" draw:type="line" svg:x1="10.884cm" svg:y1="8.036cm" svg:x2="12.938cm" svg:y2="10.038cm" draw:start-shape="id100" draw:start-glue-point="8" draw:end-shape="id102" draw:end-glue-point="4" svg:d="M10884 8036l2054 2002" svg:viewBox="0 0 2055 2003">
          <text:p/>
        </draw:connector>
        <draw:connector draw:style-name="gr48" draw:text-style-name="P43" draw:layer="layout" draw:type="line" svg:x1="10.884cm" svg:y1="8.036cm" svg:x2="9.44cm" svg:y2="10.039cm" draw:start-shape="id100" draw:start-glue-point="8" draw:end-shape="id103" draw:end-glue-point="4" svg:d="M10884 8036l-1444 2003" svg:viewBox="0 0 1445 2004">
          <text:p/>
        </draw:connector>
        <draw:connector draw:style-name="gr48" draw:text-style-name="P43" draw:layer="layout" draw:type="line" svg:x1="3.585cm" svg:y1="8.036cm" svg:x2="5.641cm" svg:y2="10.029cm" draw:start-shape="id98" draw:start-glue-point="8" draw:end-shape="id104" draw:end-glue-point="4" svg:d="M3585 8036l2056 1993" svg:viewBox="0 0 2057 1994">
          <text:p/>
        </draw:connector>
        <draw:frame draw:style-name="gr49" draw:text-style-name="P44" draw:layer="layout" svg:width="1.023cm" svg:height="1.648cm" svg:x="1.497cm" svg:y="5.791cm">
          <draw:text-box>
            <text:p><text:span text:style-name="T58">1</text:span></text:p>
          </draw:text-box>
        </draw:frame>
        <draw:custom-shape draw:style-name="gr50" draw:text-style-name="P19" xml:id="id107" draw:id="id107" draw:layer="layout" svg:width="2.457cm" svg:height="2.499cm" svg:x="15.161cm" svg:y="13.879cm">
          <text:p text:style-name="P1"><text:span text:style-name="T59">a</text:span><text:span text:style-name="T60">Z+3(n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45" draw:layer="layout" svg:width="0.798cm" svg:height="1.449cm" svg:x="17.518cm" svg:y="14.462cm">
          <draw:text-box>
            <text:p><text:span text:style-name="T61">r</text:span></text:p>
          </draw:text-box>
        </draw:frame>
        <draw:connector draw:style-name="gr48" draw:text-style-name="P43" draw:layer="layout" draw:type="line" svg:x1="2.245cm" svg:y1="12.468cm" svg:x2="3.925cm" svg:y2="17.262cm" draw:start-shape="id101" draw:start-glue-point="8" draw:end-shape="id105" draw:end-glue-point="0" svg:d="M2245 12468l1680 4794" svg:viewBox="0 0 1681 4795">
          <text:p/>
        </draw:connector>
        <draw:connector draw:style-name="gr48" draw:text-style-name="P43" draw:layer="layout" draw:type="line" svg:x1="5.641cm" svg:y1="12.528cm" svg:x2="3.925cm" svg:y2="17.262cm" draw:start-shape="id104" draw:start-glue-point="8" draw:end-shape="id105" draw:end-glue-point="0" svg:d="M5641 12528l-1716 4734" svg:viewBox="0 0 1717 4735">
          <text:p/>
        </draw:connector>
        <draw:custom-shape draw:style-name="gr52" draw:text-style-name="P46" xml:id="id105" draw:id="id105" draw:layer="layout" svg:width="2.617cm" svg:height="2.296cm" svg:x="2.617cm" svg:y="17.262cm">
          <text:p text:style-name="P1"><text:span text:style-name="T62">l</text:span><text:span text:style-name="T63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46" xml:id="id108" draw:id="id108" draw:layer="layout" svg:width="2.591cm" svg:height="2.296cm" svg:x="10.317cm" svg:y="17.262cm">
          <text:p text:style-name="P1"><text:span text:style-name="T62">l</text:span><text:span text:style-name="T63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45" draw:layer="layout" svg:width="1.306cm" svg:height="1.449cm" svg:x="17.489cm" svg:y="10.527cm">
          <draw:text-box>
            <text:p><text:span text:style-name="T61">r’</text:span></text:p>
          </draw:text-box>
        </draw:frame>
        <draw:connector draw:style-name="gr48" draw:text-style-name="P43" draw:layer="layout" draw:type="line" svg:x1="16.352cm" svg:y1="12.649cm" svg:x2="16.39cm" svg:y2="13.879cm" draw:start-shape="id106" draw:start-glue-point="8" draw:end-shape="id107" draw:end-glue-point="4" svg:d="M16352 12649l38 1230" svg:viewBox="0 0 39 1231">
          <text:p/>
        </draw:connector>
        <draw:connector draw:style-name="gr48" draw:text-style-name="P43" draw:layer="layout" draw:type="line" svg:x1="3.585cm" svg:y1="8.036cm" svg:x2="8.57cm" svg:y2="10.405cm" draw:start-shape="id98" draw:start-glue-point="8" draw:end-shape="id103" draw:end-glue-point="5" svg:d="M3585 8036l4985 2369" svg:viewBox="0 0 4986 2370">
          <text:p/>
        </draw:connector>
        <draw:connector draw:style-name="gr48" draw:text-style-name="P43" draw:layer="layout" draw:type="line" svg:x1="3.585cm" svg:y1="8.036cm" svg:x2="12.068cm" svg:y2="10.404cm" draw:start-shape="id98" draw:start-glue-point="8" draw:end-shape="id102" draw:end-glue-point="5" svg:d="M3585 8036l8483 2368" svg:viewBox="0 0 8484 2369">
          <text:p/>
        </draw:connector>
        <draw:connector draw:style-name="gr48" draw:text-style-name="P43" draw:layer="layout" draw:type="line" svg:x1="12.938cm" svg:y1="12.537cm" svg:x2="11.612cm" svg:y2="17.262cm" draw:start-shape="id102" draw:start-glue-point="8" draw:end-shape="id108" draw:end-glue-point="0" svg:d="M12938 12537l-1326 4725" svg:viewBox="0 0 1327 4726">
          <text:p/>
        </draw:connector>
        <draw:connector draw:style-name="gr48" draw:text-style-name="P43" draw:layer="layout" draw:type="line" svg:x1="9.44cm" svg:y1="12.538cm" svg:x2="11.612cm" svg:y2="17.262cm" draw:start-shape="id103" draw:start-glue-point="8" draw:end-shape="id108" draw:end-glue-point="0" svg:d="M9440 12538l2172 4724" svg:viewBox="0 0 2173 4725">
          <text:p/>
        </draw:connector>
        <draw:connector draw:style-name="gr48" draw:text-style-name="P43" draw:layer="layout" draw:type="line" svg:x1="10.884cm" svg:y1="8.036cm" svg:x2="16.351cm" svg:y2="10.15cm" draw:start-shape="id100" draw:start-glue-point="8" draw:end-shape="id106" svg:d="M10884 8036l5467 2114" svg:viewBox="0 0 5468 2115">
          <text:p/>
        </draw:connector>
        <draw:connector draw:style-name="gr48" draw:text-style-name="P43" draw:layer="layout" draw:type="line" svg:x1="12.938cm" svg:y1="12.537cm" svg:x2="15.52cm" svg:y2="14.245cm" draw:start-shape="id102" draw:start-glue-point="8" draw:end-shape="id107" draw:end-glue-point="5" svg:d="M12938 12537l2582 1708" svg:viewBox="0 0 2583 1709">
          <text:p/>
        </draw:connector>
        <draw:connector draw:style-name="gr48" draw:text-style-name="P43" draw:layer="layout" draw:type="line" svg:x1="9.44cm" svg:y1="12.538cm" svg:x2="15.52cm" svg:y2="14.245cm" draw:start-shape="id103" draw:start-glue-point="8" draw:end-shape="id107" draw:end-glue-point="5" svg:d="M9440 12538l6080 1707" svg:viewBox="0 0 6081 1708">
          <text:p/>
        </draw:connector>
        <draw:connector draw:style-name="gr48" draw:text-style-name="P43" draw:layer="layout" draw:type="line" svg:x1="5.641cm" svg:y1="12.528cm" svg:x2="15.161cm" svg:y2="15.129cm" draw:start-shape="id104" draw:start-glue-point="8" draw:end-shape="id107" draw:end-glue-point="6" svg:d="M5641 12528l9520 2601" svg:viewBox="0 0 9521 2602">
          <text:p/>
        </draw:connector>
        <draw:connector draw:style-name="gr48" draw:text-style-name="P43" draw:layer="layout" draw:type="line" svg:x1="2.245cm" svg:y1="12.468cm" svg:x2="15.161cm" svg:y2="15.129cm" draw:start-shape="id101" draw:start-glue-point="8" draw:end-shape="id107" draw:end-glue-point="6" svg:d="M2245 12468l12916 2661" svg:viewBox="0 0 12917 2662">
          <text:p/>
        </draw:connector>
        <draw:frame draw:style-name="gr54" draw:text-style-name="P47" xml:id="id97" draw:id="id97" draw:layer="layout" svg:width="1.569cm" svg:height="1.648cm" svg:x="2.765cm" svg:y="2.813cm">
          <draw:text-box>
            <text:p><text:span text:style-name="T64">a</text:span><text:span text:style-name="T65">2</text:span></text:p>
          </draw:text-box>
        </draw:frame>
        <draw:frame draw:style-name="gr54" draw:text-style-name="P48" xml:id="id99" draw:id="id99" draw:layer="layout" svg:width="1.465cm" svg:height="1.648cm" svg:x="10.165cm" svg:y="2.813cm">
          <draw:text-box>
            <text:p><text:span text:style-name="T66">a</text:span><text:span text:style-name="T67">2</text:span></text:p>
          </draw:text-box>
        </draw:frame>
        <draw:custom-shape draw:style-name="gr55" draw:text-style-name="P49" draw:layer="layout" svg:width="8.697cm" svg:height="2.58cm" svg:x="19.195cm" svg:y="8.748cm">
          <text:p text:style-name="P38"><text:span text:style-name="T68">Rule 3:</text:span><text:span text:style-name="T69"> <text:s text:c="3"/>a</text:span><text:span text:style-name="T70">Y+1 </text:span><text:span text:style-name="T69">/ a</text:span><text:span text:style-name="T70">1</text:span><text:span text:style-name="T69"> → λ</text:span></text:p>
          <text:p text:style-name="P38"><text:span text:style-name="T68">Rule 4:</text:span><text:span text:style-name="T71"> <text:s text:c="3"/>a</text:span><text:span text:style-name="T70">Y+2</text:span><text:span text:style-name="T69"> / a</text:span><text:span text:style-name="T70">2</text:span><text:span text:style-name="T69"> → a</text:span></text:p>
          <draw:enhanced-geometry svg:viewBox="0 0 21600 21600" draw:type="rectangle" draw:enhanced-path="M 0 0 L 21600 0 21600 21600 0 21600 0 0 Z N"/>
        </draw:custom-shape>
        <draw:custom-shape draw:style-name="gr56" draw:text-style-name="P49" draw:layer="layout" svg:width="8.697cm" svg:height="4.614cm" svg:x="19.195cm" svg:y="11.548cm">
          <text:p text:style-name="P38"><text:span text:style-name="T72">Rule 5:</text:span><text:span text:style-name="T69"> <text:s text:c="3"/>a</text:span><text:span text:style-name="T70">Z+1 </text:span><text:span text:style-name="T69">/ a</text:span><text:span text:style-name="T70">1</text:span><text:span text:style-name="T69"> → a</text:span></text:p>
          <text:p text:style-name="P38"><text:span text:style-name="T68">Rule 6: <text:s text:c="3"/></text:span><text:span text:style-name="T71">a</text:span><text:span text:style-name="T73">Z+2</text:span><text:span text:style-name="T71"> / a</text:span><text:span text:style-name="T73">2</text:span><text:span text:style-name="T71"> → </text:span><text:span text:style-name="T69">λ</text:span></text:p>
          <text:p text:style-name="P40"><text:span text:style-name="T74">Rule 7: <text:s text:c="2"/></text:span><text:span text:style-name="T75"><text:s/>a</text:span><text:span text:style-name="T76">Z+1 </text:span><text:span text:style-name="T77">(a</text:span><text:span text:style-name="T78">3</text:span><text:span text:style-name="T77">)</text:span><text:span text:style-name="T78">+</text:span><text:span text:style-name="T79">/ a</text:span><text:span text:style-name="T78">4</text:span><text:span text:style-name="T79"> → λ</text:span></text:p>
          <text:p text:style-name="P38"><text:span text:style-name="T74">Rule 8: <text:s text:c="3"/></text:span><text:span text:style-name="T75">a</text:span><text:span text:style-name="T76">Z+2</text:span><text:span text:style-name="T75"> </text:span><text:span text:style-name="T77">(a</text:span><text:span text:style-name="T78">3</text:span><text:span text:style-name="T77">)</text:span><text:span text:style-name="T78">+</text:span><text:span text:style-name="T79">/ a</text:span><text:span text:style-name="T78">3</text:span><text:span text:style-name="T79"> → a</text:span></text:p>
          <draw:enhanced-geometry svg:viewBox="0 0 21600 21600" draw:type="rectangle" draw:enhanced-path="M 0 0 L 21600 0 21600 21600 0 21600 0 0 Z N"/>
        </draw:custom-shape>
        <draw:frame draw:style-name="gr57" draw:text-style-name="P44" draw:layer="layout" svg:width="4.189cm" svg:height="1.411cm" svg:x="5.534cm" svg:y="17.788cm">
          <draw:text-box>
            <text:p><text:span text:style-name="T58">Time:</text:span><text:span text:style-name="T80"> t + 0</text:span></text:p>
          </draw:text-box>
        </draw:frame>
        <draw:custom-shape draw:style-name="gr58" draw:text-style-name="P49" draw:layer="layout" svg:width="8.697cm" svg:height="3.486cm" svg:x="19.195cm" svg:y="5.048cm">
          <text:p text:style-name="P38"><text:span text:style-name="T68">Rule 0:</text:span><text:span text:style-name="T71"> <text:s text:c="3"/>a</text:span><text:span text:style-name="T73">X+1</text:span><text:span text:style-name="T71"> / a</text:span><text:span text:style-name="T73">1</text:span><text:span text:style-name="T71"> → λ</text:span></text:p>
          <text:p text:style-name="P38"><text:span text:style-name="T68">Rule 1:</text:span><text:span text:style-name="T69"> <text:s text:c="3"/>a</text:span><text:span text:style-name="T70">X+2</text:span><text:span text:style-name="T69"> / a</text:span><text:span text:style-name="T70">2</text:span><text:span text:style-name="T69"> → λ</text:span></text:p>
          <text:p text:style-name="P38"><text:span text:style-name="T68">Rule 2:</text:span><text:span text:style-name="T71"> <text:s text:c="3"/></text:span><text:span text:style-name="T69">a</text:span><text:span text:style-name="T70">X+2</text:span><text:span text:style-name="T69"> / a</text:span><text:span text:style-name="T70">2</text:span><text:span text:style-name="T69"> → a</text:span></text:p>
          <draw:enhanced-geometry svg:viewBox="0 0 21600 21600" draw:type="rectangle" draw:enhanced-path="M 0 0 L 21600 0 21600 21600 0 21600 0 0 Z N"/>
        </draw:custom-shape>
        <draw:frame draw:style-name="gr59" draw:text-style-name="P50" draw:layer="layout" svg:width="5.839cm" svg:height="1.648cm" svg:x="0.003cm" svg:y="-0.046cm">
          <draw:text-box>
            <text:p><text:span text:style-name="T81">ADD Module</text:span></text:p>
          </draw:text-box>
        </draw:frame>
        <draw:custom-shape draw:style-name="gr30" draw:text-style-name="P29" draw:layer="layout" svg:width="1.89cm" svg:height="1.778cm" svg:x="9.032cm" svg:y="0.116cm">
          <text:p text:style-name="P1"><text:span text:style-name="T38">l</text:span><text:span text:style-name="T39">i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31" draw:text-style-name="P29" draw:layer="layout" svg:width="4.158cm" svg:height="1.778cm" svg:x="10.932cm" svg:y="0.116cm">
          <text:p text:style-name="P1"><text:span text:style-name="T44">ADD(</text:span><text:span text:style-name="T41">r</text:span><text:span text:style-name="T44">)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1.89cm" svg:height="1.778cm" svg:x="15.11cm" svg:y="0.116cm">
          <text:p text:style-name="P1"><text:span text:style-name="T38">l</text:span><text:span text:style-name="T39">j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1.89cm" svg:height="1.778cm" svg:x="17.01cm" svg:y="0.116cm">
          <text:p text:style-name="P1"><text:span text:style-name="T38">l</text:span><text:span text:style-name="T39">k</text:span><text:span text:style-name="T40"> <text:s/></text:span></text:p>
          <draw:enhanced-geometry svg:viewBox="0 0 21600 21600" draw:type="rectangle" draw:enhanced-path="M 0 0 L 21600 0 21600 21600 0 21600 0 0 Z N"/>
        </draw:custom-shape>
        <draw:frame draw:style-name="gr60" draw:text-style-name="P51" draw:layer="layout" svg:width="1.27cm" svg:height="1.91cm" svg:x="0.254cm" svg:y="4.61cm">
          <draw:text-box>
            <text:p><text:span text:style-name="T82">l</text:span><text:span text:style-name="T83">i</text:span><text:span text:style-name="T84"> <text:s/></text:span></text:p>
          </draw:text-box>
        </draw:frame>
        <draw:custom-shape draw:style-name="gr50" draw:text-style-name="P19" xml:id="id98" draw:id="id98" draw:layer="layout" svg:width="2.457cm" svg:height="2.499cm" svg:x="2.356cm" svg:y="5.537cm">
          <text:p text:style-name="P1"><text:span text:style-name="T59">a</text:span><text:span text:style-name="T60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9" xml:id="id100" draw:id="id100" draw:layer="layout" svg:width="2.457cm" svg:height="2.499cm" svg:x="9.655cm" svg:y="5.537cm">
          <text:p text:style-name="P1"><text:span text:style-name="T59">a</text:span><text:span text:style-name="T60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44" draw:layer="layout" svg:width="0.959cm" svg:height="1.648cm" svg:x="8.729cm" svg:y="5.888cm">
          <draw:text-box>
            <text:p><text:span text:style-name="T58">2</text:span></text:p>
          </draw:text-box>
        </draw:frame>
        <draw:custom-shape draw:style-name="gr50" draw:text-style-name="P19" xml:id="id101" draw:id="id101" draw:layer="layout" svg:width="2.457cm" svg:height="2.499cm" svg:x="1.016cm" svg:y="9.969cm">
          <text:p text:style-name="P1"><text:span text:style-name="T59">a</text:span><text:span text:style-name="T60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9" xml:id="id104" draw:id="id104" draw:layer="layout" svg:width="2.457cm" svg:height="2.499cm" svg:x="4.412cm" svg:y="10.029cm">
          <text:p text:style-name="P1"><text:span text:style-name="T59">a</text:span><text:span text:style-name="T60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9" xml:id="id106" draw:id="id106" draw:layer="layout" svg:width="2.457cm" svg:height="2.499cm" svg:x="15.123cm" svg:y="10.15cm">
          <text:p text:style-name="P1"><text:span text:style-name="T59">a</text:span><text:span text:style-name="T60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9" xml:id="id103" draw:id="id103" draw:layer="layout" svg:width="2.457cm" svg:height="2.499cm" svg:x="8.211cm" svg:y="10.039cm">
          <text:p text:style-name="P1"><text:span text:style-name="T59">a</text:span><text:span text:style-name="T60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44" draw:layer="layout" svg:width="1.023cm" svg:height="1.648cm" svg:x="0.098cm" svg:y="10.591cm">
          <draw:text-box>
            <text:p><text:span text:style-name="T58">3</text:span></text:p>
          </draw:text-box>
        </draw:frame>
        <draw:custom-shape draw:style-name="gr50" draw:text-style-name="P19" xml:id="id102" draw:id="id102" draw:layer="layout" svg:width="2.457cm" svg:height="2.499cm" svg:x="11.709cm" svg:y="10.038cm">
          <text:p text:style-name="P1"><text:span text:style-name="T59">a</text:span><text:span text:style-name="T60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44" draw:layer="layout" svg:width="1.023cm" svg:height="1.648cm" svg:x="3.599cm" svg:y="10.491cm">
          <draw:text-box>
            <text:p><text:span text:style-name="T58">4</text:span></text:p>
          </draw:text-box>
        </draw:frame>
        <draw:frame draw:style-name="gr61" draw:text-style-name="P44" draw:layer="layout" svg:width="0.959cm" svg:height="1.648cm" svg:x="7.43cm" svg:y="10.488cm">
          <draw:text-box>
            <text:p><text:span text:style-name="T58">5</text:span></text:p>
          </draw:text-box>
        </draw:frame>
        <draw:frame draw:style-name="gr61" draw:text-style-name="P44" draw:layer="layout" svg:width="0.959cm" svg:height="1.648cm" svg:x="10.931cm" svg:y="10.588cm">
          <draw:text-box>
            <text:p><text:span text:style-name="T58">6</text:span></text:p>
          </draw:text-box>
        </draw:frame>
        <draw:custom-shape draw:style-name="gr62" draw:text-style-name="P46" draw:layer="layout" svg:width="13.912cm" svg:height="11.176cm" svg:x="0.254cm" svg:y="4.8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46" draw:layer="layout" svg:width="4.318cm" svg:height="7.366cm" svg:x="14.532cm" svg:y="9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6" draw:layer="layout" svg:width="18.624cm" svg:height="10.476cm" svg:x="1.482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connector draw:style-name="gr64" draw:text-style-name="P52" draw:layer="layout" draw:type="line" svg:x1="3.549cm" svg:y1="4.461cm" svg:x2="3.585cm" svg:y2="5.537cm" draw:end-shape="id109" draw:end-glue-point="4" svg:d="M3549 4461l36 1076" svg:viewBox="0 0 37 1077">
          <text:p/>
        </draw:connector>
        <draw:connector draw:style-name="gr64" draw:text-style-name="P53" draw:layer="layout" draw:type="line" svg:x1="10.897cm" svg:y1="4.461cm" svg:x2="10.884cm" svg:y2="5.537cm" draw:end-shape="id110" draw:end-glue-point="4" svg:d="M10897 4461l-13 1076" svg:viewBox="0 0 14 1077">
          <text:p/>
        </draw:connector>
        <draw:connector draw:style-name="gr48" draw:text-style-name="P43" draw:layer="layout" draw:type="line" svg:x1="3.585cm" svg:y1="8.036cm" svg:x2="2.245cm" svg:y2="9.969cm" draw:start-shape="id109" draw:start-glue-point="8" draw:end-shape="id111" draw:end-glue-point="4" svg:d="M3585 8036l-1340 1933" svg:viewBox="0 0 1341 1934">
          <text:p/>
        </draw:connector>
        <draw:connector draw:style-name="gr48" draw:text-style-name="P43" draw:layer="layout" draw:type="line" svg:x1="10.884cm" svg:y1="8.036cm" svg:x2="12.938cm" svg:y2="10.038cm" draw:start-shape="id110" draw:start-glue-point="8" draw:end-shape="id112" draw:end-glue-point="4" svg:d="M10884 8036l2054 2002" svg:viewBox="0 0 2055 2003">
          <text:p/>
        </draw:connector>
        <draw:connector draw:style-name="gr48" draw:text-style-name="P43" draw:layer="layout" draw:type="line" svg:x1="10.884cm" svg:y1="8.036cm" svg:x2="9.44cm" svg:y2="10.039cm" draw:start-shape="id110" draw:start-glue-point="8" draw:end-shape="id113" draw:end-glue-point="4" svg:d="M10884 8036l-1444 2003" svg:viewBox="0 0 1445 2004">
          <text:p/>
        </draw:connector>
        <draw:connector draw:style-name="gr48" draw:text-style-name="P43" draw:layer="layout" draw:type="line" svg:x1="3.585cm" svg:y1="8.036cm" svg:x2="5.641cm" svg:y2="10.029cm" draw:start-shape="id109" draw:start-glue-point="8" draw:end-shape="id114" draw:end-glue-point="4" svg:d="M3585 8036l2056 1993" svg:viewBox="0 0 2057 1994">
          <text:p/>
        </draw:connector>
        <draw:frame draw:style-name="gr65" draw:text-style-name="P54" draw:layer="layout" svg:width="1.023cm" svg:height="1.648cm" svg:x="1.497cm" svg:y="5.791cm">
          <draw:text-box>
            <text:p><text:span text:style-name="T80">1</text:span></text:p>
          </draw:text-box>
        </draw:frame>
        <draw:custom-shape draw:style-name="gr66" draw:text-style-name="P19" xml:id="id117" draw:id="id117" draw:layer="layout" svg:width="2.457cm" svg:height="2.499cm" svg:x="15.161cm" svg:y="13.879cm">
          <text:p text:style-name="P1"><text:span text:style-name="T59">a</text:span><text:span text:style-name="T60">Z+3(n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45" draw:layer="layout" svg:width="0.798cm" svg:height="1.449cm" svg:x="17.518cm" svg:y="14.462cm">
          <draw:text-box>
            <text:p><text:span text:style-name="T61">r</text:span></text:p>
          </draw:text-box>
        </draw:frame>
        <draw:connector draw:style-name="gr48" draw:text-style-name="P43" draw:layer="layout" draw:type="line" svg:x1="2.245cm" svg:y1="12.468cm" svg:x2="3.925cm" svg:y2="17.262cm" draw:start-shape="id111" draw:start-glue-point="8" draw:end-shape="id115" draw:end-glue-point="0" svg:d="M2245 12468l1680 4794" svg:viewBox="0 0 1681 4795">
          <text:p/>
        </draw:connector>
        <draw:connector draw:style-name="gr48" draw:text-style-name="P43" draw:layer="layout" draw:type="line" svg:x1="5.641cm" svg:y1="12.528cm" svg:x2="3.925cm" svg:y2="17.262cm" draw:start-shape="id114" draw:start-glue-point="8" draw:end-shape="id115" draw:end-glue-point="0" svg:d="M5641 12528l-1716 4734" svg:viewBox="0 0 1717 4735">
          <text:p/>
        </draw:connector>
        <draw:custom-shape draw:style-name="gr67" draw:text-style-name="P46" xml:id="id115" draw:id="id115" draw:layer="layout" svg:width="2.617cm" svg:height="2.296cm" svg:x="2.617cm" svg:y="17.262cm">
          <text:p text:style-name="P1"><text:span text:style-name="T62">l</text:span><text:span text:style-name="T63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46" xml:id="id118" draw:id="id118" draw:layer="layout" svg:width="2.591cm" svg:height="2.296cm" svg:x="10.317cm" svg:y="17.262cm">
          <text:p text:style-name="P1"><text:span text:style-name="T62">l</text:span><text:span text:style-name="T63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45" draw:layer="layout" svg:width="1.306cm" svg:height="1.449cm" svg:x="17.489cm" svg:y="10.527cm">
          <draw:text-box>
            <text:p><text:span text:style-name="T61">r’</text:span></text:p>
          </draw:text-box>
        </draw:frame>
        <draw:connector draw:style-name="gr48" draw:text-style-name="P43" draw:layer="layout" draw:type="line" svg:x1="16.352cm" svg:y1="12.649cm" svg:x2="16.39cm" svg:y2="13.879cm" draw:start-shape="id116" draw:start-glue-point="8" draw:end-shape="id117" draw:end-glue-point="4" svg:d="M16352 12649l38 1230" svg:viewBox="0 0 39 1231">
          <text:p/>
        </draw:connector>
        <draw:connector draw:style-name="gr48" draw:text-style-name="P43" draw:layer="layout" draw:type="line" svg:x1="3.585cm" svg:y1="8.036cm" svg:x2="8.57cm" svg:y2="10.405cm" draw:start-shape="id109" draw:start-glue-point="8" draw:end-shape="id113" draw:end-glue-point="5" svg:d="M3585 8036l4985 2369" svg:viewBox="0 0 4986 2370">
          <text:p/>
        </draw:connector>
        <draw:connector draw:style-name="gr48" draw:text-style-name="P43" draw:layer="layout" draw:type="line" svg:x1="3.585cm" svg:y1="8.036cm" svg:x2="12.068cm" svg:y2="10.404cm" draw:start-shape="id109" draw:start-glue-point="8" draw:end-shape="id112" draw:end-glue-point="5" svg:d="M3585 8036l8483 2368" svg:viewBox="0 0 8484 2369">
          <text:p/>
        </draw:connector>
        <draw:connector draw:style-name="gr48" draw:text-style-name="P43" draw:layer="layout" draw:type="line" svg:x1="12.938cm" svg:y1="12.537cm" svg:x2="11.612cm" svg:y2="17.262cm" draw:start-shape="id112" draw:start-glue-point="8" draw:end-shape="id118" draw:end-glue-point="0" svg:d="M12938 12537l-1326 4725" svg:viewBox="0 0 1327 4726">
          <text:p/>
        </draw:connector>
        <draw:connector draw:style-name="gr48" draw:text-style-name="P43" draw:layer="layout" draw:type="line" svg:x1="9.44cm" svg:y1="12.538cm" svg:x2="11.612cm" svg:y2="17.262cm" draw:start-shape="id113" draw:start-glue-point="8" draw:end-shape="id118" draw:end-glue-point="0" svg:d="M9440 12538l2172 4724" svg:viewBox="0 0 2173 4725">
          <text:p/>
        </draw:connector>
        <draw:connector draw:style-name="gr48" draw:text-style-name="P43" draw:layer="layout" draw:type="line" svg:x1="10.884cm" svg:y1="8.036cm" svg:x2="16.351cm" svg:y2="10.15cm" draw:start-shape="id110" draw:start-glue-point="8" draw:end-shape="id116" svg:d="M10884 8036l5467 2114" svg:viewBox="0 0 5468 2115">
          <text:p/>
        </draw:connector>
        <draw:connector draw:style-name="gr48" draw:text-style-name="P43" draw:layer="layout" draw:type="line" svg:x1="12.938cm" svg:y1="12.537cm" svg:x2="15.52cm" svg:y2="14.245cm" draw:start-shape="id112" draw:start-glue-point="8" draw:end-shape="id117" draw:end-glue-point="5" svg:d="M12938 12537l2582 1708" svg:viewBox="0 0 2583 1709">
          <text:p/>
        </draw:connector>
        <draw:connector draw:style-name="gr48" draw:text-style-name="P43" draw:layer="layout" draw:type="line" svg:x1="9.44cm" svg:y1="12.538cm" svg:x2="15.52cm" svg:y2="14.245cm" draw:start-shape="id113" draw:start-glue-point="8" draw:end-shape="id117" draw:end-glue-point="5" svg:d="M9440 12538l6080 1707" svg:viewBox="0 0 6081 1708">
          <text:p/>
        </draw:connector>
        <draw:connector draw:style-name="gr48" draw:text-style-name="P43" draw:layer="layout" draw:type="line" svg:x1="5.641cm" svg:y1="12.528cm" svg:x2="15.161cm" svg:y2="15.129cm" draw:start-shape="id114" draw:start-glue-point="8" draw:end-shape="id117" draw:end-glue-point="6" svg:d="M5641 12528l9520 2601" svg:viewBox="0 0 9521 2602">
          <text:p/>
        </draw:connector>
        <draw:connector draw:style-name="gr48" draw:text-style-name="P43" draw:layer="layout" draw:type="line" svg:x1="2.245cm" svg:y1="12.468cm" svg:x2="15.161cm" svg:y2="15.129cm" draw:start-shape="id111" draw:start-glue-point="8" draw:end-shape="id117" draw:end-glue-point="6" svg:d="M2245 12468l12916 2661" svg:viewBox="0 0 12917 2662">
          <text:p/>
        </draw:connector>
        <draw:custom-shape draw:style-name="gr55" draw:text-style-name="P49" draw:layer="layout" svg:width="8.697cm" svg:height="2.58cm" svg:x="19.195cm" svg:y="8.748cm">
          <text:p text:style-name="P38"><text:span text:style-name="T68">Rule 3:</text:span><text:span text:style-name="T69"> <text:s text:c="3"/>a</text:span><text:span text:style-name="T70">Y+1 </text:span><text:span text:style-name="T69">/ a</text:span><text:span text:style-name="T70">1</text:span><text:span text:style-name="T69"> → λ</text:span></text:p>
          <text:p text:style-name="P38"><text:span text:style-name="T85">Rule 4:</text:span><text:span text:style-name="T86"> <text:s text:c="3"/>a</text:span><text:span text:style-name="T87">Y+2</text:span><text:span text:style-name="T88"> / a</text:span><text:span text:style-name="T87">2</text:span><text:span text:style-name="T88"> → a</text:span></text:p>
          <draw:enhanced-geometry svg:viewBox="0 0 21600 21600" draw:type="rectangle" draw:enhanced-path="M 0 0 L 21600 0 21600 21600 0 21600 0 0 Z N"/>
        </draw:custom-shape>
        <draw:custom-shape draw:style-name="gr56" draw:text-style-name="P49" draw:layer="layout" svg:width="8.697cm" svg:height="4.614cm" svg:x="19.195cm" svg:y="11.548cm">
          <text:p text:style-name="P38"><text:span text:style-name="T72">Rule 5:</text:span><text:span text:style-name="T69"> <text:s text:c="3"/>a</text:span><text:span text:style-name="T70">Z+1 </text:span><text:span text:style-name="T69">/ a</text:span><text:span text:style-name="T70">1</text:span><text:span text:style-name="T69"> → a</text:span></text:p>
          <text:p text:style-name="P38"><text:span text:style-name="T68">Rule 6: <text:s text:c="3"/></text:span><text:span text:style-name="T71">a</text:span><text:span text:style-name="T73">Z+2</text:span><text:span text:style-name="T71"> / a</text:span><text:span text:style-name="T73">2</text:span><text:span text:style-name="T71"> → </text:span><text:span text:style-name="T69">λ</text:span></text:p>
          <text:p text:style-name="P40"><text:span text:style-name="T74">Rule 7: <text:s text:c="2"/></text:span><text:span text:style-name="T75"><text:s/>a</text:span><text:span text:style-name="T76">Z+1 </text:span><text:span text:style-name="T77">(a</text:span><text:span text:style-name="T78">3</text:span><text:span text:style-name="T77">)</text:span><text:span text:style-name="T78">+</text:span><text:span text:style-name="T79">/ a</text:span><text:span text:style-name="T78">4</text:span><text:span text:style-name="T79"> → λ</text:span></text:p>
          <text:p text:style-name="P38"><text:span text:style-name="T74">Rule 8: <text:s text:c="3"/></text:span><text:span text:style-name="T75">a</text:span><text:span text:style-name="T76">Z+2</text:span><text:span text:style-name="T75"> </text:span><text:span text:style-name="T77">(a</text:span><text:span text:style-name="T78">3</text:span><text:span text:style-name="T77">)</text:span><text:span text:style-name="T78">+</text:span><text:span text:style-name="T79">/ a</text:span><text:span text:style-name="T78">3</text:span><text:span text:style-name="T79"> → a</text:span></text:p>
          <draw:enhanced-geometry svg:viewBox="0 0 21600 21600" draw:type="rectangle" draw:enhanced-path="M 0 0 L 21600 0 21600 21600 0 21600 0 0 Z N"/>
        </draw:custom-shape>
        <draw:frame draw:style-name="gr69" draw:text-style-name="P44" draw:layer="layout" svg:width="4.372cm" svg:height="1.411cm" svg:x="5.534cm" svg:y="17.788cm">
          <draw:text-box>
            <text:p><text:span text:style-name="T58">Time: </text:span><text:span text:style-name="T80">t + 1</text:span></text:p>
          </draw:text-box>
        </draw:frame>
        <draw:custom-shape draw:style-name="gr58" draw:text-style-name="P49" draw:layer="layout" svg:width="8.697cm" svg:height="3.486cm" svg:x="19.195cm" svg:y="5.048cm">
          <text:p text:style-name="P38"><text:span text:style-name="T68">Rule 0:</text:span><text:span text:style-name="T71"> <text:s text:c="3"/>a</text:span><text:span text:style-name="T73">X+1</text:span><text:span text:style-name="T71"> / a</text:span><text:span text:style-name="T73">1</text:span><text:span text:style-name="T71"> → λ</text:span></text:p>
          <text:p text:style-name="P38"><text:span text:style-name="T89">Rule 1:</text:span><text:span text:style-name="T90"> <text:s text:c="3"/>a</text:span><text:span text:style-name="T91">X+2</text:span><text:span text:style-name="T90"> / a</text:span><text:span text:style-name="T91">2</text:span><text:span text:style-name="T90"> → λ</text:span></text:p>
          <text:p text:style-name="P38"><text:span text:style-name="T89">Rule 2:</text:span><text:span text:style-name="T92"> <text:s text:c="3"/></text:span><text:span text:style-name="T90">a</text:span><text:span text:style-name="T91">X+2</text:span><text:span text:style-name="T90"> / a</text:span><text:span text:style-name="T91">2</text:span><text:span text:style-name="T90"> → a</text:span></text:p>
          <draw:enhanced-geometry svg:viewBox="0 0 21600 21600" draw:type="rectangle" draw:enhanced-path="M 0 0 L 21600 0 21600 21600 0 21600 0 0 Z N"/>
        </draw:custom-shape>
        <draw:frame draw:style-name="gr59" draw:text-style-name="P50" draw:layer="layout" svg:width="5.839cm" svg:height="1.648cm" svg:x="0.003cm" svg:y="-0.046cm">
          <draw:text-box>
            <text:p><text:span text:style-name="T81">ADD Module</text:span></text:p>
          </draw:text-box>
        </draw:frame>
        <draw:custom-shape draw:style-name="gr30" draw:text-style-name="P29" draw:layer="layout" svg:width="1.89cm" svg:height="1.778cm" svg:x="9.032cm" svg:y="0.116cm">
          <text:p text:style-name="P1"><text:span text:style-name="T38">l</text:span><text:span text:style-name="T39">i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31" draw:text-style-name="P29" draw:layer="layout" svg:width="4.158cm" svg:height="1.778cm" svg:x="10.932cm" svg:y="0.116cm">
          <text:p text:style-name="P1"><text:span text:style-name="T44">ADD(</text:span><text:span text:style-name="T41">r</text:span><text:span text:style-name="T44">)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1.89cm" svg:height="1.778cm" svg:x="15.11cm" svg:y="0.116cm">
          <text:p text:style-name="P1"><text:span text:style-name="T38">l</text:span><text:span text:style-name="T39">j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1.89cm" svg:height="1.778cm" svg:x="17.01cm" svg:y="0.116cm">
          <text:p text:style-name="P1"><text:span text:style-name="T38">l</text:span><text:span text:style-name="T39">k</text:span><text:span text:style-name="T40"> <text:s/></text:span></text:p>
          <draw:enhanced-geometry svg:viewBox="0 0 21600 21600" draw:type="rectangle" draw:enhanced-path="M 0 0 L 21600 0 21600 21600 0 21600 0 0 Z N"/>
        </draw:custom-shape>
        <draw:frame draw:style-name="gr60" draw:text-style-name="P51" draw:layer="layout" svg:width="1.27cm" svg:height="1.91cm" svg:x="0.254cm" svg:y="4.61cm">
          <draw:text-box>
            <text:p><text:span text:style-name="T82">l</text:span><text:span text:style-name="T83">i</text:span><text:span text:style-name="T84"> <text:s/></text:span></text:p>
          </draw:text-box>
        </draw:frame>
        <draw:custom-shape draw:style-name="gr70" draw:text-style-name="P55" xml:id="id109" draw:id="id109" draw:layer="layout" svg:width="2.457cm" svg:height="2.499cm" svg:x="2.356cm" svg:y="5.537cm">
          <text:p text:style-name="P1"><text:span text:style-name="T93">a</text:span><text:span text:style-name="T94">X+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56" xml:id="id110" draw:id="id110" draw:layer="layout" svg:width="2.457cm" svg:height="2.499cm" svg:x="9.655cm" svg:y="5.537cm">
          <text:p text:style-name="P1"><text:span text:style-name="T95">a</text:span><text:span text:style-name="T96">Y+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54" draw:layer="layout" svg:width="0.959cm" svg:height="1.648cm" svg:x="8.729cm" svg:y="5.888cm">
          <draw:text-box>
            <text:p><text:span text:style-name="T80">2</text:span></text:p>
          </draw:text-box>
        </draw:frame>
        <draw:custom-shape draw:style-name="gr66" draw:text-style-name="P19" xml:id="id111" draw:id="id111" draw:layer="layout" svg:width="2.457cm" svg:height="2.499cm" svg:x="1.016cm" svg:y="9.969cm">
          <text:p text:style-name="P1"><text:span text:style-name="T59">a</text:span><text:span text:style-name="T60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9" xml:id="id114" draw:id="id114" draw:layer="layout" svg:width="2.457cm" svg:height="2.499cm" svg:x="4.412cm" svg:y="10.029cm">
          <text:p text:style-name="P1"><text:span text:style-name="T59">a</text:span><text:span text:style-name="T60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9" xml:id="id116" draw:id="id116" draw:layer="layout" svg:width="2.457cm" svg:height="2.499cm" svg:x="15.123cm" svg:y="10.15cm">
          <text:p text:style-name="P1"><text:span text:style-name="T59">a</text:span><text:span text:style-name="T60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9" xml:id="id113" draw:id="id113" draw:layer="layout" svg:width="2.457cm" svg:height="2.499cm" svg:x="8.211cm" svg:y="10.039cm">
          <text:p text:style-name="P1"><text:span text:style-name="T59">a</text:span><text:span text:style-name="T60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44" draw:layer="layout" svg:width="1.023cm" svg:height="1.648cm" svg:x="0.098cm" svg:y="10.591cm">
          <draw:text-box>
            <text:p><text:span text:style-name="T58">3</text:span></text:p>
          </draw:text-box>
        </draw:frame>
        <draw:custom-shape draw:style-name="gr66" draw:text-style-name="P19" xml:id="id112" draw:id="id112" draw:layer="layout" svg:width="2.457cm" svg:height="2.499cm" svg:x="11.709cm" svg:y="10.038cm">
          <text:p text:style-name="P1"><text:span text:style-name="T59">a</text:span><text:span text:style-name="T60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44" draw:layer="layout" svg:width="1.023cm" svg:height="1.648cm" svg:x="3.599cm" svg:y="10.491cm">
          <draw:text-box>
            <text:p><text:span text:style-name="T58">4</text:span></text:p>
          </draw:text-box>
        </draw:frame>
        <draw:frame draw:style-name="gr61" draw:text-style-name="P44" draw:layer="layout" svg:width="0.959cm" svg:height="1.648cm" svg:x="7.43cm" svg:y="10.488cm">
          <draw:text-box>
            <text:p><text:span text:style-name="T58">5</text:span></text:p>
          </draw:text-box>
        </draw:frame>
        <draw:frame draw:style-name="gr61" draw:text-style-name="P44" draw:layer="layout" svg:width="0.959cm" svg:height="1.648cm" svg:x="10.931cm" svg:y="10.588cm">
          <draw:text-box>
            <text:p><text:span text:style-name="T58">6</text:span></text:p>
          </draw:text-box>
        </draw:frame>
        <draw:custom-shape draw:style-name="gr72" draw:text-style-name="P46" draw:layer="layout" svg:width="13.912cm" svg:height="11.176cm" svg:x="0.254cm" svg:y="4.8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6" draw:layer="layout" svg:width="4.318cm" svg:height="7.366cm" svg:x="14.532cm" svg:y="9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6" draw:layer="layout" svg:width="18.624cm" svg:height="10.476cm" svg:x="1.482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connector draw:style-name="gr74" draw:text-style-name="P57" draw:layer="layout" draw:type="line" svg:x1="3.549cm" svg:y1="4.461cm" svg:x2="3.585cm" svg:y2="5.537cm" draw:end-shape="id119" draw:end-glue-point="4" svg:d="M3549 4461l36 1076" svg:viewBox="0 0 37 1077">
          <text:p/>
        </draw:connector>
        <draw:connector draw:style-name="gr74" draw:text-style-name="P58" draw:layer="layout" draw:type="line" svg:x1="10.897cm" svg:y1="4.461cm" svg:x2="10.884cm" svg:y2="5.537cm" draw:end-shape="id120" draw:end-glue-point="4" svg:d="M10897 4461l-13 1076" svg:viewBox="0 0 14 1077">
          <text:p/>
        </draw:connector>
        <draw:connector draw:style-name="gr75" draw:text-style-name="P43" draw:layer="layout" draw:type="line" svg:x1="3.585cm" svg:y1="8.036cm" svg:x2="2.245cm" svg:y2="9.969cm" draw:start-shape="id119" draw:start-glue-point="8" draw:end-shape="id121" draw:end-glue-point="4" svg:d="M3585 8036l-1340 1933" svg:viewBox="0 0 1341 1934">
          <text:p/>
        </draw:connector>
        <draw:connector draw:style-name="gr76" draw:text-style-name="P43" draw:layer="layout" draw:type="line" svg:x1="10.884cm" svg:y1="8.036cm" svg:x2="12.938cm" svg:y2="10.038cm" draw:start-shape="id120" draw:start-glue-point="8" draw:end-shape="id122" draw:end-glue-point="4" svg:d="M10884 8036l2054 2002" svg:viewBox="0 0 2055 2003">
          <text:p/>
        </draw:connector>
        <draw:connector draw:style-name="gr76" draw:text-style-name="P43" draw:layer="layout" draw:type="line" svg:x1="10.884cm" svg:y1="8.036cm" svg:x2="9.44cm" svg:y2="10.039cm" draw:start-shape="id120" draw:start-glue-point="8" draw:end-shape="id123" draw:end-glue-point="4" svg:d="M10884 8036l-1444 2003" svg:viewBox="0 0 1445 2004">
          <text:p/>
        </draw:connector>
        <draw:connector draw:style-name="gr75" draw:text-style-name="P43" draw:layer="layout" draw:type="line" svg:x1="3.585cm" svg:y1="8.036cm" svg:x2="5.641cm" svg:y2="10.029cm" draw:start-shape="id119" draw:start-glue-point="8" draw:end-shape="id124" draw:end-glue-point="4" svg:d="M3585 8036l2056 1993" svg:viewBox="0 0 2057 1994">
          <text:p/>
        </draw:connector>
        <draw:frame draw:style-name="gr65" draw:text-style-name="P54" draw:layer="layout" svg:width="1.023cm" svg:height="1.648cm" svg:x="1.497cm" svg:y="5.791cm">
          <draw:text-box>
            <text:p><text:span text:style-name="T80">1</text:span></text:p>
          </draw:text-box>
        </draw:frame>
        <draw:custom-shape draw:style-name="gr66" draw:text-style-name="P19" xml:id="id127" draw:id="id127" draw:layer="layout" svg:width="2.457cm" svg:height="2.499cm" svg:x="15.161cm" svg:y="13.879cm">
          <text:p text:style-name="P1"><text:span text:style-name="T59">a</text:span><text:span text:style-name="T60">Z+3(n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45" draw:layer="layout" svg:width="0.798cm" svg:height="1.449cm" svg:x="17.518cm" svg:y="14.462cm">
          <draw:text-box>
            <text:p><text:span text:style-name="T61">r</text:span></text:p>
          </draw:text-box>
        </draw:frame>
        <draw:connector draw:style-name="gr48" draw:text-style-name="P43" draw:layer="layout" draw:type="line" svg:x1="2.245cm" svg:y1="12.468cm" svg:x2="3.925cm" svg:y2="17.262cm" draw:start-shape="id121" draw:start-glue-point="8" draw:end-shape="id125" draw:end-glue-point="0" svg:d="M2245 12468l1680 4794" svg:viewBox="0 0 1681 4795">
          <text:p/>
        </draw:connector>
        <draw:connector draw:style-name="gr48" draw:text-style-name="P43" draw:layer="layout" draw:type="line" svg:x1="5.641cm" svg:y1="12.528cm" svg:x2="3.925cm" svg:y2="17.262cm" draw:start-shape="id124" draw:start-glue-point="8" draw:end-shape="id125" draw:end-glue-point="0" svg:d="M5641 12528l-1716 4734" svg:viewBox="0 0 1717 4735">
          <text:p/>
        </draw:connector>
        <draw:custom-shape draw:style-name="gr67" draw:text-style-name="P46" xml:id="id125" draw:id="id125" draw:layer="layout" svg:width="2.617cm" svg:height="2.296cm" svg:x="2.617cm" svg:y="17.262cm">
          <text:p text:style-name="P1"><text:span text:style-name="T62">l</text:span><text:span text:style-name="T63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46" xml:id="id128" draw:id="id128" draw:layer="layout" svg:width="2.591cm" svg:height="2.296cm" svg:x="10.317cm" svg:y="17.262cm">
          <text:p text:style-name="P1"><text:span text:style-name="T62">l</text:span><text:span text:style-name="T63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45" draw:layer="layout" svg:width="1.306cm" svg:height="1.449cm" svg:x="17.489cm" svg:y="10.527cm">
          <draw:text-box>
            <text:p><text:span text:style-name="T61">r’</text:span></text:p>
          </draw:text-box>
        </draw:frame>
        <draw:connector draw:style-name="gr48" draw:text-style-name="P43" draw:layer="layout" draw:type="line" svg:x1="16.352cm" svg:y1="12.649cm" svg:x2="16.39cm" svg:y2="13.879cm" draw:start-shape="id126" draw:start-glue-point="8" draw:end-shape="id127" draw:end-glue-point="4" svg:d="M16352 12649l38 1230" svg:viewBox="0 0 39 1231">
          <text:p/>
        </draw:connector>
        <draw:connector draw:style-name="gr75" draw:text-style-name="P43" draw:layer="layout" draw:type="line" svg:x1="3.585cm" svg:y1="8.036cm" svg:x2="8.57cm" svg:y2="10.405cm" draw:start-shape="id119" draw:start-glue-point="8" draw:end-shape="id123" draw:end-glue-point="5" svg:d="M3585 8036l4985 2369" svg:viewBox="0 0 4986 2370">
          <text:p/>
        </draw:connector>
        <draw:connector draw:style-name="gr75" draw:text-style-name="P43" draw:layer="layout" draw:type="line" svg:x1="3.585cm" svg:y1="8.036cm" svg:x2="12.068cm" svg:y2="10.404cm" draw:start-shape="id119" draw:start-glue-point="8" draw:end-shape="id122" draw:end-glue-point="5" svg:d="M3585 8036l8483 2368" svg:viewBox="0 0 8484 2369">
          <text:p/>
        </draw:connector>
        <draw:connector draw:style-name="gr48" draw:text-style-name="P43" draw:layer="layout" draw:type="line" svg:x1="12.938cm" svg:y1="12.537cm" svg:x2="11.612cm" svg:y2="17.262cm" draw:start-shape="id122" draw:start-glue-point="8" draw:end-shape="id128" draw:end-glue-point="0" svg:d="M12938 12537l-1326 4725" svg:viewBox="0 0 1327 4726">
          <text:p/>
        </draw:connector>
        <draw:connector draw:style-name="gr48" draw:text-style-name="P43" draw:layer="layout" draw:type="line" svg:x1="9.44cm" svg:y1="12.538cm" svg:x2="11.612cm" svg:y2="17.262cm" draw:start-shape="id123" draw:start-glue-point="8" draw:end-shape="id128" draw:end-glue-point="0" svg:d="M9440 12538l2172 4724" svg:viewBox="0 0 2173 4725">
          <text:p/>
        </draw:connector>
        <draw:connector draw:style-name="gr76" draw:text-style-name="P43" draw:layer="layout" draw:type="line" svg:x1="10.884cm" svg:y1="8.036cm" svg:x2="16.351cm" svg:y2="10.15cm" draw:start-shape="id120" draw:start-glue-point="8" draw:end-shape="id126" svg:d="M10884 8036l5467 2114" svg:viewBox="0 0 5468 2115">
          <text:p/>
        </draw:connector>
        <draw:connector draw:style-name="gr48" draw:text-style-name="P43" draw:layer="layout" draw:type="line" svg:x1="12.938cm" svg:y1="12.537cm" svg:x2="15.52cm" svg:y2="14.245cm" draw:start-shape="id122" draw:start-glue-point="8" draw:end-shape="id127" draw:end-glue-point="5" svg:d="M12938 12537l2582 1708" svg:viewBox="0 0 2583 1709">
          <text:p/>
        </draw:connector>
        <draw:connector draw:style-name="gr48" draw:text-style-name="P43" draw:layer="layout" draw:type="line" svg:x1="9.44cm" svg:y1="12.538cm" svg:x2="15.52cm" svg:y2="14.245cm" draw:start-shape="id123" draw:start-glue-point="8" draw:end-shape="id127" draw:end-glue-point="5" svg:d="M9440 12538l6080 1707" svg:viewBox="0 0 6081 1708">
          <text:p/>
        </draw:connector>
        <draw:connector draw:style-name="gr48" draw:text-style-name="P43" draw:layer="layout" draw:type="line" svg:x1="5.641cm" svg:y1="12.528cm" svg:x2="15.161cm" svg:y2="15.129cm" draw:start-shape="id124" draw:start-glue-point="8" draw:end-shape="id127" draw:end-glue-point="6" svg:d="M5641 12528l9520 2601" svg:viewBox="0 0 9521 2602">
          <text:p/>
        </draw:connector>
        <draw:connector draw:style-name="gr48" draw:text-style-name="P43" draw:layer="layout" draw:type="line" svg:x1="2.245cm" svg:y1="12.468cm" svg:x2="15.161cm" svg:y2="15.129cm" draw:start-shape="id121" draw:start-glue-point="8" draw:end-shape="id127" draw:end-glue-point="6" svg:d="M2245 12468l12916 2661" svg:viewBox="0 0 12917 2662">
          <text:p/>
        </draw:connector>
        <draw:custom-shape draw:style-name="gr55" draw:text-style-name="P49" draw:layer="layout" svg:width="8.697cm" svg:height="2.58cm" svg:x="19.195cm" svg:y="8.748cm">
          <text:p text:style-name="P38"><text:span text:style-name="T68">Rule 3:</text:span><text:span text:style-name="T69"> <text:s text:c="3"/>a</text:span><text:span text:style-name="T70">Y+1 </text:span><text:span text:style-name="T69">/ a</text:span><text:span text:style-name="T70">1</text:span><text:span text:style-name="T69"> → λ</text:span></text:p>
          <text:p text:style-name="P38"><text:span text:style-name="T85">Rule 4:</text:span><text:span text:style-name="T86"> <text:s text:c="3"/>a</text:span><text:span text:style-name="T87">Y+2</text:span><text:span text:style-name="T88"> / a</text:span><text:span text:style-name="T87">2</text:span><text:span text:style-name="T88"> → a</text:span></text:p>
          <draw:enhanced-geometry svg:viewBox="0 0 21600 21600" draw:type="rectangle" draw:enhanced-path="M 0 0 L 21600 0 21600 21600 0 21600 0 0 Z N"/>
        </draw:custom-shape>
        <draw:custom-shape draw:style-name="gr56" draw:text-style-name="P49" draw:layer="layout" svg:width="8.697cm" svg:height="4.614cm" svg:x="19.195cm" svg:y="11.548cm">
          <text:p text:style-name="P38"><text:span text:style-name="T72">Rule 5:</text:span><text:span text:style-name="T69"> <text:s text:c="3"/>a</text:span><text:span text:style-name="T70">Z+1 </text:span><text:span text:style-name="T69">/ a</text:span><text:span text:style-name="T70">1</text:span><text:span text:style-name="T69"> → a</text:span></text:p>
          <text:p text:style-name="P38"><text:span text:style-name="T68">Rule 6: <text:s text:c="3"/></text:span><text:span text:style-name="T71">a</text:span><text:span text:style-name="T73">Z+2</text:span><text:span text:style-name="T71"> / a</text:span><text:span text:style-name="T73">2</text:span><text:span text:style-name="T71"> → </text:span><text:span text:style-name="T69">λ</text:span></text:p>
          <text:p text:style-name="P40"><text:span text:style-name="T74">Rule 7: <text:s text:c="2"/></text:span><text:span text:style-name="T75"><text:s/>a</text:span><text:span text:style-name="T76">Z+1 </text:span><text:span text:style-name="T77">(a</text:span><text:span text:style-name="T78">3</text:span><text:span text:style-name="T77">)</text:span><text:span text:style-name="T78">+</text:span><text:span text:style-name="T79">/ a</text:span><text:span text:style-name="T78">4</text:span><text:span text:style-name="T79"> → λ</text:span></text:p>
          <text:p text:style-name="P38"><text:span text:style-name="T74">Rule 8: <text:s text:c="3"/></text:span><text:span text:style-name="T75">a</text:span><text:span text:style-name="T76">Z+2</text:span><text:span text:style-name="T75"> </text:span><text:span text:style-name="T77">(a</text:span><text:span text:style-name="T78">3</text:span><text:span text:style-name="T77">)</text:span><text:span text:style-name="T78">+</text:span><text:span text:style-name="T79">/ a</text:span><text:span text:style-name="T78">3</text:span><text:span text:style-name="T79"> → a</text:span></text:p>
          <draw:enhanced-geometry svg:viewBox="0 0 21600 21600" draw:type="rectangle" draw:enhanced-path="M 0 0 L 21600 0 21600 21600 0 21600 0 0 Z N"/>
        </draw:custom-shape>
        <draw:frame draw:style-name="gr69" draw:text-style-name="P44" draw:layer="layout" svg:width="4.372cm" svg:height="1.411cm" svg:x="5.534cm" svg:y="17.788cm">
          <draw:text-box>
            <text:p><text:span text:style-name="T58">Time:</text:span><text:span text:style-name="T80"> t + 1</text:span></text:p>
          </draw:text-box>
        </draw:frame>
        <draw:custom-shape draw:style-name="gr58" draw:text-style-name="P49" draw:layer="layout" svg:width="8.697cm" svg:height="3.486cm" svg:x="19.195cm" svg:y="5.048cm">
          <text:p text:style-name="P38"><text:span text:style-name="T68">Rule 0:</text:span><text:span text:style-name="T71"> <text:s text:c="3"/>a</text:span><text:span text:style-name="T73">X+1</text:span><text:span text:style-name="T71"> / a</text:span><text:span text:style-name="T73">1</text:span><text:span text:style-name="T71"> → λ</text:span></text:p>
          <text:p text:style-name="P38"><text:span text:style-name="T89">Rule 1:</text:span><text:span text:style-name="T90"> <text:s text:c="3"/>a</text:span><text:span text:style-name="T91">X+2</text:span><text:span text:style-name="T90"> / a</text:span><text:span text:style-name="T91">2</text:span><text:span text:style-name="T90"> → λ</text:span></text:p>
          <text:p text:style-name="P38"><text:span text:style-name="T97">Rule 2:</text:span><text:span text:style-name="T98"> <text:s text:c="3"/></text:span><text:span text:style-name="T99">a</text:span><text:span text:style-name="T100">X+2</text:span><text:span text:style-name="T99"> / a</text:span><text:span text:style-name="T100">2</text:span><text:span text:style-name="T99"> → a</text:span></text:p>
          <draw:enhanced-geometry svg:viewBox="0 0 21600 21600" draw:type="rectangle" draw:enhanced-path="M 0 0 L 21600 0 21600 21600 0 21600 0 0 Z N"/>
        </draw:custom-shape>
        <draw:frame draw:style-name="gr59" draw:text-style-name="P50" draw:layer="layout" svg:width="5.839cm" svg:height="1.648cm" svg:x="0.003cm" svg:y="-0.046cm">
          <draw:text-box>
            <text:p><text:span text:style-name="T81">ADD Module</text:span></text:p>
          </draw:text-box>
        </draw:frame>
        <draw:custom-shape draw:style-name="gr30" draw:text-style-name="P29" draw:layer="layout" svg:width="1.89cm" svg:height="1.778cm" svg:x="9.032cm" svg:y="0.116cm">
          <text:p text:style-name="P1"><text:span text:style-name="T38">l</text:span><text:span text:style-name="T39">i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31" draw:text-style-name="P29" draw:layer="layout" svg:width="4.158cm" svg:height="1.778cm" svg:x="10.932cm" svg:y="0.116cm">
          <text:p text:style-name="P1"><text:span text:style-name="T44">ADD(</text:span><text:span text:style-name="T41">r</text:span><text:span text:style-name="T44">)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1.89cm" svg:height="1.778cm" svg:x="15.11cm" svg:y="0.116cm">
          <text:p text:style-name="P1"><text:span text:style-name="T38">l</text:span><text:span text:style-name="T39">j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1.89cm" svg:height="1.778cm" svg:x="17.01cm" svg:y="0.116cm">
          <text:p text:style-name="P1"><text:span text:style-name="T38">l</text:span><text:span text:style-name="T39">k</text:span><text:span text:style-name="T40"> <text:s/></text:span></text:p>
          <draw:enhanced-geometry svg:viewBox="0 0 21600 21600" draw:type="rectangle" draw:enhanced-path="M 0 0 L 21600 0 21600 21600 0 21600 0 0 Z N"/>
        </draw:custom-shape>
        <draw:frame draw:style-name="gr60" draw:text-style-name="P51" draw:layer="layout" svg:width="1.27cm" svg:height="1.91cm" svg:x="0.254cm" svg:y="4.61cm">
          <draw:text-box>
            <text:p><text:span text:style-name="T82">l</text:span><text:span text:style-name="T83">i</text:span><text:span text:style-name="T84"> <text:s/></text:span></text:p>
          </draw:text-box>
        </draw:frame>
        <draw:custom-shape draw:style-name="gr70" draw:text-style-name="P55" xml:id="id119" draw:id="id119" draw:layer="layout" svg:width="2.457cm" svg:height="2.499cm" svg:x="2.356cm" svg:y="5.537cm">
          <text:p text:style-name="P1"><text:span text:style-name="T93">a</text:span><text:span text:style-name="T94">X+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56" xml:id="id120" draw:id="id120" draw:layer="layout" svg:width="2.457cm" svg:height="2.499cm" svg:x="9.655cm" svg:y="5.537cm">
          <text:p text:style-name="P1"><text:span text:style-name="T95">a</text:span><text:span text:style-name="T96">Y+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54" draw:layer="layout" svg:width="0.959cm" svg:height="1.648cm" svg:x="8.729cm" svg:y="5.888cm">
          <draw:text-box>
            <text:p><text:span text:style-name="T80">2</text:span></text:p>
          </draw:text-box>
        </draw:frame>
        <draw:custom-shape draw:style-name="gr66" draw:text-style-name="P19" xml:id="id121" draw:id="id121" draw:layer="layout" svg:width="2.457cm" svg:height="2.499cm" svg:x="1.016cm" svg:y="9.969cm">
          <text:p text:style-name="P1"><text:span text:style-name="T59">a</text:span><text:span text:style-name="T60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9" xml:id="id124" draw:id="id124" draw:layer="layout" svg:width="2.457cm" svg:height="2.499cm" svg:x="4.412cm" svg:y="10.029cm">
          <text:p text:style-name="P1"><text:span text:style-name="T59">a</text:span><text:span text:style-name="T60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9" xml:id="id126" draw:id="id126" draw:layer="layout" svg:width="2.457cm" svg:height="2.499cm" svg:x="15.123cm" svg:y="10.15cm">
          <text:p text:style-name="P1"><text:span text:style-name="T59">a</text:span><text:span text:style-name="T60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9" xml:id="id123" draw:id="id123" draw:layer="layout" svg:width="2.457cm" svg:height="2.499cm" svg:x="8.211cm" svg:y="10.039cm">
          <text:p text:style-name="P1"><text:span text:style-name="T59">a</text:span><text:span text:style-name="T60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44" draw:layer="layout" svg:width="1.023cm" svg:height="1.648cm" svg:x="0.098cm" svg:y="10.591cm">
          <draw:text-box>
            <text:p><text:span text:style-name="T58">3</text:span></text:p>
          </draw:text-box>
        </draw:frame>
        <draw:custom-shape draw:style-name="gr66" draw:text-style-name="P19" xml:id="id122" draw:id="id122" draw:layer="layout" svg:width="2.457cm" svg:height="2.499cm" svg:x="11.709cm" svg:y="10.038cm">
          <text:p text:style-name="P1"><text:span text:style-name="T59">a</text:span><text:span text:style-name="T60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44" draw:layer="layout" svg:width="1.023cm" svg:height="1.648cm" svg:x="3.599cm" svg:y="10.491cm">
          <draw:text-box>
            <text:p><text:span text:style-name="T58">4</text:span></text:p>
          </draw:text-box>
        </draw:frame>
        <draw:frame draw:style-name="gr61" draw:text-style-name="P44" draw:layer="layout" svg:width="0.959cm" svg:height="1.648cm" svg:x="7.43cm" svg:y="10.488cm">
          <draw:text-box>
            <text:p><text:span text:style-name="T58">5</text:span></text:p>
          </draw:text-box>
        </draw:frame>
        <draw:frame draw:style-name="gr61" draw:text-style-name="P44" draw:layer="layout" svg:width="0.959cm" svg:height="1.648cm" svg:x="10.931cm" svg:y="10.588cm">
          <draw:text-box>
            <text:p><text:span text:style-name="T58">6</text:span></text:p>
          </draw:text-box>
        </draw:frame>
        <draw:custom-shape draw:style-name="gr72" draw:text-style-name="P46" draw:layer="layout" svg:width="13.912cm" svg:height="11.176cm" svg:x="0.254cm" svg:y="4.8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46" draw:layer="layout" svg:width="4.318cm" svg:height="7.366cm" svg:x="14.532cm" svg:y="9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59" draw:layer="layout" svg:width="10.122cm" svg:height="1.411cm" svg:x="17.81cm" svg:y="19.504cm">
          <draw:text-box>
            <text:p><text:span text:style-name="T101">Case 1: </text:span><text:span text:style-name="T102">Rule 1 is activated.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connector draw:style-name="gr74" draw:text-style-name="P60" draw:layer="layout" draw:type="line" svg:x1="3.549cm" svg:y1="4.461cm" svg:x2="3.585cm" svg:y2="5.537cm" draw:end-shape="id129" draw:end-glue-point="4" svg:d="M3549 4461l36 1076" svg:viewBox="0 0 37 1077">
          <text:p/>
        </draw:connector>
        <draw:connector draw:style-name="gr74" draw:text-style-name="P60" draw:layer="layout" draw:type="line" svg:x1="10.897cm" svg:y1="4.461cm" svg:x2="10.884cm" svg:y2="5.537cm" draw:end-shape="id130" draw:end-glue-point="4" svg:d="M10897 4461l-13 1076" svg:viewBox="0 0 14 1077">
          <text:p/>
        </draw:connector>
        <draw:connector draw:style-name="gr48" draw:text-style-name="P61" draw:layer="layout" draw:type="line" svg:x1="3.585cm" svg:y1="8.036cm" svg:x2="2.245cm" svg:y2="9.969cm" draw:start-shape="id129" draw:start-glue-point="8" draw:end-shape="id131" draw:end-glue-point="4" svg:d="M3585 8036l-1340 1933" svg:viewBox="0 0 1341 1934">
          <text:p/>
        </draw:connector>
        <draw:connector draw:style-name="gr48" draw:text-style-name="P61" draw:layer="layout" draw:type="line" svg:x1="10.884cm" svg:y1="8.036cm" svg:x2="12.938cm" svg:y2="10.038cm" draw:start-shape="id130" draw:start-glue-point="8" draw:end-shape="id132" draw:end-glue-point="4" svg:d="M10884 8036l2054 2002" svg:viewBox="0 0 2055 2003">
          <text:p/>
        </draw:connector>
        <draw:connector draw:style-name="gr48" draw:text-style-name="P61" draw:layer="layout" draw:type="line" svg:x1="10.884cm" svg:y1="8.036cm" svg:x2="9.44cm" svg:y2="10.039cm" draw:start-shape="id130" draw:start-glue-point="8" draw:end-shape="id133" draw:end-glue-point="4" svg:d="M10884 8036l-1444 2003" svg:viewBox="0 0 1445 2004">
          <text:p/>
        </draw:connector>
        <draw:connector draw:style-name="gr48" draw:text-style-name="P61" draw:layer="layout" draw:type="line" svg:x1="3.585cm" svg:y1="8.036cm" svg:x2="5.641cm" svg:y2="10.029cm" draw:start-shape="id129" draw:start-glue-point="8" draw:end-shape="id134" draw:end-glue-point="4" svg:d="M3585 8036l2056 1993" svg:viewBox="0 0 2057 1994">
          <text:p/>
        </draw:connector>
        <draw:frame draw:style-name="gr49" draw:text-style-name="P62" draw:layer="layout" svg:width="1.023cm" svg:height="1.648cm" svg:x="1.497cm" svg:y="5.791cm">
          <draw:text-box>
            <text:p><text:span text:style-name="T103">1</text:span></text:p>
          </draw:text-box>
        </draw:frame>
        <draw:custom-shape draw:style-name="gr50" draw:text-style-name="P19" xml:id="id137" draw:id="id137" draw:layer="layout" svg:width="2.457cm" svg:height="2.499cm" svg:x="15.161cm" svg:y="13.879cm">
          <text:p text:style-name="P1"><text:span text:style-name="T59">a</text:span><text:span text:style-name="T60">Z+3(n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63" draw:layer="layout" svg:width="0.798cm" svg:height="1.449cm" svg:x="17.518cm" svg:y="14.462cm">
          <draw:text-box>
            <text:p><text:span text:style-name="T104">r</text:span></text:p>
          </draw:text-box>
        </draw:frame>
        <draw:connector draw:style-name="gr48" draw:text-style-name="P43" draw:layer="layout" draw:type="line" svg:x1="2.245cm" svg:y1="12.468cm" svg:x2="3.925cm" svg:y2="17.262cm" draw:start-shape="id131" draw:start-glue-point="8" draw:end-shape="id135" draw:end-glue-point="0" svg:d="M2245 12468l1680 4794" svg:viewBox="0 0 1681 4795">
          <text:p/>
        </draw:connector>
        <draw:connector draw:style-name="gr48" draw:text-style-name="P43" draw:layer="layout" draw:type="line" svg:x1="5.641cm" svg:y1="12.528cm" svg:x2="3.925cm" svg:y2="17.262cm" draw:start-shape="id134" draw:start-glue-point="8" draw:end-shape="id135" draw:end-glue-point="0" svg:d="M5641 12528l-1716 4734" svg:viewBox="0 0 1717 4735">
          <text:p/>
        </draw:connector>
        <draw:custom-shape draw:style-name="gr52" draw:text-style-name="P46" xml:id="id135" draw:id="id135" draw:layer="layout" svg:width="2.617cm" svg:height="2.296cm" svg:x="2.617cm" svg:y="17.262cm">
          <text:p text:style-name="P1"><text:span text:style-name="T62">l</text:span><text:span text:style-name="T63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46" xml:id="id138" draw:id="id138" draw:layer="layout" svg:width="2.591cm" svg:height="2.296cm" svg:x="10.317cm" svg:y="17.262cm">
          <text:p text:style-name="P1"><text:span text:style-name="T62">l</text:span><text:span text:style-name="T63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7" draw:text-style-name="P64" draw:layer="layout" svg:width="1.306cm" svg:height="1.449cm" svg:x="17.489cm" svg:y="10.527cm">
          <draw:text-box>
            <text:p><text:span text:style-name="T105">r’</text:span></text:p>
          </draw:text-box>
        </draw:frame>
        <draw:connector draw:style-name="gr76" draw:text-style-name="P43" draw:layer="layout" draw:type="line" svg:x1="16.352cm" svg:y1="12.649cm" svg:x2="16.39cm" svg:y2="13.879cm" draw:start-shape="id136" draw:start-glue-point="8" draw:end-shape="id137" draw:end-glue-point="4" svg:d="M16352 12649l38 1230" svg:viewBox="0 0 39 1231">
          <text:p/>
        </draw:connector>
        <draw:connector draw:style-name="gr48" draw:text-style-name="P43" draw:layer="layout" draw:type="line" svg:x1="3.585cm" svg:y1="8.036cm" svg:x2="8.57cm" svg:y2="10.405cm" draw:start-shape="id129" draw:start-glue-point="8" draw:end-shape="id133" draw:end-glue-point="5" svg:d="M3585 8036l4985 2369" svg:viewBox="0 0 4986 2370">
          <text:p/>
        </draw:connector>
        <draw:connector draw:style-name="gr48" draw:text-style-name="P43" draw:layer="layout" draw:type="line" svg:x1="3.585cm" svg:y1="8.036cm" svg:x2="12.068cm" svg:y2="10.404cm" draw:start-shape="id129" draw:start-glue-point="8" draw:end-shape="id132" draw:end-glue-point="5" svg:d="M3585 8036l8483 2368" svg:viewBox="0 0 8484 2369">
          <text:p/>
        </draw:connector>
        <draw:connector draw:style-name="gr76" draw:text-style-name="P43" draw:layer="layout" draw:type="line" svg:x1="12.938cm" svg:y1="12.537cm" svg:x2="11.612cm" svg:y2="17.262cm" draw:start-shape="id132" draw:start-glue-point="8" draw:end-shape="id138" draw:end-glue-point="0" svg:d="M12938 12537l-1326 4725" svg:viewBox="0 0 1327 4726">
          <text:p/>
        </draw:connector>
        <draw:connector draw:style-name="gr76" draw:text-style-name="P43" draw:layer="layout" draw:type="line" svg:x1="9.44cm" svg:y1="12.538cm" svg:x2="11.612cm" svg:y2="17.262cm" draw:start-shape="id133" draw:start-glue-point="8" draw:end-shape="id138" draw:end-glue-point="0" svg:d="M9440 12538l2172 4724" svg:viewBox="0 0 2173 4725">
          <text:p/>
        </draw:connector>
        <draw:connector draw:style-name="gr48" draw:text-style-name="P43" draw:layer="layout" draw:type="line" svg:x1="10.884cm" svg:y1="8.036cm" svg:x2="16.351cm" svg:y2="10.15cm" draw:start-shape="id130" draw:start-glue-point="8" draw:end-shape="id136" svg:d="M10884 8036l5467 2114" svg:viewBox="0 0 5468 2115">
          <text:p/>
        </draw:connector>
        <draw:connector draw:style-name="gr76" draw:text-style-name="P43" draw:layer="layout" draw:type="line" svg:x1="12.938cm" svg:y1="12.537cm" svg:x2="15.52cm" svg:y2="14.245cm" draw:start-shape="id132" draw:start-glue-point="8" draw:end-shape="id137" draw:end-glue-point="5" svg:d="M12938 12537l2582 1708" svg:viewBox="0 0 2583 1709">
          <text:p/>
        </draw:connector>
        <draw:connector draw:style-name="gr76" draw:text-style-name="P43" draw:layer="layout" draw:type="line" svg:x1="9.44cm" svg:y1="12.538cm" svg:x2="15.52cm" svg:y2="14.245cm" draw:start-shape="id133" draw:start-glue-point="8" draw:end-shape="id137" draw:end-glue-point="5" svg:d="M9440 12538l6080 1707" svg:viewBox="0 0 6081 1708">
          <text:p/>
        </draw:connector>
        <draw:connector draw:style-name="gr48" draw:text-style-name="P43" draw:layer="layout" draw:type="line" svg:x1="5.641cm" svg:y1="12.528cm" svg:x2="15.161cm" svg:y2="15.129cm" draw:start-shape="id134" draw:start-glue-point="8" draw:end-shape="id137" draw:end-glue-point="6" svg:d="M5641 12528l9520 2601" svg:viewBox="0 0 9521 2602">
          <text:p/>
        </draw:connector>
        <draw:connector draw:style-name="gr48" draw:text-style-name="P43" draw:layer="layout" draw:type="line" svg:x1="2.245cm" svg:y1="12.468cm" svg:x2="15.161cm" svg:y2="15.129cm" draw:start-shape="id131" draw:start-glue-point="8" draw:end-shape="id137" draw:end-glue-point="6" svg:d="M2245 12468l12916 2661" svg:viewBox="0 0 12917 2662">
          <text:p/>
        </draw:connector>
        <draw:custom-shape draw:style-name="gr55" draw:text-style-name="P65" draw:layer="layout" svg:width="8.697cm" svg:height="2.58cm" svg:x="19.195cm" svg:y="8.748cm">
          <text:p text:style-name="P38"><text:span text:style-name="T106">Rule 3:</text:span><text:span text:style-name="T107"> <text:s text:c="3"/>a</text:span><text:span text:style-name="T108">Y+1 </text:span><text:span text:style-name="T107">/ a</text:span><text:span text:style-name="T108">1</text:span><text:span text:style-name="T107"> → λ</text:span></text:p>
          <text:p text:style-name="P38"><text:span text:style-name="T106">Rule 4:</text:span><text:span text:style-name="T109"> <text:s text:c="3"/>a</text:span><text:span text:style-name="T108">Y+2</text:span><text:span text:style-name="T107"> / a</text:span><text:span text:style-name="T108">2</text:span><text:span text:style-name="T107"> → a</text:span></text:p>
          <draw:enhanced-geometry svg:viewBox="0 0 21600 21600" draw:type="rectangle" draw:enhanced-path="M 0 0 L 21600 0 21600 21600 0 21600 0 0 Z N"/>
        </draw:custom-shape>
        <draw:custom-shape draw:style-name="gr56" draw:text-style-name="P65" draw:layer="layout" svg:width="8.697cm" svg:height="4.614cm" svg:x="19.195cm" svg:y="11.548cm">
          <text:p text:style-name="P38"><text:span text:style-name="T110">Rule 5:</text:span><text:span text:style-name="T88"> <text:s text:c="3"/>a</text:span><text:span text:style-name="T87">Z+1 </text:span><text:span text:style-name="T88">/ a</text:span><text:span text:style-name="T87">1</text:span><text:span text:style-name="T88"> → a</text:span></text:p>
          <text:p text:style-name="P38"><text:span text:style-name="T106">Rule 6: <text:s text:c="3"/></text:span><text:span text:style-name="T109">a</text:span><text:span text:style-name="T111">Z+2</text:span><text:span text:style-name="T109"> / a</text:span><text:span text:style-name="T111">2</text:span><text:span text:style-name="T109"> → </text:span><text:span text:style-name="T107">λ</text:span></text:p>
          <text:p text:style-name="P40"><text:span text:style-name="T97">Rule 7: <text:s text:c="2"/></text:span><text:span text:style-name="T98"><text:s/>a</text:span><text:span text:style-name="T112">Z+1 </text:span><text:span text:style-name="T113">(a</text:span><text:span text:style-name="T100">3</text:span><text:span text:style-name="T113">)</text:span><text:span text:style-name="T100">+</text:span><text:span text:style-name="T99">/ a</text:span><text:span text:style-name="T100">4</text:span><text:span text:style-name="T99"> → λ</text:span></text:p>
          <text:p text:style-name="P38"><text:span text:style-name="T97">Rule 8: <text:s text:c="3"/></text:span><text:span text:style-name="T98">a</text:span><text:span text:style-name="T112">Z+2</text:span><text:span text:style-name="T98"> </text:span><text:span text:style-name="T113">(a</text:span><text:span text:style-name="T100">3</text:span><text:span text:style-name="T113">)</text:span><text:span text:style-name="T100">+</text:span><text:span text:style-name="T99">/ a</text:span><text:span text:style-name="T100">3</text:span><text:span text:style-name="T99"> → a</text:span></text:p>
          <draw:enhanced-geometry svg:viewBox="0 0 21600 21600" draw:type="rectangle" draw:enhanced-path="M 0 0 L 21600 0 21600 21600 0 21600 0 0 Z N"/>
        </draw:custom-shape>
        <draw:frame draw:style-name="gr69" draw:text-style-name="P44" draw:layer="layout" svg:width="4.372cm" svg:height="1.411cm" svg:x="5.534cm" svg:y="17.788cm">
          <draw:text-box>
            <text:p><text:span text:style-name="T58">Time:</text:span><text:span text:style-name="T80"> t + 2</text:span></text:p>
          </draw:text-box>
        </draw:frame>
        <draw:custom-shape draw:style-name="gr58" draw:text-style-name="P65" draw:layer="layout" svg:width="8.697cm" svg:height="3.486cm" svg:x="19.195cm" svg:y="5.048cm">
          <text:p text:style-name="P38"><text:span text:style-name="T106">Rule 0:</text:span><text:span text:style-name="T109"> <text:s text:c="3"/>a</text:span><text:span text:style-name="T111">X+1</text:span><text:span text:style-name="T109"> / a</text:span><text:span text:style-name="T111">1</text:span><text:span text:style-name="T109"> → λ</text:span></text:p>
          <text:p text:style-name="P38"><text:span text:style-name="T106">Rule 1:</text:span><text:span text:style-name="T107"> <text:s text:c="3"/>a</text:span><text:span text:style-name="T108">X+2</text:span><text:span text:style-name="T107"> / a</text:span><text:span text:style-name="T108">2</text:span><text:span text:style-name="T107"> → λ</text:span></text:p>
          <text:p text:style-name="P38"><text:span text:style-name="T97">Rule 2:</text:span><text:span text:style-name="T98"> <text:s text:c="3"/></text:span><text:span text:style-name="T99">a</text:span><text:span text:style-name="T100">X+2</text:span><text:span text:style-name="T99"> / a</text:span><text:span text:style-name="T100">2</text:span><text:span text:style-name="T99"> → a</text:span></text:p>
          <draw:enhanced-geometry svg:viewBox="0 0 21600 21600" draw:type="rectangle" draw:enhanced-path="M 0 0 L 21600 0 21600 21600 0 21600 0 0 Z N"/>
        </draw:custom-shape>
        <draw:frame draw:style-name="gr59" draw:text-style-name="P50" draw:layer="layout" svg:width="5.839cm" svg:height="1.648cm" svg:x="0.003cm" svg:y="-0.046cm">
          <draw:text-box>
            <text:p><text:span text:style-name="T81">ADD Module</text:span></text:p>
          </draw:text-box>
        </draw:frame>
        <draw:custom-shape draw:style-name="gr30" draw:text-style-name="P29" draw:layer="layout" svg:width="1.89cm" svg:height="1.778cm" svg:x="9.032cm" svg:y="0.116cm">
          <text:p text:style-name="P1"><text:span text:style-name="T38">l</text:span><text:span text:style-name="T39">i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31" draw:text-style-name="P29" draw:layer="layout" svg:width="4.158cm" svg:height="1.778cm" svg:x="10.932cm" svg:y="0.116cm">
          <text:p text:style-name="P1"><text:span text:style-name="T44">ADD(</text:span><text:span text:style-name="T41">r</text:span><text:span text:style-name="T44">)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1.89cm" svg:height="1.778cm" svg:x="15.11cm" svg:y="0.116cm">
          <text:p text:style-name="P1"><text:span text:style-name="T38">l</text:span><text:span text:style-name="T39">j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1.89cm" svg:height="1.778cm" svg:x="17.01cm" svg:y="0.116cm">
          <text:p text:style-name="P1"><text:span text:style-name="T38">l</text:span><text:span text:style-name="T39">k</text:span><text:span text:style-name="T40"> <text:s/></text:span></text:p>
          <draw:enhanced-geometry svg:viewBox="0 0 21600 21600" draw:type="rectangle" draw:enhanced-path="M 0 0 L 21600 0 21600 21600 0 21600 0 0 Z N"/>
        </draw:custom-shape>
        <draw:frame draw:style-name="gr78" draw:text-style-name="P66" draw:layer="layout" svg:width="1.27cm" svg:height="1.91cm" svg:x="0.254cm" svg:y="4.61cm">
          <draw:text-box>
            <text:p><text:span text:style-name="T114">l</text:span><text:span text:style-name="T115">i</text:span><text:span text:style-name="T116"> <text:s/></text:span></text:p>
          </draw:text-box>
        </draw:frame>
        <draw:custom-shape draw:style-name="gr66" draw:text-style-name="P67" xml:id="id129" draw:id="id129" draw:layer="layout" svg:width="2.457cm" svg:height="2.499cm" svg:x="2.356cm" svg:y="5.537cm">
          <text:p text:style-name="P1"><text:span text:style-name="T117">a</text:span><text:span text:style-name="T118">X+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67" xml:id="id130" draw:id="id130" draw:layer="layout" svg:width="2.457cm" svg:height="2.499cm" svg:x="9.655cm" svg:y="5.537cm">
          <text:p text:style-name="P1"><text:span text:style-name="T117">a</text:span><text:span text:style-name="T118">Y+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62" draw:layer="layout" svg:width="0.959cm" svg:height="1.648cm" svg:x="8.729cm" svg:y="5.888cm">
          <draw:text-box>
            <text:p><text:span text:style-name="T103">2</text:span></text:p>
          </draw:text-box>
        </draw:frame>
        <draw:custom-shape draw:style-name="gr50" draw:text-style-name="P19" xml:id="id131" draw:id="id131" draw:layer="layout" svg:width="2.457cm" svg:height="2.499cm" svg:x="1.016cm" svg:y="9.969cm">
          <text:p text:style-name="P1"><text:span text:style-name="T59">a</text:span><text:span text:style-name="T60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9" xml:id="id134" draw:id="id134" draw:layer="layout" svg:width="2.457cm" svg:height="2.499cm" svg:x="4.412cm" svg:y="10.029cm">
          <text:p text:style-name="P1"><text:span text:style-name="T59">a</text:span><text:span text:style-name="T60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68" xml:id="id136" draw:id="id136" draw:layer="layout" svg:width="2.457cm" svg:height="2.499cm" svg:x="15.123cm" svg:y="10.15cm">
          <text:p text:style-name="P1"><text:span text:style-name="T119">a</text:span><text:span text:style-name="T96">Z+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69" xml:id="id133" draw:id="id133" draw:layer="layout" svg:width="2.457cm" svg:height="2.499cm" svg:x="8.211cm" svg:y="10.039cm">
          <text:p text:style-name="P1"><text:span text:style-name="T119">a</text:span><text:span text:style-name="T96">Z+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44" draw:layer="layout" svg:width="1.023cm" svg:height="1.648cm" svg:x="0.098cm" svg:y="10.591cm">
          <draw:text-box>
            <text:p><text:span text:style-name="T58">3</text:span></text:p>
          </draw:text-box>
        </draw:frame>
        <draw:custom-shape draw:style-name="gr79" draw:text-style-name="P68" xml:id="id132" draw:id="id132" draw:layer="layout" svg:width="2.457cm" svg:height="2.499cm" svg:x="11.709cm" svg:y="10.038cm">
          <text:p text:style-name="P1"><text:span text:style-name="T119">a</text:span><text:span text:style-name="T96">Z+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44" draw:layer="layout" svg:width="1.023cm" svg:height="1.648cm" svg:x="3.599cm" svg:y="10.491cm">
          <draw:text-box>
            <text:p><text:span text:style-name="T58">4</text:span></text:p>
          </draw:text-box>
        </draw:frame>
        <draw:frame draw:style-name="gr71" draw:text-style-name="P54" draw:layer="layout" svg:width="0.959cm" svg:height="1.648cm" svg:x="7.43cm" svg:y="10.488cm">
          <draw:text-box>
            <text:p><text:span text:style-name="T80">5</text:span></text:p>
          </draw:text-box>
        </draw:frame>
        <draw:frame draw:style-name="gr71" draw:text-style-name="P54" draw:layer="layout" svg:width="0.959cm" svg:height="1.648cm" svg:x="10.931cm" svg:y="10.588cm">
          <draw:text-box>
            <text:p><text:span text:style-name="T80">6</text:span></text:p>
          </draw:text-box>
        </draw:frame>
        <draw:custom-shape draw:style-name="gr62" draw:text-style-name="P46" draw:layer="layout" svg:width="13.912cm" svg:height="11.176cm" svg:x="0.254cm" svg:y="4.8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46" draw:layer="layout" svg:width="4.318cm" svg:height="7.366cm" svg:x="14.532cm" svg:y="9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59" draw:layer="layout" svg:width="10.122cm" svg:height="1.411cm" svg:x="17.81cm" svg:y="19.504cm">
          <draw:text-box>
            <text:p><text:span text:style-name="T101">Case 1: </text:span><text:span text:style-name="T102">Rule 1 is activated.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connector draw:style-name="gr74" draw:text-style-name="P60" draw:layer="layout" draw:type="line" svg:x1="3.549cm" svg:y1="4.461cm" svg:x2="3.585cm" svg:y2="5.537cm" draw:end-shape="id139" draw:end-glue-point="4" svg:d="M3549 4461l36 1076" svg:viewBox="0 0 37 1077">
          <text:p/>
        </draw:connector>
        <draw:connector draw:style-name="gr74" draw:text-style-name="P60" draw:layer="layout" draw:type="line" svg:x1="10.897cm" svg:y1="4.461cm" svg:x2="10.884cm" svg:y2="5.537cm" draw:end-shape="id140" draw:end-glue-point="4" svg:d="M10897 4461l-13 1076" svg:viewBox="0 0 14 1077">
          <text:p/>
        </draw:connector>
        <draw:connector draw:style-name="gr48" draw:text-style-name="P61" draw:layer="layout" draw:type="line" svg:x1="3.585cm" svg:y1="8.036cm" svg:x2="2.245cm" svg:y2="9.969cm" draw:start-shape="id139" draw:start-glue-point="8" draw:end-shape="id141" draw:end-glue-point="4" svg:d="M3585 8036l-1340 1933" svg:viewBox="0 0 1341 1934">
          <text:p/>
        </draw:connector>
        <draw:connector draw:style-name="gr48" draw:text-style-name="P61" draw:layer="layout" draw:type="line" svg:x1="10.884cm" svg:y1="8.036cm" svg:x2="12.938cm" svg:y2="10.038cm" draw:start-shape="id140" draw:start-glue-point="8" draw:end-shape="id142" draw:end-glue-point="4" svg:d="M10884 8036l2054 2002" svg:viewBox="0 0 2055 2003">
          <text:p/>
        </draw:connector>
        <draw:connector draw:style-name="gr48" draw:text-style-name="P61" draw:layer="layout" draw:type="line" svg:x1="10.884cm" svg:y1="8.036cm" svg:x2="9.44cm" svg:y2="10.039cm" draw:start-shape="id140" draw:start-glue-point="8" draw:end-shape="id143" draw:end-glue-point="4" svg:d="M10884 8036l-1444 2003" svg:viewBox="0 0 1445 2004">
          <text:p/>
        </draw:connector>
        <draw:connector draw:style-name="gr48" draw:text-style-name="P61" draw:layer="layout" draw:type="line" svg:x1="3.585cm" svg:y1="8.036cm" svg:x2="5.641cm" svg:y2="10.029cm" draw:start-shape="id139" draw:start-glue-point="8" draw:end-shape="id144" draw:end-glue-point="4" svg:d="M3585 8036l2056 1993" svg:viewBox="0 0 2057 1994">
          <text:p/>
        </draw:connector>
        <draw:frame draw:style-name="gr49" draw:text-style-name="P62" draw:layer="layout" svg:width="1.023cm" svg:height="1.648cm" svg:x="1.497cm" svg:y="5.791cm">
          <draw:text-box>
            <text:p><text:span text:style-name="T103">1</text:span></text:p>
          </draw:text-box>
        </draw:frame>
        <draw:custom-shape draw:style-name="gr50" draw:text-style-name="P70" xml:id="id147" draw:id="id147" draw:layer="layout" svg:width="2.457cm" svg:height="2.499cm" svg:x="15.161cm" svg:y="13.879cm">
          <text:p text:style-name="P1"><text:span text:style-name="T120">a</text:span><text:span text:style-name="T121">Z+3(n+1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64" draw:layer="layout" svg:width="0.798cm" svg:height="1.449cm" svg:x="17.718cm" svg:y="14.462cm">
          <draw:text-box>
            <text:p><text:span text:style-name="T105">r</text:span></text:p>
          </draw:text-box>
        </draw:frame>
        <draw:connector draw:style-name="gr48" draw:text-style-name="P43" draw:layer="layout" draw:type="line" svg:x1="2.245cm" svg:y1="12.468cm" svg:x2="3.925cm" svg:y2="17.262cm" draw:start-shape="id141" draw:start-glue-point="8" draw:end-shape="id145" draw:end-glue-point="0" svg:d="M2245 12468l1680 4794" svg:viewBox="0 0 1681 4795">
          <text:p/>
        </draw:connector>
        <draw:connector draw:style-name="gr48" draw:text-style-name="P43" draw:layer="layout" draw:type="line" svg:x1="5.641cm" svg:y1="12.528cm" svg:x2="3.925cm" svg:y2="17.262cm" draw:start-shape="id144" draw:start-glue-point="8" draw:end-shape="id145" draw:end-glue-point="0" svg:d="M5641 12528l-1716 4734" svg:viewBox="0 0 1717 4735">
          <text:p/>
        </draw:connector>
        <draw:custom-shape draw:style-name="gr52" draw:text-style-name="P46" xml:id="id145" draw:id="id145" draw:layer="layout" svg:width="2.617cm" svg:height="2.296cm" svg:x="2.617cm" svg:y="17.262cm">
          <text:p text:style-name="P1"><text:span text:style-name="T62">l</text:span><text:span text:style-name="T63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71" xml:id="id148" draw:id="id148" draw:layer="layout" svg:width="2.591cm" svg:height="2.296cm" svg:x="10.317cm" svg:y="17.262cm">
          <text:p text:style-name="P1"><text:span text:style-name="T38">l</text:span><text:span text:style-name="T39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63" draw:layer="layout" svg:width="1.306cm" svg:height="1.449cm" svg:x="17.489cm" svg:y="10.527cm">
          <draw:text-box>
            <text:p><text:span text:style-name="T104">r’</text:span></text:p>
          </draw:text-box>
        </draw:frame>
        <draw:connector draw:style-name="gr48" draw:text-style-name="P43" draw:layer="layout" draw:type="line" svg:x1="16.352cm" svg:y1="12.649cm" svg:x2="16.39cm" svg:y2="13.879cm" draw:start-shape="id146" draw:start-glue-point="8" draw:end-shape="id147" draw:end-glue-point="4" svg:d="M16352 12649l38 1230" svg:viewBox="0 0 39 1231">
          <text:p/>
        </draw:connector>
        <draw:connector draw:style-name="gr48" draw:text-style-name="P43" draw:layer="layout" draw:type="line" svg:x1="3.585cm" svg:y1="8.036cm" svg:x2="8.57cm" svg:y2="10.405cm" draw:start-shape="id139" draw:start-glue-point="8" draw:end-shape="id143" draw:end-glue-point="5" svg:d="M3585 8036l4985 2369" svg:viewBox="0 0 4986 2370">
          <text:p/>
        </draw:connector>
        <draw:connector draw:style-name="gr48" draw:text-style-name="P43" draw:layer="layout" draw:type="line" svg:x1="3.585cm" svg:y1="8.036cm" svg:x2="12.068cm" svg:y2="10.404cm" draw:start-shape="id139" draw:start-glue-point="8" draw:end-shape="id142" draw:end-glue-point="5" svg:d="M3585 8036l8483 2368" svg:viewBox="0 0 8484 2369">
          <text:p/>
        </draw:connector>
        <draw:connector draw:style-name="gr48" draw:text-style-name="P43" draw:layer="layout" draw:type="line" svg:x1="12.938cm" svg:y1="12.537cm" svg:x2="11.612cm" svg:y2="17.262cm" draw:start-shape="id142" draw:start-glue-point="8" draw:end-shape="id148" draw:end-glue-point="0" svg:d="M12938 12537l-1326 4725" svg:viewBox="0 0 1327 4726">
          <text:p/>
        </draw:connector>
        <draw:connector draw:style-name="gr48" draw:text-style-name="P43" draw:layer="layout" draw:type="line" svg:x1="9.44cm" svg:y1="12.538cm" svg:x2="11.612cm" svg:y2="17.262cm" draw:start-shape="id143" draw:start-glue-point="8" draw:end-shape="id148" draw:end-glue-point="0" svg:d="M9440 12538l2172 4724" svg:viewBox="0 0 2173 4725">
          <text:p/>
        </draw:connector>
        <draw:connector draw:style-name="gr48" draw:text-style-name="P43" draw:layer="layout" draw:type="line" svg:x1="10.884cm" svg:y1="8.036cm" svg:x2="16.351cm" svg:y2="10.15cm" draw:start-shape="id140" draw:start-glue-point="8" draw:end-shape="id146" svg:d="M10884 8036l5467 2114" svg:viewBox="0 0 5468 2115">
          <text:p/>
        </draw:connector>
        <draw:connector draw:style-name="gr48" draw:text-style-name="P43" draw:layer="layout" draw:type="line" svg:x1="12.938cm" svg:y1="12.537cm" svg:x2="15.52cm" svg:y2="14.245cm" draw:start-shape="id142" draw:start-glue-point="8" draw:end-shape="id147" draw:end-glue-point="5" svg:d="M12938 12537l2582 1708" svg:viewBox="0 0 2583 1709">
          <text:p/>
        </draw:connector>
        <draw:connector draw:style-name="gr48" draw:text-style-name="P43" draw:layer="layout" draw:type="line" svg:x1="9.44cm" svg:y1="12.538cm" svg:x2="15.52cm" svg:y2="14.245cm" draw:start-shape="id143" draw:start-glue-point="8" draw:end-shape="id147" draw:end-glue-point="5" svg:d="M9440 12538l6080 1707" svg:viewBox="0 0 6081 1708">
          <text:p/>
        </draw:connector>
        <draw:connector draw:style-name="gr48" draw:text-style-name="P43" draw:layer="layout" draw:type="line" svg:x1="5.641cm" svg:y1="12.528cm" svg:x2="15.161cm" svg:y2="15.129cm" draw:start-shape="id144" draw:start-glue-point="8" draw:end-shape="id147" draw:end-glue-point="6" svg:d="M5641 12528l9520 2601" svg:viewBox="0 0 9521 2602">
          <text:p/>
        </draw:connector>
        <draw:connector draw:style-name="gr48" draw:text-style-name="P43" draw:layer="layout" draw:type="line" svg:x1="2.245cm" svg:y1="12.468cm" svg:x2="15.161cm" svg:y2="15.129cm" draw:start-shape="id141" draw:start-glue-point="8" draw:end-shape="id147" draw:end-glue-point="6" svg:d="M2245 12468l12916 2661" svg:viewBox="0 0 12917 2662">
          <text:p/>
        </draw:connector>
        <draw:custom-shape draw:style-name="gr55" draw:text-style-name="P65" draw:layer="layout" svg:width="8.697cm" svg:height="2.58cm" svg:x="19.195cm" svg:y="8.748cm">
          <text:p text:style-name="P38"><text:span text:style-name="T106">Rule 3:</text:span><text:span text:style-name="T107"> <text:s text:c="3"/>a</text:span><text:span text:style-name="T108">Y+1 </text:span><text:span text:style-name="T107">/ a</text:span><text:span text:style-name="T108">1</text:span><text:span text:style-name="T107"> → λ</text:span></text:p>
          <text:p text:style-name="P38"><text:span text:style-name="T106">Rule 4:</text:span><text:span text:style-name="T109"> <text:s text:c="3"/>a</text:span><text:span text:style-name="T108">Y+2</text:span><text:span text:style-name="T107"> / a</text:span><text:span text:style-name="T108">2</text:span><text:span text:style-name="T107"> → a</text:span></text:p>
          <draw:enhanced-geometry svg:viewBox="0 0 21600 21600" draw:type="rectangle" draw:enhanced-path="M 0 0 L 21600 0 21600 21600 0 21600 0 0 Z N"/>
        </draw:custom-shape>
        <draw:custom-shape draw:style-name="gr56" draw:text-style-name="P65" draw:layer="layout" svg:width="8.697cm" svg:height="4.614cm" svg:x="19.195cm" svg:y="11.548cm">
          <text:p text:style-name="P38"><text:span text:style-name="T122">Rule 5:</text:span><text:span text:style-name="T107"> <text:s text:c="3"/>a</text:span><text:span text:style-name="T108">Z+1 </text:span><text:span text:style-name="T107">/ a</text:span><text:span text:style-name="T108">1</text:span><text:span text:style-name="T107"> → a</text:span></text:p>
          <text:p text:style-name="P38"><text:span text:style-name="T106">Rule 6: <text:s text:c="3"/></text:span><text:span text:style-name="T109">a</text:span><text:span text:style-name="T111">Z+2</text:span><text:span text:style-name="T109"> / a</text:span><text:span text:style-name="T111">2</text:span><text:span text:style-name="T109"> → </text:span><text:span text:style-name="T107">λ</text:span></text:p>
          <text:p text:style-name="P40"><text:span text:style-name="T97">Rule 7: <text:s text:c="2"/></text:span><text:span text:style-name="T98"><text:s/>a</text:span><text:span text:style-name="T112">Z+1 </text:span><text:span text:style-name="T113">(a</text:span><text:span text:style-name="T100">3</text:span><text:span text:style-name="T113">)</text:span><text:span text:style-name="T100">+</text:span><text:span text:style-name="T99">/ a</text:span><text:span text:style-name="T100">4</text:span><text:span text:style-name="T99"> → λ</text:span></text:p>
          <text:p text:style-name="P38"><text:span text:style-name="T97">Rule 8: <text:s text:c="3"/></text:span><text:span text:style-name="T98">a</text:span><text:span text:style-name="T112">Z+2</text:span><text:span text:style-name="T98"> </text:span><text:span text:style-name="T113">(a</text:span><text:span text:style-name="T100">3</text:span><text:span text:style-name="T113">)</text:span><text:span text:style-name="T100">+</text:span><text:span text:style-name="T99">/ a</text:span><text:span text:style-name="T100">3</text:span><text:span text:style-name="T99"> → a</text:span></text:p>
          <draw:enhanced-geometry svg:viewBox="0 0 21600 21600" draw:type="rectangle" draw:enhanced-path="M 0 0 L 21600 0 21600 21600 0 21600 0 0 Z N"/>
        </draw:custom-shape>
        <draw:frame draw:style-name="gr69" draw:text-style-name="P44" draw:layer="layout" svg:width="4.372cm" svg:height="1.411cm" svg:x="5.534cm" svg:y="17.788cm">
          <draw:text-box>
            <text:p><text:span text:style-name="T58">Time:</text:span><text:span text:style-name="T80"> t + 3</text:span></text:p>
          </draw:text-box>
        </draw:frame>
        <draw:custom-shape draw:style-name="gr58" draw:text-style-name="P65" draw:layer="layout" svg:width="8.697cm" svg:height="3.486cm" svg:x="19.195cm" svg:y="5.048cm">
          <text:p text:style-name="P38"><text:span text:style-name="T106">Rule 0:</text:span><text:span text:style-name="T109"> <text:s text:c="3"/>a</text:span><text:span text:style-name="T111">X+1</text:span><text:span text:style-name="T109"> / a</text:span><text:span text:style-name="T111">1</text:span><text:span text:style-name="T109"> → λ</text:span></text:p>
          <text:p text:style-name="P38"><text:span text:style-name="T106">Rule 1:</text:span><text:span text:style-name="T107"> <text:s text:c="3"/>a</text:span><text:span text:style-name="T108">X+2</text:span><text:span text:style-name="T107"> / a</text:span><text:span text:style-name="T108">2</text:span><text:span text:style-name="T107"> → λ</text:span></text:p>
          <text:p text:style-name="P38"><text:span text:style-name="T97">Rule 2:</text:span><text:span text:style-name="T98"> <text:s text:c="3"/></text:span><text:span text:style-name="T99">a</text:span><text:span text:style-name="T100">X+2</text:span><text:span text:style-name="T99"> / a</text:span><text:span text:style-name="T100">2</text:span><text:span text:style-name="T99"> → a</text:span></text:p>
          <draw:enhanced-geometry svg:viewBox="0 0 21600 21600" draw:type="rectangle" draw:enhanced-path="M 0 0 L 21600 0 21600 21600 0 21600 0 0 Z N"/>
        </draw:custom-shape>
        <draw:frame draw:style-name="gr59" draw:text-style-name="P50" draw:layer="layout" svg:width="5.839cm" svg:height="1.648cm" svg:x="0.003cm" svg:y="-0.046cm">
          <draw:text-box>
            <text:p><text:span text:style-name="T81">ADD Module</text:span></text:p>
          </draw:text-box>
        </draw:frame>
        <draw:custom-shape draw:style-name="gr30" draw:text-style-name="P29" draw:layer="layout" svg:width="1.89cm" svg:height="1.778cm" svg:x="9.032cm" svg:y="0.116cm">
          <text:p text:style-name="P1"><text:span text:style-name="T38">l</text:span><text:span text:style-name="T39">i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31" draw:text-style-name="P29" draw:layer="layout" svg:width="4.158cm" svg:height="1.778cm" svg:x="10.932cm" svg:y="0.116cm">
          <text:p text:style-name="P1"><text:span text:style-name="T44">ADD(</text:span><text:span text:style-name="T41">r</text:span><text:span text:style-name="T44">)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1.89cm" svg:height="1.778cm" svg:x="15.11cm" svg:y="0.116cm">
          <text:p text:style-name="P1"><text:span text:style-name="T38">l</text:span><text:span text:style-name="T39">j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1.89cm" svg:height="1.778cm" svg:x="17.01cm" svg:y="0.116cm">
          <text:p text:style-name="P1"><text:span text:style-name="T38">l</text:span><text:span text:style-name="T39">k</text:span><text:span text:style-name="T40"> <text:s/></text:span></text:p>
          <draw:enhanced-geometry svg:viewBox="0 0 21600 21600" draw:type="rectangle" draw:enhanced-path="M 0 0 L 21600 0 21600 21600 0 21600 0 0 Z N"/>
        </draw:custom-shape>
        <draw:frame draw:style-name="gr78" draw:text-style-name="P66" draw:layer="layout" svg:width="1.27cm" svg:height="1.91cm" svg:x="0.254cm" svg:y="4.61cm">
          <draw:text-box>
            <text:p><text:span text:style-name="T114">l</text:span><text:span text:style-name="T115">i</text:span><text:span text:style-name="T116"> <text:s/></text:span></text:p>
          </draw:text-box>
        </draw:frame>
        <draw:custom-shape draw:style-name="gr50" draw:text-style-name="P67" xml:id="id139" draw:id="id139" draw:layer="layout" svg:width="2.457cm" svg:height="2.499cm" svg:x="2.356cm" svg:y="5.537cm">
          <text:p text:style-name="P1"><text:span text:style-name="T117">a</text:span><text:span text:style-name="T118">X+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67" xml:id="id140" draw:id="id140" draw:layer="layout" svg:width="2.457cm" svg:height="2.499cm" svg:x="9.655cm" svg:y="5.537cm">
          <text:p text:style-name="P1"><text:span text:style-name="T117">a</text:span><text:span text:style-name="T118">Y+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62" draw:layer="layout" svg:width="0.959cm" svg:height="1.648cm" svg:x="8.729cm" svg:y="5.888cm">
          <draw:text-box>
            <text:p><text:span text:style-name="T103">2</text:span></text:p>
          </draw:text-box>
        </draw:frame>
        <draw:custom-shape draw:style-name="gr50" draw:text-style-name="P19" xml:id="id141" draw:id="id141" draw:layer="layout" svg:width="2.457cm" svg:height="2.499cm" svg:x="1.016cm" svg:y="9.969cm">
          <text:p text:style-name="P1"><text:span text:style-name="T59">a</text:span><text:span text:style-name="T60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9" xml:id="id144" draw:id="id144" draw:layer="layout" svg:width="2.457cm" svg:height="2.499cm" svg:x="4.412cm" svg:y="10.029cm">
          <text:p text:style-name="P1"><text:span text:style-name="T59">a</text:span><text:span text:style-name="T60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9" xml:id="id146" draw:id="id146" draw:layer="layout" svg:width="2.457cm" svg:height="2.499cm" svg:x="15.123cm" svg:y="10.15cm">
          <text:p text:style-name="P1"><text:span text:style-name="T117">a</text:span><text:span text:style-name="T118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72" xml:id="id143" draw:id="id143" draw:layer="layout" svg:width="2.457cm" svg:height="2.499cm" svg:x="8.211cm" svg:y="10.039cm">
          <text:p text:style-name="P1"><text:span text:style-name="T117">a</text:span><text:span text:style-name="T118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44" draw:layer="layout" svg:width="1.023cm" svg:height="1.648cm" svg:x="0.098cm" svg:y="10.591cm">
          <draw:text-box>
            <text:p><text:span text:style-name="T58">3</text:span></text:p>
          </draw:text-box>
        </draw:frame>
        <draw:custom-shape draw:style-name="gr66" draw:text-style-name="P19" xml:id="id142" draw:id="id142" draw:layer="layout" svg:width="2.457cm" svg:height="2.499cm" svg:x="11.709cm" svg:y="10.038cm">
          <text:p text:style-name="P1"><text:span text:style-name="T117">a</text:span><text:span text:style-name="T118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44" draw:layer="layout" svg:width="1.023cm" svg:height="1.648cm" svg:x="3.599cm" svg:y="10.491cm">
          <draw:text-box>
            <text:p><text:span text:style-name="T58">4</text:span></text:p>
          </draw:text-box>
        </draw:frame>
        <draw:frame draw:style-name="gr61" draw:text-style-name="P44" draw:layer="layout" svg:width="0.959cm" svg:height="1.648cm" svg:x="7.43cm" svg:y="10.488cm">
          <draw:text-box>
            <text:p><text:span text:style-name="T58">5</text:span></text:p>
          </draw:text-box>
        </draw:frame>
        <draw:frame draw:style-name="gr61" draw:text-style-name="P44" draw:layer="layout" svg:width="0.959cm" svg:height="1.648cm" svg:x="10.931cm" svg:y="10.588cm">
          <draw:text-box>
            <text:p><text:span text:style-name="T58">6</text:span></text:p>
          </draw:text-box>
        </draw:frame>
        <draw:custom-shape draw:style-name="gr62" draw:text-style-name="P46" draw:layer="layout" svg:width="13.912cm" svg:height="11.176cm" svg:x="0.254cm" svg:y="4.8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46" draw:layer="layout" svg:width="4.318cm" svg:height="7.366cm" svg:x="14.532cm" svg:y="9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59" draw:layer="layout" svg:width="10.122cm" svg:height="1.411cm" svg:x="17.81cm" svg:y="19.504cm">
          <draw:text-box>
            <text:p><text:span text:style-name="T101">Case 1: </text:span><text:span text:style-name="T102">Rule 1 is activated.</text:span></text:p>
          </draw:text-box>
        </draw:frame>
        <draw:frame draw:style-name="gr81" draw:text-style-name="P48" draw:layer="layout" svg:width="1.465cm" svg:height="1.759cm" svg:x="11.684cm" svg:y="17.037cm">
          <draw:text-box>
            <text:p><text:span text:style-name="T66">a</text:span><text:span text:style-name="T67">2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connector draw:style-name="gr64" draw:text-style-name="P52" draw:layer="layout" draw:type="line" svg:x1="3.549cm" svg:y1="4.461cm" svg:x2="3.585cm" svg:y2="5.537cm" draw:end-shape="id149" draw:end-glue-point="4" svg:d="M3549 4461l36 1076" svg:viewBox="0 0 37 1077">
          <text:p/>
        </draw:connector>
        <draw:connector draw:style-name="gr64" draw:text-style-name="P53" draw:layer="layout" draw:type="line" svg:x1="10.897cm" svg:y1="4.461cm" svg:x2="10.884cm" svg:y2="5.537cm" draw:end-shape="id150" draw:end-glue-point="4" svg:d="M10897 4461l-13 1076" svg:viewBox="0 0 14 1077">
          <text:p/>
        </draw:connector>
        <draw:connector draw:style-name="gr46" draw:text-style-name="P43" draw:layer="layout" draw:type="line" svg:x1="3.585cm" svg:y1="8.036cm" svg:x2="2.245cm" svg:y2="9.969cm" draw:start-shape="id149" draw:start-glue-point="8" draw:end-shape="id151" draw:end-glue-point="4" svg:d="M3585 8036l-1340 1933" svg:viewBox="0 0 1341 1934">
          <text:p/>
        </draw:connector>
        <draw:connector draw:style-name="gr76" draw:text-style-name="P43" draw:layer="layout" draw:type="line" svg:x1="10.884cm" svg:y1="8.036cm" svg:x2="12.938cm" svg:y2="10.038cm" draw:start-shape="id150" draw:start-glue-point="8" draw:end-shape="id152" draw:end-glue-point="4" svg:d="M10884 8036l2054 2002" svg:viewBox="0 0 2055 2003">
          <text:p/>
        </draw:connector>
        <draw:connector draw:style-name="gr76" draw:text-style-name="P43" draw:layer="layout" draw:type="line" svg:x1="10.884cm" svg:y1="8.036cm" svg:x2="9.44cm" svg:y2="10.039cm" draw:start-shape="id150" draw:start-glue-point="8" draw:end-shape="id153" draw:end-glue-point="4" svg:d="M10884 8036l-1444 2003" svg:viewBox="0 0 1445 2004">
          <text:p/>
        </draw:connector>
        <draw:connector draw:style-name="gr46" draw:text-style-name="P43" draw:layer="layout" draw:type="line" svg:x1="3.585cm" svg:y1="8.036cm" svg:x2="5.641cm" svg:y2="10.029cm" draw:start-shape="id149" draw:start-glue-point="8" draw:end-shape="id154" draw:end-glue-point="4" svg:d="M3585 8036l2056 1993" svg:viewBox="0 0 2057 1994">
          <text:p/>
        </draw:connector>
        <draw:frame draw:style-name="gr65" draw:text-style-name="P54" draw:layer="layout" svg:width="1.023cm" svg:height="1.648cm" svg:x="1.497cm" svg:y="5.791cm">
          <draw:text-box>
            <text:p><text:span text:style-name="T80">1</text:span></text:p>
          </draw:text-box>
        </draw:frame>
        <draw:custom-shape draw:style-name="gr50" draw:text-style-name="P19" xml:id="id157" draw:id="id157" draw:layer="layout" svg:width="2.457cm" svg:height="2.499cm" svg:x="15.161cm" svg:y="13.879cm">
          <text:p text:style-name="P1"><text:span text:style-name="T59">a</text:span><text:span text:style-name="T60">Z+3(n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45" draw:layer="layout" svg:width="0.798cm" svg:height="1.449cm" svg:x="17.518cm" svg:y="14.462cm">
          <draw:text-box>
            <text:p><text:span text:style-name="T61">r</text:span></text:p>
          </draw:text-box>
        </draw:frame>
        <draw:connector draw:style-name="gr48" draw:text-style-name="P43" draw:layer="layout" draw:type="line" svg:x1="2.245cm" svg:y1="12.468cm" svg:x2="3.925cm" svg:y2="17.262cm" draw:start-shape="id151" draw:start-glue-point="8" draw:end-shape="id155" draw:end-glue-point="0" svg:d="M2245 12468l1680 4794" svg:viewBox="0 0 1681 4795">
          <text:p/>
        </draw:connector>
        <draw:connector draw:style-name="gr48" draw:text-style-name="P43" draw:layer="layout" draw:type="line" svg:x1="5.641cm" svg:y1="12.528cm" svg:x2="3.925cm" svg:y2="17.262cm" draw:start-shape="id154" draw:start-glue-point="8" draw:end-shape="id155" draw:end-glue-point="0" svg:d="M5641 12528l-1716 4734" svg:viewBox="0 0 1717 4735">
          <text:p/>
        </draw:connector>
        <draw:custom-shape draw:style-name="gr52" draw:text-style-name="P46" xml:id="id155" draw:id="id155" draw:layer="layout" svg:width="2.617cm" svg:height="2.296cm" svg:x="2.617cm" svg:y="17.262cm">
          <text:p text:style-name="P1"><text:span text:style-name="T62">l</text:span><text:span text:style-name="T63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46" xml:id="id158" draw:id="id158" draw:layer="layout" svg:width="2.591cm" svg:height="2.296cm" svg:x="10.317cm" svg:y="17.262cm">
          <text:p text:style-name="P1"><text:span text:style-name="T62">l</text:span><text:span text:style-name="T63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45" draw:layer="layout" svg:width="1.306cm" svg:height="1.449cm" svg:x="17.489cm" svg:y="10.527cm">
          <draw:text-box>
            <text:p><text:span text:style-name="T61">r’</text:span></text:p>
          </draw:text-box>
        </draw:frame>
        <draw:connector draw:style-name="gr48" draw:text-style-name="P43" draw:layer="layout" draw:type="line" svg:x1="16.352cm" svg:y1="12.649cm" svg:x2="16.39cm" svg:y2="13.879cm" draw:start-shape="id156" draw:start-glue-point="8" draw:end-shape="id157" draw:end-glue-point="4" svg:d="M16352 12649l38 1230" svg:viewBox="0 0 39 1231">
          <text:p/>
        </draw:connector>
        <draw:connector draw:style-name="gr46" draw:text-style-name="P43" draw:layer="layout" draw:type="line" svg:x1="3.585cm" svg:y1="8.036cm" svg:x2="8.57cm" svg:y2="10.405cm" draw:start-shape="id149" draw:start-glue-point="8" draw:end-shape="id153" draw:end-glue-point="5" svg:d="M3585 8036l4985 2369" svg:viewBox="0 0 4986 2370">
          <text:p/>
        </draw:connector>
        <draw:connector draw:style-name="gr46" draw:text-style-name="P43" draw:layer="layout" draw:type="line" svg:x1="3.585cm" svg:y1="8.036cm" svg:x2="12.068cm" svg:y2="10.404cm" draw:start-shape="id149" draw:start-glue-point="8" draw:end-shape="id152" draw:end-glue-point="5" svg:d="M3585 8036l8483 2368" svg:viewBox="0 0 8484 2369">
          <text:p/>
        </draw:connector>
        <draw:connector draw:style-name="gr48" draw:text-style-name="P43" draw:layer="layout" draw:type="line" svg:x1="12.938cm" svg:y1="12.537cm" svg:x2="11.612cm" svg:y2="17.262cm" draw:start-shape="id152" draw:start-glue-point="8" draw:end-shape="id158" draw:end-glue-point="0" svg:d="M12938 12537l-1326 4725" svg:viewBox="0 0 1327 4726">
          <text:p/>
        </draw:connector>
        <draw:connector draw:style-name="gr48" draw:text-style-name="P43" draw:layer="layout" draw:type="line" svg:x1="9.44cm" svg:y1="12.538cm" svg:x2="11.612cm" svg:y2="17.262cm" draw:start-shape="id153" draw:start-glue-point="8" draw:end-shape="id158" draw:end-glue-point="0" svg:d="M9440 12538l2172 4724" svg:viewBox="0 0 2173 4725">
          <text:p/>
        </draw:connector>
        <draw:connector draw:style-name="gr76" draw:text-style-name="P43" draw:layer="layout" draw:type="line" svg:x1="10.884cm" svg:y1="8.036cm" svg:x2="16.351cm" svg:y2="10.15cm" draw:start-shape="id150" draw:start-glue-point="8" draw:end-shape="id156" svg:d="M10884 8036l5467 2114" svg:viewBox="0 0 5468 2115">
          <text:p/>
        </draw:connector>
        <draw:connector draw:style-name="gr48" draw:text-style-name="P43" draw:layer="layout" draw:type="line" svg:x1="12.938cm" svg:y1="12.537cm" svg:x2="15.52cm" svg:y2="14.245cm" draw:start-shape="id152" draw:start-glue-point="8" draw:end-shape="id157" draw:end-glue-point="5" svg:d="M12938 12537l2582 1708" svg:viewBox="0 0 2583 1709">
          <text:p/>
        </draw:connector>
        <draw:connector draw:style-name="gr48" draw:text-style-name="P43" draw:layer="layout" draw:type="line" svg:x1="9.44cm" svg:y1="12.538cm" svg:x2="15.52cm" svg:y2="14.245cm" draw:start-shape="id153" draw:start-glue-point="8" draw:end-shape="id157" draw:end-glue-point="5" svg:d="M9440 12538l6080 1707" svg:viewBox="0 0 6081 1708">
          <text:p/>
        </draw:connector>
        <draw:connector draw:style-name="gr48" draw:text-style-name="P43" draw:layer="layout" draw:type="line" svg:x1="5.641cm" svg:y1="12.528cm" svg:x2="15.161cm" svg:y2="15.129cm" draw:start-shape="id154" draw:start-glue-point="8" draw:end-shape="id157" draw:end-glue-point="6" svg:d="M5641 12528l9520 2601" svg:viewBox="0 0 9521 2602">
          <text:p/>
        </draw:connector>
        <draw:connector draw:style-name="gr48" draw:text-style-name="P43" draw:layer="layout" draw:type="line" svg:x1="2.245cm" svg:y1="12.468cm" svg:x2="15.161cm" svg:y2="15.129cm" draw:start-shape="id151" draw:start-glue-point="8" draw:end-shape="id157" draw:end-glue-point="6" svg:d="M2245 12468l12916 2661" svg:viewBox="0 0 12917 2662">
          <text:p/>
        </draw:connector>
        <draw:custom-shape draw:style-name="gr55" draw:text-style-name="P49" draw:layer="layout" svg:width="8.697cm" svg:height="2.58cm" svg:x="19.195cm" svg:y="8.748cm">
          <text:p text:style-name="P38"><text:span text:style-name="T68">Rule 3:</text:span><text:span text:style-name="T69"> <text:s text:c="3"/>a</text:span><text:span text:style-name="T70">Y+1 </text:span><text:span text:style-name="T69">/ a</text:span><text:span text:style-name="T70">1</text:span><text:span text:style-name="T69"> → λ</text:span></text:p>
          <text:p text:style-name="P38"><text:span text:style-name="T85">Rule 4:</text:span><text:span text:style-name="T86"> <text:s text:c="3"/>a</text:span><text:span text:style-name="T87">Y+2</text:span><text:span text:style-name="T88"> / a</text:span><text:span text:style-name="T87">2</text:span><text:span text:style-name="T88"> → a</text:span></text:p>
          <draw:enhanced-geometry svg:viewBox="0 0 21600 21600" draw:type="rectangle" draw:enhanced-path="M 0 0 L 21600 0 21600 21600 0 21600 0 0 Z N"/>
        </draw:custom-shape>
        <draw:custom-shape draw:style-name="gr56" draw:text-style-name="P49" draw:layer="layout" svg:width="8.697cm" svg:height="4.614cm" svg:x="19.195cm" svg:y="11.548cm">
          <text:p text:style-name="P38"><text:span text:style-name="T72">Rule 5:</text:span><text:span text:style-name="T69"> <text:s text:c="3"/>a</text:span><text:span text:style-name="T70">Z+1 </text:span><text:span text:style-name="T69">/ a</text:span><text:span text:style-name="T70">1</text:span><text:span text:style-name="T69"> → a</text:span></text:p>
          <text:p text:style-name="P38"><text:span text:style-name="T68">Rule 6: <text:s text:c="3"/></text:span><text:span text:style-name="T71">a</text:span><text:span text:style-name="T73">Z+2</text:span><text:span text:style-name="T71"> / a</text:span><text:span text:style-name="T73">2</text:span><text:span text:style-name="T71"> → </text:span><text:span text:style-name="T69">λ</text:span></text:p>
          <text:p text:style-name="P40"><text:span text:style-name="T74">Rule 7: <text:s text:c="2"/></text:span><text:span text:style-name="T75"><text:s/>a</text:span><text:span text:style-name="T76">Z+1 </text:span><text:span text:style-name="T77">(a</text:span><text:span text:style-name="T78">3</text:span><text:span text:style-name="T77">)</text:span><text:span text:style-name="T78">+</text:span><text:span text:style-name="T79">/ a</text:span><text:span text:style-name="T78">4</text:span><text:span text:style-name="T79"> → λ</text:span></text:p>
          <text:p text:style-name="P38"><text:span text:style-name="T74">Rule 8: <text:s text:c="3"/></text:span><text:span text:style-name="T75">a</text:span><text:span text:style-name="T76">Z+2</text:span><text:span text:style-name="T75"> </text:span><text:span text:style-name="T77">(a</text:span><text:span text:style-name="T78">3</text:span><text:span text:style-name="T77">)</text:span><text:span text:style-name="T78">+</text:span><text:span text:style-name="T79">/ a</text:span><text:span text:style-name="T78">3</text:span><text:span text:style-name="T79"> → a</text:span></text:p>
          <draw:enhanced-geometry svg:viewBox="0 0 21600 21600" draw:type="rectangle" draw:enhanced-path="M 0 0 L 21600 0 21600 21600 0 21600 0 0 Z N"/>
        </draw:custom-shape>
        <draw:frame draw:style-name="gr69" draw:text-style-name="P44" draw:layer="layout" svg:width="4.372cm" svg:height="1.411cm" svg:x="5.534cm" svg:y="17.788cm">
          <draw:text-box>
            <text:p><text:span text:style-name="T58">Time: </text:span><text:span text:style-name="T80">t + 1</text:span></text:p>
          </draw:text-box>
        </draw:frame>
        <draw:custom-shape draw:style-name="gr58" draw:text-style-name="P49" draw:layer="layout" svg:width="8.697cm" svg:height="3.486cm" svg:x="19.195cm" svg:y="5.048cm">
          <text:p text:style-name="P38"><text:span text:style-name="T68">Rule 0:</text:span><text:span text:style-name="T71"> <text:s text:c="3"/>a</text:span><text:span text:style-name="T73">X+1</text:span><text:span text:style-name="T71"> / a</text:span><text:span text:style-name="T73">1</text:span><text:span text:style-name="T71"> → λ</text:span></text:p>
          <text:p text:style-name="P38"><text:span text:style-name="T97">Rule 1:</text:span><text:span text:style-name="T99"> <text:s text:c="3"/>a</text:span><text:span text:style-name="T100">X+2</text:span><text:span text:style-name="T99"> / a</text:span><text:span text:style-name="T100">2</text:span><text:span text:style-name="T99"> → λ</text:span></text:p>
          <text:p text:style-name="P38"><text:span text:style-name="T89">Rule 2:</text:span><text:span text:style-name="T92"> <text:s text:c="3"/></text:span><text:span text:style-name="T90">a</text:span><text:span text:style-name="T91">X+2</text:span><text:span text:style-name="T90"> / a</text:span><text:span text:style-name="T91">2</text:span><text:span text:style-name="T90"> → a</text:span></text:p>
          <draw:enhanced-geometry svg:viewBox="0 0 21600 21600" draw:type="rectangle" draw:enhanced-path="M 0 0 L 21600 0 21600 21600 0 21600 0 0 Z N"/>
        </draw:custom-shape>
        <draw:frame draw:style-name="gr59" draw:text-style-name="P50" draw:layer="layout" svg:width="5.839cm" svg:height="1.648cm" svg:x="0.003cm" svg:y="-0.046cm">
          <draw:text-box>
            <text:p><text:span text:style-name="T81">ADD Module</text:span></text:p>
          </draw:text-box>
        </draw:frame>
        <draw:custom-shape draw:style-name="gr30" draw:text-style-name="P29" draw:layer="layout" svg:width="1.89cm" svg:height="1.778cm" svg:x="9.032cm" svg:y="0.116cm">
          <text:p text:style-name="P1"><text:span text:style-name="T38">l</text:span><text:span text:style-name="T39">i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31" draw:text-style-name="P29" draw:layer="layout" svg:width="4.158cm" svg:height="1.778cm" svg:x="10.932cm" svg:y="0.116cm">
          <text:p text:style-name="P1"><text:span text:style-name="T44">ADD(</text:span><text:span text:style-name="T41">r</text:span><text:span text:style-name="T44">)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1.89cm" svg:height="1.778cm" svg:x="15.11cm" svg:y="0.116cm">
          <text:p text:style-name="P1"><text:span text:style-name="T38">l</text:span><text:span text:style-name="T39">j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1.89cm" svg:height="1.778cm" svg:x="17.01cm" svg:y="0.116cm">
          <text:p text:style-name="P1"><text:span text:style-name="T38">l</text:span><text:span text:style-name="T39">k</text:span><text:span text:style-name="T40"> <text:s/></text:span></text:p>
          <draw:enhanced-geometry svg:viewBox="0 0 21600 21600" draw:type="rectangle" draw:enhanced-path="M 0 0 L 21600 0 21600 21600 0 21600 0 0 Z N"/>
        </draw:custom-shape>
        <draw:frame draw:style-name="gr60" draw:text-style-name="P51" draw:layer="layout" svg:width="1.27cm" svg:height="1.91cm" svg:x="0.254cm" svg:y="4.61cm">
          <draw:text-box>
            <text:p><text:span text:style-name="T82">l</text:span><text:span text:style-name="T83">i</text:span><text:span text:style-name="T84"> <text:s/></text:span></text:p>
          </draw:text-box>
        </draw:frame>
        <draw:custom-shape draw:style-name="gr70" draw:text-style-name="P55" xml:id="id149" draw:id="id149" draw:layer="layout" svg:width="2.457cm" svg:height="2.499cm" svg:x="2.356cm" svg:y="5.537cm">
          <text:p text:style-name="P1"><text:span text:style-name="T93">a</text:span><text:span text:style-name="T94">X+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56" xml:id="id150" draw:id="id150" draw:layer="layout" svg:width="2.457cm" svg:height="2.499cm" svg:x="9.655cm" svg:y="5.537cm">
          <text:p text:style-name="P1"><text:span text:style-name="T95">a</text:span><text:span text:style-name="T96">Y+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54" draw:layer="layout" svg:width="0.959cm" svg:height="1.648cm" svg:x="8.729cm" svg:y="5.888cm">
          <draw:text-box>
            <text:p><text:span text:style-name="T80">2</text:span></text:p>
          </draw:text-box>
        </draw:frame>
        <draw:custom-shape draw:style-name="gr50" draw:text-style-name="P19" xml:id="id151" draw:id="id151" draw:layer="layout" svg:width="2.457cm" svg:height="2.499cm" svg:x="1.016cm" svg:y="9.969cm">
          <text:p text:style-name="P1"><text:span text:style-name="T59">a</text:span><text:span text:style-name="T60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9" xml:id="id154" draw:id="id154" draw:layer="layout" svg:width="2.457cm" svg:height="2.499cm" svg:x="4.412cm" svg:y="10.029cm">
          <text:p text:style-name="P1"><text:span text:style-name="T59">a</text:span><text:span text:style-name="T60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9" xml:id="id156" draw:id="id156" draw:layer="layout" svg:width="2.457cm" svg:height="2.499cm" svg:x="15.123cm" svg:y="10.15cm">
          <text:p text:style-name="P1"><text:span text:style-name="T59">a</text:span><text:span text:style-name="T60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9" xml:id="id153" draw:id="id153" draw:layer="layout" svg:width="2.457cm" svg:height="2.499cm" svg:x="8.211cm" svg:y="10.039cm">
          <text:p text:style-name="P1"><text:span text:style-name="T59">a</text:span><text:span text:style-name="T60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44" draw:layer="layout" svg:width="1.023cm" svg:height="1.648cm" svg:x="0.098cm" svg:y="10.591cm">
          <draw:text-box>
            <text:p><text:span text:style-name="T58">3</text:span></text:p>
          </draw:text-box>
        </draw:frame>
        <draw:custom-shape draw:style-name="gr50" draw:text-style-name="P19" xml:id="id152" draw:id="id152" draw:layer="layout" svg:width="2.457cm" svg:height="2.499cm" svg:x="11.709cm" svg:y="10.038cm">
          <text:p text:style-name="P1"><text:span text:style-name="T59">a</text:span><text:span text:style-name="T60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44" draw:layer="layout" svg:width="1.023cm" svg:height="1.648cm" svg:x="3.599cm" svg:y="10.491cm">
          <draw:text-box>
            <text:p><text:span text:style-name="T58">4</text:span></text:p>
          </draw:text-box>
        </draw:frame>
        <draw:frame draw:style-name="gr61" draw:text-style-name="P44" draw:layer="layout" svg:width="0.959cm" svg:height="1.648cm" svg:x="7.43cm" svg:y="10.488cm">
          <draw:text-box>
            <text:p><text:span text:style-name="T58">5</text:span></text:p>
          </draw:text-box>
        </draw:frame>
        <draw:frame draw:style-name="gr61" draw:text-style-name="P44" draw:layer="layout" svg:width="0.959cm" svg:height="1.648cm" svg:x="10.931cm" svg:y="10.588cm">
          <draw:text-box>
            <text:p><text:span text:style-name="T58">6</text:span></text:p>
          </draw:text-box>
        </draw:frame>
        <draw:custom-shape draw:style-name="gr62" draw:text-style-name="P46" draw:layer="layout" svg:width="13.912cm" svg:height="11.176cm" svg:x="0.254cm" svg:y="4.8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46" draw:layer="layout" svg:width="4.318cm" svg:height="7.366cm" svg:x="14.532cm" svg:y="9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59" draw:layer="layout" svg:width="10.122cm" svg:height="1.411cm" svg:x="17.81cm" svg:y="19.505cm">
          <draw:text-box>
            <text:p><text:span text:style-name="T101">Case 2: </text:span><text:span text:style-name="T102">Rule 2 is activated.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connector draw:style-name="gr74" draw:text-style-name="P52" draw:layer="layout" draw:type="line" svg:x1="3.549cm" svg:y1="4.461cm" svg:x2="3.585cm" svg:y2="5.537cm" draw:end-shape="id159" draw:end-glue-point="4" svg:d="M3549 4461l36 1076" svg:viewBox="0 0 37 1077">
          <text:p/>
        </draw:connector>
        <draw:connector draw:style-name="gr74" draw:text-style-name="P53" draw:layer="layout" draw:type="line" svg:x1="10.897cm" svg:y1="4.461cm" svg:x2="10.884cm" svg:y2="5.537cm" draw:end-shape="id160" draw:end-glue-point="4" svg:d="M10897 4461l-13 1076" svg:viewBox="0 0 14 1077">
          <text:p/>
        </draw:connector>
        <draw:connector draw:style-name="gr48" draw:text-style-name="P43" draw:layer="layout" draw:type="line" svg:x1="3.585cm" svg:y1="8.036cm" svg:x2="2.245cm" svg:y2="9.969cm" draw:start-shape="id159" draw:start-glue-point="8" draw:end-shape="id161" draw:end-glue-point="4" svg:d="M3585 8036l-1340 1933" svg:viewBox="0 0 1341 1934">
          <text:p/>
        </draw:connector>
        <draw:connector draw:style-name="gr48" draw:text-style-name="P43" draw:layer="layout" draw:type="line" svg:x1="10.884cm" svg:y1="8.036cm" svg:x2="12.938cm" svg:y2="10.038cm" draw:start-shape="id160" draw:start-glue-point="8" draw:end-shape="id162" draw:end-glue-point="4" svg:d="M10884 8036l2054 2002" svg:viewBox="0 0 2055 2003">
          <text:p/>
        </draw:connector>
        <draw:connector draw:style-name="gr48" draw:text-style-name="P43" draw:layer="layout" draw:type="line" svg:x1="10.884cm" svg:y1="8.036cm" svg:x2="9.44cm" svg:y2="10.039cm" draw:start-shape="id160" draw:start-glue-point="8" draw:end-shape="id163" draw:end-glue-point="4" svg:d="M10884 8036l-1444 2003" svg:viewBox="0 0 1445 2004">
          <text:p/>
        </draw:connector>
        <draw:connector draw:style-name="gr48" draw:text-style-name="P43" draw:layer="layout" draw:type="line" svg:x1="3.585cm" svg:y1="8.036cm" svg:x2="5.641cm" svg:y2="10.029cm" draw:start-shape="id159" draw:start-glue-point="8" draw:end-shape="id164" draw:end-glue-point="4" svg:d="M3585 8036l2056 1993" svg:viewBox="0 0 2057 1994">
          <text:p/>
        </draw:connector>
        <draw:frame draw:style-name="gr49" draw:text-style-name="P44" draw:layer="layout" svg:width="1.023cm" svg:height="1.648cm" svg:x="1.497cm" svg:y="5.791cm">
          <draw:text-box>
            <text:p><text:span text:style-name="T58">1</text:span></text:p>
          </draw:text-box>
        </draw:frame>
        <draw:custom-shape draw:style-name="gr50" draw:text-style-name="P19" xml:id="id167" draw:id="id167" draw:layer="layout" svg:width="2.457cm" svg:height="2.499cm" svg:x="15.161cm" svg:y="13.879cm">
          <text:p text:style-name="P1"><text:span text:style-name="T59">a</text:span><text:span text:style-name="T60">Z+3(n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45" draw:layer="layout" svg:width="0.798cm" svg:height="1.449cm" svg:x="17.518cm" svg:y="14.462cm">
          <draw:text-box>
            <text:p><text:span text:style-name="T61">r</text:span></text:p>
          </draw:text-box>
        </draw:frame>
        <draw:connector draw:style-name="gr46" draw:text-style-name="P43" draw:layer="layout" draw:type="line" svg:x1="2.245cm" svg:y1="12.468cm" svg:x2="3.925cm" svg:y2="17.262cm" draw:start-shape="id161" draw:start-glue-point="8" draw:end-shape="id165" draw:end-glue-point="0" svg:d="M2245 12468l1680 4794" svg:viewBox="0 0 1681 4795">
          <text:p/>
        </draw:connector>
        <draw:connector draw:style-name="gr46" draw:text-style-name="P43" draw:layer="layout" draw:type="line" svg:x1="5.641cm" svg:y1="12.528cm" svg:x2="3.925cm" svg:y2="17.262cm" draw:start-shape="id164" draw:start-glue-point="8" draw:end-shape="id165" draw:end-glue-point="0" svg:d="M5641 12528l-1716 4734" svg:viewBox="0 0 1717 4735">
          <text:p/>
        </draw:connector>
        <draw:custom-shape draw:style-name="gr52" draw:text-style-name="P46" xml:id="id165" draw:id="id165" draw:layer="layout" svg:width="2.617cm" svg:height="2.296cm" svg:x="2.617cm" svg:y="17.262cm">
          <text:p text:style-name="P1"><text:span text:style-name="T62">l</text:span><text:span text:style-name="T63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46" xml:id="id168" draw:id="id168" draw:layer="layout" svg:width="2.591cm" svg:height="2.296cm" svg:x="10.317cm" svg:y="17.262cm">
          <text:p text:style-name="P1"><text:span text:style-name="T62">l</text:span><text:span text:style-name="T63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7" draw:text-style-name="P73" draw:layer="layout" svg:width="1.306cm" svg:height="1.449cm" svg:x="17.489cm" svg:y="10.527cm">
          <draw:text-box>
            <text:p><text:span text:style-name="T123">r’</text:span></text:p>
          </draw:text-box>
        </draw:frame>
        <draw:connector draw:style-name="gr76" draw:text-style-name="P43" draw:layer="layout" draw:type="line" svg:x1="16.352cm" svg:y1="12.649cm" svg:x2="16.39cm" svg:y2="13.879cm" draw:start-shape="id166" draw:start-glue-point="8" draw:end-shape="id167" draw:end-glue-point="4" svg:d="M16352 12649l38 1230" svg:viewBox="0 0 39 1231">
          <text:p/>
        </draw:connector>
        <draw:connector draw:style-name="gr48" draw:text-style-name="P43" draw:layer="layout" draw:type="line" svg:x1="3.585cm" svg:y1="8.036cm" svg:x2="8.57cm" svg:y2="10.405cm" draw:start-shape="id159" draw:start-glue-point="8" draw:end-shape="id163" draw:end-glue-point="5" svg:d="M3585 8036l4985 2369" svg:viewBox="0 0 4986 2370">
          <text:p/>
        </draw:connector>
        <draw:connector draw:style-name="gr48" draw:text-style-name="P43" draw:layer="layout" draw:type="line" svg:x1="3.585cm" svg:y1="8.036cm" svg:x2="12.068cm" svg:y2="10.404cm" draw:start-shape="id159" draw:start-glue-point="8" draw:end-shape="id162" draw:end-glue-point="5" svg:d="M3585 8036l8483 2368" svg:viewBox="0 0 8484 2369">
          <text:p/>
        </draw:connector>
        <draw:connector draw:style-name="gr82" draw:text-style-name="P43" draw:layer="layout" draw:type="line" svg:x1="12.938cm" svg:y1="12.537cm" svg:x2="11.612cm" svg:y2="17.262cm" draw:start-shape="id162" draw:start-glue-point="8" draw:end-shape="id168" draw:end-glue-point="0" svg:d="M12938 12537l-1326 4725" svg:viewBox="0 0 1327 4726">
          <text:p/>
        </draw:connector>
        <draw:connector draw:style-name="gr82" draw:text-style-name="P43" draw:layer="layout" draw:type="line" svg:x1="9.44cm" svg:y1="12.538cm" svg:x2="11.612cm" svg:y2="17.262cm" draw:start-shape="id163" draw:start-glue-point="8" draw:end-shape="id168" draw:end-glue-point="0" svg:d="M9440 12538l2172 4724" svg:viewBox="0 0 2173 4725">
          <text:p/>
        </draw:connector>
        <draw:connector draw:style-name="gr48" draw:text-style-name="P43" draw:layer="layout" draw:type="line" svg:x1="10.884cm" svg:y1="8.036cm" svg:x2="16.351cm" svg:y2="10.15cm" draw:start-shape="id160" draw:start-glue-point="8" draw:end-shape="id166" svg:d="M10884 8036l5467 2114" svg:viewBox="0 0 5468 2115">
          <text:p/>
        </draw:connector>
        <draw:connector draw:style-name="gr82" draw:text-style-name="P43" draw:layer="layout" draw:type="line" svg:x1="12.938cm" svg:y1="12.537cm" svg:x2="15.52cm" svg:y2="14.245cm" draw:start-shape="id162" draw:start-glue-point="8" draw:end-shape="id167" draw:end-glue-point="5" svg:d="M12938 12537l2582 1708" svg:viewBox="0 0 2583 1709">
          <text:p/>
        </draw:connector>
        <draw:connector draw:style-name="gr82" draw:text-style-name="P43" draw:layer="layout" draw:type="line" svg:x1="9.44cm" svg:y1="12.538cm" svg:x2="15.52cm" svg:y2="14.245cm" draw:start-shape="id163" draw:start-glue-point="8" draw:end-shape="id167" draw:end-glue-point="5" svg:d="M9440 12538l6080 1707" svg:viewBox="0 0 6081 1708">
          <text:p/>
        </draw:connector>
        <draw:connector draw:style-name="gr46" draw:text-style-name="P43" draw:layer="layout" draw:type="line" svg:x1="5.641cm" svg:y1="12.528cm" svg:x2="15.161cm" svg:y2="15.129cm" draw:start-shape="id164" draw:start-glue-point="8" draw:end-shape="id167" draw:end-glue-point="6" svg:d="M5641 12528l9520 2601" svg:viewBox="0 0 9521 2602">
          <text:p/>
        </draw:connector>
        <draw:connector draw:style-name="gr46" draw:text-style-name="P43" draw:layer="layout" draw:type="line" svg:x1="2.245cm" svg:y1="12.468cm" svg:x2="15.161cm" svg:y2="15.129cm" draw:start-shape="id161" draw:start-glue-point="8" draw:end-shape="id167" draw:end-glue-point="6" svg:d="M2245 12468l12916 2661" svg:viewBox="0 0 12917 2662">
          <text:p/>
        </draw:connector>
        <draw:custom-shape draw:style-name="gr55" draw:text-style-name="P49" draw:layer="layout" svg:width="8.697cm" svg:height="2.58cm" svg:x="19.195cm" svg:y="8.748cm">
          <text:p text:style-name="P38"><text:span text:style-name="T68">Rule 3:</text:span><text:span text:style-name="T69"> <text:s text:c="3"/>a</text:span><text:span text:style-name="T70">Y+1 </text:span><text:span text:style-name="T69">/ a</text:span><text:span text:style-name="T70">1</text:span><text:span text:style-name="T69"> → λ</text:span></text:p>
          <text:p text:style-name="P38"><text:span text:style-name="T97">Rule 4:</text:span><text:span text:style-name="T98"> <text:s text:c="3"/>a</text:span><text:span text:style-name="T100">Y+2</text:span><text:span text:style-name="T99"> / a</text:span><text:span text:style-name="T100">2</text:span><text:span text:style-name="T99"> → a</text:span></text:p>
          <draw:enhanced-geometry svg:viewBox="0 0 21600 21600" draw:type="rectangle" draw:enhanced-path="M 0 0 L 21600 0 21600 21600 0 21600 0 0 Z N"/>
        </draw:custom-shape>
        <draw:custom-shape draw:style-name="gr83" draw:text-style-name="P49" draw:layer="layout" svg:width="8.697cm" svg:height="5.216cm" svg:x="19.195cm" svg:y="11.548cm">
          <text:p text:style-name="P38"><text:span text:style-name="T124">Rule 5:</text:span><text:span text:style-name="T90"> <text:s text:c="3"/>a</text:span><text:span text:style-name="T91">Z+1 </text:span><text:span text:style-name="T90">/ a</text:span><text:span text:style-name="T91">1</text:span><text:span text:style-name="T90"> → a</text:span></text:p>
          <text:p text:style-name="P38"><text:span text:style-name="T110">Rule 5:</text:span><text:span text:style-name="T88"> <text:s text:c="3"/>a</text:span><text:span text:style-name="T87">Z+1 </text:span><text:span text:style-name="T88">/ a</text:span><text:span text:style-name="T87">1</text:span><text:span text:style-name="T88"> → a</text:span></text:p>
          <text:p text:style-name="P38"><text:span text:style-name="T125">Rule 6: <text:s text:c="3"/></text:span><text:span text:style-name="T126">a</text:span><text:span text:style-name="T127">Z+2</text:span><text:span text:style-name="T126"> / a</text:span><text:span text:style-name="T127">2</text:span><text:span text:style-name="T126"> → </text:span><text:span text:style-name="T128">λ</text:span></text:p>
          <text:p text:style-name="P40"><text:span text:style-name="T74">Rule 7: <text:s text:c="2"/></text:span><text:span text:style-name="T75"><text:s/>a</text:span><text:span text:style-name="T76">Z+1 </text:span><text:span text:style-name="T77">(a</text:span><text:span text:style-name="T78">3</text:span><text:span text:style-name="T77">)</text:span><text:span text:style-name="T78">+</text:span><text:span text:style-name="T79">/ a</text:span><text:span text:style-name="T78">4</text:span><text:span text:style-name="T79"> → λ</text:span></text:p>
          <text:p text:style-name="P38"><text:span text:style-name="T74">Rule 8: <text:s text:c="3"/></text:span><text:span text:style-name="T75">a</text:span><text:span text:style-name="T76">Z+2</text:span><text:span text:style-name="T75"> </text:span><text:span text:style-name="T77">(a</text:span><text:span text:style-name="T78">3</text:span><text:span text:style-name="T77">)</text:span><text:span text:style-name="T78">+</text:span><text:span text:style-name="T79">/ a</text:span><text:span text:style-name="T78">3</text:span><text:span text:style-name="T79"> → a</text:span></text:p>
          <draw:enhanced-geometry svg:viewBox="0 0 21600 21600" draw:type="rectangle" draw:enhanced-path="M 0 0 L 21600 0 21600 21600 0 21600 0 0 Z N"/>
        </draw:custom-shape>
        <draw:frame draw:style-name="gr69" draw:text-style-name="P44" draw:layer="layout" svg:width="4.372cm" svg:height="1.411cm" svg:x="5.534cm" svg:y="17.788cm">
          <draw:text-box>
            <text:p><text:span text:style-name="T58">Time: </text:span><text:span text:style-name="T80">t + 2</text:span></text:p>
          </draw:text-box>
        </draw:frame>
        <draw:custom-shape draw:style-name="gr58" draw:text-style-name="P49" draw:layer="layout" svg:width="8.697cm" svg:height="3.486cm" svg:x="19.195cm" svg:y="5.048cm">
          <text:p text:style-name="P38"><text:span text:style-name="T68">Rule 0:</text:span><text:span text:style-name="T71"> <text:s text:c="3"/>a</text:span><text:span text:style-name="T73">X+1</text:span><text:span text:style-name="T71"> / a</text:span><text:span text:style-name="T73">1</text:span><text:span text:style-name="T71"> → λ</text:span></text:p>
          <text:p text:style-name="P38"><text:span text:style-name="T97">Rule 1:</text:span><text:span text:style-name="T99"> <text:s text:c="3"/>a</text:span><text:span text:style-name="T100">X+2</text:span><text:span text:style-name="T99"> / a</text:span><text:span text:style-name="T100">2</text:span><text:span text:style-name="T99"> → λ</text:span></text:p>
          <text:p text:style-name="P38"><text:span text:style-name="T97">Rule 2:</text:span><text:span text:style-name="T98"> <text:s text:c="3"/></text:span><text:span text:style-name="T99">a</text:span><text:span text:style-name="T100">X+2</text:span><text:span text:style-name="T99"> / a</text:span><text:span text:style-name="T100">2</text:span><text:span text:style-name="T99"> → a</text:span></text:p>
          <draw:enhanced-geometry svg:viewBox="0 0 21600 21600" draw:type="rectangle" draw:enhanced-path="M 0 0 L 21600 0 21600 21600 0 21600 0 0 Z N"/>
        </draw:custom-shape>
        <draw:frame draw:style-name="gr59" draw:text-style-name="P50" draw:layer="layout" svg:width="5.839cm" svg:height="1.648cm" svg:x="0.003cm" svg:y="-0.046cm">
          <draw:text-box>
            <text:p><text:span text:style-name="T81">ADD Module</text:span></text:p>
          </draw:text-box>
        </draw:frame>
        <draw:custom-shape draw:style-name="gr30" draw:text-style-name="P29" draw:layer="layout" svg:width="1.89cm" svg:height="1.778cm" svg:x="9.032cm" svg:y="0.116cm">
          <text:p text:style-name="P1"><text:span text:style-name="T38">l</text:span><text:span text:style-name="T39">i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31" draw:text-style-name="P29" draw:layer="layout" svg:width="4.158cm" svg:height="1.778cm" svg:x="10.932cm" svg:y="0.116cm">
          <text:p text:style-name="P1"><text:span text:style-name="T44">ADD(</text:span><text:span text:style-name="T41">r</text:span><text:span text:style-name="T44">)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1.89cm" svg:height="1.778cm" svg:x="15.11cm" svg:y="0.116cm">
          <text:p text:style-name="P1"><text:span text:style-name="T38">l</text:span><text:span text:style-name="T39">j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1.89cm" svg:height="1.778cm" svg:x="17.01cm" svg:y="0.116cm">
          <text:p text:style-name="P1"><text:span text:style-name="T38">l</text:span><text:span text:style-name="T39">k</text:span><text:span text:style-name="T40"> <text:s/></text:span></text:p>
          <draw:enhanced-geometry svg:viewBox="0 0 21600 21600" draw:type="rectangle" draw:enhanced-path="M 0 0 L 21600 0 21600 21600 0 21600 0 0 Z N"/>
        </draw:custom-shape>
        <draw:frame draw:style-name="gr60" draw:text-style-name="P51" draw:layer="layout" svg:width="1.27cm" svg:height="1.91cm" svg:x="0.254cm" svg:y="4.61cm">
          <draw:text-box>
            <text:p><text:span text:style-name="T82">l</text:span><text:span text:style-name="T83">i</text:span><text:span text:style-name="T84"> <text:s/></text:span></text:p>
          </draw:text-box>
        </draw:frame>
        <draw:custom-shape draw:style-name="gr66" draw:text-style-name="P74" xml:id="id159" draw:id="id159" draw:layer="layout" svg:width="2.457cm" svg:height="2.499cm" svg:x="2.356cm" svg:y="5.537cm">
          <text:p text:style-name="P1"><text:span text:style-name="T129">a</text:span><text:span text:style-name="T118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75" xml:id="id160" draw:id="id160" draw:layer="layout" svg:width="2.457cm" svg:height="2.499cm" svg:x="9.655cm" svg:y="5.537cm">
          <text:p text:style-name="P1"><text:span text:style-name="T129">a</text:span><text:span text:style-name="T118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44" draw:layer="layout" svg:width="0.959cm" svg:height="1.648cm" svg:x="8.729cm" svg:y="5.888cm">
          <draw:text-box>
            <text:p><text:span text:style-name="T58">2</text:span></text:p>
          </draw:text-box>
        </draw:frame>
        <draw:custom-shape draw:style-name="gr79" draw:text-style-name="P76" xml:id="id161" draw:id="id161" draw:layer="layout" svg:width="2.457cm" svg:height="2.499cm" svg:x="1.016cm" svg:y="9.969cm">
          <text:p text:style-name="P1"><text:span text:style-name="T130">a</text:span><text:span text:style-name="T94">Z+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68" xml:id="id164" draw:id="id164" draw:layer="layout" svg:width="2.457cm" svg:height="2.499cm" svg:x="4.412cm" svg:y="10.029cm">
          <text:p text:style-name="P1"><text:span text:style-name="T130">a</text:span><text:span text:style-name="T94">Z+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69" xml:id="id166" draw:id="id166" draw:layer="layout" svg:width="2.457cm" svg:height="2.499cm" svg:x="15.123cm" svg:y="10.15cm">
          <text:p text:style-name="P1"><text:span text:style-name="T119">a</text:span><text:span text:style-name="T96">Z+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68" xml:id="id163" draw:id="id163" draw:layer="layout" svg:width="2.457cm" svg:height="2.499cm" svg:x="8.211cm" svg:y="10.039cm">
          <text:p text:style-name="P1"><text:span text:style-name="T131">a</text:span><text:span text:style-name="T132">Z+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5" draw:text-style-name="P54" draw:layer="layout" svg:width="1.023cm" svg:height="1.648cm" svg:x="0.098cm" svg:y="10.591cm">
          <draw:text-box>
            <text:p><text:span text:style-name="T80">3</text:span></text:p>
          </draw:text-box>
        </draw:frame>
        <draw:custom-shape draw:style-name="gr79" draw:text-style-name="P77" xml:id="id162" draw:id="id162" draw:layer="layout" svg:width="2.457cm" svg:height="2.499cm" svg:x="11.709cm" svg:y="10.038cm">
          <text:p text:style-name="P1"><text:span text:style-name="T131">a</text:span><text:span text:style-name="T132">Z+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5" draw:text-style-name="P54" draw:layer="layout" svg:width="1.023cm" svg:height="1.648cm" svg:x="3.599cm" svg:y="10.491cm">
          <draw:text-box>
            <text:p><text:span text:style-name="T80">4</text:span></text:p>
          </draw:text-box>
        </draw:frame>
        <draw:frame draw:style-name="gr71" draw:text-style-name="P54" draw:layer="layout" svg:width="0.959cm" svg:height="1.648cm" svg:x="7.43cm" svg:y="10.488cm">
          <draw:text-box>
            <text:p><text:span text:style-name="T80">5</text:span></text:p>
          </draw:text-box>
        </draw:frame>
        <draw:frame draw:style-name="gr71" draw:text-style-name="P54" draw:layer="layout" svg:width="0.959cm" svg:height="1.648cm" svg:x="10.931cm" svg:y="10.588cm">
          <draw:text-box>
            <text:p><text:span text:style-name="T80">6</text:span></text:p>
          </draw:text-box>
        </draw:frame>
        <draw:custom-shape draw:style-name="gr62" draw:text-style-name="P46" draw:layer="layout" svg:width="13.912cm" svg:height="11.176cm" svg:x="0.254cm" svg:y="4.8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46" draw:layer="layout" svg:width="4.318cm" svg:height="7.366cm" svg:x="14.532cm" svg:y="9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59" draw:layer="layout" svg:width="10.122cm" svg:height="1.411cm" svg:x="17.81cm" svg:y="19.505cm">
          <draw:text-box>
            <text:p><text:span text:style-name="T101">Case 2: </text:span><text:span text:style-name="T102">Rule 2 is activated.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connector draw:style-name="gr74" draw:text-style-name="P52" draw:layer="layout" draw:type="line" svg:x1="3.549cm" svg:y1="4.461cm" svg:x2="3.585cm" svg:y2="5.537cm" draw:end-shape="id169" draw:end-glue-point="4" svg:d="M3549 4461l36 1076" svg:viewBox="0 0 37 1077">
          <text:p/>
        </draw:connector>
        <draw:connector draw:style-name="gr74" draw:text-style-name="P53" draw:layer="layout" draw:type="line" svg:x1="10.897cm" svg:y1="4.461cm" svg:x2="10.884cm" svg:y2="5.537cm" draw:end-shape="id170" draw:end-glue-point="4" svg:d="M10897 4461l-13 1076" svg:viewBox="0 0 14 1077">
          <text:p/>
        </draw:connector>
        <draw:connector draw:style-name="gr48" draw:text-style-name="P43" draw:layer="layout" draw:type="line" svg:x1="3.585cm" svg:y1="8.036cm" svg:x2="2.245cm" svg:y2="9.969cm" draw:start-shape="id169" draw:start-glue-point="8" draw:end-shape="id171" draw:end-glue-point="4" svg:d="M3585 8036l-1340 1933" svg:viewBox="0 0 1341 1934">
          <text:p/>
        </draw:connector>
        <draw:connector draw:style-name="gr48" draw:text-style-name="P43" draw:layer="layout" draw:type="line" svg:x1="10.884cm" svg:y1="8.036cm" svg:x2="12.938cm" svg:y2="10.038cm" draw:start-shape="id170" draw:start-glue-point="8" draw:end-shape="id172" draw:end-glue-point="4" svg:d="M10884 8036l2054 2002" svg:viewBox="0 0 2055 2003">
          <text:p/>
        </draw:connector>
        <draw:connector draw:style-name="gr48" draw:text-style-name="P43" draw:layer="layout" draw:type="line" svg:x1="10.884cm" svg:y1="8.036cm" svg:x2="9.44cm" svg:y2="10.039cm" draw:start-shape="id170" draw:start-glue-point="8" draw:end-shape="id173" draw:end-glue-point="4" svg:d="M10884 8036l-1444 2003" svg:viewBox="0 0 1445 2004">
          <text:p/>
        </draw:connector>
        <draw:connector draw:style-name="gr48" draw:text-style-name="P43" draw:layer="layout" draw:type="line" svg:x1="3.585cm" svg:y1="8.036cm" svg:x2="5.641cm" svg:y2="10.029cm" draw:start-shape="id169" draw:start-glue-point="8" draw:end-shape="id174" draw:end-glue-point="4" svg:d="M3585 8036l2056 1993" svg:viewBox="0 0 2057 1994">
          <text:p/>
        </draw:connector>
        <draw:frame draw:style-name="gr49" draw:text-style-name="P44" draw:layer="layout" svg:width="1.023cm" svg:height="1.648cm" svg:x="1.497cm" svg:y="5.991cm">
          <draw:text-box>
            <text:p><text:span text:style-name="T58">1</text:span></text:p>
          </draw:text-box>
        </draw:frame>
        <draw:custom-shape draw:style-name="gr79" draw:text-style-name="P78" xml:id="id177" draw:id="id177" draw:layer="layout" svg:width="2.457cm" svg:height="2.499cm" svg:x="15.161cm" svg:y="13.879cm">
          <text:p text:style-name="P1"><text:span text:style-name="T133">a</text:span><text:span text:style-name="T134">Z+3(n+1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7" draw:text-style-name="P73" draw:layer="layout" svg:width="0.798cm" svg:height="1.449cm" svg:x="17.518cm" svg:y="14.462cm">
          <draw:text-box>
            <text:p><text:span text:style-name="T123">r</text:span></text:p>
          </draw:text-box>
        </draw:frame>
        <draw:connector draw:style-name="gr48" draw:text-style-name="P43" draw:layer="layout" draw:type="line" svg:x1="2.245cm" svg:y1="12.468cm" svg:x2="3.925cm" svg:y2="17.262cm" draw:start-shape="id171" draw:start-glue-point="8" draw:end-shape="id175" draw:end-glue-point="0" svg:d="M2245 12468l1680 4794" svg:viewBox="0 0 1681 4795">
          <text:p/>
        </draw:connector>
        <draw:connector draw:style-name="gr48" draw:text-style-name="P43" draw:layer="layout" draw:type="line" svg:x1="5.641cm" svg:y1="12.528cm" svg:x2="3.925cm" svg:y2="17.262cm" draw:start-shape="id174" draw:start-glue-point="8" draw:end-shape="id175" draw:end-glue-point="0" svg:d="M5641 12528l-1716 4734" svg:viewBox="0 0 1717 4735">
          <text:p/>
        </draw:connector>
        <draw:custom-shape draw:style-name="gr84" draw:text-style-name="P79" xml:id="id175" draw:id="id175" draw:layer="layout" svg:width="2.617cm" svg:height="2.296cm" svg:x="2.617cm" svg:y="17.262cm">
          <text:p text:style-name="P1"><text:span text:style-name="T135">l</text:span><text:span text:style-name="T136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46" xml:id="id178" draw:id="id178" draw:layer="layout" svg:width="2.591cm" svg:height="2.296cm" svg:x="10.317cm" svg:y="17.262cm">
          <text:p text:style-name="P1"><text:span text:style-name="T62">l</text:span><text:span text:style-name="T63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45" draw:layer="layout" svg:width="1.306cm" svg:height="1.449cm" svg:x="17.489cm" svg:y="10.527cm">
          <draw:text-box>
            <text:p><text:span text:style-name="T61">r’</text:span></text:p>
          </draw:text-box>
        </draw:frame>
        <draw:connector draw:style-name="gr48" draw:text-style-name="P43" draw:layer="layout" draw:type="line" svg:x1="16.352cm" svg:y1="12.649cm" svg:x2="16.39cm" svg:y2="13.879cm" draw:start-shape="id176" draw:start-glue-point="8" draw:end-shape="id177" draw:end-glue-point="4" svg:d="M16352 12649l38 1230" svg:viewBox="0 0 39 1231">
          <text:p/>
        </draw:connector>
        <draw:connector draw:style-name="gr48" draw:text-style-name="P43" draw:layer="layout" draw:type="line" svg:x1="3.585cm" svg:y1="8.036cm" svg:x2="8.57cm" svg:y2="10.405cm" draw:start-shape="id169" draw:start-glue-point="8" draw:end-shape="id173" draw:end-glue-point="5" svg:d="M3585 8036l4985 2369" svg:viewBox="0 0 4986 2370">
          <text:p/>
        </draw:connector>
        <draw:connector draw:style-name="gr48" draw:text-style-name="P43" draw:layer="layout" draw:type="line" svg:x1="3.585cm" svg:y1="8.036cm" svg:x2="12.068cm" svg:y2="10.404cm" draw:start-shape="id169" draw:start-glue-point="8" draw:end-shape="id172" draw:end-glue-point="5" svg:d="M3585 8036l8483 2368" svg:viewBox="0 0 8484 2369">
          <text:p/>
        </draw:connector>
        <draw:connector draw:style-name="gr48" draw:text-style-name="P43" draw:layer="layout" draw:type="line" svg:x1="12.938cm" svg:y1="12.537cm" svg:x2="11.612cm" svg:y2="17.262cm" draw:start-shape="id172" draw:start-glue-point="8" draw:end-shape="id178" draw:end-glue-point="0" svg:d="M12938 12537l-1326 4725" svg:viewBox="0 0 1327 4726">
          <text:p/>
        </draw:connector>
        <draw:connector draw:style-name="gr48" draw:text-style-name="P43" draw:layer="layout" draw:type="line" svg:x1="9.44cm" svg:y1="12.538cm" svg:x2="11.612cm" svg:y2="17.262cm" draw:start-shape="id173" draw:start-glue-point="8" draw:end-shape="id178" draw:end-glue-point="0" svg:d="M9440 12538l2172 4724" svg:viewBox="0 0 2173 4725">
          <text:p/>
        </draw:connector>
        <draw:connector draw:style-name="gr48" draw:text-style-name="P43" draw:layer="layout" draw:type="line" svg:x1="10.884cm" svg:y1="8.036cm" svg:x2="16.351cm" svg:y2="10.15cm" draw:start-shape="id170" draw:start-glue-point="8" draw:end-shape="id176" svg:d="M10884 8036l5467 2114" svg:viewBox="0 0 5468 2115">
          <text:p/>
        </draw:connector>
        <draw:connector draw:style-name="gr48" draw:text-style-name="P43" draw:layer="layout" draw:type="line" svg:x1="12.938cm" svg:y1="12.537cm" svg:x2="15.52cm" svg:y2="14.245cm" draw:start-shape="id172" draw:start-glue-point="8" draw:end-shape="id177" draw:end-glue-point="5" svg:d="M12938 12537l2582 1708" svg:viewBox="0 0 2583 1709">
          <text:p/>
        </draw:connector>
        <draw:connector draw:style-name="gr48" draw:text-style-name="P43" draw:layer="layout" draw:type="line" svg:x1="9.44cm" svg:y1="12.538cm" svg:x2="15.52cm" svg:y2="14.245cm" draw:start-shape="id173" draw:start-glue-point="8" draw:end-shape="id177" draw:end-glue-point="5" svg:d="M9440 12538l6080 1707" svg:viewBox="0 0 6081 1708">
          <text:p/>
        </draw:connector>
        <draw:connector draw:style-name="gr48" draw:text-style-name="P43" draw:layer="layout" draw:type="line" svg:x1="5.641cm" svg:y1="12.528cm" svg:x2="15.161cm" svg:y2="15.129cm" draw:start-shape="id174" draw:start-glue-point="8" draw:end-shape="id177" draw:end-glue-point="6" svg:d="M5641 12528l9520 2601" svg:viewBox="0 0 9521 2602">
          <text:p/>
        </draw:connector>
        <draw:connector draw:style-name="gr48" draw:text-style-name="P43" draw:layer="layout" draw:type="line" svg:x1="2.245cm" svg:y1="12.468cm" svg:x2="15.161cm" svg:y2="15.129cm" draw:start-shape="id171" draw:start-glue-point="8" draw:end-shape="id177" draw:end-glue-point="6" svg:d="M2245 12468l12916 2661" svg:viewBox="0 0 12917 2662">
          <text:p/>
        </draw:connector>
        <draw:custom-shape draw:style-name="gr55" draw:text-style-name="P49" draw:layer="layout" svg:width="8.697cm" svg:height="2.58cm" svg:x="19.195cm" svg:y="8.748cm">
          <text:p text:style-name="P38"><text:span text:style-name="T68">Rule 3:</text:span><text:span text:style-name="T69"> <text:s text:c="3"/>a</text:span><text:span text:style-name="T70">Y+1 </text:span><text:span text:style-name="T69">/ a</text:span><text:span text:style-name="T70">1</text:span><text:span text:style-name="T69"> → λ</text:span></text:p>
          <text:p text:style-name="P38"><text:span text:style-name="T97">Rule 4:</text:span><text:span text:style-name="T98"> <text:s text:c="3"/>a</text:span><text:span text:style-name="T100">Y+2</text:span><text:span text:style-name="T99"> / a</text:span><text:span text:style-name="T100">2</text:span><text:span text:style-name="T99"> → a</text:span></text:p>
          <draw:enhanced-geometry svg:viewBox="0 0 21600 21600" draw:type="rectangle" draw:enhanced-path="M 0 0 L 21600 0 21600 21600 0 21600 0 0 Z N"/>
        </draw:custom-shape>
        <draw:frame draw:style-name="gr69" draw:text-style-name="P44" draw:layer="layout" svg:width="4.372cm" svg:height="1.411cm" svg:x="5.534cm" svg:y="17.788cm">
          <draw:text-box>
            <text:p><text:span text:style-name="T58">Time: </text:span><text:span text:style-name="T80">t + 3</text:span></text:p>
          </draw:text-box>
        </draw:frame>
        <draw:custom-shape draw:style-name="gr58" draw:text-style-name="P49" draw:layer="layout" svg:width="8.697cm" svg:height="3.486cm" svg:x="19.195cm" svg:y="5.048cm">
          <text:p text:style-name="P38"><text:span text:style-name="T68">Rule 0:</text:span><text:span text:style-name="T71"> <text:s text:c="3"/>a</text:span><text:span text:style-name="T73">X+1</text:span><text:span text:style-name="T71"> / a</text:span><text:span text:style-name="T73">1</text:span><text:span text:style-name="T71"> → λ</text:span></text:p>
          <text:p text:style-name="P38"><text:span text:style-name="T97">Rule 1:</text:span><text:span text:style-name="T99"> <text:s text:c="3"/>a</text:span><text:span text:style-name="T100">X+2</text:span><text:span text:style-name="T99"> / a</text:span><text:span text:style-name="T100">2</text:span><text:span text:style-name="T99"> → λ</text:span></text:p>
          <text:p text:style-name="P38"><text:span text:style-name="T97">Rule 2:</text:span><text:span text:style-name="T98"> <text:s text:c="3"/></text:span><text:span text:style-name="T99">a</text:span><text:span text:style-name="T100">X+2</text:span><text:span text:style-name="T99"> / a</text:span><text:span text:style-name="T100">2</text:span><text:span text:style-name="T99"> → a</text:span></text:p>
          <draw:enhanced-geometry svg:viewBox="0 0 21600 21600" draw:type="rectangle" draw:enhanced-path="M 0 0 L 21600 0 21600 21600 0 21600 0 0 Z N"/>
        </draw:custom-shape>
        <draw:frame draw:style-name="gr59" draw:text-style-name="P50" draw:layer="layout" svg:width="5.839cm" svg:height="1.648cm" svg:x="0.003cm" svg:y="-0.046cm">
          <draw:text-box>
            <text:p><text:span text:style-name="T81">ADD Module</text:span></text:p>
          </draw:text-box>
        </draw:frame>
        <draw:custom-shape draw:style-name="gr30" draw:text-style-name="P29" draw:layer="layout" svg:width="1.89cm" svg:height="1.778cm" svg:x="9.032cm" svg:y="0.116cm">
          <text:p text:style-name="P1"><text:span text:style-name="T38">l</text:span><text:span text:style-name="T39">i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31" draw:text-style-name="P29" draw:layer="layout" svg:width="4.158cm" svg:height="1.778cm" svg:x="10.932cm" svg:y="0.116cm">
          <text:p text:style-name="P1"><text:span text:style-name="T44">ADD(</text:span><text:span text:style-name="T41">r</text:span><text:span text:style-name="T44">)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1.89cm" svg:height="1.778cm" svg:x="15.11cm" svg:y="0.116cm">
          <text:p text:style-name="P1"><text:span text:style-name="T38">l</text:span><text:span text:style-name="T39">j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1.89cm" svg:height="1.778cm" svg:x="17.01cm" svg:y="0.116cm">
          <text:p text:style-name="P1"><text:span text:style-name="T38">l</text:span><text:span text:style-name="T39">k</text:span><text:span text:style-name="T40"> <text:s/></text:span></text:p>
          <draw:enhanced-geometry svg:viewBox="0 0 21600 21600" draw:type="rectangle" draw:enhanced-path="M 0 0 L 21600 0 21600 21600 0 21600 0 0 Z N"/>
        </draw:custom-shape>
        <draw:frame draw:style-name="gr60" draw:text-style-name="P51" draw:layer="layout" svg:width="1.27cm" svg:height="1.91cm" svg:x="0.254cm" svg:y="4.61cm">
          <draw:text-box>
            <text:p><text:span text:style-name="T82">l</text:span><text:span text:style-name="T83">i</text:span><text:span text:style-name="T84"> <text:s/></text:span></text:p>
          </draw:text-box>
        </draw:frame>
        <draw:custom-shape draw:style-name="gr50" draw:text-style-name="P74" xml:id="id169" draw:id="id169" draw:layer="layout" svg:width="2.457cm" svg:height="2.499cm" svg:x="2.356cm" svg:y="5.537cm">
          <text:p text:style-name="P1"><text:span text:style-name="T129">a</text:span><text:span text:style-name="T118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75" xml:id="id170" draw:id="id170" draw:layer="layout" svg:width="2.457cm" svg:height="2.499cm" svg:x="9.655cm" svg:y="5.537cm">
          <text:p text:style-name="P1"><text:span text:style-name="T129">a</text:span><text:span text:style-name="T118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44" draw:layer="layout" svg:width="0.959cm" svg:height="1.648cm" svg:x="8.729cm" svg:y="5.888cm">
          <draw:text-box>
            <text:p><text:span text:style-name="T58">2</text:span></text:p>
          </draw:text-box>
        </draw:frame>
        <draw:custom-shape draw:style-name="gr66" draw:text-style-name="P72" xml:id="id171" draw:id="id171" draw:layer="layout" svg:width="2.457cm" svg:height="2.499cm" svg:x="1.016cm" svg:y="9.969cm">
          <text:p text:style-name="P1"><text:span text:style-name="T117">a</text:span><text:span text:style-name="T118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9" xml:id="id174" draw:id="id174" draw:layer="layout" svg:width="2.457cm" svg:height="2.499cm" svg:x="4.412cm" svg:y="10.029cm">
          <text:p text:style-name="P1"><text:span text:style-name="T117">a</text:span><text:span text:style-name="T118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56" xml:id="id176" draw:id="id176" draw:layer="layout" svg:width="2.457cm" svg:height="2.499cm" svg:x="15.123cm" svg:y="10.15cm">
          <text:p text:style-name="P1"><text:span text:style-name="T117">a</text:span><text:span text:style-name="T118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9" xml:id="id173" draw:id="id173" draw:layer="layout" svg:width="2.457cm" svg:height="2.499cm" svg:x="8.211cm" svg:y="10.039cm">
          <text:p text:style-name="P1"><text:span text:style-name="T117">a</text:span><text:span text:style-name="T118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44" draw:layer="layout" svg:width="1.023cm" svg:height="1.648cm" svg:x="0.098cm" svg:y="10.591cm">
          <draw:text-box>
            <text:p><text:span text:style-name="T58">3</text:span></text:p>
          </draw:text-box>
        </draw:frame>
        <draw:custom-shape draw:style-name="gr66" draw:text-style-name="P80" xml:id="id172" draw:id="id172" draw:layer="layout" svg:width="2.457cm" svg:height="2.499cm" svg:x="11.709cm" svg:y="10.038cm">
          <text:p text:style-name="P1"><text:span text:style-name="T117">a</text:span><text:span text:style-name="T118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44" draw:layer="layout" svg:width="1.023cm" svg:height="1.648cm" svg:x="3.599cm" svg:y="10.491cm">
          <draw:text-box>
            <text:p><text:span text:style-name="T58">4</text:span></text:p>
          </draw:text-box>
        </draw:frame>
        <draw:frame draw:style-name="gr61" draw:text-style-name="P44" draw:layer="layout" svg:width="0.959cm" svg:height="1.648cm" svg:x="7.43cm" svg:y="10.488cm">
          <draw:text-box>
            <text:p><text:span text:style-name="T58">5</text:span></text:p>
          </draw:text-box>
        </draw:frame>
        <draw:frame draw:style-name="gr61" draw:text-style-name="P44" draw:layer="layout" svg:width="0.959cm" svg:height="1.648cm" svg:x="10.931cm" svg:y="10.588cm">
          <draw:text-box>
            <text:p><text:span text:style-name="T58">6</text:span></text:p>
          </draw:text-box>
        </draw:frame>
        <draw:custom-shape draw:style-name="gr62" draw:text-style-name="P46" draw:layer="layout" svg:width="13.912cm" svg:height="11.176cm" svg:x="0.254cm" svg:y="4.8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46" draw:layer="layout" svg:width="4.318cm" svg:height="7.366cm" svg:x="14.532cm" svg:y="9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59" draw:layer="layout" svg:width="10.122cm" svg:height="1.411cm" svg:x="17.81cm" svg:y="19.505cm">
          <draw:text-box>
            <text:p><text:span text:style-name="T101">Case 2: </text:span><text:span text:style-name="T102">Rule 2 is activated.</text:span></text:p>
          </draw:text-box>
        </draw:frame>
        <draw:custom-shape draw:style-name="gr56" draw:text-style-name="P65" draw:layer="layout" svg:width="8.697cm" svg:height="4.614cm" svg:x="19.195cm" svg:y="11.548cm">
          <text:p text:style-name="P38"><text:span text:style-name="T122">Rule 5:</text:span><text:span text:style-name="T107"> <text:s text:c="3"/>a</text:span><text:span text:style-name="T108">Z+1 </text:span><text:span text:style-name="T107">/ a</text:span><text:span text:style-name="T108">1</text:span><text:span text:style-name="T107"> → a</text:span></text:p>
          <text:p text:style-name="P38"><text:span text:style-name="T106">Rule 6: <text:s text:c="3"/></text:span><text:span text:style-name="T109">a</text:span><text:span text:style-name="T111">Z+2</text:span><text:span text:style-name="T109"> / a</text:span><text:span text:style-name="T111">2</text:span><text:span text:style-name="T109"> → </text:span><text:span text:style-name="T107">λ</text:span></text:p>
          <text:p text:style-name="P40"><text:span text:style-name="T97">Rule 7: <text:s text:c="2"/></text:span><text:span text:style-name="T98"><text:s/>a</text:span><text:span text:style-name="T112">Z+1 </text:span><text:span text:style-name="T113">(a</text:span><text:span text:style-name="T100">3</text:span><text:span text:style-name="T113">)</text:span><text:span text:style-name="T100">+</text:span><text:span text:style-name="T99">/ a</text:span><text:span text:style-name="T100">4</text:span><text:span text:style-name="T99"> → λ</text:span></text:p>
          <text:p text:style-name="P38"><text:span text:style-name="T97">Rule 8: <text:s text:c="3"/></text:span><text:span text:style-name="T98">a</text:span><text:span text:style-name="T112">Z+2</text:span><text:span text:style-name="T98"> </text:span><text:span text:style-name="T113">(a</text:span><text:span text:style-name="T100">3</text:span><text:span text:style-name="T113">)</text:span><text:span text:style-name="T100">+</text:span><text:span text:style-name="T99">/ a</text:span><text:span text:style-name="T100">3</text:span><text:span text:style-name="T99"> → a</text:span></text:p>
          <draw:enhanced-geometry svg:viewBox="0 0 21600 21600" draw:type="rectangle" draw:enhanced-path="M 0 0 L 21600 0 21600 21600 0 21600 0 0 Z N"/>
        </draw:custom-shape>
        <draw:frame draw:style-name="gr81" draw:text-style-name="P47" draw:layer="layout" svg:width="1.465cm" svg:height="1.759cm" svg:x="3.985cm" svg:y="17.038cm">
          <draw:text-box>
            <text:p><text:span text:style-name="T64">a</text:span><text:span text:style-name="T65">2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custom-shape draw:style-name="gr55" draw:text-style-name="P49" draw:layer="layout" svg:width="8.697cm" svg:height="2.58cm" svg:x="18.195cm" svg:y="8.748cm">
          <text:p text:style-name="P38"><text:span text:style-name="T68">Rule 3:</text:span><text:span text:style-name="T69"> <text:s text:c="3"/>a</text:span><text:span text:style-name="T70">Y+1 </text:span><text:span text:style-name="T69">/ a</text:span><text:span text:style-name="T70">1</text:span><text:span text:style-name="T69"> → λ</text:span></text:p>
          <text:p text:style-name="P38"><text:span text:style-name="T97">Rule 4:</text:span><text:span text:style-name="T98"> <text:s text:c="3"/>a</text:span><text:span text:style-name="T100">Y+2</text:span><text:span text:style-name="T99"> / a</text:span><text:span text:style-name="T100">2</text:span><text:span text:style-name="T99"> → a</text:span></text:p>
          <draw:enhanced-geometry svg:viewBox="0 0 21600 21600" draw:type="rectangle" draw:enhanced-path="M 0 0 L 21600 0 21600 21600 0 21600 0 0 Z N"/>
        </draw:custom-shape>
        <draw:custom-shape draw:style-name="gr58" draw:text-style-name="P49" draw:layer="layout" svg:width="8.697cm" svg:height="3.486cm" svg:x="18.195cm" svg:y="5.048cm">
          <text:p text:style-name="P38"><text:span text:style-name="T68">Rule 0:</text:span><text:span text:style-name="T71"> <text:s text:c="3"/>a</text:span><text:span text:style-name="T73">X+1</text:span><text:span text:style-name="T71"> / a</text:span><text:span text:style-name="T73">1</text:span><text:span text:style-name="T71"> → λ</text:span></text:p>
          <text:p text:style-name="P38"><text:span text:style-name="T97">Rule 1:</text:span><text:span text:style-name="T99"> <text:s text:c="3"/>a</text:span><text:span text:style-name="T100">X+2</text:span><text:span text:style-name="T99"> / a</text:span><text:span text:style-name="T100">2</text:span><text:span text:style-name="T99"> → λ</text:span></text:p>
          <text:p text:style-name="P38"><text:span text:style-name="T97">Rule 2:</text:span><text:span text:style-name="T98"> <text:s text:c="3"/></text:span><text:span text:style-name="T99">a</text:span><text:span text:style-name="T100">X+2</text:span><text:span text:style-name="T99"> / a</text:span><text:span text:style-name="T100">2</text:span><text:span text:style-name="T99"> → a</text:span></text:p>
          <draw:enhanced-geometry svg:viewBox="0 0 21600 21600" draw:type="rectangle" draw:enhanced-path="M 0 0 L 21600 0 21600 21600 0 21600 0 0 Z N"/>
        </draw:custom-shape>
        <draw:frame draw:style-name="gr59" draw:text-style-name="P50" draw:layer="layout" svg:width="5.839cm" svg:height="1.648cm" svg:x="0.003cm" svg:y="-0.046cm">
          <draw:text-box>
            <text:p><text:span text:style-name="T81">SUB Module</text:span></text:p>
          </draw:text-box>
        </draw:frame>
        <draw:custom-shape draw:style-name="gr30" draw:text-style-name="P29" draw:layer="layout" svg:width="1.89cm" svg:height="1.778cm" svg:x="9.032cm" svg:y="0.116cm">
          <text:p text:style-name="P1"><text:span text:style-name="T38">l</text:span><text:span text:style-name="T39">i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31" draw:text-style-name="P29" draw:layer="layout" svg:width="4.158cm" svg:height="1.778cm" svg:x="10.932cm" svg:y="0.116cm">
          <text:p text:style-name="P1"><text:span text:style-name="T44">SUB(</text:span><text:span text:style-name="T41">r</text:span><text:span text:style-name="T44">)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1.89cm" svg:height="1.778cm" svg:x="15.11cm" svg:y="0.116cm">
          <text:p text:style-name="P1"><text:span text:style-name="T38">l</text:span><text:span text:style-name="T39">j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1.89cm" svg:height="1.778cm" svg:x="17.01cm" svg:y="0.116cm">
          <text:p text:style-name="P1"><text:span text:style-name="T38">l</text:span><text:span text:style-name="T39">k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56" draw:text-style-name="P65" draw:layer="layout" svg:width="8.697cm" svg:height="4.614cm" svg:x="18.195cm" svg:y="11.548cm">
          <text:p text:style-name="P38"><text:span text:style-name="T122">Rule 5:</text:span><text:span text:style-name="T107"> <text:s text:c="3"/>a</text:span><text:span text:style-name="T108">Z+1 </text:span><text:span text:style-name="T107">/ a</text:span><text:span text:style-name="T108">1</text:span><text:span text:style-name="T107"> → a</text:span></text:p>
          <text:p text:style-name="P38"><text:span text:style-name="T106">Rule 6: <text:s text:c="3"/></text:span><text:span text:style-name="T109">a</text:span><text:span text:style-name="T111">Z+2</text:span><text:span text:style-name="T109"> / a</text:span><text:span text:style-name="T111">2</text:span><text:span text:style-name="T109"> → </text:span><text:span text:style-name="T107">λ</text:span></text:p>
          <text:p text:style-name="P40"><text:span text:style-name="T97">Rule 7: <text:s text:c="2"/></text:span><text:span text:style-name="T98"><text:s/>a</text:span><text:span text:style-name="T112">Z+1 </text:span><text:span text:style-name="T113">(a</text:span><text:span text:style-name="T100">3</text:span><text:span text:style-name="T113">)</text:span><text:span text:style-name="T100">+</text:span><text:span text:style-name="T99">/ a</text:span><text:span text:style-name="T100">4</text:span><text:span text:style-name="T99"> → λ</text:span></text:p>
          <text:p text:style-name="P38"><text:span text:style-name="T97">Rule 8: <text:s text:c="3"/></text:span><text:span text:style-name="T98">a</text:span><text:span text:style-name="T112">Z+2</text:span><text:span text:style-name="T98"> </text:span><text:span text:style-name="T113">(a</text:span><text:span text:style-name="T100">3</text:span><text:span text:style-name="T113">)</text:span><text:span text:style-name="T100">+</text:span><text:span text:style-name="T99">/ a</text:span><text:span text:style-name="T100">3</text:span><text:span text:style-name="T99"> → a</text:span></text:p>
          <draw:enhanced-geometry svg:viewBox="0 0 21600 21600" draw:type="rectangle" draw:enhanced-path="M 0 0 L 21600 0 21600 21600 0 21600 0 0 Z N"/>
        </draw:custom-shape>
        <draw:custom-shape draw:style-name="gr85" draw:text-style-name="P81" xml:id="id185" draw:id="id185" draw:layer="layout" svg:width="2.726cm" svg:height="2.82cm" svg:x="12.522cm" svg:y="7.364cm">
          <text:p text:style-name="P1"><text:span text:style-name="T137">a</text:span><text:span text:style-name="T118">Z+3(n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81" xml:id="id179" draw:id="id179" draw:layer="layout" svg:width="2.726cm" svg:height="2.82cm" svg:x="4.994cm" svg:y="4cm">
          <text:p text:style-name="P1"><text:span text:style-name="T137">a</text:span><text:span text:style-name="T118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81" xml:id="id180" draw:id="id180" draw:layer="layout" svg:width="2.726cm" svg:height="2.82cm" svg:x="4.994cm" svg:y="7.5cm">
          <text:p text:style-name="P1"><text:span text:style-name="T137">a</text:span><text:span text:style-name="T118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81" xml:id="id181" draw:id="id181" draw:layer="layout" svg:width="2.726cm" svg:height="2.82cm" svg:x="4.994cm" svg:y="11.101cm">
          <text:p text:style-name="P1"><text:span text:style-name="T137">a</text:span><text:span text:style-name="T118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81" xml:id="id183" draw:id="id183" draw:layer="layout" svg:width="2.726cm" svg:height="2.82cm" svg:x="2.894cm" svg:y="14.501cm">
          <text:p text:style-name="P1"><text:span text:style-name="T137">a</text:span><text:span text:style-name="T118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81" xml:id="id182" draw:id="id182" draw:layer="layout" svg:width="2.726cm" svg:height="2.82cm" svg:x="7.094cm" svg:y="14.501cm">
          <text:p text:style-name="P1"><text:span text:style-name="T137">a</text:span><text:span text:style-name="T118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43" draw:layer="layout" draw:type="line" svg:x1="6.357cm" svg:y1="6.82cm" svg:x2="6.357cm" svg:y2="7.5cm" draw:start-shape="id179" draw:end-shape="id180" draw:end-glue-point="4" svg:d="M6357 6820v680" svg:viewBox="0 0 1 681">
          <text:p/>
        </draw:connector>
        <draw:connector draw:style-name="gr48" draw:text-style-name="P43" draw:layer="layout" draw:type="line" svg:x1="6.357cm" svg:y1="10.32cm" svg:x2="6.357cm" svg:y2="11.101cm" draw:start-shape="id180" draw:start-glue-point="8" draw:end-shape="id181" draw:end-glue-point="4" svg:d="M6357 10320v781" svg:viewBox="0 0 1 782">
          <text:p/>
        </draw:connector>
        <draw:connector draw:style-name="gr48" draw:text-style-name="P43" draw:layer="layout" draw:type="line" svg:x1="7.321cm" svg:y1="13.508cm" svg:x2="8.457cm" svg:y2="14.501cm" draw:start-shape="id181" draw:start-glue-point="9" draw:end-shape="id182" draw:end-glue-point="4" svg:d="M7321 13508l1136 993" svg:viewBox="0 0 1137 994">
          <text:p/>
        </draw:connector>
        <draw:connector draw:style-name="gr48" draw:text-style-name="P43" draw:layer="layout" draw:type="line" svg:x1="5.393cm" svg:y1="13.508cm" svg:x2="4.257cm" svg:y2="14.501cm" draw:start-shape="id181" draw:start-glue-point="7" draw:end-shape="id183" draw:end-glue-point="4" svg:d="M5393 13508l-1136 993" svg:viewBox="0 0 1137 994">
          <text:p/>
        </draw:connector>
        <draw:custom-shape draw:style-name="gr52" draw:text-style-name="P46" xml:id="id184" draw:id="id184" draw:layer="layout" svg:width="2.617cm" svg:height="2.296cm" svg:x="4.917cm" svg:y="18.262cm">
          <text:p text:style-name="P1"><text:span text:style-name="T62">l</text:span><text:span text:style-name="T63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46" xml:id="id186" draw:id="id186" draw:layer="layout" svg:width="2.591cm" svg:height="2.296cm" svg:x="12.617cm" svg:y="18.262cm">
          <text:p text:style-name="P1"><text:span text:style-name="T62">l</text:span><text:span text:style-name="T63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44" draw:layer="layout" svg:width="4.372cm" svg:height="1.411cm" svg:x="7.834cm" svg:y="18.788cm">
          <draw:text-box>
            <text:p><text:span text:style-name="T58">Time: </text:span><text:span text:style-name="T80">t + 0</text:span></text:p>
          </draw:text-box>
        </draw:frame>
        <draw:connector draw:style-name="gr48" draw:text-style-name="P43" draw:layer="layout" draw:type="line" svg:x1="4.257cm" svg:y1="17.321cm" svg:x2="6.225cm" svg:y2="18.262cm" draw:start-shape="id183" draw:start-glue-point="8" draw:end-shape="id184" draw:end-glue-point="0" svg:d="M4257 17321l1968 941" svg:viewBox="0 0 1969 942">
          <text:p/>
        </draw:connector>
        <draw:connector draw:style-name="gr48" draw:text-style-name="P43" draw:layer="layout" draw:type="line" svg:x1="8.457cm" svg:y1="17.321cm" svg:x2="6.225cm" svg:y2="18.262cm" draw:start-shape="id182" draw:start-glue-point="8" draw:end-shape="id184" draw:end-glue-point="0" svg:d="M8457 17321l-2232 941" svg:viewBox="0 0 2233 942">
          <text:p/>
        </draw:connector>
        <draw:connector draw:style-name="gr48" draw:text-style-name="P43" draw:layer="layout" draw:type="line" svg:x1="7.72cm" svg:y1="5.41cm" svg:x2="13.885cm" svg:y2="7.364cm" draw:start-shape="id179" draw:start-glue-point="10" draw:end-shape="id185" draw:end-glue-point="4" svg:d="M7720 5410l6165 1954" svg:viewBox="0 0 6166 1955">
          <text:p/>
        </draw:connector>
        <draw:connector draw:style-name="gr48" draw:text-style-name="P43" draw:layer="layout" draw:type="line" svg:x1="7.321cm" svg:y1="9.907cm" svg:x2="13.912cm" svg:y2="18.262cm" draw:start-shape="id180" draw:start-glue-point="9" draw:end-shape="id186" draw:end-glue-point="0" svg:d="M7321 9907l6591 8355" svg:viewBox="0 0 6592 8356">
          <text:p/>
        </draw:connector>
        <draw:connector draw:style-name="gr48" draw:text-style-name="P43" draw:layer="layout" draw:type="line" svg:x1="13.885cm" svg:y1="10.184cm" svg:x2="13.912cm" svg:y2="18.262cm" draw:start-shape="id185" draw:start-glue-point="8" draw:end-shape="id186" draw:end-glue-point="0" svg:d="M13885 10184l27 8078" svg:viewBox="0 0 28 8079">
          <text:p/>
        </draw:connector>
        <draw:connector draw:style-name="gr48" draw:text-style-name="P43" draw:layer="layout" draw:type="line" svg:x1="13.885cm" svg:y1="10.184cm" svg:x2="7.72cm" svg:y2="12.511cm" draw:start-shape="id185" draw:start-glue-point="8" draw:end-shape="id181" draw:end-glue-point="10" svg:d="M13885 10184l-6165 2327" svg:viewBox="0 0 6166 2328">
          <text:p/>
        </draw:connector>
        <draw:custom-shape draw:style-name="gr87" draw:text-style-name="P46" draw:layer="layout" svg:width="7.658cm" svg:height="13.97cm" svg:x="2.286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46" draw:layer="layout" svg:width="4.318cm" svg:height="4.318cm" svg:x="11.946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7" draw:text-style-name="P45" draw:layer="layout" svg:width="0.798cm" svg:height="1.449cm" svg:x="15.212cm" svg:y="7.949cm">
          <draw:text-box>
            <text:p><text:span text:style-name="T61">r</text:span></text:p>
          </draw:text-box>
        </draw:frame>
        <draw:frame draw:style-name="gr49" draw:text-style-name="P44" draw:layer="layout" svg:width="1.023cm" svg:height="1.648cm" svg:x="4.219cm" svg:y="4.718cm">
          <draw:text-box>
            <text:p><text:span text:style-name="T58">1</text:span></text:p>
          </draw:text-box>
        </draw:frame>
        <draw:frame draw:style-name="gr49" draw:text-style-name="P44" draw:layer="layout" svg:width="1.023cm" svg:height="1.648cm" svg:x="4.22cm" svg:y="8.118cm">
          <draw:text-box>
            <text:p><text:span text:style-name="T58">2</text:span></text:p>
          </draw:text-box>
        </draw:frame>
        <draw:frame draw:style-name="gr49" draw:text-style-name="P44" draw:layer="layout" svg:width="1.023cm" svg:height="1.648cm" svg:x="4.221cm" svg:y="11.718cm">
          <draw:text-box>
            <text:p><text:span text:style-name="T58">3</text:span></text:p>
          </draw:text-box>
        </draw:frame>
        <draw:frame draw:style-name="gr49" draw:text-style-name="P44" draw:layer="layout" svg:width="1.023cm" svg:height="1.648cm" svg:x="6.322cm" svg:y="15.218cm">
          <draw:text-box>
            <text:p><text:span text:style-name="T58">5</text:span></text:p>
          </draw:text-box>
        </draw:frame>
        <draw:frame draw:style-name="gr49" draw:text-style-name="P44" draw:layer="layout" svg:width="1.023cm" svg:height="1.648cm" svg:x="2.123cm" svg:y="15.218cm">
          <draw:text-box>
            <text:p><text:span text:style-name="T58">4</text:span></text:p>
          </draw:text-box>
        </draw:frame>
        <draw:frame draw:style-name="gr89" draw:text-style-name="P82" xml:id="id187" draw:id="id187" draw:layer="layout" svg:width="1.344cm" svg:height="1.649cm" svg:x="5.722cm" svg:y="1.461cm">
          <draw:text-box>
            <text:p><text:span text:style-name="T138">a</text:span><text:span text:style-name="T132">2</text:span></text:p>
          </draw:text-box>
        </draw:frame>
        <draw:connector draw:style-name="gr90" draw:text-style-name="P43" draw:layer="layout" draw:type="line" svg:x1="6.394cm" svg:y1="3.11cm" svg:x2="6.357cm" svg:y2="4cm" draw:start-shape="id187" draw:start-glue-point="2" draw:end-shape="id179" draw:end-glue-point="4" svg:d="M6394 3110l-37 890" svg:viewBox="0 0 38 891">
          <text:p/>
        </draw:connector>
        <draw:frame draw:style-name="gr91" draw:text-style-name="P20" draw:layer="layout" svg:width="1.07cm" svg:height="1.909cm" svg:x="2.232cm" svg:y="3.848cm">
          <draw:text-box>
            <text:p><text:span text:style-name="T62">l</text:span><text:span text:style-name="T63">i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custom-shape draw:style-name="gr55" draw:text-style-name="P49" draw:layer="layout" svg:width="8.697cm" svg:height="2.58cm" svg:x="18.195cm" svg:y="8.748cm">
          <text:p text:style-name="P38"><text:span text:style-name="T68">Rule 3:</text:span><text:span text:style-name="T69"> <text:s text:c="3"/>a</text:span><text:span text:style-name="T70">Y+1 </text:span><text:span text:style-name="T69">/ a</text:span><text:span text:style-name="T70">1</text:span><text:span text:style-name="T69"> → λ</text:span></text:p>
          <text:p text:style-name="P38"><text:span text:style-name="T125">Rule 4:</text:span><text:span text:style-name="T126"> <text:s text:c="3"/>a</text:span><text:span text:style-name="T139">Y+2</text:span><text:span text:style-name="T128"> / a</text:span><text:span text:style-name="T139">2</text:span><text:span text:style-name="T128"> → a</text:span></text:p>
          <draw:enhanced-geometry svg:viewBox="0 0 21600 21600" draw:type="rectangle" draw:enhanced-path="M 0 0 L 21600 0 21600 21600 0 21600 0 0 Z N"/>
        </draw:custom-shape>
        <draw:custom-shape draw:style-name="gr58" draw:text-style-name="P49" draw:layer="layout" svg:width="8.697cm" svg:height="3.486cm" svg:x="18.195cm" svg:y="5.048cm">
          <text:p text:style-name="P38"><text:span text:style-name="T68">Rule 0:</text:span><text:span text:style-name="T71"> <text:s text:c="3"/>a</text:span><text:span text:style-name="T73">X+1</text:span><text:span text:style-name="T71"> / a</text:span><text:span text:style-name="T73">1</text:span><text:span text:style-name="T71"> → λ</text:span></text:p>
          <text:p text:style-name="P38"><text:span text:style-name="T97">Rule 1:</text:span><text:span text:style-name="T99"> <text:s text:c="3"/>a</text:span><text:span text:style-name="T100">X+2</text:span><text:span text:style-name="T99"> / a</text:span><text:span text:style-name="T100">2</text:span><text:span text:style-name="T99"> → λ</text:span></text:p>
          <text:p text:style-name="P38"><text:span text:style-name="T97">Rule 2:</text:span><text:span text:style-name="T98"> <text:s text:c="3"/></text:span><text:span text:style-name="T99">a</text:span><text:span text:style-name="T100">X+2</text:span><text:span text:style-name="T99"> / a</text:span><text:span text:style-name="T100">2</text:span><text:span text:style-name="T99"> → a</text:span></text:p>
          <draw:enhanced-geometry svg:viewBox="0 0 21600 21600" draw:type="rectangle" draw:enhanced-path="M 0 0 L 21600 0 21600 21600 0 21600 0 0 Z N"/>
        </draw:custom-shape>
        <draw:frame draw:style-name="gr59" draw:text-style-name="P50" draw:layer="layout" svg:width="5.839cm" svg:height="1.648cm" svg:x="0.003cm" svg:y="-0.046cm">
          <draw:text-box>
            <text:p><text:span text:style-name="T81">SUB Module</text:span></text:p>
          </draw:text-box>
        </draw:frame>
        <draw:custom-shape draw:style-name="gr30" draw:text-style-name="P29" draw:layer="layout" svg:width="1.89cm" svg:height="1.778cm" svg:x="9.032cm" svg:y="0.116cm">
          <text:p text:style-name="P1"><text:span text:style-name="T38">l</text:span><text:span text:style-name="T39">i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31" draw:text-style-name="P29" draw:layer="layout" svg:width="4.158cm" svg:height="1.778cm" svg:x="10.932cm" svg:y="0.116cm">
          <text:p text:style-name="P1"><text:span text:style-name="T44">SUB(</text:span><text:span text:style-name="T41">r</text:span><text:span text:style-name="T44">)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1.89cm" svg:height="1.778cm" svg:x="15.11cm" svg:y="0.116cm">
          <text:p text:style-name="P1"><text:span text:style-name="T38">l</text:span><text:span text:style-name="T39">j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1.89cm" svg:height="1.778cm" svg:x="17.01cm" svg:y="0.116cm">
          <text:p text:style-name="P1"><text:span text:style-name="T38">l</text:span><text:span text:style-name="T39">k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56" draw:text-style-name="P65" draw:layer="layout" svg:width="8.697cm" svg:height="4.614cm" svg:x="18.195cm" svg:y="11.548cm">
          <text:p text:style-name="P38"><text:span text:style-name="T122">Rule 5:</text:span><text:span text:style-name="T107"> <text:s text:c="3"/>a</text:span><text:span text:style-name="T108">Z+1 </text:span><text:span text:style-name="T107">/ a</text:span><text:span text:style-name="T108">1</text:span><text:span text:style-name="T107"> → a</text:span></text:p>
          <text:p text:style-name="P38"><text:span text:style-name="T106">Rule 6: <text:s text:c="3"/></text:span><text:span text:style-name="T109">a</text:span><text:span text:style-name="T111">Z+2</text:span><text:span text:style-name="T109"> / a</text:span><text:span text:style-name="T111">2</text:span><text:span text:style-name="T109"> → </text:span><text:span text:style-name="T107">λ</text:span></text:p>
          <text:p text:style-name="P40"><text:span text:style-name="T97">Rule 7: <text:s text:c="2"/></text:span><text:span text:style-name="T98"><text:s/>a</text:span><text:span text:style-name="T112">Z+1 </text:span><text:span text:style-name="T113">(a</text:span><text:span text:style-name="T100">3</text:span><text:span text:style-name="T113">)</text:span><text:span text:style-name="T100">+</text:span><text:span text:style-name="T99">/ a</text:span><text:span text:style-name="T100">4</text:span><text:span text:style-name="T99"> → λ</text:span></text:p>
          <text:p text:style-name="P38"><text:span text:style-name="T97">Rule 8: <text:s text:c="3"/></text:span><text:span text:style-name="T98">a</text:span><text:span text:style-name="T112">Z+2</text:span><text:span text:style-name="T98"> </text:span><text:span text:style-name="T113">(a</text:span><text:span text:style-name="T100">3</text:span><text:span text:style-name="T113">)</text:span><text:span text:style-name="T100">+</text:span><text:span text:style-name="T99">/ a</text:span><text:span text:style-name="T100">3</text:span><text:span text:style-name="T99"> → a</text:span></text:p>
          <draw:enhanced-geometry svg:viewBox="0 0 21600 21600" draw:type="rectangle" draw:enhanced-path="M 0 0 L 21600 0 21600 21600 0 21600 0 0 Z N"/>
        </draw:custom-shape>
        <draw:custom-shape draw:style-name="gr86" draw:text-style-name="P81" xml:id="id194" draw:id="id194" draw:layer="layout" svg:width="2.726cm" svg:height="2.82cm" svg:x="12.522cm" svg:y="7.364cm">
          <text:p text:style-name="P1"><text:span text:style-name="T137">a</text:span><text:span text:style-name="T118">Z+3(n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83" xml:id="id188" draw:id="id188" draw:layer="layout" svg:width="2.726cm" svg:height="2.82cm" svg:x="4.994cm" svg:y="4cm">
          <text:p text:style-name="P1"><text:span text:style-name="T140">a</text:span><text:span text:style-name="T132">Y+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81" xml:id="id189" draw:id="id189" draw:layer="layout" svg:width="2.726cm" svg:height="2.82cm" svg:x="4.994cm" svg:y="7.5cm">
          <text:p text:style-name="P1"><text:span text:style-name="T137">a</text:span><text:span text:style-name="T118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81" xml:id="id190" draw:id="id190" draw:layer="layout" svg:width="2.726cm" svg:height="2.82cm" svg:x="4.994cm" svg:y="11.101cm">
          <text:p text:style-name="P1"><text:span text:style-name="T137">a</text:span><text:span text:style-name="T118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81" xml:id="id192" draw:id="id192" draw:layer="layout" svg:width="2.726cm" svg:height="2.82cm" svg:x="2.894cm" svg:y="14.501cm">
          <text:p text:style-name="P1"><text:span text:style-name="T137">a</text:span><text:span text:style-name="T118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81" xml:id="id191" draw:id="id191" draw:layer="layout" svg:width="2.726cm" svg:height="2.82cm" svg:x="7.094cm" svg:y="14.501cm">
          <text:p text:style-name="P1"><text:span text:style-name="T137">a</text:span><text:span text:style-name="T118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0" draw:text-style-name="P84" draw:layer="layout" draw:type="line" svg:x1="6.357cm" svg:y1="6.82cm" svg:x2="6.357cm" svg:y2="7.5cm" draw:start-shape="id188" draw:end-shape="id189" draw:end-glue-point="4" svg:d="M6357 6820v680" svg:viewBox="0 0 1 681">
          <text:p/>
        </draw:connector>
        <draw:connector draw:style-name="gr48" draw:text-style-name="P43" draw:layer="layout" draw:type="line" svg:x1="6.357cm" svg:y1="10.32cm" svg:x2="6.357cm" svg:y2="11.101cm" draw:start-shape="id189" draw:start-glue-point="8" draw:end-shape="id190" draw:end-glue-point="4" svg:d="M6357 10320v781" svg:viewBox="0 0 1 782">
          <text:p/>
        </draw:connector>
        <draw:connector draw:style-name="gr48" draw:text-style-name="P43" draw:layer="layout" draw:type="line" svg:x1="7.321cm" svg:y1="13.508cm" svg:x2="8.457cm" svg:y2="14.501cm" draw:start-shape="id190" draw:start-glue-point="9" draw:end-shape="id191" draw:end-glue-point="4" svg:d="M7321 13508l1136 993" svg:viewBox="0 0 1137 994">
          <text:p/>
        </draw:connector>
        <draw:connector draw:style-name="gr48" draw:text-style-name="P43" draw:layer="layout" draw:type="line" svg:x1="5.393cm" svg:y1="13.508cm" svg:x2="4.257cm" svg:y2="14.501cm" draw:start-shape="id190" draw:start-glue-point="7" draw:end-shape="id192" draw:end-glue-point="4" svg:d="M5393 13508l-1136 993" svg:viewBox="0 0 1137 994">
          <text:p/>
        </draw:connector>
        <draw:custom-shape draw:style-name="gr52" draw:text-style-name="P46" xml:id="id193" draw:id="id193" draw:layer="layout" svg:width="2.617cm" svg:height="2.296cm" svg:x="4.917cm" svg:y="18.262cm">
          <text:p text:style-name="P1"><text:span text:style-name="T62">l</text:span><text:span text:style-name="T63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46" xml:id="id195" draw:id="id195" draw:layer="layout" svg:width="2.591cm" svg:height="2.296cm" svg:x="12.617cm" svg:y="18.262cm">
          <text:p text:style-name="P1"><text:span text:style-name="T62">l</text:span><text:span text:style-name="T63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44" draw:layer="layout" svg:width="4.372cm" svg:height="1.411cm" svg:x="7.834cm" svg:y="18.788cm">
          <draw:text-box>
            <text:p><text:span text:style-name="T58">Time: </text:span><text:span text:style-name="T80">t + 1</text:span></text:p>
          </draw:text-box>
        </draw:frame>
        <draw:connector draw:style-name="gr48" draw:text-style-name="P43" draw:layer="layout" draw:type="line" svg:x1="4.257cm" svg:y1="17.321cm" svg:x2="6.225cm" svg:y2="18.262cm" draw:start-shape="id192" draw:start-glue-point="8" draw:end-shape="id193" draw:end-glue-point="0" svg:d="M4257 17321l1968 941" svg:viewBox="0 0 1969 942">
          <text:p/>
        </draw:connector>
        <draw:connector draw:style-name="gr48" draw:text-style-name="P43" draw:layer="layout" draw:type="line" svg:x1="8.457cm" svg:y1="17.321cm" svg:x2="6.225cm" svg:y2="18.262cm" draw:start-shape="id191" draw:start-glue-point="8" draw:end-shape="id193" draw:end-glue-point="0" svg:d="M8457 17321l-2232 941" svg:viewBox="0 0 2233 942">
          <text:p/>
        </draw:connector>
        <draw:connector draw:style-name="gr90" draw:text-style-name="P84" draw:layer="layout" draw:type="line" svg:x1="7.72cm" svg:y1="5.41cm" svg:x2="13.885cm" svg:y2="7.364cm" draw:start-shape="id188" draw:start-glue-point="10" draw:end-shape="id194" draw:end-glue-point="4" svg:d="M7720 5410l6165 1954" svg:viewBox="0 0 6166 1955">
          <text:p/>
        </draw:connector>
        <draw:connector draw:style-name="gr48" draw:text-style-name="P43" draw:layer="layout" draw:type="line" svg:x1="7.321cm" svg:y1="9.907cm" svg:x2="13.912cm" svg:y2="18.262cm" draw:start-shape="id189" draw:start-glue-point="9" draw:end-shape="id195" draw:end-glue-point="0" svg:d="M7321 9907l6591 8355" svg:viewBox="0 0 6592 8356">
          <text:p/>
        </draw:connector>
        <draw:connector draw:style-name="gr48" draw:text-style-name="P43" draw:layer="layout" draw:type="line" svg:x1="13.885cm" svg:y1="10.184cm" svg:x2="13.912cm" svg:y2="18.262cm" draw:start-shape="id194" draw:start-glue-point="8" draw:end-shape="id195" draw:end-glue-point="0" svg:d="M13885 10184l27 8078" svg:viewBox="0 0 28 8079">
          <text:p/>
        </draw:connector>
        <draw:connector draw:style-name="gr48" draw:text-style-name="P43" draw:layer="layout" draw:type="line" svg:x1="13.885cm" svg:y1="10.184cm" svg:x2="7.72cm" svg:y2="12.511cm" draw:start-shape="id194" draw:start-glue-point="8" draw:end-shape="id190" draw:end-glue-point="10" svg:d="M13885 10184l-6165 2327" svg:viewBox="0 0 6166 2328">
          <text:p/>
        </draw:connector>
        <draw:custom-shape draw:style-name="gr87" draw:text-style-name="P46" draw:layer="layout" svg:width="7.658cm" svg:height="13.97cm" svg:x="2.286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46" draw:layer="layout" svg:width="4.318cm" svg:height="4.318cm" svg:x="11.946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7" draw:text-style-name="P45" draw:layer="layout" svg:width="0.798cm" svg:height="1.449cm" svg:x="15.212cm" svg:y="7.949cm">
          <draw:text-box>
            <text:p><text:span text:style-name="T61">r</text:span></text:p>
          </draw:text-box>
        </draw:frame>
        <draw:frame draw:style-name="gr49" draw:text-style-name="P54" draw:layer="layout" svg:width="1.023cm" svg:height="1.648cm" svg:x="4.219cm" svg:y="4.718cm">
          <draw:text-box>
            <text:p><text:span text:style-name="T80">1</text:span></text:p>
          </draw:text-box>
        </draw:frame>
        <draw:frame draw:style-name="gr49" draw:text-style-name="P44" draw:layer="layout" svg:width="1.023cm" svg:height="1.648cm" svg:x="4.22cm" svg:y="8.118cm">
          <draw:text-box>
            <text:p><text:span text:style-name="T58">2</text:span></text:p>
          </draw:text-box>
        </draw:frame>
        <draw:frame draw:style-name="gr49" draw:text-style-name="P44" draw:layer="layout" svg:width="1.023cm" svg:height="1.648cm" svg:x="4.221cm" svg:y="11.718cm">
          <draw:text-box>
            <text:p><text:span text:style-name="T58">3</text:span></text:p>
          </draw:text-box>
        </draw:frame>
        <draw:frame draw:style-name="gr49" draw:text-style-name="P44" draw:layer="layout" svg:width="1.023cm" svg:height="1.648cm" svg:x="6.322cm" svg:y="15.218cm">
          <draw:text-box>
            <text:p><text:span text:style-name="T58">5</text:span></text:p>
          </draw:text-box>
        </draw:frame>
        <draw:frame draw:style-name="gr49" draw:text-style-name="P44" draw:layer="layout" svg:width="1.023cm" svg:height="1.648cm" svg:x="2.123cm" svg:y="15.218cm">
          <draw:text-box>
            <text:p><text:span text:style-name="T58">4</text:span></text:p>
          </draw:text-box>
        </draw:frame>
        <draw:connector draw:style-name="gr48" draw:text-style-name="P43" draw:layer="layout" draw:type="line" svg:x1="6.394cm" svg:y1="3.11cm" svg:x2="6.357cm" svg:y2="4cm" draw:end-shape="id188" draw:end-glue-point="4" svg:d="M6394 3110l-37 890" svg:viewBox="0 0 38 891">
          <text:p/>
        </draw:connector>
        <draw:frame draw:style-name="gr91" draw:text-style-name="P20" draw:layer="layout" svg:width="1.07cm" svg:height="1.909cm" svg:x="2.232cm" svg:y="3.849cm">
          <draw:text-box>
            <text:p><text:span text:style-name="T62">l</text:span><text:span text:style-name="T63">i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custom-shape draw:style-name="gr55" draw:text-style-name="P49" draw:layer="layout" svg:width="8.697cm" svg:height="2.58cm" svg:x="18.195cm" svg:y="8.748cm">
          <text:p text:style-name="P38"><text:span text:style-name="T68">Rule 3:</text:span><text:span text:style-name="T69"> <text:s text:c="3"/>a</text:span><text:span text:style-name="T70">Y+1 </text:span><text:span text:style-name="T69">/ a</text:span><text:span text:style-name="T70">1</text:span><text:span text:style-name="T69"> → λ</text:span></text:p>
          <text:p text:style-name="P38"><text:span text:style-name="T97">Rule 4:</text:span><text:span text:style-name="T98"> <text:s text:c="3"/>a</text:span><text:span text:style-name="T100">Y+2</text:span><text:span text:style-name="T99"> / a</text:span><text:span text:style-name="T100">2</text:span><text:span text:style-name="T99"> → a</text:span></text:p>
          <draw:enhanced-geometry svg:viewBox="0 0 21600 21600" draw:type="rectangle" draw:enhanced-path="M 0 0 L 21600 0 21600 21600 0 21600 0 0 Z N"/>
        </draw:custom-shape>
        <draw:custom-shape draw:style-name="gr58" draw:text-style-name="P49" draw:layer="layout" svg:width="8.697cm" svg:height="3.486cm" svg:x="18.195cm" svg:y="5.048cm">
          <text:p text:style-name="P38"><text:span text:style-name="T68">Rule 0:</text:span><text:span text:style-name="T71"> <text:s text:c="3"/>a</text:span><text:span text:style-name="T73">X+1</text:span><text:span text:style-name="T71"> / a</text:span><text:span text:style-name="T73">1</text:span><text:span text:style-name="T71"> → λ</text:span></text:p>
          <text:p text:style-name="P38"><text:span text:style-name="T97">Rule 1:</text:span><text:span text:style-name="T99"> <text:s text:c="3"/>a</text:span><text:span text:style-name="T100">X+2</text:span><text:span text:style-name="T99"> / a</text:span><text:span text:style-name="T100">2</text:span><text:span text:style-name="T99"> → λ</text:span></text:p>
          <text:p text:style-name="P38"><text:span text:style-name="T97">Rule 2:</text:span><text:span text:style-name="T98"> <text:s text:c="3"/></text:span><text:span text:style-name="T99">a</text:span><text:span text:style-name="T100">X+2</text:span><text:span text:style-name="T99"> / a</text:span><text:span text:style-name="T100">2</text:span><text:span text:style-name="T99"> → a</text:span></text:p>
          <draw:enhanced-geometry svg:viewBox="0 0 21600 21600" draw:type="rectangle" draw:enhanced-path="M 0 0 L 21600 0 21600 21600 0 21600 0 0 Z N"/>
        </draw:custom-shape>
        <draw:frame draw:style-name="gr59" draw:text-style-name="P50" draw:layer="layout" svg:width="5.839cm" svg:height="1.648cm" svg:x="0.003cm" svg:y="-0.046cm">
          <draw:text-box>
            <text:p><text:span text:style-name="T81">SUB Module</text:span></text:p>
          </draw:text-box>
        </draw:frame>
        <draw:custom-shape draw:style-name="gr30" draw:text-style-name="P29" draw:layer="layout" svg:width="1.89cm" svg:height="1.778cm" svg:x="9.032cm" svg:y="0.116cm">
          <text:p text:style-name="P1"><text:span text:style-name="T38">l</text:span><text:span text:style-name="T39">i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31" draw:text-style-name="P29" draw:layer="layout" svg:width="4.158cm" svg:height="1.778cm" svg:x="10.932cm" svg:y="0.116cm">
          <text:p text:style-name="P1"><text:span text:style-name="T44">SUB(</text:span><text:span text:style-name="T41">r</text:span><text:span text:style-name="T44">)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1.89cm" svg:height="1.778cm" svg:x="15.11cm" svg:y="0.116cm">
          <text:p text:style-name="P1"><text:span text:style-name="T38">l</text:span><text:span text:style-name="T39">j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1.89cm" svg:height="1.778cm" svg:x="17.01cm" svg:y="0.116cm">
          <text:p text:style-name="P1"><text:span text:style-name="T38">l</text:span><text:span text:style-name="T39">k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56" draw:text-style-name="P65" draw:layer="layout" svg:width="8.697cm" svg:height="4.614cm" svg:x="18.195cm" svg:y="11.548cm">
          <text:p text:style-name="P38"><text:span text:style-name="T124">Rule 5:</text:span><text:span text:style-name="T90"> <text:s text:c="3"/>a</text:span><text:span text:style-name="T91">Z+1 </text:span><text:span text:style-name="T90">/ a</text:span><text:span text:style-name="T91">1</text:span><text:span text:style-name="T90"> → a</text:span></text:p>
          <text:p text:style-name="P38"><text:span text:style-name="T106">Rule 6: <text:s text:c="3"/></text:span><text:span text:style-name="T109">a</text:span><text:span text:style-name="T111">Z+2</text:span><text:span text:style-name="T109"> / a</text:span><text:span text:style-name="T111">2</text:span><text:span text:style-name="T109"> → </text:span><text:span text:style-name="T107">λ</text:span></text:p>
          <text:p text:style-name="P40"><text:span text:style-name="T85">Rule 7: <text:s text:c="2"/></text:span><text:span text:style-name="T86"><text:s/>a</text:span><text:span text:style-name="T141">Z+1 </text:span><text:span text:style-name="T142">(a</text:span><text:span text:style-name="T87">3</text:span><text:span text:style-name="T142">)</text:span><text:span text:style-name="T87">+</text:span><text:span text:style-name="T88">/ a</text:span><text:span text:style-name="T87">4</text:span><text:span text:style-name="T88"> → λ</text:span></text:p>
          <text:p text:style-name="P38"><text:span text:style-name="T97">Rule 8: <text:s text:c="3"/></text:span><text:span text:style-name="T98">a</text:span><text:span text:style-name="T112">Z+2</text:span><text:span text:style-name="T98"> </text:span><text:span text:style-name="T113">(a</text:span><text:span text:style-name="T100">3</text:span><text:span text:style-name="T113">)</text:span><text:span text:style-name="T100">+</text:span><text:span text:style-name="T99">/ a</text:span><text:span text:style-name="T100">3</text:span><text:span text:style-name="T99"> → a</text:span></text:p>
          <draw:enhanced-geometry svg:viewBox="0 0 21600 21600" draw:type="rectangle" draw:enhanced-path="M 0 0 L 21600 0 21600 21600 0 21600 0 0 Z N"/>
        </draw:custom-shape>
        <draw:custom-shape draw:style-name="gr93" draw:text-style-name="P85" xml:id="id202" draw:id="id202" draw:layer="layout" svg:width="2.726cm" svg:height="2.82cm" svg:x="12.522cm" svg:y="7.364cm">
          <text:p text:style-name="P1"><text:span text:style-name="T143">a</text:span><text:span text:style-name="T144">Z+1+3(n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86" xml:id="id196" draw:id="id196" draw:layer="layout" svg:width="2.726cm" svg:height="2.82cm" svg:x="4.994cm" svg:y="4cm">
          <text:p text:style-name="P1"><text:span text:style-name="T137">a</text:span><text:span text:style-name="T118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87" xml:id="id197" draw:id="id197" draw:layer="layout" svg:width="2.726cm" svg:height="2.82cm" svg:x="4.994cm" svg:y="7.5cm">
          <text:p text:style-name="P1"><text:span text:style-name="T145">a</text:span><text:span text:style-name="T94">Z+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81" xml:id="id198" draw:id="id198" draw:layer="layout" svg:width="2.726cm" svg:height="2.82cm" svg:x="4.994cm" svg:y="11.101cm">
          <text:p text:style-name="P1"><text:span text:style-name="T137">a</text:span><text:span text:style-name="T118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81" xml:id="id200" draw:id="id200" draw:layer="layout" svg:width="2.726cm" svg:height="2.82cm" svg:x="2.894cm" svg:y="14.501cm">
          <text:p text:style-name="P1"><text:span text:style-name="T137">a</text:span><text:span text:style-name="T118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81" xml:id="id199" draw:id="id199" draw:layer="layout" svg:width="2.726cm" svg:height="2.82cm" svg:x="7.094cm" svg:y="14.501cm">
          <text:p text:style-name="P1"><text:span text:style-name="T137">a</text:span><text:span text:style-name="T118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84" draw:layer="layout" draw:type="line" svg:x1="6.357cm" svg:y1="6.82cm" svg:x2="6.357cm" svg:y2="7.5cm" draw:start-shape="id196" draw:end-shape="id197" draw:end-glue-point="4" svg:d="M6357 6820v680" svg:viewBox="0 0 1 681">
          <text:p/>
        </draw:connector>
        <draw:connector draw:style-name="gr46" draw:text-style-name="P88" draw:layer="layout" draw:type="line" svg:x1="6.357cm" svg:y1="10.32cm" svg:x2="6.357cm" svg:y2="11.101cm" draw:start-shape="id197" draw:start-glue-point="8" draw:end-shape="id198" draw:end-glue-point="4" svg:d="M6357 10320v781" svg:viewBox="0 0 1 782">
          <text:p/>
        </draw:connector>
        <draw:connector draw:style-name="gr48" draw:text-style-name="P43" draw:layer="layout" draw:type="line" svg:x1="7.321cm" svg:y1="13.508cm" svg:x2="8.457cm" svg:y2="14.501cm" draw:start-shape="id198" draw:start-glue-point="9" draw:end-shape="id199" draw:end-glue-point="4" svg:d="M7321 13508l1136 993" svg:viewBox="0 0 1137 994">
          <text:p/>
        </draw:connector>
        <draw:connector draw:style-name="gr48" draw:text-style-name="P43" draw:layer="layout" draw:type="line" svg:x1="5.393cm" svg:y1="13.508cm" svg:x2="4.257cm" svg:y2="14.501cm" draw:start-shape="id198" draw:start-glue-point="7" draw:end-shape="id200" draw:end-glue-point="4" svg:d="M5393 13508l-1136 993" svg:viewBox="0 0 1137 994">
          <text:p/>
        </draw:connector>
        <draw:custom-shape draw:style-name="gr52" draw:text-style-name="P46" xml:id="id201" draw:id="id201" draw:layer="layout" svg:width="2.617cm" svg:height="2.296cm" svg:x="4.917cm" svg:y="18.262cm">
          <text:p text:style-name="P1"><text:span text:style-name="T62">l</text:span><text:span text:style-name="T63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46" xml:id="id203" draw:id="id203" draw:layer="layout" svg:width="2.591cm" svg:height="2.296cm" svg:x="12.617cm" svg:y="18.262cm">
          <text:p text:style-name="P1"><text:span text:style-name="T62">l</text:span><text:span text:style-name="T63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44" draw:layer="layout" svg:width="4.372cm" svg:height="1.411cm" svg:x="7.834cm" svg:y="18.788cm">
          <draw:text-box>
            <text:p><text:span text:style-name="T58">Time: </text:span><text:span text:style-name="T80">t + 2</text:span></text:p>
          </draw:text-box>
        </draw:frame>
        <draw:connector draw:style-name="gr48" draw:text-style-name="P43" draw:layer="layout" draw:type="line" svg:x1="4.257cm" svg:y1="17.321cm" svg:x2="6.225cm" svg:y2="18.262cm" draw:start-shape="id200" draw:start-glue-point="8" draw:end-shape="id201" draw:end-glue-point="0" svg:d="M4257 17321l1968 941" svg:viewBox="0 0 1969 942">
          <text:p/>
        </draw:connector>
        <draw:connector draw:style-name="gr48" draw:text-style-name="P43" draw:layer="layout" draw:type="line" svg:x1="8.457cm" svg:y1="17.321cm" svg:x2="6.225cm" svg:y2="18.262cm" draw:start-shape="id199" draw:start-glue-point="8" draw:end-shape="id201" draw:end-glue-point="0" svg:d="M8457 17321l-2232 941" svg:viewBox="0 0 2233 942">
          <text:p/>
        </draw:connector>
        <draw:connector draw:style-name="gr19" draw:text-style-name="P84" draw:layer="layout" draw:type="line" svg:x1="7.72cm" svg:y1="5.41cm" svg:x2="13.885cm" svg:y2="7.364cm" draw:start-shape="id196" draw:start-glue-point="10" draw:end-shape="id202" draw:end-glue-point="4" svg:d="M7720 5410l6165 1954" svg:viewBox="0 0 6166 1955">
          <text:p/>
        </draw:connector>
        <draw:connector draw:style-name="gr46" draw:text-style-name="P43" draw:layer="layout" draw:type="line" svg:x1="7.321cm" svg:y1="9.907cm" svg:x2="13.912cm" svg:y2="18.262cm" draw:start-shape="id197" draw:start-glue-point="9" draw:end-shape="id203" draw:end-glue-point="0" svg:d="M7321 9907l6591 8355" svg:viewBox="0 0 6592 8356">
          <text:p/>
        </draw:connector>
        <draw:connector draw:style-name="gr95" draw:text-style-name="P43" draw:layer="layout" draw:type="line" svg:x1="13.885cm" svg:y1="10.184cm" svg:x2="13.912cm" svg:y2="18.262cm" draw:start-shape="id202" draw:start-glue-point="8" draw:end-shape="id203" draw:end-glue-point="0" svg:d="M13885 10184l27 8078" svg:viewBox="0 0 28 8079">
          <text:p/>
        </draw:connector>
        <draw:connector draw:style-name="gr95" draw:text-style-name="P88" draw:layer="layout" draw:type="line" svg:x1="13.885cm" svg:y1="10.184cm" svg:x2="7.72cm" svg:y2="12.511cm" draw:start-shape="id202" draw:start-glue-point="8" draw:end-shape="id198" draw:end-glue-point="10" svg:d="M13885 10184l-6165 2327" svg:viewBox="0 0 6166 2328">
          <text:p/>
        </draw:connector>
        <draw:custom-shape draw:style-name="gr87" draw:text-style-name="P46" draw:layer="layout" svg:width="7.658cm" svg:height="13.97cm" svg:x="2.286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46" draw:layer="layout" svg:width="4.318cm" svg:height="4.318cm" svg:x="11.946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7" draw:text-style-name="P73" draw:layer="layout" svg:width="0.798cm" svg:height="1.449cm" svg:x="15.212cm" svg:y="7.949cm">
          <draw:text-box>
            <text:p><text:span text:style-name="T123">r</text:span></text:p>
          </draw:text-box>
        </draw:frame>
        <draw:frame draw:style-name="gr49" draw:text-style-name="P44" draw:layer="layout" svg:width="1.023cm" svg:height="1.648cm" svg:x="4.219cm" svg:y="4.718cm">
          <draw:text-box>
            <text:p><text:span text:style-name="T58">1</text:span></text:p>
          </draw:text-box>
        </draw:frame>
        <draw:frame draw:style-name="gr49" draw:text-style-name="P54" draw:layer="layout" svg:width="1.023cm" svg:height="1.648cm" svg:x="4.22cm" svg:y="8.118cm">
          <draw:text-box>
            <text:p><text:span text:style-name="T80">2</text:span></text:p>
          </draw:text-box>
        </draw:frame>
        <draw:frame draw:style-name="gr49" draw:text-style-name="P44" draw:layer="layout" svg:width="1.023cm" svg:height="1.648cm" svg:x="4.221cm" svg:y="11.718cm">
          <draw:text-box>
            <text:p><text:span text:style-name="T58">3</text:span></text:p>
          </draw:text-box>
        </draw:frame>
        <draw:frame draw:style-name="gr49" draw:text-style-name="P44" draw:layer="layout" svg:width="1.023cm" svg:height="1.648cm" svg:x="6.322cm" svg:y="15.218cm">
          <draw:text-box>
            <text:p><text:span text:style-name="T58">5</text:span></text:p>
          </draw:text-box>
        </draw:frame>
        <draw:frame draw:style-name="gr49" draw:text-style-name="P44" draw:layer="layout" svg:width="1.023cm" svg:height="1.648cm" svg:x="2.123cm" svg:y="15.218cm">
          <draw:text-box>
            <text:p><text:span text:style-name="T58">4</text:span></text:p>
          </draw:text-box>
        </draw:frame>
        <draw:connector draw:style-name="gr48" draw:text-style-name="P43" draw:layer="layout" draw:type="line" svg:x1="6.394cm" svg:y1="3.11cm" svg:x2="6.357cm" svg:y2="4cm" draw:end-shape="id196" draw:end-glue-point="4" svg:d="M6394 3110l-37 890" svg:viewBox="0 0 38 891">
          <text:p/>
        </draw:connector>
        <draw:frame draw:style-name="gr45" draw:text-style-name="P59" draw:layer="layout" svg:width="10.122cm" svg:height="1.411cm" svg:x="17.81cm" svg:y="19.506cm">
          <draw:text-box>
            <text:p><text:span text:style-name="T101">Case 1: </text:span><text:span text:style-name="T102">n &gt; 0</text:span></text:p>
          </draw:text-box>
        </draw:frame>
        <draw:frame draw:style-name="gr91" draw:text-style-name="P20" draw:layer="layout" svg:width="1.07cm" svg:height="1.909cm" svg:x="2.232cm" svg:y="3.849cm">
          <draw:text-box>
            <text:p><text:span text:style-name="T62">l</text:span><text:span text:style-name="T63">i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custom-shape draw:style-name="gr55" draw:text-style-name="P49" draw:layer="layout" svg:width="8.697cm" svg:height="2.58cm" svg:x="18.195cm" svg:y="8.748cm">
          <text:p text:style-name="P38"><text:span text:style-name="T68">Rule 3:</text:span><text:span text:style-name="T69"> <text:s text:c="3"/>a</text:span><text:span text:style-name="T70">Y+1 </text:span><text:span text:style-name="T69">/ a</text:span><text:span text:style-name="T70">1</text:span><text:span text:style-name="T69"> → λ</text:span></text:p>
          <text:p text:style-name="P38"><text:span text:style-name="T97">Rule 4:</text:span><text:span text:style-name="T98"> <text:s text:c="3"/>a</text:span><text:span text:style-name="T100">Y+2</text:span><text:span text:style-name="T99"> / a</text:span><text:span text:style-name="T100">2</text:span><text:span text:style-name="T99"> → a</text:span></text:p>
          <draw:enhanced-geometry svg:viewBox="0 0 21600 21600" draw:type="rectangle" draw:enhanced-path="M 0 0 L 21600 0 21600 21600 0 21600 0 0 Z N"/>
        </draw:custom-shape>
        <draw:custom-shape draw:style-name="gr58" draw:text-style-name="P49" draw:layer="layout" svg:width="8.697cm" svg:height="3.486cm" svg:x="18.195cm" svg:y="5.048cm">
          <text:p text:style-name="P38"><text:span text:style-name="T68">Rule 0:</text:span><text:span text:style-name="T71"> <text:s text:c="3"/>a</text:span><text:span text:style-name="T73">X+1</text:span><text:span text:style-name="T71"> / a</text:span><text:span text:style-name="T73">1</text:span><text:span text:style-name="T71"> → λ</text:span></text:p>
          <text:p text:style-name="P38"><text:span text:style-name="T97">Rule 1:</text:span><text:span text:style-name="T99"> <text:s text:c="3"/>a</text:span><text:span text:style-name="T100">X+2</text:span><text:span text:style-name="T99"> / a</text:span><text:span text:style-name="T100">2</text:span><text:span text:style-name="T99"> → λ</text:span></text:p>
          <text:p text:style-name="P38"><text:span text:style-name="T97">Rule 2:</text:span><text:span text:style-name="T98"> <text:s text:c="3"/></text:span><text:span text:style-name="T99">a</text:span><text:span text:style-name="T100">X+2</text:span><text:span text:style-name="T99"> / a</text:span><text:span text:style-name="T100">2</text:span><text:span text:style-name="T99"> → a</text:span></text:p>
          <draw:enhanced-geometry svg:viewBox="0 0 21600 21600" draw:type="rectangle" draw:enhanced-path="M 0 0 L 21600 0 21600 21600 0 21600 0 0 Z N"/>
        </draw:custom-shape>
        <draw:frame draw:style-name="gr59" draw:text-style-name="P50" draw:layer="layout" svg:width="5.839cm" svg:height="1.648cm" svg:x="0.003cm" svg:y="-0.046cm">
          <draw:text-box>
            <text:p><text:span text:style-name="T81">SUB Module</text:span></text:p>
          </draw:text-box>
        </draw:frame>
        <draw:custom-shape draw:style-name="gr30" draw:text-style-name="P29" draw:layer="layout" svg:width="1.89cm" svg:height="1.778cm" svg:x="9.032cm" svg:y="0.116cm">
          <text:p text:style-name="P1"><text:span text:style-name="T38">l</text:span><text:span text:style-name="T39">i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31" draw:text-style-name="P29" draw:layer="layout" svg:width="4.158cm" svg:height="1.778cm" svg:x="10.932cm" svg:y="0.116cm">
          <text:p text:style-name="P1"><text:span text:style-name="T44">SUB(</text:span><text:span text:style-name="T41">r</text:span><text:span text:style-name="T44">)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1.89cm" svg:height="1.778cm" svg:x="15.11cm" svg:y="0.116cm">
          <text:p text:style-name="P1"><text:span text:style-name="T38">l</text:span><text:span text:style-name="T39">j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1.89cm" svg:height="1.778cm" svg:x="17.01cm" svg:y="0.116cm">
          <text:p text:style-name="P1"><text:span text:style-name="T38">l</text:span><text:span text:style-name="T39">k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56" draw:text-style-name="P65" draw:layer="layout" svg:width="8.697cm" svg:height="4.614cm" svg:x="18.195cm" svg:y="11.548cm">
          <text:p text:style-name="P38"><text:span text:style-name="T124">Rule 5:</text:span><text:span text:style-name="T90"> <text:s text:c="3"/>a</text:span><text:span text:style-name="T91">Z+1 </text:span><text:span text:style-name="T90">/ a</text:span><text:span text:style-name="T91">1</text:span><text:span text:style-name="T90"> → a</text:span></text:p>
          <text:p text:style-name="P38"><text:span text:style-name="T106">Rule 6: <text:s text:c="3"/></text:span><text:span text:style-name="T109">a</text:span><text:span text:style-name="T111">Z+2</text:span><text:span text:style-name="T109"> / a</text:span><text:span text:style-name="T111">2</text:span><text:span text:style-name="T109"> → </text:span><text:span text:style-name="T107">λ</text:span></text:p>
          <text:p text:style-name="P40"><text:span text:style-name="T97">Rule 7: <text:s text:c="2"/></text:span><text:span text:style-name="T98"><text:s/>a</text:span><text:span text:style-name="T112">Z+1 </text:span><text:span text:style-name="T113">(a</text:span><text:span text:style-name="T100">3</text:span><text:span text:style-name="T113">)</text:span><text:span text:style-name="T100">+</text:span><text:span text:style-name="T99">/ a</text:span><text:span text:style-name="T100">4</text:span><text:span text:style-name="T99"> → λ</text:span></text:p>
          <text:p text:style-name="P38"><text:span text:style-name="T97">Rule 8: <text:s text:c="3"/></text:span><text:span text:style-name="T98">a</text:span><text:span text:style-name="T112">Z+2</text:span><text:span text:style-name="T98"> </text:span><text:span text:style-name="T113">(a</text:span><text:span text:style-name="T100">3</text:span><text:span text:style-name="T113">)</text:span><text:span text:style-name="T100">+</text:span><text:span text:style-name="T99">/ a</text:span><text:span text:style-name="T100">3</text:span><text:span text:style-name="T99"> → a</text:span></text:p>
          <draw:enhanced-geometry svg:viewBox="0 0 21600 21600" draw:type="rectangle" draw:enhanced-path="M 0 0 L 21600 0 21600 21600 0 21600 0 0 Z N"/>
        </draw:custom-shape>
        <draw:custom-shape draw:style-name="gr85" draw:text-style-name="P89" xml:id="id210" draw:id="id210" draw:layer="layout" svg:width="2.726cm" svg:height="2.82cm" svg:x="12.522cm" svg:y="7.364cm">
          <text:p text:style-name="P1"><text:span text:style-name="T146">a</text:span><text:span text:style-name="T147">Z+3(n-1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86" xml:id="id204" draw:id="id204" draw:layer="layout" svg:width="2.726cm" svg:height="2.82cm" svg:x="4.994cm" svg:y="4cm">
          <text:p text:style-name="P1"><text:span text:style-name="T137">a</text:span><text:span text:style-name="T118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86" xml:id="id205" draw:id="id205" draw:layer="layout" svg:width="2.726cm" svg:height="2.82cm" svg:x="4.994cm" svg:y="7.5cm">
          <text:p text:style-name="P1"><text:span text:style-name="T137">a</text:span><text:span text:style-name="T118">Z+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87" xml:id="id206" draw:id="id206" draw:layer="layout" svg:width="2.726cm" svg:height="2.82cm" svg:x="4.994cm" svg:y="11.101cm">
          <text:p text:style-name="P1"><text:span text:style-name="T148">a</text:span><text:span text:style-name="T94">Z+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81" xml:id="id208" draw:id="id208" draw:layer="layout" svg:width="2.726cm" svg:height="2.82cm" svg:x="2.894cm" svg:y="14.501cm">
          <text:p text:style-name="P1"><text:span text:style-name="T137">a</text:span><text:span text:style-name="T118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81" xml:id="id207" draw:id="id207" draw:layer="layout" svg:width="2.726cm" svg:height="2.82cm" svg:x="7.094cm" svg:y="14.501cm">
          <text:p text:style-name="P1"><text:span text:style-name="T137">a</text:span><text:span text:style-name="T118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84" draw:layer="layout" draw:type="line" svg:x1="6.357cm" svg:y1="6.82cm" svg:x2="6.357cm" svg:y2="7.5cm" draw:start-shape="id204" draw:end-shape="id205" draw:end-glue-point="4" svg:d="M6357 6820v680" svg:viewBox="0 0 1 681">
          <text:p/>
        </draw:connector>
        <draw:connector draw:style-name="gr48" draw:text-style-name="P88" draw:layer="layout" draw:type="line" svg:x1="6.357cm" svg:y1="10.32cm" svg:x2="6.357cm" svg:y2="11.101cm" draw:start-shape="id205" draw:start-glue-point="8" draw:end-shape="id206" draw:end-glue-point="4" svg:d="M6357 10320v781" svg:viewBox="0 0 1 782">
          <text:p/>
        </draw:connector>
        <draw:connector draw:style-name="gr46" draw:text-style-name="P88" draw:layer="layout" draw:type="line" svg:x1="7.321cm" svg:y1="13.508cm" svg:x2="8.457cm" svg:y2="14.501cm" draw:start-shape="id206" draw:start-glue-point="9" draw:end-shape="id207" draw:end-glue-point="4" svg:d="M7321 13508l1136 993" svg:viewBox="0 0 1137 994">
          <text:p/>
        </draw:connector>
        <draw:connector draw:style-name="gr46" draw:text-style-name="P88" draw:layer="layout" draw:type="line" svg:x1="5.393cm" svg:y1="13.508cm" svg:x2="4.257cm" svg:y2="14.501cm" draw:start-shape="id206" draw:start-glue-point="7" draw:end-shape="id208" draw:end-glue-point="4" svg:d="M5393 13508l-1136 993" svg:viewBox="0 0 1137 994">
          <text:p/>
        </draw:connector>
        <draw:custom-shape draw:style-name="gr52" draw:text-style-name="P46" xml:id="id209" draw:id="id209" draw:layer="layout" svg:width="2.617cm" svg:height="2.296cm" svg:x="4.917cm" svg:y="18.262cm">
          <text:p text:style-name="P1"><text:span text:style-name="T62">l</text:span><text:span text:style-name="T63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46" xml:id="id211" draw:id="id211" draw:layer="layout" svg:width="2.591cm" svg:height="2.296cm" svg:x="12.617cm" svg:y="18.262cm">
          <text:p text:style-name="P1"><text:span text:style-name="T62">l</text:span><text:span text:style-name="T63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44" draw:layer="layout" svg:width="4.372cm" svg:height="1.411cm" svg:x="7.834cm" svg:y="18.788cm">
          <draw:text-box>
            <text:p><text:span text:style-name="T58">Time: </text:span><text:span text:style-name="T80">t + 3</text:span></text:p>
          </draw:text-box>
        </draw:frame>
        <draw:connector draw:style-name="gr48" draw:text-style-name="P43" draw:layer="layout" draw:type="line" svg:x1="4.257cm" svg:y1="17.321cm" svg:x2="6.225cm" svg:y2="18.262cm" draw:start-shape="id208" draw:start-glue-point="8" draw:end-shape="id209" draw:end-glue-point="0" svg:d="M4257 17321l1968 941" svg:viewBox="0 0 1969 942">
          <text:p/>
        </draw:connector>
        <draw:connector draw:style-name="gr48" draw:text-style-name="P43" draw:layer="layout" draw:type="line" svg:x1="8.457cm" svg:y1="17.321cm" svg:x2="6.225cm" svg:y2="18.262cm" draw:start-shape="id207" draw:start-glue-point="8" draw:end-shape="id209" draw:end-glue-point="0" svg:d="M8457 17321l-2232 941" svg:viewBox="0 0 2233 942">
          <text:p/>
        </draw:connector>
        <draw:connector draw:style-name="gr19" draw:text-style-name="P84" draw:layer="layout" draw:type="line" svg:x1="7.72cm" svg:y1="5.41cm" svg:x2="13.885cm" svg:y2="7.364cm" draw:start-shape="id204" draw:start-glue-point="10" draw:end-shape="id210" draw:end-glue-point="4" svg:d="M7720 5410l6165 1954" svg:viewBox="0 0 6166 1955">
          <text:p/>
        </draw:connector>
        <draw:connector draw:style-name="gr48" draw:text-style-name="P43" draw:layer="layout" draw:type="line" svg:x1="7.321cm" svg:y1="9.907cm" svg:x2="13.912cm" svg:y2="18.262cm" draw:start-shape="id205" draw:start-glue-point="9" draw:end-shape="id211" draw:end-glue-point="0" svg:d="M7321 9907l6591 8355" svg:viewBox="0 0 6592 8356">
          <text:p/>
        </draw:connector>
        <draw:connector draw:style-name="gr19" draw:text-style-name="P43" draw:layer="layout" draw:type="line" svg:x1="13.885cm" svg:y1="10.184cm" svg:x2="13.912cm" svg:y2="18.262cm" draw:start-shape="id210" draw:start-glue-point="8" draw:end-shape="id211" draw:end-glue-point="0" svg:d="M13885 10184l27 8078" svg:viewBox="0 0 28 8079">
          <text:p/>
        </draw:connector>
        <draw:connector draw:style-name="gr19" draw:text-style-name="P88" draw:layer="layout" draw:type="line" svg:x1="13.885cm" svg:y1="10.184cm" svg:x2="7.72cm" svg:y2="12.511cm" draw:start-shape="id210" draw:start-glue-point="8" draw:end-shape="id206" draw:end-glue-point="10" svg:d="M13885 10184l-6165 2327" svg:viewBox="0 0 6166 2328">
          <text:p/>
        </draw:connector>
        <draw:custom-shape draw:style-name="gr87" draw:text-style-name="P46" draw:layer="layout" svg:width="7.658cm" svg:height="13.97cm" svg:x="2.286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46" draw:layer="layout" svg:width="4.318cm" svg:height="4.318cm" svg:x="11.946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45" draw:layer="layout" svg:width="0.798cm" svg:height="1.449cm" svg:x="15.212cm" svg:y="7.949cm">
          <draw:text-box>
            <text:p><text:span text:style-name="T61">r</text:span></text:p>
          </draw:text-box>
        </draw:frame>
        <draw:frame draw:style-name="gr49" draw:text-style-name="P44" draw:layer="layout" svg:width="1.023cm" svg:height="1.648cm" svg:x="4.219cm" svg:y="4.718cm">
          <draw:text-box>
            <text:p><text:span text:style-name="T58">1</text:span></text:p>
          </draw:text-box>
        </draw:frame>
        <draw:frame draw:style-name="gr49" draw:text-style-name="P44" draw:layer="layout" svg:width="1.023cm" svg:height="1.648cm" svg:x="4.22cm" svg:y="8.118cm">
          <draw:text-box>
            <text:p><text:span text:style-name="T58">2</text:span></text:p>
          </draw:text-box>
        </draw:frame>
        <draw:frame draw:style-name="gr65" draw:text-style-name="P54" draw:layer="layout" svg:width="1.023cm" svg:height="1.648cm" svg:x="4.221cm" svg:y="11.718cm">
          <draw:text-box>
            <text:p><text:span text:style-name="T80">3</text:span></text:p>
          </draw:text-box>
        </draw:frame>
        <draw:frame draw:style-name="gr49" draw:text-style-name="P44" draw:layer="layout" svg:width="1.023cm" svg:height="1.648cm" svg:x="6.322cm" svg:y="15.218cm">
          <draw:text-box>
            <text:p><text:span text:style-name="T58">5</text:span></text:p>
          </draw:text-box>
        </draw:frame>
        <draw:frame draw:style-name="gr49" draw:text-style-name="P44" draw:layer="layout" svg:width="1.023cm" svg:height="1.648cm" svg:x="2.123cm" svg:y="15.218cm">
          <draw:text-box>
            <text:p><text:span text:style-name="T58">4</text:span></text:p>
          </draw:text-box>
        </draw:frame>
        <draw:connector draw:style-name="gr48" draw:text-style-name="P43" draw:layer="layout" draw:type="line" svg:x1="6.394cm" svg:y1="3.11cm" svg:x2="6.357cm" svg:y2="4cm" draw:end-shape="id204" draw:end-glue-point="4" svg:d="M6394 3110l-37 890" svg:viewBox="0 0 38 891">
          <text:p/>
        </draw:connector>
        <draw:frame draw:style-name="gr45" draw:text-style-name="P59" draw:layer="layout" svg:width="10.122cm" svg:height="1.411cm" svg:x="17.81cm" svg:y="19.506cm">
          <draw:text-box>
            <text:p><text:span text:style-name="T101">Case 1: </text:span><text:span text:style-name="T102">n &gt; 0</text:span></text:p>
          </draw:text-box>
        </draw:frame>
        <draw:frame draw:style-name="gr81" draw:text-style-name="P47" draw:layer="layout" svg:width="1.465cm" svg:height="1.759cm" svg:x="14.029cm" svg:y="17.962cm">
          <draw:text-box>
            <text:p><text:span text:style-name="T64">a</text:span><text:span text:style-name="T65">1</text:span></text:p>
          </draw:text-box>
        </draw:frame>
        <draw:frame draw:style-name="gr91" draw:text-style-name="P20" draw:layer="layout" svg:width="1.07cm" svg:height="1.909cm" svg:x="2.232cm" svg:y="3.849cm">
          <draw:text-box>
            <text:p><text:span text:style-name="T62">l</text:span><text:span text:style-name="T63">i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9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custom-shape draw:style-name="gr55" draw:text-style-name="P49" draw:layer="layout" svg:width="8.697cm" svg:height="2.58cm" svg:x="18.195cm" svg:y="8.748cm">
          <text:p text:style-name="P38"><text:span text:style-name="T68">Rule 3:</text:span><text:span text:style-name="T69"> <text:s text:c="3"/>a</text:span><text:span text:style-name="T70">Y+1 </text:span><text:span text:style-name="T69">/ a</text:span><text:span text:style-name="T70">1</text:span><text:span text:style-name="T69"> → λ</text:span></text:p>
          <text:p text:style-name="P38"><text:span text:style-name="T97">Rule 4:</text:span><text:span text:style-name="T98"> <text:s text:c="3"/>a</text:span><text:span text:style-name="T100">Y+2</text:span><text:span text:style-name="T99"> / a</text:span><text:span text:style-name="T100">2</text:span><text:span text:style-name="T99"> → a</text:span></text:p>
          <draw:enhanced-geometry svg:viewBox="0 0 21600 21600" draw:type="rectangle" draw:enhanced-path="M 0 0 L 21600 0 21600 21600 0 21600 0 0 Z N"/>
        </draw:custom-shape>
        <draw:custom-shape draw:style-name="gr58" draw:text-style-name="P49" draw:layer="layout" svg:width="8.697cm" svg:height="3.486cm" svg:x="18.195cm" svg:y="5.048cm">
          <text:p text:style-name="P38"><text:span text:style-name="T68">Rule 0:</text:span><text:span text:style-name="T71"> <text:s text:c="3"/>a</text:span><text:span text:style-name="T73">X+1</text:span><text:span text:style-name="T71"> / a</text:span><text:span text:style-name="T73">1</text:span><text:span text:style-name="T71"> → λ</text:span></text:p>
          <text:p text:style-name="P38"><text:span text:style-name="T97">Rule 1:</text:span><text:span text:style-name="T99"> <text:s text:c="3"/>a</text:span><text:span text:style-name="T100">X+2</text:span><text:span text:style-name="T99"> / a</text:span><text:span text:style-name="T100">2</text:span><text:span text:style-name="T99"> → λ</text:span></text:p>
          <text:p text:style-name="P38"><text:span text:style-name="T97">Rule 2:</text:span><text:span text:style-name="T98"> <text:s text:c="3"/></text:span><text:span text:style-name="T99">a</text:span><text:span text:style-name="T100">X+2</text:span><text:span text:style-name="T99"> / a</text:span><text:span text:style-name="T100">2</text:span><text:span text:style-name="T99"> → a</text:span></text:p>
          <draw:enhanced-geometry svg:viewBox="0 0 21600 21600" draw:type="rectangle" draw:enhanced-path="M 0 0 L 21600 0 21600 21600 0 21600 0 0 Z N"/>
        </draw:custom-shape>
        <draw:frame draw:style-name="gr59" draw:text-style-name="P50" draw:layer="layout" svg:width="5.839cm" svg:height="1.648cm" svg:x="0.003cm" svg:y="-0.046cm">
          <draw:text-box>
            <text:p><text:span text:style-name="T81">SUB Module</text:span></text:p>
          </draw:text-box>
        </draw:frame>
        <draw:custom-shape draw:style-name="gr30" draw:text-style-name="P29" draw:layer="layout" svg:width="1.89cm" svg:height="1.778cm" svg:x="9.032cm" svg:y="0.116cm">
          <text:p text:style-name="P1"><text:span text:style-name="T38">l</text:span><text:span text:style-name="T39">i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31" draw:text-style-name="P29" draw:layer="layout" svg:width="4.158cm" svg:height="1.778cm" svg:x="10.932cm" svg:y="0.116cm">
          <text:p text:style-name="P1"><text:span text:style-name="T44">SUB(</text:span><text:span text:style-name="T41">r</text:span><text:span text:style-name="T44">)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1.89cm" svg:height="1.778cm" svg:x="15.11cm" svg:y="0.116cm">
          <text:p text:style-name="P1"><text:span text:style-name="T38">l</text:span><text:span text:style-name="T39">j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1.89cm" svg:height="1.778cm" svg:x="17.01cm" svg:y="0.116cm">
          <text:p text:style-name="P1"><text:span text:style-name="T38">l</text:span><text:span text:style-name="T39">k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56" draw:text-style-name="P65" draw:layer="layout" svg:width="8.697cm" svg:height="4.614cm" svg:x="18.195cm" svg:y="11.548cm">
          <text:p text:style-name="P38"><text:span text:style-name="T124">Rule 5:</text:span><text:span text:style-name="T90"> <text:s text:c="3"/>a</text:span><text:span text:style-name="T91">Z+1 </text:span><text:span text:style-name="T90">/ a</text:span><text:span text:style-name="T91">1</text:span><text:span text:style-name="T90"> → a</text:span></text:p>
          <text:p text:style-name="P38"><text:span text:style-name="T106">Rule 6: <text:s text:c="3"/></text:span><text:span text:style-name="T109">a</text:span><text:span text:style-name="T111">Z+2</text:span><text:span text:style-name="T109"> / a</text:span><text:span text:style-name="T111">2</text:span><text:span text:style-name="T109"> → </text:span><text:span text:style-name="T107">λ</text:span></text:p>
          <text:p text:style-name="P40"><text:span text:style-name="T97">Rule 7: <text:s text:c="2"/></text:span><text:span text:style-name="T98"><text:s/>a</text:span><text:span text:style-name="T112">Z+1 </text:span><text:span text:style-name="T113">(a</text:span><text:span text:style-name="T100">3</text:span><text:span text:style-name="T113">)</text:span><text:span text:style-name="T100">+</text:span><text:span text:style-name="T99">/ a</text:span><text:span text:style-name="T100">4</text:span><text:span text:style-name="T99"> → λ</text:span></text:p>
          <text:p text:style-name="P38"><text:span text:style-name="T97">Rule 8: <text:s text:c="3"/></text:span><text:span text:style-name="T98">a</text:span><text:span text:style-name="T112">Z+2</text:span><text:span text:style-name="T98"> </text:span><text:span text:style-name="T113">(a</text:span><text:span text:style-name="T100">3</text:span><text:span text:style-name="T113">)</text:span><text:span text:style-name="T100">+</text:span><text:span text:style-name="T99">/ a</text:span><text:span text:style-name="T100">3</text:span><text:span text:style-name="T99"> → a</text:span></text:p>
          <draw:enhanced-geometry svg:viewBox="0 0 21600 21600" draw:type="rectangle" draw:enhanced-path="M 0 0 L 21600 0 21600 21600 0 21600 0 0 Z N"/>
        </draw:custom-shape>
        <draw:custom-shape draw:style-name="gr86" draw:text-style-name="P89" xml:id="id218" draw:id="id218" draw:layer="layout" svg:width="2.726cm" svg:height="2.82cm" svg:x="12.522cm" svg:y="7.364cm">
          <text:p text:style-name="P1"><text:span text:style-name="T146">a</text:span><text:span text:style-name="T147">Z+3(n-1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86" xml:id="id212" draw:id="id212" draw:layer="layout" svg:width="2.726cm" svg:height="2.82cm" svg:x="4.994cm" svg:y="4cm">
          <text:p text:style-name="P1"><text:span text:style-name="T137">a</text:span><text:span text:style-name="T118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86" xml:id="id213" draw:id="id213" draw:layer="layout" svg:width="2.726cm" svg:height="2.82cm" svg:x="4.994cm" svg:y="7.5cm">
          <text:p text:style-name="P1"><text:span text:style-name="T137">a</text:span><text:span text:style-name="T118">Z+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81" xml:id="id214" draw:id="id214" draw:layer="layout" svg:width="2.726cm" svg:height="2.82cm" svg:x="4.994cm" svg:y="11.101cm">
          <text:p text:style-name="P1"><text:span text:style-name="T137">a</text:span><text:span text:style-name="T118">Z+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81" xml:id="id216" draw:id="id216" draw:layer="layout" svg:width="2.726cm" svg:height="2.82cm" svg:x="2.894cm" svg:y="14.501cm">
          <text:p text:style-name="P1"><text:span text:style-name="T148">a</text:span><text:span text:style-name="T94">Z+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81" xml:id="id215" draw:id="id215" draw:layer="layout" svg:width="2.726cm" svg:height="2.82cm" svg:x="7.094cm" svg:y="14.501cm">
          <text:p text:style-name="P1"><text:span text:style-name="T148">a</text:span><text:span text:style-name="T94">Z+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84" draw:layer="layout" draw:type="line" svg:x1="6.357cm" svg:y1="6.82cm" svg:x2="6.357cm" svg:y2="7.5cm" draw:start-shape="id212" draw:end-shape="id213" draw:end-glue-point="4" svg:d="M6357 6820v680" svg:viewBox="0 0 1 681">
          <text:p/>
        </draw:connector>
        <draw:connector draw:style-name="gr48" draw:text-style-name="P88" draw:layer="layout" draw:type="line" svg:x1="6.357cm" svg:y1="10.32cm" svg:x2="6.357cm" svg:y2="11.101cm" draw:start-shape="id213" draw:start-glue-point="8" draw:end-shape="id214" draw:end-glue-point="4" svg:d="M6357 10320v781" svg:viewBox="0 0 1 782">
          <text:p/>
        </draw:connector>
        <draw:connector draw:style-name="gr48" draw:text-style-name="P88" draw:layer="layout" draw:type="line" svg:x1="7.321cm" svg:y1="13.508cm" svg:x2="8.457cm" svg:y2="14.501cm" draw:start-shape="id214" draw:start-glue-point="9" draw:end-shape="id215" draw:end-glue-point="4" svg:d="M7321 13508l1136 993" svg:viewBox="0 0 1137 994">
          <text:p/>
        </draw:connector>
        <draw:connector draw:style-name="gr48" draw:text-style-name="P88" draw:layer="layout" draw:type="line" svg:x1="5.393cm" svg:y1="13.508cm" svg:x2="4.257cm" svg:y2="14.501cm" draw:start-shape="id214" draw:start-glue-point="7" draw:end-shape="id216" draw:end-glue-point="4" svg:d="M5393 13508l-1136 993" svg:viewBox="0 0 1137 994">
          <text:p/>
        </draw:connector>
        <draw:custom-shape draw:style-name="gr52" draw:text-style-name="P46" xml:id="id217" draw:id="id217" draw:layer="layout" svg:width="2.617cm" svg:height="2.296cm" svg:x="4.917cm" svg:y="18.262cm">
          <text:p text:style-name="P1"><text:span text:style-name="T62">l</text:span><text:span text:style-name="T63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46" xml:id="id219" draw:id="id219" draw:layer="layout" svg:width="2.591cm" svg:height="2.296cm" svg:x="12.617cm" svg:y="18.262cm">
          <text:p text:style-name="P1"><text:span text:style-name="T62">l</text:span><text:span text:style-name="T63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44" draw:layer="layout" svg:width="4.372cm" svg:height="1.411cm" svg:x="7.834cm" svg:y="18.788cm">
          <draw:text-box>
            <text:p><text:span text:style-name="T58">Time: </text:span><text:span text:style-name="T80">t + 4</text:span></text:p>
          </draw:text-box>
        </draw:frame>
        <draw:connector draw:style-name="gr46" draw:text-style-name="P43" draw:layer="layout" draw:type="line" svg:x1="4.257cm" svg:y1="17.321cm" svg:x2="6.225cm" svg:y2="18.262cm" draw:start-shape="id216" draw:start-glue-point="8" draw:end-shape="id217" draw:end-glue-point="0" svg:d="M4257 17321l1968 941" svg:viewBox="0 0 1969 942">
          <text:p/>
        </draw:connector>
        <draw:connector draw:style-name="gr46" draw:text-style-name="P43" draw:layer="layout" draw:type="line" svg:x1="8.457cm" svg:y1="17.321cm" svg:x2="6.225cm" svg:y2="18.262cm" draw:start-shape="id215" draw:start-glue-point="8" draw:end-shape="id217" draw:end-glue-point="0" svg:d="M8457 17321l-2232 941" svg:viewBox="0 0 2233 942">
          <text:p/>
        </draw:connector>
        <draw:connector draw:style-name="gr19" draw:text-style-name="P84" draw:layer="layout" draw:type="line" svg:x1="7.72cm" svg:y1="5.41cm" svg:x2="13.885cm" svg:y2="7.364cm" draw:start-shape="id212" draw:start-glue-point="10" draw:end-shape="id218" draw:end-glue-point="4" svg:d="M7720 5410l6165 1954" svg:viewBox="0 0 6166 1955">
          <text:p/>
        </draw:connector>
        <draw:connector draw:style-name="gr48" draw:text-style-name="P43" draw:layer="layout" draw:type="line" svg:x1="7.321cm" svg:y1="9.907cm" svg:x2="13.912cm" svg:y2="18.262cm" draw:start-shape="id213" draw:start-glue-point="9" draw:end-shape="id219" draw:end-glue-point="0" svg:d="M7321 9907l6591 8355" svg:viewBox="0 0 6592 8356">
          <text:p/>
        </draw:connector>
        <draw:connector draw:style-name="gr19" draw:text-style-name="P43" draw:layer="layout" draw:type="line" svg:x1="13.885cm" svg:y1="10.184cm" svg:x2="13.912cm" svg:y2="18.262cm" draw:start-shape="id218" draw:start-glue-point="8" draw:end-shape="id219" draw:end-glue-point="0" svg:d="M13885 10184l27 8078" svg:viewBox="0 0 28 8079">
          <text:p/>
        </draw:connector>
        <draw:connector draw:style-name="gr19" draw:text-style-name="P88" draw:layer="layout" draw:type="line" svg:x1="13.885cm" svg:y1="10.184cm" svg:x2="7.72cm" svg:y2="12.511cm" draw:start-shape="id218" draw:start-glue-point="8" draw:end-shape="id214" draw:end-glue-point="10" svg:d="M13885 10184l-6165 2327" svg:viewBox="0 0 6166 2328">
          <text:p/>
        </draw:connector>
        <draw:custom-shape draw:style-name="gr87" draw:text-style-name="P46" draw:layer="layout" svg:width="7.658cm" svg:height="13.97cm" svg:x="2.286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46" draw:layer="layout" svg:width="4.318cm" svg:height="4.318cm" svg:x="11.946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45" draw:layer="layout" svg:width="0.798cm" svg:height="1.449cm" svg:x="15.212cm" svg:y="7.949cm">
          <draw:text-box>
            <text:p><text:span text:style-name="T61">r</text:span></text:p>
          </draw:text-box>
        </draw:frame>
        <draw:frame draw:style-name="gr49" draw:text-style-name="P44" draw:layer="layout" svg:width="1.023cm" svg:height="1.648cm" svg:x="4.219cm" svg:y="4.718cm">
          <draw:text-box>
            <text:p><text:span text:style-name="T58">1</text:span></text:p>
          </draw:text-box>
        </draw:frame>
        <draw:frame draw:style-name="gr49" draw:text-style-name="P44" draw:layer="layout" svg:width="1.023cm" svg:height="1.648cm" svg:x="4.22cm" svg:y="8.118cm">
          <draw:text-box>
            <text:p><text:span text:style-name="T58">2</text:span></text:p>
          </draw:text-box>
        </draw:frame>
        <draw:frame draw:style-name="gr65" draw:text-style-name="P44" draw:layer="layout" svg:width="1.023cm" svg:height="1.648cm" svg:x="4.221cm" svg:y="11.718cm">
          <draw:text-box>
            <text:p><text:span text:style-name="T58">3</text:span></text:p>
          </draw:text-box>
        </draw:frame>
        <draw:frame draw:style-name="gr65" draw:text-style-name="P54" draw:layer="layout" svg:width="1.023cm" svg:height="1.648cm" svg:x="6.322cm" svg:y="15.218cm">
          <draw:text-box>
            <text:p><text:span text:style-name="T80">5</text:span></text:p>
          </draw:text-box>
        </draw:frame>
        <draw:frame draw:style-name="gr65" draw:text-style-name="P54" draw:layer="layout" svg:width="1.023cm" svg:height="1.648cm" svg:x="2.123cm" svg:y="15.218cm">
          <draw:text-box>
            <text:p><text:span text:style-name="T80">4</text:span></text:p>
          </draw:text-box>
        </draw:frame>
        <draw:connector draw:style-name="gr48" draw:text-style-name="P43" draw:layer="layout" draw:type="line" svg:x1="6.394cm" svg:y1="3.11cm" svg:x2="6.357cm" svg:y2="4cm" draw:end-shape="id212" draw:end-glue-point="4" svg:d="M6394 3110l-37 890" svg:viewBox="0 0 38 891">
          <text:p/>
        </draw:connector>
        <draw:frame draw:style-name="gr45" draw:text-style-name="P59" draw:layer="layout" svg:width="10.122cm" svg:height="1.411cm" svg:x="17.81cm" svg:y="19.506cm">
          <draw:text-box>
            <text:p><text:span text:style-name="T101">Case 1: </text:span><text:span text:style-name="T102">n &gt; 0</text:span></text:p>
          </draw:text-box>
        </draw:frame>
        <draw:frame draw:style-name="gr91" draw:text-style-name="P20" draw:layer="layout" svg:width="1.07cm" svg:height="1.909cm" svg:x="2.232cm" svg:y="3.849cm">
          <draw:text-box>
            <text:p><text:span text:style-name="T62">l</text:span><text:span text:style-name="T63">i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3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custom-shape draw:style-name="gr55" draw:text-style-name="P49" draw:layer="layout" svg:width="8.697cm" svg:height="2.58cm" svg:x="18.195cm" svg:y="8.748cm">
          <text:p text:style-name="P38"><text:span text:style-name="T68">Rule 3:</text:span><text:span text:style-name="T69"> <text:s text:c="3"/>a</text:span><text:span text:style-name="T70">Y+1 </text:span><text:span text:style-name="T69">/ a</text:span><text:span text:style-name="T70">1</text:span><text:span text:style-name="T69"> → λ</text:span></text:p>
          <text:p text:style-name="P38"><text:span text:style-name="T97">Rule 4:</text:span><text:span text:style-name="T98"> <text:s text:c="3"/>a</text:span><text:span text:style-name="T100">Y+2</text:span><text:span text:style-name="T99"> / a</text:span><text:span text:style-name="T100">2</text:span><text:span text:style-name="T99"> → a</text:span></text:p>
          <draw:enhanced-geometry svg:viewBox="0 0 21600 21600" draw:type="rectangle" draw:enhanced-path="M 0 0 L 21600 0 21600 21600 0 21600 0 0 Z N"/>
        </draw:custom-shape>
        <draw:custom-shape draw:style-name="gr58" draw:text-style-name="P49" draw:layer="layout" svg:width="8.697cm" svg:height="3.486cm" svg:x="18.195cm" svg:y="5.048cm">
          <text:p text:style-name="P38"><text:span text:style-name="T68">Rule 0:</text:span><text:span text:style-name="T71"> <text:s text:c="3"/>a</text:span><text:span text:style-name="T73">X+1</text:span><text:span text:style-name="T71"> / a</text:span><text:span text:style-name="T73">1</text:span><text:span text:style-name="T71"> → λ</text:span></text:p>
          <text:p text:style-name="P38"><text:span text:style-name="T97">Rule 1:</text:span><text:span text:style-name="T99"> <text:s text:c="3"/>a</text:span><text:span text:style-name="T100">X+2</text:span><text:span text:style-name="T99"> / a</text:span><text:span text:style-name="T100">2</text:span><text:span text:style-name="T99"> → λ</text:span></text:p>
          <text:p text:style-name="P38"><text:span text:style-name="T97">Rule 2:</text:span><text:span text:style-name="T98"> <text:s text:c="3"/></text:span><text:span text:style-name="T99">a</text:span><text:span text:style-name="T100">X+2</text:span><text:span text:style-name="T99"> / a</text:span><text:span text:style-name="T100">2</text:span><text:span text:style-name="T99"> → a</text:span></text:p>
          <draw:enhanced-geometry svg:viewBox="0 0 21600 21600" draw:type="rectangle" draw:enhanced-path="M 0 0 L 21600 0 21600 21600 0 21600 0 0 Z N"/>
        </draw:custom-shape>
        <draw:frame draw:style-name="gr59" draw:text-style-name="P50" draw:layer="layout" svg:width="5.839cm" svg:height="1.648cm" svg:x="0.003cm" svg:y="-0.046cm">
          <draw:text-box>
            <text:p><text:span text:style-name="T81">SUB Module</text:span></text:p>
          </draw:text-box>
        </draw:frame>
        <draw:custom-shape draw:style-name="gr30" draw:text-style-name="P29" draw:layer="layout" svg:width="1.89cm" svg:height="1.778cm" svg:x="9.032cm" svg:y="0.116cm">
          <text:p text:style-name="P1"><text:span text:style-name="T38">l</text:span><text:span text:style-name="T39">i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31" draw:text-style-name="P29" draw:layer="layout" svg:width="4.158cm" svg:height="1.778cm" svg:x="10.932cm" svg:y="0.116cm">
          <text:p text:style-name="P1"><text:span text:style-name="T44">SUB(</text:span><text:span text:style-name="T41">r</text:span><text:span text:style-name="T44">)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1.89cm" svg:height="1.778cm" svg:x="15.11cm" svg:y="0.116cm">
          <text:p text:style-name="P1"><text:span text:style-name="T38">l</text:span><text:span text:style-name="T39">j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1.89cm" svg:height="1.778cm" svg:x="17.01cm" svg:y="0.116cm">
          <text:p text:style-name="P1"><text:span text:style-name="T38">l</text:span><text:span text:style-name="T39">k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56" draw:text-style-name="P65" draw:layer="layout" svg:width="8.697cm" svg:height="4.614cm" svg:x="18.195cm" svg:y="11.548cm">
          <text:p text:style-name="P38"><text:span text:style-name="T149">Rule 5:</text:span><text:span text:style-name="T99"> <text:s text:c="3"/>a</text:span><text:span text:style-name="T100">Z+1 </text:span><text:span text:style-name="T99">/ a</text:span><text:span text:style-name="T100">1</text:span><text:span text:style-name="T99"> → a</text:span></text:p>
          <text:p text:style-name="P38"><text:span text:style-name="T106">Rule 6: <text:s text:c="3"/></text:span><text:span text:style-name="T109">a</text:span><text:span text:style-name="T111">Z+2</text:span><text:span text:style-name="T109"> / a</text:span><text:span text:style-name="T111">2</text:span><text:span text:style-name="T109"> → </text:span><text:span text:style-name="T107">λ</text:span></text:p>
          <text:p text:style-name="P40"><text:span text:style-name="T97">Rule 7: <text:s text:c="2"/></text:span><text:span text:style-name="T98"><text:s/>a</text:span><text:span text:style-name="T112">Z+1 </text:span><text:span text:style-name="T113">(a</text:span><text:span text:style-name="T100">3</text:span><text:span text:style-name="T113">)</text:span><text:span text:style-name="T100">+</text:span><text:span text:style-name="T99">/ a</text:span><text:span text:style-name="T100">4</text:span><text:span text:style-name="T99"> → λ</text:span></text:p>
          <text:p text:style-name="P38"><text:span text:style-name="T97">Rule 8: <text:s text:c="3"/></text:span><text:span text:style-name="T98">a</text:span><text:span text:style-name="T112">Z+2</text:span><text:span text:style-name="T98"> </text:span><text:span text:style-name="T113">(a</text:span><text:span text:style-name="T100">3</text:span><text:span text:style-name="T113">)</text:span><text:span text:style-name="T100">+</text:span><text:span text:style-name="T99">/ a</text:span><text:span text:style-name="T100">3</text:span><text:span text:style-name="T99"> → a</text:span></text:p>
          <draw:enhanced-geometry svg:viewBox="0 0 21600 21600" draw:type="rectangle" draw:enhanced-path="M 0 0 L 21600 0 21600 21600 0 21600 0 0 Z N"/>
        </draw:custom-shape>
        <draw:custom-shape draw:style-name="gr86" draw:text-style-name="P89" xml:id="id226" draw:id="id226" draw:layer="layout" svg:width="2.726cm" svg:height="2.82cm" svg:x="12.522cm" svg:y="7.364cm">
          <text:p text:style-name="P1"><text:span text:style-name="T146">a</text:span><text:span text:style-name="T147">Z+3(n-1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86" xml:id="id220" draw:id="id220" draw:layer="layout" svg:width="2.726cm" svg:height="2.82cm" svg:x="4.994cm" svg:y="4cm">
          <text:p text:style-name="P1"><text:span text:style-name="T137">a</text:span><text:span text:style-name="T118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86" xml:id="id221" draw:id="id221" draw:layer="layout" svg:width="2.726cm" svg:height="2.82cm" svg:x="4.994cm" svg:y="7.5cm">
          <text:p text:style-name="P1"><text:span text:style-name="T137">a</text:span><text:span text:style-name="T118">Z+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81" xml:id="id222" draw:id="id222" draw:layer="layout" svg:width="2.726cm" svg:height="2.82cm" svg:x="4.994cm" svg:y="11.101cm">
          <text:p text:style-name="P1"><text:span text:style-name="T137">a</text:span><text:span text:style-name="T118">Z+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86" xml:id="id224" draw:id="id224" draw:layer="layout" svg:width="2.726cm" svg:height="2.82cm" svg:x="2.894cm" svg:y="14.501cm">
          <text:p text:style-name="P1"><text:span text:style-name="T137">a</text:span><text:span text:style-name="T118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86" xml:id="id223" draw:id="id223" draw:layer="layout" svg:width="2.726cm" svg:height="2.82cm" svg:x="7.094cm" svg:y="14.501cm">
          <text:p text:style-name="P1"><text:span text:style-name="T137">a</text:span><text:span text:style-name="T118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84" draw:layer="layout" draw:type="line" svg:x1="6.357cm" svg:y1="6.82cm" svg:x2="6.357cm" svg:y2="7.5cm" draw:start-shape="id220" draw:end-shape="id221" draw:end-glue-point="4" svg:d="M6357 6820v680" svg:viewBox="0 0 1 681">
          <text:p/>
        </draw:connector>
        <draw:connector draw:style-name="gr48" draw:text-style-name="P88" draw:layer="layout" draw:type="line" svg:x1="6.357cm" svg:y1="10.32cm" svg:x2="6.357cm" svg:y2="11.101cm" draw:start-shape="id221" draw:start-glue-point="8" draw:end-shape="id222" draw:end-glue-point="4" svg:d="M6357 10320v781" svg:viewBox="0 0 1 782">
          <text:p/>
        </draw:connector>
        <draw:connector draw:style-name="gr48" draw:text-style-name="P88" draw:layer="layout" draw:type="line" svg:x1="7.321cm" svg:y1="13.508cm" svg:x2="8.457cm" svg:y2="14.501cm" draw:start-shape="id222" draw:start-glue-point="9" draw:end-shape="id223" draw:end-glue-point="4" svg:d="M7321 13508l1136 993" svg:viewBox="0 0 1137 994">
          <text:p/>
        </draw:connector>
        <draw:connector draw:style-name="gr48" draw:text-style-name="P88" draw:layer="layout" draw:type="line" svg:x1="5.393cm" svg:y1="13.508cm" svg:x2="4.257cm" svg:y2="14.501cm" draw:start-shape="id222" draw:start-glue-point="7" draw:end-shape="id224" draw:end-glue-point="4" svg:d="M5393 13508l-1136 993" svg:viewBox="0 0 1137 994">
          <text:p/>
        </draw:connector>
        <draw:custom-shape draw:style-name="gr52" draw:text-style-name="P46" xml:id="id225" draw:id="id225" draw:layer="layout" svg:width="2.617cm" svg:height="2.296cm" svg:x="4.917cm" svg:y="18.262cm">
          <text:p text:style-name="P1"><text:span text:style-name="T62">l</text:span><text:span text:style-name="T63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46" xml:id="id227" draw:id="id227" draw:layer="layout" svg:width="2.591cm" svg:height="2.296cm" svg:x="12.617cm" svg:y="18.262cm">
          <text:p text:style-name="P1"><text:span text:style-name="T62">l</text:span><text:span text:style-name="T63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44" draw:layer="layout" svg:width="4.372cm" svg:height="1.411cm" svg:x="7.834cm" svg:y="18.788cm">
          <draw:text-box>
            <text:p><text:span text:style-name="T58">Time: </text:span><text:span text:style-name="T80">t + 5</text:span></text:p>
          </draw:text-box>
        </draw:frame>
        <draw:connector draw:style-name="gr48" draw:text-style-name="P43" draw:layer="layout" draw:type="line" svg:x1="4.257cm" svg:y1="17.321cm" svg:x2="6.225cm" svg:y2="18.262cm" draw:start-shape="id224" draw:start-glue-point="8" draw:end-shape="id225" draw:end-glue-point="0" svg:d="M4257 17321l1968 941" svg:viewBox="0 0 1969 942">
          <text:p/>
        </draw:connector>
        <draw:connector draw:style-name="gr48" draw:text-style-name="P43" draw:layer="layout" draw:type="line" svg:x1="8.457cm" svg:y1="17.321cm" svg:x2="6.225cm" svg:y2="18.262cm" draw:start-shape="id223" draw:start-glue-point="8" draw:end-shape="id225" draw:end-glue-point="0" svg:d="M8457 17321l-2232 941" svg:viewBox="0 0 2233 942">
          <text:p/>
        </draw:connector>
        <draw:connector draw:style-name="gr19" draw:text-style-name="P84" draw:layer="layout" draw:type="line" svg:x1="7.72cm" svg:y1="5.41cm" svg:x2="13.885cm" svg:y2="7.364cm" draw:start-shape="id220" draw:start-glue-point="10" draw:end-shape="id226" draw:end-glue-point="4" svg:d="M7720 5410l6165 1954" svg:viewBox="0 0 6166 1955">
          <text:p/>
        </draw:connector>
        <draw:connector draw:style-name="gr48" draw:text-style-name="P43" draw:layer="layout" draw:type="line" svg:x1="7.321cm" svg:y1="9.907cm" svg:x2="13.912cm" svg:y2="18.262cm" draw:start-shape="id221" draw:start-glue-point="9" draw:end-shape="id227" draw:end-glue-point="0" svg:d="M7321 9907l6591 8355" svg:viewBox="0 0 6592 8356">
          <text:p/>
        </draw:connector>
        <draw:connector draw:style-name="gr19" draw:text-style-name="P43" draw:layer="layout" draw:type="line" svg:x1="13.885cm" svg:y1="10.184cm" svg:x2="13.912cm" svg:y2="18.262cm" draw:start-shape="id226" draw:start-glue-point="8" draw:end-shape="id227" draw:end-glue-point="0" svg:d="M13885 10184l27 8078" svg:viewBox="0 0 28 8079">
          <text:p/>
        </draw:connector>
        <draw:connector draw:style-name="gr19" draw:text-style-name="P88" draw:layer="layout" draw:type="line" svg:x1="13.885cm" svg:y1="10.184cm" svg:x2="7.72cm" svg:y2="12.511cm" draw:start-shape="id226" draw:start-glue-point="8" draw:end-shape="id222" draw:end-glue-point="10" svg:d="M13885 10184l-6165 2327" svg:viewBox="0 0 6166 2328">
          <text:p/>
        </draw:connector>
        <draw:custom-shape draw:style-name="gr87" draw:text-style-name="P46" draw:layer="layout" svg:width="7.658cm" svg:height="13.97cm" svg:x="2.286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46" draw:layer="layout" svg:width="4.318cm" svg:height="4.318cm" svg:x="11.946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45" draw:layer="layout" svg:width="0.798cm" svg:height="1.449cm" svg:x="15.212cm" svg:y="7.949cm">
          <draw:text-box>
            <text:p><text:span text:style-name="T61">r</text:span></text:p>
          </draw:text-box>
        </draw:frame>
        <draw:frame draw:style-name="gr49" draw:text-style-name="P44" draw:layer="layout" svg:width="1.023cm" svg:height="1.648cm" svg:x="4.219cm" svg:y="4.718cm">
          <draw:text-box>
            <text:p><text:span text:style-name="T58">1</text:span></text:p>
          </draw:text-box>
        </draw:frame>
        <draw:frame draw:style-name="gr49" draw:text-style-name="P44" draw:layer="layout" svg:width="1.023cm" svg:height="1.648cm" svg:x="4.22cm" svg:y="8.118cm">
          <draw:text-box>
            <text:p><text:span text:style-name="T58">2</text:span></text:p>
          </draw:text-box>
        </draw:frame>
        <draw:frame draw:style-name="gr65" draw:text-style-name="P44" draw:layer="layout" svg:width="1.023cm" svg:height="1.648cm" svg:x="4.221cm" svg:y="11.718cm">
          <draw:text-box>
            <text:p><text:span text:style-name="T58">3</text:span></text:p>
          </draw:text-box>
        </draw:frame>
        <draw:frame draw:style-name="gr65" draw:text-style-name="P44" draw:layer="layout" svg:width="1.023cm" svg:height="1.648cm" svg:x="6.322cm" svg:y="15.218cm">
          <draw:text-box>
            <text:p><text:span text:style-name="T58">5</text:span></text:p>
          </draw:text-box>
        </draw:frame>
        <draw:frame draw:style-name="gr65" draw:text-style-name="P44" draw:layer="layout" svg:width="1.023cm" svg:height="1.648cm" svg:x="2.123cm" svg:y="15.218cm">
          <draw:text-box>
            <text:p><text:span text:style-name="T58">4</text:span></text:p>
          </draw:text-box>
        </draw:frame>
        <draw:connector draw:style-name="gr48" draw:text-style-name="P43" draw:layer="layout" draw:type="line" svg:x1="6.394cm" svg:y1="3.11cm" svg:x2="6.357cm" svg:y2="4cm" draw:end-shape="id220" draw:end-glue-point="4" svg:d="M6394 3110l-37 890" svg:viewBox="0 0 38 891">
          <text:p/>
        </draw:connector>
        <draw:frame draw:style-name="gr45" draw:text-style-name="P59" draw:layer="layout" svg:width="10.122cm" svg:height="1.411cm" svg:x="17.81cm" svg:y="19.506cm">
          <draw:text-box>
            <text:p><text:span text:style-name="T101">Case 1: </text:span><text:span text:style-name="T102">n &gt; 0</text:span></text:p>
          </draw:text-box>
        </draw:frame>
        <draw:frame draw:style-name="gr81" draw:text-style-name="P47" draw:layer="layout" svg:width="1.465cm" svg:height="1.759cm" svg:x="6.33cm" svg:y="17.963cm">
          <draw:text-box>
            <text:p><text:span text:style-name="T64">a</text:span><text:span text:style-name="T65">2</text:span></text:p>
          </draw:text-box>
        </draw:frame>
        <draw:frame draw:style-name="gr91" draw:text-style-name="P20" draw:layer="layout" svg:width="1.07cm" svg:height="1.909cm" svg:x="2.232cm" svg:y="3.849cm">
          <draw:text-box>
            <text:p><text:span text:style-name="T62">l</text:span><text:span text:style-name="T63">i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3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custom-shape draw:style-name="gr55" draw:text-style-name="P49" draw:layer="layout" svg:width="8.697cm" svg:height="2.58cm" svg:x="18.195cm" svg:y="8.748cm">
          <text:p text:style-name="P38"><text:span text:style-name="T68">Rule 3:</text:span><text:span text:style-name="T69"> <text:s text:c="3"/>a</text:span><text:span text:style-name="T70">Y+1 </text:span><text:span text:style-name="T69">/ a</text:span><text:span text:style-name="T70">1</text:span><text:span text:style-name="T69"> → λ</text:span></text:p>
          <text:p text:style-name="P38"><text:span text:style-name="T97">Rule 4:</text:span><text:span text:style-name="T98"> <text:s text:c="3"/>a</text:span><text:span text:style-name="T100">Y+2</text:span><text:span text:style-name="T99"> / a</text:span><text:span text:style-name="T100">2</text:span><text:span text:style-name="T99"> → a</text:span></text:p>
          <draw:enhanced-geometry svg:viewBox="0 0 21600 21600" draw:type="rectangle" draw:enhanced-path="M 0 0 L 21600 0 21600 21600 0 21600 0 0 Z N"/>
        </draw:custom-shape>
        <draw:custom-shape draw:style-name="gr58" draw:text-style-name="P49" draw:layer="layout" svg:width="8.697cm" svg:height="3.486cm" svg:x="18.195cm" svg:y="5.048cm">
          <text:p text:style-name="P38"><text:span text:style-name="T68">Rule 0:</text:span><text:span text:style-name="T71"> <text:s text:c="3"/>a</text:span><text:span text:style-name="T73">X+1</text:span><text:span text:style-name="T71"> / a</text:span><text:span text:style-name="T73">1</text:span><text:span text:style-name="T71"> → λ</text:span></text:p>
          <text:p text:style-name="P38"><text:span text:style-name="T97">Rule 1:</text:span><text:span text:style-name="T99"> <text:s text:c="3"/>a</text:span><text:span text:style-name="T100">X+2</text:span><text:span text:style-name="T99"> / a</text:span><text:span text:style-name="T100">2</text:span><text:span text:style-name="T99"> → λ</text:span></text:p>
          <text:p text:style-name="P38"><text:span text:style-name="T97">Rule 2:</text:span><text:span text:style-name="T98"> <text:s text:c="3"/></text:span><text:span text:style-name="T99">a</text:span><text:span text:style-name="T100">X+2</text:span><text:span text:style-name="T99"> / a</text:span><text:span text:style-name="T100">2</text:span><text:span text:style-name="T99"> → a</text:span></text:p>
          <draw:enhanced-geometry svg:viewBox="0 0 21600 21600" draw:type="rectangle" draw:enhanced-path="M 0 0 L 21600 0 21600 21600 0 21600 0 0 Z N"/>
        </draw:custom-shape>
        <draw:frame draw:style-name="gr59" draw:text-style-name="P50" draw:layer="layout" svg:width="5.839cm" svg:height="1.648cm" svg:x="0.003cm" svg:y="-0.046cm">
          <draw:text-box>
            <text:p><text:span text:style-name="T81">SUB Module</text:span></text:p>
          </draw:text-box>
        </draw:frame>
        <draw:custom-shape draw:style-name="gr30" draw:text-style-name="P29" draw:layer="layout" svg:width="1.89cm" svg:height="1.778cm" svg:x="9.032cm" svg:y="0.116cm">
          <text:p text:style-name="P1"><text:span text:style-name="T38">l</text:span><text:span text:style-name="T39">i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31" draw:text-style-name="P29" draw:layer="layout" svg:width="4.158cm" svg:height="1.778cm" svg:x="10.932cm" svg:y="0.116cm">
          <text:p text:style-name="P1"><text:span text:style-name="T44">SUB(</text:span><text:span text:style-name="T41">r</text:span><text:span text:style-name="T44">)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1.89cm" svg:height="1.778cm" svg:x="15.11cm" svg:y="0.116cm">
          <text:p text:style-name="P1"><text:span text:style-name="T38">l</text:span><text:span text:style-name="T39">j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1.89cm" svg:height="1.778cm" svg:x="17.01cm" svg:y="0.116cm">
          <text:p text:style-name="P1"><text:span text:style-name="T38">l</text:span><text:span text:style-name="T39">k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97" draw:text-style-name="P65" draw:layer="layout" svg:width="8.697cm" svg:height="5.47cm" svg:x="18.195cm" svg:y="11.548cm">
          <text:p text:style-name="P38"><text:span text:style-name="T124">Rule 5:</text:span><text:span text:style-name="T90"> <text:s text:c="3"/>a</text:span><text:span text:style-name="T91">Z+1 </text:span><text:span text:style-name="T90">/ a</text:span><text:span text:style-name="T91">1</text:span><text:span text:style-name="T90"> → a</text:span></text:p>
          <text:p text:style-name="P38"><text:span text:style-name="T110">Rule 5:</text:span><text:span text:style-name="T88"> <text:s text:c="3"/>a</text:span><text:span text:style-name="T87">Z+1 </text:span><text:span text:style-name="T88">/ a</text:span><text:span text:style-name="T87">1</text:span><text:span text:style-name="T88"> → a</text:span></text:p>
          <text:p text:style-name="P38"><text:span text:style-name="T106">Rule 6: <text:s text:c="3"/></text:span><text:span text:style-name="T109">a</text:span><text:span text:style-name="T111">Z+2</text:span><text:span text:style-name="T109"> / a</text:span><text:span text:style-name="T111">2</text:span><text:span text:style-name="T109"> → </text:span><text:span text:style-name="T107">λ</text:span></text:p>
          <text:p text:style-name="P40"><text:span text:style-name="T97">Rule 7: <text:s text:c="2"/></text:span><text:span text:style-name="T98"><text:s/>a</text:span><text:span text:style-name="T112">Z+1 </text:span><text:span text:style-name="T113">(a</text:span><text:span text:style-name="T100">3</text:span><text:span text:style-name="T113">)</text:span><text:span text:style-name="T100">+</text:span><text:span text:style-name="T99">/ a</text:span><text:span text:style-name="T100">4</text:span><text:span text:style-name="T99"> → λ</text:span></text:p>
          <text:p text:style-name="P38"><text:span text:style-name="T97">Rule 8: <text:s text:c="3"/></text:span><text:span text:style-name="T98">a</text:span><text:span text:style-name="T112">Z+2</text:span><text:span text:style-name="T98"> </text:span><text:span text:style-name="T113">(a</text:span><text:span text:style-name="T100">3</text:span><text:span text:style-name="T113">)</text:span><text:span text:style-name="T100">+</text:span><text:span text:style-name="T99">/ a</text:span><text:span text:style-name="T100">3</text:span><text:span text:style-name="T99"> → a</text:span></text:p>
          <draw:enhanced-geometry svg:viewBox="0 0 21600 21600" draw:type="rectangle" draw:enhanced-path="M 0 0 L 21600 0 21600 21600 0 21600 0 0 Z N"/>
        </draw:custom-shape>
        <draw:custom-shape draw:style-name="gr93" draw:text-style-name="P85" xml:id="id234" draw:id="id234" draw:layer="layout" svg:width="2.726cm" svg:height="2.82cm" svg:x="12.522cm" svg:y="7.364cm">
          <text:p text:style-name="P1"><text:span text:style-name="T143">a</text:span><text:span text:style-name="T144">Z+1+3(n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86" xml:id="id228" draw:id="id228" draw:layer="layout" svg:width="2.726cm" svg:height="2.82cm" svg:x="4.994cm" svg:y="4cm">
          <text:p text:style-name="P1"><text:span text:style-name="T137">a</text:span><text:span text:style-name="T118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87" xml:id="id229" draw:id="id229" draw:layer="layout" svg:width="2.726cm" svg:height="2.82cm" svg:x="4.994cm" svg:y="7.5cm">
          <text:p text:style-name="P1"><text:span text:style-name="T145">a</text:span><text:span text:style-name="T94">Z+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81" xml:id="id230" draw:id="id230" draw:layer="layout" svg:width="2.726cm" svg:height="2.82cm" svg:x="4.994cm" svg:y="11.101cm">
          <text:p text:style-name="P1"><text:span text:style-name="T137">a</text:span><text:span text:style-name="T118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81" xml:id="id232" draw:id="id232" draw:layer="layout" svg:width="2.726cm" svg:height="2.82cm" svg:x="2.894cm" svg:y="14.501cm">
          <text:p text:style-name="P1"><text:span text:style-name="T137">a</text:span><text:span text:style-name="T118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81" xml:id="id231" draw:id="id231" draw:layer="layout" svg:width="2.726cm" svg:height="2.82cm" svg:x="7.094cm" svg:y="14.501cm">
          <text:p text:style-name="P1"><text:span text:style-name="T137">a</text:span><text:span text:style-name="T118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84" draw:layer="layout" draw:type="line" svg:x1="6.357cm" svg:y1="6.82cm" svg:x2="6.357cm" svg:y2="7.5cm" draw:start-shape="id228" draw:end-shape="id229" draw:end-glue-point="4" svg:d="M6357 6820v680" svg:viewBox="0 0 1 681">
          <text:p/>
        </draw:connector>
        <draw:connector draw:style-name="gr46" draw:text-style-name="P88" draw:layer="layout" draw:type="line" svg:x1="6.357cm" svg:y1="10.32cm" svg:x2="6.357cm" svg:y2="11.101cm" draw:start-shape="id229" draw:start-glue-point="8" draw:end-shape="id230" draw:end-glue-point="4" svg:d="M6357 10320v781" svg:viewBox="0 0 1 782">
          <text:p/>
        </draw:connector>
        <draw:connector draw:style-name="gr48" draw:text-style-name="P43" draw:layer="layout" draw:type="line" svg:x1="7.321cm" svg:y1="13.508cm" svg:x2="8.457cm" svg:y2="14.501cm" draw:start-shape="id230" draw:start-glue-point="9" draw:end-shape="id231" draw:end-glue-point="4" svg:d="M7321 13508l1136 993" svg:viewBox="0 0 1137 994">
          <text:p/>
        </draw:connector>
        <draw:connector draw:style-name="gr48" draw:text-style-name="P43" draw:layer="layout" draw:type="line" svg:x1="5.393cm" svg:y1="13.508cm" svg:x2="4.257cm" svg:y2="14.501cm" draw:start-shape="id230" draw:start-glue-point="7" draw:end-shape="id232" draw:end-glue-point="4" svg:d="M5393 13508l-1136 993" svg:viewBox="0 0 1137 994">
          <text:p/>
        </draw:connector>
        <draw:custom-shape draw:style-name="gr52" draw:text-style-name="P46" xml:id="id233" draw:id="id233" draw:layer="layout" svg:width="2.617cm" svg:height="2.296cm" svg:x="4.917cm" svg:y="18.262cm">
          <text:p text:style-name="P1"><text:span text:style-name="T62">l</text:span><text:span text:style-name="T63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46" xml:id="id235" draw:id="id235" draw:layer="layout" svg:width="2.591cm" svg:height="2.296cm" svg:x="12.617cm" svg:y="18.262cm">
          <text:p text:style-name="P1"><text:span text:style-name="T62">l</text:span><text:span text:style-name="T63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44" draw:layer="layout" svg:width="4.372cm" svg:height="1.411cm" svg:x="7.834cm" svg:y="18.788cm">
          <draw:text-box>
            <text:p><text:span text:style-name="T58">Time: </text:span><text:span text:style-name="T80">t + 2</text:span></text:p>
          </draw:text-box>
        </draw:frame>
        <draw:connector draw:style-name="gr48" draw:text-style-name="P43" draw:layer="layout" draw:type="line" svg:x1="4.257cm" svg:y1="17.321cm" svg:x2="6.225cm" svg:y2="18.262cm" draw:start-shape="id232" draw:start-glue-point="8" draw:end-shape="id233" draw:end-glue-point="0" svg:d="M4257 17321l1968 941" svg:viewBox="0 0 1969 942">
          <text:p/>
        </draw:connector>
        <draw:connector draw:style-name="gr48" draw:text-style-name="P43" draw:layer="layout" draw:type="line" svg:x1="8.457cm" svg:y1="17.321cm" svg:x2="6.225cm" svg:y2="18.262cm" draw:start-shape="id231" draw:start-glue-point="8" draw:end-shape="id233" draw:end-glue-point="0" svg:d="M8457 17321l-2232 941" svg:viewBox="0 0 2233 942">
          <text:p/>
        </draw:connector>
        <draw:connector draw:style-name="gr19" draw:text-style-name="P84" draw:layer="layout" draw:type="line" svg:x1="7.72cm" svg:y1="5.41cm" svg:x2="13.885cm" svg:y2="7.364cm" draw:start-shape="id228" draw:start-glue-point="10" draw:end-shape="id234" draw:end-glue-point="4" svg:d="M7720 5410l6165 1954" svg:viewBox="0 0 6166 1955">
          <text:p/>
        </draw:connector>
        <draw:connector draw:style-name="gr46" draw:text-style-name="P43" draw:layer="layout" draw:type="line" svg:x1="7.321cm" svg:y1="9.907cm" svg:x2="13.912cm" svg:y2="18.262cm" draw:start-shape="id229" draw:start-glue-point="9" draw:end-shape="id235" draw:end-glue-point="0" svg:d="M7321 9907l6591 8355" svg:viewBox="0 0 6592 8356">
          <text:p/>
        </draw:connector>
        <draw:connector draw:style-name="gr98" draw:text-style-name="P43" draw:layer="layout" draw:type="line" svg:x1="13.885cm" svg:y1="10.184cm" svg:x2="13.912cm" svg:y2="18.262cm" draw:start-shape="id234" draw:start-glue-point="8" draw:end-shape="id235" draw:end-glue-point="0" svg:d="M13885 10184l27 8078" svg:viewBox="0 0 28 8079">
          <text:p/>
        </draw:connector>
        <draw:connector draw:style-name="gr98" draw:text-style-name="P88" draw:layer="layout" draw:type="line" svg:x1="13.885cm" svg:y1="10.184cm" svg:x2="7.72cm" svg:y2="12.511cm" draw:start-shape="id234" draw:start-glue-point="8" draw:end-shape="id230" draw:end-glue-point="10" svg:d="M13885 10184l-6165 2327" svg:viewBox="0 0 6166 2328">
          <text:p/>
        </draw:connector>
        <draw:custom-shape draw:style-name="gr87" draw:text-style-name="P46" draw:layer="layout" svg:width="7.658cm" svg:height="13.97cm" svg:x="2.286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46" draw:layer="layout" svg:width="4.318cm" svg:height="4.318cm" svg:x="11.946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7" draw:text-style-name="P73" draw:layer="layout" svg:width="0.798cm" svg:height="1.449cm" svg:x="15.212cm" svg:y="7.949cm">
          <draw:text-box>
            <text:p><text:span text:style-name="T123">r</text:span></text:p>
          </draw:text-box>
        </draw:frame>
        <draw:frame draw:style-name="gr49" draw:text-style-name="P44" draw:layer="layout" svg:width="1.023cm" svg:height="1.648cm" svg:x="4.219cm" svg:y="4.718cm">
          <draw:text-box>
            <text:p><text:span text:style-name="T58">1</text:span></text:p>
          </draw:text-box>
        </draw:frame>
        <draw:frame draw:style-name="gr49" draw:text-style-name="P54" draw:layer="layout" svg:width="1.023cm" svg:height="1.648cm" svg:x="4.22cm" svg:y="8.118cm">
          <draw:text-box>
            <text:p><text:span text:style-name="T80">2</text:span></text:p>
          </draw:text-box>
        </draw:frame>
        <draw:frame draw:style-name="gr49" draw:text-style-name="P44" draw:layer="layout" svg:width="1.023cm" svg:height="1.648cm" svg:x="4.221cm" svg:y="11.718cm">
          <draw:text-box>
            <text:p><text:span text:style-name="T58">3</text:span></text:p>
          </draw:text-box>
        </draw:frame>
        <draw:frame draw:style-name="gr49" draw:text-style-name="P44" draw:layer="layout" svg:width="1.023cm" svg:height="1.648cm" svg:x="6.322cm" svg:y="15.218cm">
          <draw:text-box>
            <text:p><text:span text:style-name="T58">5</text:span></text:p>
          </draw:text-box>
        </draw:frame>
        <draw:frame draw:style-name="gr49" draw:text-style-name="P44" draw:layer="layout" svg:width="1.023cm" svg:height="1.648cm" svg:x="2.123cm" svg:y="15.218cm">
          <draw:text-box>
            <text:p><text:span text:style-name="T58">4</text:span></text:p>
          </draw:text-box>
        </draw:frame>
        <draw:connector draw:style-name="gr48" draw:text-style-name="P43" draw:layer="layout" draw:type="line" svg:x1="6.394cm" svg:y1="3.11cm" svg:x2="6.357cm" svg:y2="4cm" draw:end-shape="id228" draw:end-glue-point="4" svg:d="M6394 3110l-37 890" svg:viewBox="0 0 38 891">
          <text:p/>
        </draw:connector>
        <draw:frame draw:style-name="gr45" draw:text-style-name="P59" draw:layer="layout" svg:width="10.122cm" svg:height="1.411cm" svg:x="17.81cm" svg:y="19.506cm">
          <draw:text-box>
            <text:p><text:span text:style-name="T101">Case 2: </text:span><text:span text:style-name="T102">n = 0</text:span></text:p>
          </draw:text-box>
        </draw:frame>
        <draw:frame draw:style-name="gr91" draw:text-style-name="P20" draw:layer="layout" svg:width="1.07cm" svg:height="1.909cm" svg:x="2.232cm" svg:y="3.849cm">
          <draw:text-box>
            <text:p><text:span text:style-name="T62">l</text:span><text:span text:style-name="T63">i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3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custom-shape draw:style-name="gr55" draw:text-style-name="P49" draw:layer="layout" svg:width="8.697cm" svg:height="2.58cm" svg:x="18.195cm" svg:y="8.748cm">
          <text:p text:style-name="P38"><text:span text:style-name="T68">Rule 3:</text:span><text:span text:style-name="T69"> <text:s text:c="3"/>a</text:span><text:span text:style-name="T70">Y+1 </text:span><text:span text:style-name="T69">/ a</text:span><text:span text:style-name="T70">1</text:span><text:span text:style-name="T69"> → λ</text:span></text:p>
          <text:p text:style-name="P38"><text:span text:style-name="T97">Rule 4:</text:span><text:span text:style-name="T98"> <text:s text:c="3"/>a</text:span><text:span text:style-name="T100">Y+2</text:span><text:span text:style-name="T99"> / a</text:span><text:span text:style-name="T100">2</text:span><text:span text:style-name="T99"> → a</text:span></text:p>
          <draw:enhanced-geometry svg:viewBox="0 0 21600 21600" draw:type="rectangle" draw:enhanced-path="M 0 0 L 21600 0 21600 21600 0 21600 0 0 Z N"/>
        </draw:custom-shape>
        <draw:custom-shape draw:style-name="gr58" draw:text-style-name="P49" draw:layer="layout" svg:width="8.697cm" svg:height="3.486cm" svg:x="18.195cm" svg:y="5.048cm">
          <text:p text:style-name="P38"><text:span text:style-name="T68">Rule 0:</text:span><text:span text:style-name="T71"> <text:s text:c="3"/>a</text:span><text:span text:style-name="T73">X+1</text:span><text:span text:style-name="T71"> / a</text:span><text:span text:style-name="T73">1</text:span><text:span text:style-name="T71"> → λ</text:span></text:p>
          <text:p text:style-name="P38"><text:span text:style-name="T97">Rule 1:</text:span><text:span text:style-name="T99"> <text:s text:c="3"/>a</text:span><text:span text:style-name="T100">X+2</text:span><text:span text:style-name="T99"> / a</text:span><text:span text:style-name="T100">2</text:span><text:span text:style-name="T99"> → λ</text:span></text:p>
          <text:p text:style-name="P38"><text:span text:style-name="T97">Rule 2:</text:span><text:span text:style-name="T98"> <text:s text:c="3"/></text:span><text:span text:style-name="T99">a</text:span><text:span text:style-name="T100">X+2</text:span><text:span text:style-name="T99"> / a</text:span><text:span text:style-name="T100">2</text:span><text:span text:style-name="T99"> → a</text:span></text:p>
          <draw:enhanced-geometry svg:viewBox="0 0 21600 21600" draw:type="rectangle" draw:enhanced-path="M 0 0 L 21600 0 21600 21600 0 21600 0 0 Z N"/>
        </draw:custom-shape>
        <draw:frame draw:style-name="gr59" draw:text-style-name="P50" draw:layer="layout" svg:width="5.839cm" svg:height="1.648cm" svg:x="0.003cm" svg:y="-0.046cm">
          <draw:text-box>
            <text:p><text:span text:style-name="T81">SUB Module</text:span></text:p>
          </draw:text-box>
        </draw:frame>
        <draw:custom-shape draw:style-name="gr30" draw:text-style-name="P29" draw:layer="layout" svg:width="1.89cm" svg:height="1.778cm" svg:x="9.032cm" svg:y="0.116cm">
          <text:p text:style-name="P1"><text:span text:style-name="T38">l</text:span><text:span text:style-name="T39">i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31" draw:text-style-name="P29" draw:layer="layout" svg:width="4.158cm" svg:height="1.778cm" svg:x="10.932cm" svg:y="0.116cm">
          <text:p text:style-name="P1"><text:span text:style-name="T44">SUB(</text:span><text:span text:style-name="T41">r</text:span><text:span text:style-name="T44">)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1.89cm" svg:height="1.778cm" svg:x="15.11cm" svg:y="0.116cm">
          <text:p text:style-name="P1"><text:span text:style-name="T38">l</text:span><text:span text:style-name="T39">j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1.89cm" svg:height="1.778cm" svg:x="17.01cm" svg:y="0.116cm">
          <text:p text:style-name="P1"><text:span text:style-name="T38">l</text:span><text:span text:style-name="T39">k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56" draw:text-style-name="P65" draw:layer="layout" svg:width="8.697cm" svg:height="4.614cm" svg:x="18.195cm" svg:y="11.548cm">
          <text:p text:style-name="P38"><text:span text:style-name="T149">Rule 5:</text:span><text:span text:style-name="T99"> <text:s text:c="3"/>a</text:span><text:span text:style-name="T100">Z+1 </text:span><text:span text:style-name="T99">/ a</text:span><text:span text:style-name="T100">1</text:span><text:span text:style-name="T99"> → a</text:span></text:p>
          <text:p text:style-name="P38"><text:span text:style-name="T125">Rule 6: <text:s text:c="3"/></text:span><text:span text:style-name="T126">a</text:span><text:span text:style-name="T127">Z+2</text:span><text:span text:style-name="T126"> / a</text:span><text:span text:style-name="T127">2</text:span><text:span text:style-name="T126"> → </text:span><text:span text:style-name="T128">λ</text:span></text:p>
          <text:p text:style-name="P40"><text:span text:style-name="T97">Rule 7: <text:s text:c="2"/></text:span><text:span text:style-name="T98"><text:s/>a</text:span><text:span text:style-name="T112">Z+1 </text:span><text:span text:style-name="T113">(a</text:span><text:span text:style-name="T100">3</text:span><text:span text:style-name="T113">)</text:span><text:span text:style-name="T100">+</text:span><text:span text:style-name="T99">/ a</text:span><text:span text:style-name="T100">4</text:span><text:span text:style-name="T99"> → λ</text:span></text:p>
          <text:p text:style-name="P38"><text:span text:style-name="T97">Rule 8: <text:s text:c="3"/></text:span><text:span text:style-name="T98">a</text:span><text:span text:style-name="T112">Z+2</text:span><text:span text:style-name="T98"> </text:span><text:span text:style-name="T113">(a</text:span><text:span text:style-name="T100">3</text:span><text:span text:style-name="T113">)</text:span><text:span text:style-name="T100">+</text:span><text:span text:style-name="T99">/ a</text:span><text:span text:style-name="T100">3</text:span><text:span text:style-name="T99"> → a</text:span></text:p>
          <draw:enhanced-geometry svg:viewBox="0 0 21600 21600" draw:type="rectangle" draw:enhanced-path="M 0 0 L 21600 0 21600 21600 0 21600 0 0 Z N"/>
        </draw:custom-shape>
        <draw:custom-shape draw:style-name="gr85" draw:text-style-name="P90" xml:id="id242" draw:id="id242" draw:layer="layout" svg:width="2.726cm" svg:height="2.82cm" svg:x="12.522cm" svg:y="7.364cm">
          <text:p text:style-name="P1"><text:span text:style-name="T137">a</text:span><text:span text:style-name="T118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86" xml:id="id236" draw:id="id236" draw:layer="layout" svg:width="2.726cm" svg:height="2.82cm" svg:x="4.994cm" svg:y="4cm">
          <text:p text:style-name="P1"><text:span text:style-name="T137">a</text:span><text:span text:style-name="T118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86" xml:id="id237" draw:id="id237" draw:layer="layout" svg:width="2.726cm" svg:height="2.82cm" svg:x="4.994cm" svg:y="7.5cm">
          <text:p text:style-name="P1"><text:span text:style-name="T137">a</text:span><text:span text:style-name="T118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83" xml:id="id238" draw:id="id238" draw:layer="layout" svg:width="2.726cm" svg:height="2.82cm" svg:x="4.994cm" svg:y="11.101cm">
          <text:p text:style-name="P1"><text:span text:style-name="T138">a</text:span><text:span text:style-name="T132">Z+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81" xml:id="id240" draw:id="id240" draw:layer="layout" svg:width="2.726cm" svg:height="2.82cm" svg:x="2.894cm" svg:y="14.501cm">
          <text:p text:style-name="P1"><text:span text:style-name="T137">a</text:span><text:span text:style-name="T118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81" xml:id="id239" draw:id="id239" draw:layer="layout" svg:width="2.726cm" svg:height="2.82cm" svg:x="7.094cm" svg:y="14.501cm">
          <text:p text:style-name="P1"><text:span text:style-name="T137">a</text:span><text:span text:style-name="T118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84" draw:layer="layout" draw:type="line" svg:x1="6.357cm" svg:y1="6.82cm" svg:x2="6.357cm" svg:y2="7.5cm" draw:start-shape="id236" draw:end-shape="id237" draw:end-glue-point="4" svg:d="M6357 6820v680" svg:viewBox="0 0 1 681">
          <text:p/>
        </draw:connector>
        <draw:connector draw:style-name="gr48" draw:text-style-name="P43" draw:layer="layout" draw:type="line" svg:x1="6.357cm" svg:y1="10.32cm" svg:x2="6.357cm" svg:y2="11.101cm" draw:start-shape="id237" draw:start-glue-point="8" draw:end-shape="id238" draw:end-glue-point="4" svg:d="M6357 10320v781" svg:viewBox="0 0 1 782">
          <text:p/>
        </draw:connector>
        <draw:connector draw:style-name="gr82" draw:text-style-name="P43" draw:layer="layout" draw:type="line" svg:x1="7.321cm" svg:y1="13.508cm" svg:x2="8.457cm" svg:y2="14.501cm" draw:start-shape="id238" draw:start-glue-point="9" draw:end-shape="id239" draw:end-glue-point="4" svg:d="M7321 13508l1136 993" svg:viewBox="0 0 1137 994">
          <text:p/>
        </draw:connector>
        <draw:connector draw:style-name="gr82" draw:text-style-name="P43" draw:layer="layout" draw:type="line" svg:x1="5.393cm" svg:y1="13.508cm" svg:x2="4.257cm" svg:y2="14.501cm" draw:start-shape="id238" draw:start-glue-point="7" draw:end-shape="id240" draw:end-glue-point="4" svg:d="M5393 13508l-1136 993" svg:viewBox="0 0 1137 994">
          <text:p/>
        </draw:connector>
        <draw:custom-shape draw:style-name="gr52" draw:text-style-name="P46" xml:id="id241" draw:id="id241" draw:layer="layout" svg:width="2.617cm" svg:height="2.296cm" svg:x="4.917cm" svg:y="18.262cm">
          <text:p text:style-name="P1"><text:span text:style-name="T62">l</text:span><text:span text:style-name="T63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46" xml:id="id243" draw:id="id243" draw:layer="layout" svg:width="2.591cm" svg:height="2.296cm" svg:x="12.617cm" svg:y="18.262cm">
          <text:p text:style-name="P1"><text:span text:style-name="T62">l</text:span><text:span text:style-name="T63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44" draw:layer="layout" svg:width="4.372cm" svg:height="1.411cm" svg:x="7.834cm" svg:y="18.788cm">
          <draw:text-box>
            <text:p><text:span text:style-name="T58">Time: </text:span><text:span text:style-name="T80">t + 3</text:span></text:p>
          </draw:text-box>
        </draw:frame>
        <draw:connector draw:style-name="gr48" draw:text-style-name="P43" draw:layer="layout" draw:type="line" svg:x1="4.257cm" svg:y1="17.321cm" svg:x2="6.225cm" svg:y2="18.262cm" draw:start-shape="id240" draw:start-glue-point="8" draw:end-shape="id241" draw:end-glue-point="0" svg:d="M4257 17321l1968 941" svg:viewBox="0 0 1969 942">
          <text:p/>
        </draw:connector>
        <draw:connector draw:style-name="gr48" draw:text-style-name="P43" draw:layer="layout" draw:type="line" svg:x1="8.457cm" svg:y1="17.321cm" svg:x2="6.225cm" svg:y2="18.262cm" draw:start-shape="id239" draw:start-glue-point="8" draw:end-shape="id241" draw:end-glue-point="0" svg:d="M8457 17321l-2232 941" svg:viewBox="0 0 2233 942">
          <text:p/>
        </draw:connector>
        <draw:connector draw:style-name="gr19" draw:text-style-name="P84" draw:layer="layout" draw:type="line" svg:x1="7.72cm" svg:y1="5.41cm" svg:x2="13.885cm" svg:y2="7.364cm" draw:start-shape="id236" draw:start-glue-point="10" draw:end-shape="id242" draw:end-glue-point="4" svg:d="M7720 5410l6165 1954" svg:viewBox="0 0 6166 1955">
          <text:p/>
        </draw:connector>
        <draw:connector draw:style-name="gr99" draw:text-style-name="P43" draw:layer="layout" draw:type="line" svg:x1="7.321cm" svg:y1="9.907cm" svg:x2="13.912cm" svg:y2="18.262cm" draw:start-shape="id237" draw:start-glue-point="9" draw:end-shape="id243" draw:end-glue-point="0" svg:d="M7321 9907l6591 8355" svg:viewBox="0 0 6592 8356">
          <text:p/>
        </draw:connector>
        <draw:connector draw:style-name="gr19" draw:text-style-name="P43" draw:layer="layout" draw:type="line" svg:x1="13.885cm" svg:y1="10.184cm" svg:x2="13.912cm" svg:y2="18.262cm" draw:start-shape="id242" draw:start-glue-point="8" draw:end-shape="id243" draw:end-glue-point="0" svg:d="M13885 10184l27 8078" svg:viewBox="0 0 28 8079">
          <text:p/>
        </draw:connector>
        <draw:connector draw:style-name="gr19" draw:text-style-name="P88" draw:layer="layout" draw:type="line" svg:x1="13.885cm" svg:y1="10.184cm" svg:x2="7.72cm" svg:y2="12.511cm" draw:start-shape="id242" draw:start-glue-point="8" draw:end-shape="id238" draw:end-glue-point="10" svg:d="M13885 10184l-6165 2327" svg:viewBox="0 0 6166 2328">
          <text:p/>
        </draw:connector>
        <draw:custom-shape draw:style-name="gr87" draw:text-style-name="P46" draw:layer="layout" svg:width="7.658cm" svg:height="13.97cm" svg:x="2.286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46" draw:layer="layout" svg:width="4.318cm" svg:height="4.318cm" svg:x="11.946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45" draw:layer="layout" svg:width="0.798cm" svg:height="1.449cm" svg:x="15.212cm" svg:y="7.949cm">
          <draw:text-box>
            <text:p><text:span text:style-name="T61">r</text:span></text:p>
          </draw:text-box>
        </draw:frame>
        <draw:frame draw:style-name="gr49" draw:text-style-name="P44" draw:layer="layout" svg:width="1.023cm" svg:height="1.648cm" svg:x="4.219cm" svg:y="4.718cm">
          <draw:text-box>
            <text:p><text:span text:style-name="T58">1</text:span></text:p>
          </draw:text-box>
        </draw:frame>
        <draw:frame draw:style-name="gr49" draw:text-style-name="P44" draw:layer="layout" svg:width="1.023cm" svg:height="1.648cm" svg:x="4.22cm" svg:y="8.118cm">
          <draw:text-box>
            <text:p><text:span text:style-name="T58">2</text:span></text:p>
          </draw:text-box>
        </draw:frame>
        <draw:frame draw:style-name="gr49" draw:text-style-name="P54" draw:layer="layout" svg:width="1.023cm" svg:height="1.648cm" svg:x="4.221cm" svg:y="11.718cm">
          <draw:text-box>
            <text:p><text:span text:style-name="T80">3</text:span></text:p>
          </draw:text-box>
        </draw:frame>
        <draw:frame draw:style-name="gr49" draw:text-style-name="P44" draw:layer="layout" svg:width="1.023cm" svg:height="1.648cm" svg:x="6.322cm" svg:y="15.218cm">
          <draw:text-box>
            <text:p><text:span text:style-name="T58">5</text:span></text:p>
          </draw:text-box>
        </draw:frame>
        <draw:frame draw:style-name="gr49" draw:text-style-name="P44" draw:layer="layout" svg:width="1.023cm" svg:height="1.648cm" svg:x="2.123cm" svg:y="15.218cm">
          <draw:text-box>
            <text:p><text:span text:style-name="T58">4</text:span></text:p>
          </draw:text-box>
        </draw:frame>
        <draw:connector draw:style-name="gr48" draw:text-style-name="P43" draw:layer="layout" draw:type="line" svg:x1="6.394cm" svg:y1="3.11cm" svg:x2="6.357cm" svg:y2="4cm" draw:end-shape="id236" draw:end-glue-point="4" svg:d="M6394 3110l-37 890" svg:viewBox="0 0 38 891">
          <text:p/>
        </draw:connector>
        <draw:frame draw:style-name="gr45" draw:text-style-name="P59" draw:layer="layout" svg:width="10.122cm" svg:height="1.411cm" svg:x="17.81cm" svg:y="19.506cm">
          <draw:text-box>
            <text:p><text:span text:style-name="T101">Case 2: </text:span><text:span text:style-name="T102">n = 0</text:span></text:p>
          </draw:text-box>
        </draw:frame>
        <draw:frame draw:style-name="gr81" draw:text-style-name="P91" draw:layer="layout" svg:width="1.465cm" svg:height="1.759cm" svg:x="13.912cm" svg:y="17.964cm">
          <draw:text-box>
            <text:p><text:span text:style-name="T150">a</text:span><text:span text:style-name="T151">2</text:span></text:p>
          </draw:text-box>
        </draw:frame>
        <draw:frame draw:style-name="gr91" draw:text-style-name="P20" draw:layer="layout" svg:width="1.07cm" svg:height="1.909cm" svg:x="2.232cm" svg:y="3.849cm">
          <draw:text-box>
            <text:p><text:span text:style-name="T62">l</text:span><text:span text:style-name="T63">i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3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custom-shape draw:style-name="gr55" draw:text-style-name="P49" draw:layer="layout" svg:width="8.697cm" svg:height="2.58cm" svg:x="18.195cm" svg:y="8.748cm">
          <text:p text:style-name="P38"><text:span text:style-name="T68">Rule 3:</text:span><text:span text:style-name="T69"> <text:s text:c="3"/>a</text:span><text:span text:style-name="T70">Y+1 </text:span><text:span text:style-name="T69">/ a</text:span><text:span text:style-name="T70">1</text:span><text:span text:style-name="T69"> → λ</text:span></text:p>
          <text:p text:style-name="P38"><text:span text:style-name="T97">Rule 4:</text:span><text:span text:style-name="T98"> <text:s text:c="3"/>a</text:span><text:span text:style-name="T100">Y+2</text:span><text:span text:style-name="T99"> / a</text:span><text:span text:style-name="T100">2</text:span><text:span text:style-name="T99"> → a</text:span></text:p>
          <draw:enhanced-geometry svg:viewBox="0 0 21600 21600" draw:type="rectangle" draw:enhanced-path="M 0 0 L 21600 0 21600 21600 0 21600 0 0 Z N"/>
        </draw:custom-shape>
        <draw:custom-shape draw:style-name="gr58" draw:text-style-name="P49" draw:layer="layout" svg:width="8.697cm" svg:height="3.486cm" svg:x="18.195cm" svg:y="5.048cm">
          <text:p text:style-name="P38"><text:span text:style-name="T68">Rule 0:</text:span><text:span text:style-name="T71"> <text:s text:c="3"/>a</text:span><text:span text:style-name="T73">X+1</text:span><text:span text:style-name="T71"> / a</text:span><text:span text:style-name="T73">1</text:span><text:span text:style-name="T71"> → λ</text:span></text:p>
          <text:p text:style-name="P38"><text:span text:style-name="T97">Rule 1:</text:span><text:span text:style-name="T99"> <text:s text:c="3"/>a</text:span><text:span text:style-name="T100">X+2</text:span><text:span text:style-name="T99"> / a</text:span><text:span text:style-name="T100">2</text:span><text:span text:style-name="T99"> → λ</text:span></text:p>
          <text:p text:style-name="P38"><text:span text:style-name="T97">Rule 2:</text:span><text:span text:style-name="T98"> <text:s text:c="3"/></text:span><text:span text:style-name="T99">a</text:span><text:span text:style-name="T100">X+2</text:span><text:span text:style-name="T99"> / a</text:span><text:span text:style-name="T100">2</text:span><text:span text:style-name="T99"> → a</text:span></text:p>
          <draw:enhanced-geometry svg:viewBox="0 0 21600 21600" draw:type="rectangle" draw:enhanced-path="M 0 0 L 21600 0 21600 21600 0 21600 0 0 Z N"/>
        </draw:custom-shape>
        <draw:frame draw:style-name="gr59" draw:text-style-name="P50" draw:layer="layout" svg:width="5.839cm" svg:height="1.648cm" svg:x="0.003cm" svg:y="-0.046cm">
          <draw:text-box>
            <text:p><text:span text:style-name="T81">SUB Module</text:span></text:p>
          </draw:text-box>
        </draw:frame>
        <draw:custom-shape draw:style-name="gr30" draw:text-style-name="P29" draw:layer="layout" svg:width="1.89cm" svg:height="1.778cm" svg:x="9.032cm" svg:y="0.116cm">
          <text:p text:style-name="P1"><text:span text:style-name="T38">l</text:span><text:span text:style-name="T39">i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31" draw:text-style-name="P29" draw:layer="layout" svg:width="4.158cm" svg:height="1.778cm" svg:x="10.932cm" svg:y="0.116cm">
          <text:p text:style-name="P1"><text:span text:style-name="T44">SUB(</text:span><text:span text:style-name="T41">r</text:span><text:span text:style-name="T44">)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1.89cm" svg:height="1.778cm" svg:x="15.11cm" svg:y="0.116cm">
          <text:p text:style-name="P1"><text:span text:style-name="T38">l</text:span><text:span text:style-name="T39">j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1.89cm" svg:height="1.778cm" svg:x="17.01cm" svg:y="0.116cm">
          <text:p text:style-name="P1"><text:span text:style-name="T38">l</text:span><text:span text:style-name="T39">k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56" draw:text-style-name="P65" draw:layer="layout" svg:width="8.697cm" svg:height="4.614cm" svg:x="18.195cm" svg:y="11.548cm">
          <text:p text:style-name="P38"><text:span text:style-name="T149">Rule 5:</text:span><text:span text:style-name="T99"> <text:s text:c="3"/>a</text:span><text:span text:style-name="T100">Z+1 </text:span><text:span text:style-name="T99">/ a</text:span><text:span text:style-name="T100">1</text:span><text:span text:style-name="T99"> → a</text:span></text:p>
          <text:p text:style-name="P38"><text:span text:style-name="T125">Rule 6: <text:s text:c="3"/></text:span><text:span text:style-name="T126">a</text:span><text:span text:style-name="T127">Z+2</text:span><text:span text:style-name="T126"> / a</text:span><text:span text:style-name="T127">2</text:span><text:span text:style-name="T126"> → </text:span><text:span text:style-name="T128">λ</text:span></text:p>
          <text:p text:style-name="P40"><text:span text:style-name="T97">Rule 7: <text:s text:c="2"/></text:span><text:span text:style-name="T98"><text:s/>a</text:span><text:span text:style-name="T112">Z+1 </text:span><text:span text:style-name="T113">(a</text:span><text:span text:style-name="T100">3</text:span><text:span text:style-name="T113">)</text:span><text:span text:style-name="T100">+</text:span><text:span text:style-name="T99">/ a</text:span><text:span text:style-name="T100">4</text:span><text:span text:style-name="T99"> → λ</text:span></text:p>
          <text:p text:style-name="P38"><text:span text:style-name="T97">Rule 8: <text:s text:c="3"/></text:span><text:span text:style-name="T98">a</text:span><text:span text:style-name="T112">Z+2</text:span><text:span text:style-name="T98"> </text:span><text:span text:style-name="T113">(a</text:span><text:span text:style-name="T100">3</text:span><text:span text:style-name="T113">)</text:span><text:span text:style-name="T100">+</text:span><text:span text:style-name="T99">/ a</text:span><text:span text:style-name="T100">3</text:span><text:span text:style-name="T99"> → a</text:span></text:p>
          <draw:enhanced-geometry svg:viewBox="0 0 21600 21600" draw:type="rectangle" draw:enhanced-path="M 0 0 L 21600 0 21600 21600 0 21600 0 0 Z N"/>
        </draw:custom-shape>
        <draw:custom-shape draw:style-name="gr85" draw:text-style-name="P90" xml:id="id250" draw:id="id250" draw:layer="layout" svg:width="2.726cm" svg:height="2.82cm" svg:x="12.522cm" svg:y="7.364cm">
          <text:p text:style-name="P1"><text:span text:style-name="T137">a</text:span><text:span text:style-name="T118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86" xml:id="id244" draw:id="id244" draw:layer="layout" svg:width="2.726cm" svg:height="2.82cm" svg:x="4.994cm" svg:y="4cm">
          <text:p text:style-name="P1"><text:span text:style-name="T137">a</text:span><text:span text:style-name="T118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86" xml:id="id245" draw:id="id245" draw:layer="layout" svg:width="2.726cm" svg:height="2.82cm" svg:x="4.994cm" svg:y="7.5cm">
          <text:p text:style-name="P1"><text:span text:style-name="T137">a</text:span><text:span text:style-name="T118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81" xml:id="id246" draw:id="id246" draw:layer="layout" svg:width="2.726cm" svg:height="2.82cm" svg:x="4.994cm" svg:y="11.101cm">
          <text:p text:style-name="P1"><text:span text:style-name="T137">a</text:span><text:span text:style-name="T118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81" xml:id="id248" draw:id="id248" draw:layer="layout" svg:width="2.726cm" svg:height="2.82cm" svg:x="2.894cm" svg:y="14.501cm">
          <text:p text:style-name="P1"><text:span text:style-name="T137">a</text:span><text:span text:style-name="T118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81" xml:id="id247" draw:id="id247" draw:layer="layout" svg:width="2.726cm" svg:height="2.82cm" svg:x="7.094cm" svg:y="14.501cm">
          <text:p text:style-name="P1"><text:span text:style-name="T137">a</text:span><text:span text:style-name="T118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84" draw:layer="layout" draw:type="line" svg:x1="6.357cm" svg:y1="6.82cm" svg:x2="6.357cm" svg:y2="7.5cm" draw:start-shape="id244" draw:end-shape="id245" draw:end-glue-point="4" svg:d="M6357 6820v680" svg:viewBox="0 0 1 681">
          <text:p/>
        </draw:connector>
        <draw:connector draw:style-name="gr48" draw:text-style-name="P43" draw:layer="layout" draw:type="line" svg:x1="6.357cm" svg:y1="10.32cm" svg:x2="6.357cm" svg:y2="11.101cm" draw:start-shape="id245" draw:start-glue-point="8" draw:end-shape="id246" draw:end-glue-point="4" svg:d="M6357 10320v781" svg:viewBox="0 0 1 782">
          <text:p/>
        </draw:connector>
        <draw:connector draw:style-name="gr48" draw:text-style-name="P43" draw:layer="layout" draw:type="line" svg:x1="7.321cm" svg:y1="13.508cm" svg:x2="8.457cm" svg:y2="14.501cm" draw:start-shape="id246" draw:start-glue-point="9" draw:end-shape="id247" draw:end-glue-point="4" svg:d="M7321 13508l1136 993" svg:viewBox="0 0 1137 994">
          <text:p/>
        </draw:connector>
        <draw:connector draw:style-name="gr48" draw:text-style-name="P43" draw:layer="layout" draw:type="line" svg:x1="5.393cm" svg:y1="13.508cm" svg:x2="4.257cm" svg:y2="14.501cm" draw:start-shape="id246" draw:start-glue-point="7" draw:end-shape="id248" draw:end-glue-point="4" svg:d="M5393 13508l-1136 993" svg:viewBox="0 0 1137 994">
          <text:p/>
        </draw:connector>
        <draw:custom-shape draw:style-name="gr52" draw:text-style-name="P46" xml:id="id249" draw:id="id249" draw:layer="layout" svg:width="2.617cm" svg:height="2.296cm" svg:x="4.917cm" svg:y="18.262cm">
          <text:p text:style-name="P1"><text:span text:style-name="T62">l</text:span><text:span text:style-name="T63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46" xml:id="id251" draw:id="id251" draw:layer="layout" svg:width="2.591cm" svg:height="2.296cm" svg:x="12.617cm" svg:y="18.262cm">
          <text:p text:style-name="P1"><text:span text:style-name="T62">l</text:span><text:span text:style-name="T63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44" draw:layer="layout" svg:width="4.372cm" svg:height="1.411cm" svg:x="7.834cm" svg:y="18.788cm">
          <draw:text-box>
            <text:p><text:span text:style-name="T58">Time: </text:span><text:span text:style-name="T80">t + 4</text:span></text:p>
          </draw:text-box>
        </draw:frame>
        <draw:connector draw:style-name="gr48" draw:text-style-name="P43" draw:layer="layout" draw:type="line" svg:x1="4.257cm" svg:y1="17.321cm" svg:x2="6.225cm" svg:y2="18.262cm" draw:start-shape="id248" draw:start-glue-point="8" draw:end-shape="id249" draw:end-glue-point="0" svg:d="M4257 17321l1968 941" svg:viewBox="0 0 1969 942">
          <text:p/>
        </draw:connector>
        <draw:connector draw:style-name="gr48" draw:text-style-name="P43" draw:layer="layout" draw:type="line" svg:x1="8.457cm" svg:y1="17.321cm" svg:x2="6.225cm" svg:y2="18.262cm" draw:start-shape="id247" draw:start-glue-point="8" draw:end-shape="id249" draw:end-glue-point="0" svg:d="M8457 17321l-2232 941" svg:viewBox="0 0 2233 942">
          <text:p/>
        </draw:connector>
        <draw:connector draw:style-name="gr19" draw:text-style-name="P84" draw:layer="layout" draw:type="line" svg:x1="7.72cm" svg:y1="5.41cm" svg:x2="13.885cm" svg:y2="7.364cm" draw:start-shape="id244" draw:start-glue-point="10" draw:end-shape="id250" draw:end-glue-point="4" svg:d="M7720 5410l6165 1954" svg:viewBox="0 0 6166 1955">
          <text:p/>
        </draw:connector>
        <draw:connector draw:style-name="gr99" draw:text-style-name="P43" draw:layer="layout" draw:type="line" svg:x1="7.321cm" svg:y1="9.907cm" svg:x2="13.912cm" svg:y2="18.262cm" draw:start-shape="id245" draw:start-glue-point="9" draw:end-shape="id251" draw:end-glue-point="0" svg:d="M7321 9907l6591 8355" svg:viewBox="0 0 6592 8356">
          <text:p/>
        </draw:connector>
        <draw:connector draw:style-name="gr19" draw:text-style-name="P43" draw:layer="layout" draw:type="line" svg:x1="13.885cm" svg:y1="10.184cm" svg:x2="13.912cm" svg:y2="18.262cm" draw:start-shape="id250" draw:start-glue-point="8" draw:end-shape="id251" draw:end-glue-point="0" svg:d="M13885 10184l27 8078" svg:viewBox="0 0 28 8079">
          <text:p/>
        </draw:connector>
        <draw:connector draw:style-name="gr19" draw:text-style-name="P88" draw:layer="layout" draw:type="line" svg:x1="13.885cm" svg:y1="10.184cm" svg:x2="7.72cm" svg:y2="12.511cm" draw:start-shape="id250" draw:start-glue-point="8" draw:end-shape="id246" draw:end-glue-point="10" svg:d="M13885 10184l-6165 2327" svg:viewBox="0 0 6166 2328">
          <text:p/>
        </draw:connector>
        <draw:custom-shape draw:style-name="gr87" draw:text-style-name="P46" draw:layer="layout" svg:width="7.658cm" svg:height="13.97cm" svg:x="2.286cm" svg:y="3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46" draw:layer="layout" svg:width="4.318cm" svg:height="4.318cm" svg:x="11.946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45" draw:layer="layout" svg:width="0.798cm" svg:height="1.449cm" svg:x="15.212cm" svg:y="7.949cm">
          <draw:text-box>
            <text:p><text:span text:style-name="T61">r</text:span></text:p>
          </draw:text-box>
        </draw:frame>
        <draw:frame draw:style-name="gr49" draw:text-style-name="P44" draw:layer="layout" svg:width="1.023cm" svg:height="1.648cm" svg:x="4.219cm" svg:y="4.718cm">
          <draw:text-box>
            <text:p><text:span text:style-name="T58">1</text:span></text:p>
          </draw:text-box>
        </draw:frame>
        <draw:frame draw:style-name="gr49" draw:text-style-name="P44" draw:layer="layout" svg:width="1.023cm" svg:height="1.648cm" svg:x="4.22cm" svg:y="8.118cm">
          <draw:text-box>
            <text:p><text:span text:style-name="T58">2</text:span></text:p>
          </draw:text-box>
        </draw:frame>
        <draw:frame draw:style-name="gr49" draw:text-style-name="P92" draw:layer="layout" svg:width="1.023cm" svg:height="1.648cm" svg:x="4.221cm" svg:y="11.718cm">
          <draw:text-box>
            <text:p><text:span text:style-name="T152">3</text:span></text:p>
          </draw:text-box>
        </draw:frame>
        <draw:frame draw:style-name="gr49" draw:text-style-name="P44" draw:layer="layout" svg:width="1.023cm" svg:height="1.648cm" svg:x="6.322cm" svg:y="15.218cm">
          <draw:text-box>
            <text:p><text:span text:style-name="T58">5</text:span></text:p>
          </draw:text-box>
        </draw:frame>
        <draw:frame draw:style-name="gr49" draw:text-style-name="P44" draw:layer="layout" svg:width="1.023cm" svg:height="1.648cm" svg:x="2.123cm" svg:y="15.218cm">
          <draw:text-box>
            <text:p><text:span text:style-name="T58">4</text:span></text:p>
          </draw:text-box>
        </draw:frame>
        <draw:connector draw:style-name="gr48" draw:text-style-name="P43" draw:layer="layout" draw:type="line" svg:x1="6.394cm" svg:y1="3.11cm" svg:x2="6.357cm" svg:y2="4cm" draw:end-shape="id244" draw:end-glue-point="4" svg:d="M6394 3110l-37 890" svg:viewBox="0 0 38 891">
          <text:p/>
        </draw:connector>
        <draw:frame draw:style-name="gr45" draw:text-style-name="P59" draw:layer="layout" svg:width="10.122cm" svg:height="1.411cm" svg:x="17.81cm" svg:y="19.506cm">
          <draw:text-box>
            <text:p><text:span text:style-name="T101">Case 2: </text:span><text:span text:style-name="T102">n = 0</text:span></text:p>
          </draw:text-box>
        </draw:frame>
        <draw:frame draw:style-name="gr91" draw:text-style-name="P20" draw:layer="layout" svg:width="1.07cm" svg:height="1.909cm" svg:x="2.232cm" svg:y="3.849cm">
          <draw:text-box>
            <text:p><text:span text:style-name="T62">l</text:span><text:span text:style-name="T63">i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3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custom-shape draw:style-name="gr55" draw:text-style-name="P49" draw:layer="layout" svg:width="8.697cm" svg:height="2.58cm" svg:x="15.995cm" svg:y="9.248cm">
          <text:p text:style-name="P38"><text:span text:style-name="T68">Rule 3:</text:span><text:span text:style-name="T69"> <text:s text:c="3"/>a</text:span><text:span text:style-name="T70">Y+1 </text:span><text:span text:style-name="T69">/ a</text:span><text:span text:style-name="T70">1</text:span><text:span text:style-name="T69"> → λ</text:span></text:p>
          <text:p text:style-name="P38"><text:span text:style-name="T97">Rule 4:</text:span><text:span text:style-name="T98"> <text:s text:c="3"/>a</text:span><text:span text:style-name="T100">Y+2</text:span><text:span text:style-name="T99"> / a</text:span><text:span text:style-name="T100">2</text:span><text:span text:style-name="T99"> → a</text:span></text:p>
          <draw:enhanced-geometry svg:viewBox="0 0 21600 21600" draw:type="rectangle" draw:enhanced-path="M 0 0 L 21600 0 21600 21600 0 21600 0 0 Z N"/>
        </draw:custom-shape>
        <draw:custom-shape draw:style-name="gr58" draw:text-style-name="P49" draw:layer="layout" svg:width="8.697cm" svg:height="3.486cm" svg:x="15.995cm" svg:y="5.548cm">
          <text:p text:style-name="P38"><text:span text:style-name="T68">Rule 0:</text:span><text:span text:style-name="T71"> <text:s text:c="3"/>a</text:span><text:span text:style-name="T73">X+1</text:span><text:span text:style-name="T71"> / a</text:span><text:span text:style-name="T73">1</text:span><text:span text:style-name="T71"> → λ</text:span></text:p>
          <text:p text:style-name="P38"><text:span text:style-name="T97">Rule 1:</text:span><text:span text:style-name="T99"> <text:s text:c="3"/>a</text:span><text:span text:style-name="T100">X+2</text:span><text:span text:style-name="T99"> / a</text:span><text:span text:style-name="T100">2</text:span><text:span text:style-name="T99"> → λ</text:span></text:p>
          <text:p text:style-name="P38"><text:span text:style-name="T97">Rule 2:</text:span><text:span text:style-name="T98"> <text:s text:c="3"/></text:span><text:span text:style-name="T99">a</text:span><text:span text:style-name="T100">X+2</text:span><text:span text:style-name="T99"> / a</text:span><text:span text:style-name="T100">2</text:span><text:span text:style-name="T99"> → a</text:span></text:p>
          <draw:enhanced-geometry svg:viewBox="0 0 21600 21600" draw:type="rectangle" draw:enhanced-path="M 0 0 L 21600 0 21600 21600 0 21600 0 0 Z N"/>
        </draw:custom-shape>
        <draw:frame draw:style-name="gr59" draw:text-style-name="P50" draw:layer="layout" svg:width="6.347cm" svg:height="1.648cm" svg:x="0.003cm" svg:y="-0.046cm">
          <draw:text-box>
            <text:p><text:span text:style-name="T81">HALT Module</text:span></text:p>
          </draw:text-box>
        </draw:frame>
        <draw:custom-shape draw:style-name="gr30" draw:text-style-name="P29" draw:layer="layout" svg:width="1.89cm" svg:height="1.778cm" svg:x="9.032cm" svg:y="0.116cm">
          <text:p text:style-name="P1"><text:span text:style-name="T38">l</text:span><text:span text:style-name="T39">h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56" draw:text-style-name="P65" draw:layer="layout" svg:width="8.697cm" svg:height="4.614cm" svg:x="15.995cm" svg:y="12.048cm">
          <text:p text:style-name="P38"><text:span text:style-name="T149">Rule 5:</text:span><text:span text:style-name="T99"> <text:s text:c="3"/>a</text:span><text:span text:style-name="T100">Z+1 </text:span><text:span text:style-name="T99">/ a</text:span><text:span text:style-name="T100">1</text:span><text:span text:style-name="T99"> → a</text:span></text:p>
          <text:p text:style-name="P38"><text:span text:style-name="T97">Rule 6: <text:s text:c="3"/></text:span><text:span text:style-name="T98">a</text:span><text:span text:style-name="T112">Z+2</text:span><text:span text:style-name="T98"> / a</text:span><text:span text:style-name="T112">2</text:span><text:span text:style-name="T98"> → </text:span><text:span text:style-name="T99">λ</text:span></text:p>
          <text:p text:style-name="P40"><text:span text:style-name="T97">Rule 7: <text:s text:c="2"/></text:span><text:span text:style-name="T98"><text:s/>a</text:span><text:span text:style-name="T112">Z+1 </text:span><text:span text:style-name="T113">(a</text:span><text:span text:style-name="T100">3</text:span><text:span text:style-name="T113">)</text:span><text:span text:style-name="T100">+</text:span><text:span text:style-name="T99">/ a</text:span><text:span text:style-name="T100">4</text:span><text:span text:style-name="T99"> → λ</text:span></text:p>
          <text:p text:style-name="P38"><text:span text:style-name="T97">Rule 8: <text:s text:c="3"/></text:span><text:span text:style-name="T98">a</text:span><text:span text:style-name="T112">Z+2</text:span><text:span text:style-name="T98"> </text:span><text:span text:style-name="T113">(a</text:span><text:span text:style-name="T100">3</text:span><text:span text:style-name="T113">)</text:span><text:span text:style-name="T100">+</text:span><text:span text:style-name="T99">/ a</text:span><text:span text:style-name="T100">3</text:span><text:span text:style-name="T99"> → a</text:span></text:p>
          <draw:enhanced-geometry svg:viewBox="0 0 21600 21600" draw:type="rectangle" draw:enhanced-path="M 0 0 L 21600 0 21600 21600 0 21600 0 0 Z N"/>
        </draw:custom-shape>
        <draw:custom-shape draw:style-name="gr86" draw:text-style-name="P90" xml:id="id253" draw:id="id253" draw:layer="layout" svg:width="2.726cm" svg:height="2.82cm" svg:x="8.11cm" svg:y="11.382cm">
          <text:p text:style-name="P1"><text:span text:style-name="T137">a</text:span><text:span text:style-name="T118">Z+3(n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86" xml:id="id252" draw:id="id252" draw:layer="layout" svg:width="2.726cm" svg:height="2.82cm" svg:x="6.094cm" svg:y="7.2cm">
          <text:p text:style-name="P1"><text:span text:style-name="T137">a</text:span><text:span text:style-name="T118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9" draw:text-style-name="P44" draw:layer="layout" svg:width="4.372cm" svg:height="1.411cm" svg:x="7.28cm" svg:y="16.81cm">
          <draw:text-box>
            <text:p><text:span text:style-name="T58">Time: </text:span><text:span text:style-name="T80">t + 0</text:span></text:p>
          </draw:text-box>
        </draw:frame>
        <draw:connector draw:style-name="gr19" draw:text-style-name="P84" draw:layer="layout" draw:type="line" svg:x1="7.457cm" svg:y1="10.02cm" svg:x2="8.509cm" svg:y2="11.795cm" draw:start-shape="id252" draw:start-glue-point="8" draw:end-shape="id253" draw:end-glue-point="5" svg:d="M7457 10020l1052 1775" svg:viewBox="0 0 1053 1776">
          <text:p/>
        </draw:connector>
        <draw:custom-shape draw:style-name="gr100" draw:text-style-name="P46" draw:layer="layout" svg:width="9.214cm" svg:height="3.556cm" svg:x="4.586cm" svg:y="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6" draw:layer="layout" svg:width="4.064cm" svg:height="3.326cm" svg:x="7.788cm" svg:y="11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45" draw:layer="layout" svg:width="0.798cm" svg:height="1.449cm" svg:x="10.8cm" svg:y="11.967cm">
          <draw:text-box>
            <text:p><text:span text:style-name="T61">r</text:span></text:p>
          </draw:text-box>
        </draw:frame>
        <draw:frame draw:style-name="gr49" draw:text-style-name="P44" draw:layer="layout" svg:width="1.023cm" svg:height="1.648cm" svg:x="5.319cm" svg:y="7.918cm">
          <draw:text-box>
            <text:p><text:span text:style-name="T58">1</text:span></text:p>
          </draw:text-box>
        </draw:frame>
        <draw:connector draw:style-name="gr46" draw:text-style-name="P43" draw:layer="layout" draw:type="line" svg:x1="7.504cm" svg:y1="6.088cm" svg:x2="7.457cm" svg:y2="7.2cm" draw:start-shape="id254" draw:start-glue-point="2" draw:end-shape="id252" draw:end-glue-point="4" svg:d="M7504 6088l-47 1112" svg:viewBox="0 0 48 1113">
          <text:p/>
        </draw:connector>
        <draw:custom-shape draw:style-name="gr102" draw:text-style-name="P29" draw:layer="layout" svg:width="7.864cm" svg:height="1.778cm" svg:x="10.932cm" svg:y="0.116cm">
          <text:p text:style-name="P1"><text:span text:style-name="T153">HALT</text:span></text:p>
          <draw:enhanced-geometry svg:viewBox="0 0 21600 21600" draw:type="rectangle" draw:enhanced-path="M 0 0 L 21600 0 21600 21600 0 21600 0 0 Z N"/>
        </draw:custom-shape>
        <draw:custom-shape draw:style-name="gr94" draw:text-style-name="P86" xml:id="id255" draw:id="id255" draw:layer="layout" svg:width="2.726cm" svg:height="2.82cm" svg:x="10.113cm" svg:y="7.2cm">
          <text:p text:style-name="P1"><text:span text:style-name="T137">a</text:span><text:span text:style-name="T118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44" draw:layer="layout" svg:width="1.023cm" svg:height="1.648cm" svg:x="12.738cm" svg:y="7.918cm">
          <draw:text-box>
            <text:p><text:span text:style-name="T58">2</text:span></text:p>
          </draw:text-box>
        </draw:frame>
        <draw:connector draw:style-name="gr19" draw:text-style-name="P84" draw:layer="layout" draw:type="line" svg:x1="11.476cm" svg:y1="10.02cm" svg:x2="10.437cm" svg:y2="11.795cm" draw:start-shape="id255" draw:start-glue-point="8" draw:end-shape="id253" draw:end-glue-point="11" svg:d="M11476 10020l-1039 1775" svg:viewBox="0 0 1040 1776">
          <text:p/>
        </draw:connector>
        <draw:frame draw:style-name="gr81" draw:text-style-name="P47" xml:id="id254" draw:id="id254" draw:layer="layout" svg:width="1.465cm" svg:height="1.759cm" svg:x="6.772cm" svg:y="4.329cm">
          <draw:text-box>
            <text:p><text:span text:style-name="T64">a</text:span><text:span text:style-name="T65">2</text:span></text:p>
          </draw:text-box>
        </draw:frame>
        <draw:frame draw:style-name="gr81" draw:text-style-name="P47" xml:id="id256" draw:id="id256" draw:layer="layout" svg:width="1.465cm" svg:height="1.759cm" svg:x="10.773cm" svg:y="4.33cm">
          <draw:text-box>
            <text:p><text:span text:style-name="T64">a</text:span><text:span text:style-name="T65">2</text:span></text:p>
          </draw:text-box>
        </draw:frame>
        <draw:connector draw:style-name="gr46" draw:text-style-name="P43" draw:layer="layout" draw:type="line" svg:x1="11.505cm" svg:y1="6.089cm" svg:x2="11.476cm" svg:y2="7.2cm" draw:start-shape="id256" draw:start-glue-point="2" draw:end-shape="id255" draw:end-glue-point="4" svg:d="M11505 6089l-29 1111" svg:viewBox="0 0 30 1112">
          <text:p/>
        </draw:connector>
        <draw:frame draw:style-name="gr91" draw:text-style-name="P20" draw:layer="layout" svg:width="1.324cm" svg:height="1.909cm" svg:x="4.518cm" svg:y="6.542cm">
          <draw:text-box>
            <text:p><text:span text:style-name="T62">l</text:span><text:span text:style-name="T63">h</text:span></text:p>
          </draw:text-box>
        </draw:frame>
        <draw:connector draw:style-name="gr19" draw:text-style-name="P84" draw:layer="layout" draw:type="line" svg:x1="9.473cm" svg:y1="14.202cm" svg:x2="9.488cm" svg:y2="15.738cm" draw:start-shape="id253" draw:start-glue-point="8" svg:d="M9473 14202l15 1536" svg:viewBox="0 0 16 1537">
          <text:p/>
        </draw:connector>
        <presentation:notes draw:style-name="dp2">
          <draw:page-thumbnail draw:style-name="gr6" draw:layer="layout" svg:width="18.624cm" svg:height="10.476cm" svg:x="1.482cm" svg:y="2.123cm" draw:page-number="3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custom-shape draw:style-name="gr55" draw:text-style-name="P49" draw:layer="layout" svg:width="8.697cm" svg:height="2.58cm" svg:x="15.995cm" svg:y="9.248cm">
          <text:p text:style-name="P38"><text:span text:style-name="T68">Rule 3:</text:span><text:span text:style-name="T69"> <text:s text:c="3"/>a</text:span><text:span text:style-name="T70">Y+1 </text:span><text:span text:style-name="T69">/ a</text:span><text:span text:style-name="T70">1</text:span><text:span text:style-name="T69"> → λ</text:span></text:p>
          <text:p text:style-name="P38"><text:span text:style-name="T89">Rule 4:</text:span><text:span text:style-name="T92"> <text:s text:c="3"/>a</text:span><text:span text:style-name="T91">Y+2</text:span><text:span text:style-name="T90"> / a</text:span><text:span text:style-name="T91">2</text:span><text:span text:style-name="T90"> → a</text:span></text:p>
          <draw:enhanced-geometry svg:viewBox="0 0 21600 21600" draw:type="rectangle" draw:enhanced-path="M 0 0 L 21600 0 21600 21600 0 21600 0 0 Z N"/>
        </draw:custom-shape>
        <draw:custom-shape draw:style-name="gr58" draw:text-style-name="P49" draw:layer="layout" svg:width="8.697cm" svg:height="3.486cm" svg:x="15.995cm" svg:y="5.548cm">
          <text:p text:style-name="P38"><text:span text:style-name="T68">Rule 0:</text:span><text:span text:style-name="T71"> <text:s text:c="3"/>a</text:span><text:span text:style-name="T73">X+1</text:span><text:span text:style-name="T71"> / a</text:span><text:span text:style-name="T73">1</text:span><text:span text:style-name="T71"> → λ</text:span></text:p>
          <text:p text:style-name="P38"><text:span text:style-name="T97">Rule 1:</text:span><text:span text:style-name="T99"> <text:s text:c="3"/>a</text:span><text:span text:style-name="T100">X+2</text:span><text:span text:style-name="T99"> / a</text:span><text:span text:style-name="T100">2</text:span><text:span text:style-name="T99"> → λ</text:span></text:p>
          <text:p text:style-name="P38"><text:span text:style-name="T97">Rule 2:</text:span><text:span text:style-name="T98"> <text:s text:c="3"/></text:span><text:span text:style-name="T99">a</text:span><text:span text:style-name="T100">X+2</text:span><text:span text:style-name="T99"> / a</text:span><text:span text:style-name="T100">2</text:span><text:span text:style-name="T99"> → a</text:span></text:p>
          <draw:enhanced-geometry svg:viewBox="0 0 21600 21600" draw:type="rectangle" draw:enhanced-path="M 0 0 L 21600 0 21600 21600 0 21600 0 0 Z N"/>
        </draw:custom-shape>
        <draw:frame draw:style-name="gr59" draw:text-style-name="P50" draw:layer="layout" svg:width="6.347cm" svg:height="1.648cm" svg:x="0.003cm" svg:y="-0.046cm">
          <draw:text-box>
            <text:p><text:span text:style-name="T81">HALT Module</text:span></text:p>
          </draw:text-box>
        </draw:frame>
        <draw:custom-shape draw:style-name="gr30" draw:text-style-name="P29" draw:layer="layout" svg:width="1.89cm" svg:height="1.778cm" svg:x="9.032cm" svg:y="0.116cm">
          <text:p text:style-name="P1"><text:span text:style-name="T38">l</text:span><text:span text:style-name="T39">h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56" draw:text-style-name="P65" draw:layer="layout" svg:width="8.697cm" svg:height="4.614cm" svg:x="15.995cm" svg:y="12.048cm">
          <text:p text:style-name="P38"><text:span text:style-name="T149">Rule 5:</text:span><text:span text:style-name="T99"> <text:s text:c="3"/>a</text:span><text:span text:style-name="T100">Z+1 </text:span><text:span text:style-name="T99">/ a</text:span><text:span text:style-name="T100">1</text:span><text:span text:style-name="T99"> → a</text:span></text:p>
          <text:p text:style-name="P38"><text:span text:style-name="T97">Rule 6: <text:s text:c="3"/></text:span><text:span text:style-name="T98">a</text:span><text:span text:style-name="T112">Z+2</text:span><text:span text:style-name="T98"> / a</text:span><text:span text:style-name="T112">2</text:span><text:span text:style-name="T98"> → </text:span><text:span text:style-name="T99">λ</text:span></text:p>
          <text:p text:style-name="P40"><text:span text:style-name="T97">Rule 7: <text:s text:c="2"/></text:span><text:span text:style-name="T98"><text:s/>a</text:span><text:span text:style-name="T112">Z+1 </text:span><text:span text:style-name="T113">(a</text:span><text:span text:style-name="T100">3</text:span><text:span text:style-name="T113">)</text:span><text:span text:style-name="T100">+</text:span><text:span text:style-name="T99">/ a</text:span><text:span text:style-name="T100">4</text:span><text:span text:style-name="T99"> → λ</text:span></text:p>
          <text:p text:style-name="P38"><text:span text:style-name="T97">Rule 8: <text:s text:c="3"/></text:span><text:span text:style-name="T98">a</text:span><text:span text:style-name="T112">Z+2</text:span><text:span text:style-name="T98"> </text:span><text:span text:style-name="T113">(a</text:span><text:span text:style-name="T100">3</text:span><text:span text:style-name="T113">)</text:span><text:span text:style-name="T100">+</text:span><text:span text:style-name="T99">/ a</text:span><text:span text:style-name="T100">3</text:span><text:span text:style-name="T99"> → a</text:span></text:p>
          <draw:enhanced-geometry svg:viewBox="0 0 21600 21600" draw:type="rectangle" draw:enhanced-path="M 0 0 L 21600 0 21600 21600 0 21600 0 0 Z N"/>
        </draw:custom-shape>
        <draw:custom-shape draw:style-name="gr86" draw:text-style-name="P90" xml:id="id258" draw:id="id258" draw:layer="layout" svg:width="2.726cm" svg:height="2.82cm" svg:x="8.11cm" svg:y="11.382cm">
          <text:p text:style-name="P1"><text:span text:style-name="T137">a</text:span><text:span text:style-name="T118">Z+3(n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87" xml:id="id257" draw:id="id257" draw:layer="layout" svg:width="2.726cm" svg:height="2.82cm" svg:x="6.094cm" svg:y="7.2cm">
          <text:p text:style-name="P1"><text:span text:style-name="T145">a</text:span><text:span text:style-name="T94">Y+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9" draw:text-style-name="P44" draw:layer="layout" svg:width="4.372cm" svg:height="1.411cm" svg:x="7.28cm" svg:y="16.81cm">
          <draw:text-box>
            <text:p><text:span text:style-name="T58">Time: </text:span><text:span text:style-name="T80">t + 1</text:span></text:p>
          </draw:text-box>
        </draw:frame>
        <draw:connector draw:style-name="gr104" draw:text-style-name="P84" draw:layer="layout" draw:type="line" svg:x1="7.457cm" svg:y1="10.02cm" svg:x2="8.509cm" svg:y2="11.795cm" draw:start-shape="id257" draw:start-glue-point="8" draw:end-shape="id258" draw:end-glue-point="5" svg:d="M7457 10020l1052 1775" svg:viewBox="0 0 1053 1776">
          <text:p/>
        </draw:connector>
        <draw:custom-shape draw:style-name="gr100" draw:text-style-name="P46" draw:layer="layout" svg:width="9.214cm" svg:height="3.556cm" svg:x="4.586cm" svg:y="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6" draw:layer="layout" svg:width="4.064cm" svg:height="3.326cm" svg:x="7.788cm" svg:y="11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45" draw:layer="layout" svg:width="0.798cm" svg:height="1.449cm" svg:x="10.8cm" svg:y="11.967cm">
          <draw:text-box>
            <text:p><text:span text:style-name="T61">r</text:span></text:p>
          </draw:text-box>
        </draw:frame>
        <draw:frame draw:style-name="gr49" draw:text-style-name="P54" draw:layer="layout" svg:width="1.023cm" svg:height="1.648cm" svg:x="5.319cm" svg:y="7.918cm">
          <draw:text-box>
            <text:p><text:span text:style-name="T80">1</text:span></text:p>
          </draw:text-box>
        </draw:frame>
        <draw:connector draw:style-name="gr48" draw:text-style-name="P43" draw:layer="layout" draw:type="line" svg:x1="7.504cm" svg:y1="6.088cm" svg:x2="7.457cm" svg:y2="7.2cm" draw:end-shape="id257" draw:end-glue-point="4" svg:d="M7504 6088l-47 1112" svg:viewBox="0 0 48 1113">
          <text:p/>
        </draw:connector>
        <draw:custom-shape draw:style-name="gr102" draw:text-style-name="P29" draw:layer="layout" svg:width="7.864cm" svg:height="1.778cm" svg:x="10.932cm" svg:y="0.116cm">
          <text:p text:style-name="P1"><text:span text:style-name="T153">HALT</text:span></text:p>
          <draw:enhanced-geometry svg:viewBox="0 0 21600 21600" draw:type="rectangle" draw:enhanced-path="M 0 0 L 21600 0 21600 21600 0 21600 0 0 Z N"/>
        </draw:custom-shape>
        <draw:custom-shape draw:style-name="gr103" draw:text-style-name="P87" xml:id="id259" draw:id="id259" draw:layer="layout" svg:width="2.726cm" svg:height="2.82cm" svg:x="10.113cm" svg:y="7.2cm">
          <text:p text:style-name="P1"><text:span text:style-name="T148">a</text:span><text:span text:style-name="T94">Y+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5" draw:text-style-name="P54" draw:layer="layout" svg:width="1.023cm" svg:height="1.648cm" svg:x="12.738cm" svg:y="7.918cm">
          <draw:text-box>
            <text:p><text:span text:style-name="T80">2</text:span></text:p>
          </draw:text-box>
        </draw:frame>
        <draw:connector draw:style-name="gr104" draw:text-style-name="P84" draw:layer="layout" draw:type="line" svg:x1="11.476cm" svg:y1="10.02cm" svg:x2="10.437cm" svg:y2="11.795cm" draw:start-shape="id259" draw:start-glue-point="8" draw:end-shape="id258" draw:end-glue-point="11" svg:d="M11476 10020l-1039 1775" svg:viewBox="0 0 1040 1776">
          <text:p/>
        </draw:connector>
        <draw:connector draw:style-name="gr48" draw:text-style-name="P43" draw:layer="layout" draw:type="line" svg:x1="11.505cm" svg:y1="6.089cm" svg:x2="11.476cm" svg:y2="7.2cm" draw:end-shape="id259" draw:end-glue-point="4" svg:d="M11505 6089l-29 1111" svg:viewBox="0 0 30 1112">
          <text:p/>
        </draw:connector>
        <draw:frame draw:style-name="gr91" draw:text-style-name="P20" draw:layer="layout" svg:width="1.324cm" svg:height="1.909cm" svg:x="4.518cm" svg:y="6.542cm">
          <draw:text-box>
            <text:p><text:span text:style-name="T62">l</text:span><text:span text:style-name="T63">h</text:span></text:p>
          </draw:text-box>
        </draw:frame>
        <draw:connector draw:style-name="gr19" draw:text-style-name="P84" draw:layer="layout" draw:type="line" svg:x1="9.473cm" svg:y1="14.202cm" svg:x2="9.488cm" svg:y2="15.738cm" draw:start-shape="id258" draw:start-glue-point="8" svg:d="M9473 14202l15 1536" svg:viewBox="0 0 16 1537">
          <text:p/>
        </draw:connector>
        <presentation:notes draw:style-name="dp2">
          <draw:page-thumbnail draw:style-name="gr6" draw:layer="layout" svg:width="18.624cm" svg:height="10.476cm" svg:x="1.482cm" svg:y="2.123cm" draw:page-number="3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custom-shape draw:style-name="gr55" draw:text-style-name="P49" draw:layer="layout" svg:width="8.697cm" svg:height="2.58cm" svg:x="15.995cm" svg:y="9.248cm">
          <text:p text:style-name="P38"><text:span text:style-name="T68">Rule 3:</text:span><text:span text:style-name="T69"> <text:s text:c="3"/>a</text:span><text:span text:style-name="T70">Y+1 </text:span><text:span text:style-name="T69">/ a</text:span><text:span text:style-name="T70">1</text:span><text:span text:style-name="T69"> → λ</text:span></text:p>
          <text:p text:style-name="P38"><text:span text:style-name="T97">Rule 4:</text:span><text:span text:style-name="T98"> <text:s text:c="3"/>a</text:span><text:span text:style-name="T100">Y+2</text:span><text:span text:style-name="T99"> / a</text:span><text:span text:style-name="T100">2</text:span><text:span text:style-name="T99"> → a</text:span></text:p>
          <draw:enhanced-geometry svg:viewBox="0 0 21600 21600" draw:type="rectangle" draw:enhanced-path="M 0 0 L 21600 0 21600 21600 0 21600 0 0 Z N"/>
        </draw:custom-shape>
        <draw:custom-shape draw:style-name="gr58" draw:text-style-name="P49" draw:layer="layout" svg:width="8.697cm" svg:height="3.486cm" svg:x="15.995cm" svg:y="5.548cm">
          <text:p text:style-name="P38"><text:span text:style-name="T68">Rule 0:</text:span><text:span text:style-name="T71"> <text:s text:c="3"/>a</text:span><text:span text:style-name="T73">X+1</text:span><text:span text:style-name="T71"> / a</text:span><text:span text:style-name="T73">1</text:span><text:span text:style-name="T71"> → λ</text:span></text:p>
          <text:p text:style-name="P38"><text:span text:style-name="T97">Rule 1:</text:span><text:span text:style-name="T99"> <text:s text:c="3"/>a</text:span><text:span text:style-name="T100">X+2</text:span><text:span text:style-name="T99"> / a</text:span><text:span text:style-name="T100">2</text:span><text:span text:style-name="T99"> → λ</text:span></text:p>
          <text:p text:style-name="P38"><text:span text:style-name="T97">Rule 2:</text:span><text:span text:style-name="T98"> <text:s text:c="3"/></text:span><text:span text:style-name="T99">a</text:span><text:span text:style-name="T100">X+2</text:span><text:span text:style-name="T99"> / a</text:span><text:span text:style-name="T100">2</text:span><text:span text:style-name="T99"> → a</text:span></text:p>
          <draw:enhanced-geometry svg:viewBox="0 0 21600 21600" draw:type="rectangle" draw:enhanced-path="M 0 0 L 21600 0 21600 21600 0 21600 0 0 Z N"/>
        </draw:custom-shape>
        <draw:frame draw:style-name="gr59" draw:text-style-name="P50" draw:layer="layout" svg:width="6.347cm" svg:height="1.648cm" svg:x="0.003cm" svg:y="-0.046cm">
          <draw:text-box>
            <text:p><text:span text:style-name="T81">HALT Module</text:span></text:p>
          </draw:text-box>
        </draw:frame>
        <draw:custom-shape draw:style-name="gr30" draw:text-style-name="P29" draw:layer="layout" svg:width="1.89cm" svg:height="1.778cm" svg:x="9.032cm" svg:y="0.116cm">
          <text:p text:style-name="P1"><text:span text:style-name="T38">l</text:span><text:span text:style-name="T39">h</text:span><text:span text:style-name="T40"> <text:s/></text:span></text:p>
          <draw:enhanced-geometry svg:viewBox="0 0 21600 21600" draw:type="rectangle" draw:enhanced-path="M 0 0 L 21600 0 21600 21600 0 21600 0 0 Z N"/>
        </draw:custom-shape>
        <draw:custom-shape draw:style-name="gr56" draw:text-style-name="P65" draw:layer="layout" svg:width="8.697cm" svg:height="4.614cm" svg:x="15.995cm" svg:y="12.048cm">
          <text:p text:style-name="P38"><text:span text:style-name="T149">Rule 5:</text:span><text:span text:style-name="T99"> <text:s text:c="3"/>a</text:span><text:span text:style-name="T100">Z+1 </text:span><text:span text:style-name="T99">/ a</text:span><text:span text:style-name="T100">1</text:span><text:span text:style-name="T99"> → a</text:span></text:p>
          <text:p text:style-name="P38"><text:span text:style-name="T97">Rule 6: <text:s text:c="3"/></text:span><text:span text:style-name="T98">a</text:span><text:span text:style-name="T112">Z+2</text:span><text:span text:style-name="T98"> / a</text:span><text:span text:style-name="T112">2</text:span><text:span text:style-name="T98"> → </text:span><text:span text:style-name="T99">λ</text:span></text:p>
          <text:p text:style-name="P40"><text:span text:style-name="T97">Rule 7: <text:s text:c="2"/></text:span><text:span text:style-name="T98"><text:s/>a</text:span><text:span text:style-name="T112">Z+1 </text:span><text:span text:style-name="T113">(a</text:span><text:span text:style-name="T100">3</text:span><text:span text:style-name="T113">)</text:span><text:span text:style-name="T100">+</text:span><text:span text:style-name="T99">/ a</text:span><text:span text:style-name="T100">4</text:span><text:span text:style-name="T99"> → λ</text:span></text:p>
          <text:p text:style-name="P38"><text:span text:style-name="T89">Rule 8: <text:s text:c="3"/></text:span><text:span text:style-name="T92">a</text:span><text:span text:style-name="T154">Z+2</text:span><text:span text:style-name="T92"> </text:span><text:span text:style-name="T155">(a</text:span><text:span text:style-name="T91">3</text:span><text:span text:style-name="T155">)</text:span><text:span text:style-name="T91">+</text:span><text:span text:style-name="T90">/ a</text:span><text:span text:style-name="T91">3</text:span><text:span text:style-name="T90"> → a</text:span></text:p>
          <draw:enhanced-geometry svg:viewBox="0 0 21600 21600" draw:type="rectangle" draw:enhanced-path="M 0 0 L 21600 0 21600 21600 0 21600 0 0 Z N"/>
        </draw:custom-shape>
        <draw:custom-shape draw:style-name="gr96" draw:text-style-name="P93" xml:id="id261" draw:id="id261" draw:layer="layout" svg:width="2.726cm" svg:height="2.82cm" svg:x="8.11cm" svg:y="11.382cm">
          <text:p text:style-name="P1"><text:span text:style-name="T156">a</text:span><text:span text:style-name="T157">Z+2+3(n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94" xml:id="id260" draw:id="id260" draw:layer="layout" svg:width="2.726cm" svg:height="2.82cm" svg:x="6.094cm" svg:y="7.2cm">
          <text:p text:style-name="P1"><text:span text:style-name="T137">a</text:span><text:span text:style-name="T118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6" draw:text-style-name="P44" draw:layer="layout" svg:width="6.182cm" svg:height="1.411cm" svg:x="7.28cm" svg:y="16.81cm">
          <draw:text-box>
            <text:p><text:span text:style-name="T58">Time: </text:span><text:span text:style-name="T80">t + 2</text:span></text:p>
          </draw:text-box>
        </draw:frame>
        <draw:connector draw:style-name="gr19" draw:text-style-name="P84" draw:layer="layout" draw:type="line" svg:x1="7.457cm" svg:y1="10.02cm" svg:x2="8.509cm" svg:y2="11.795cm" draw:start-shape="id260" draw:start-glue-point="8" draw:end-shape="id261" draw:end-glue-point="5" svg:d="M7457 10020l1052 1775" svg:viewBox="0 0 1053 1776">
          <text:p/>
        </draw:connector>
        <draw:custom-shape draw:style-name="gr100" draw:text-style-name="P46" draw:layer="layout" svg:width="9.214cm" svg:height="3.556cm" svg:x="4.586cm" svg:y="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46" draw:layer="layout" svg:width="4.064cm" svg:height="3.326cm" svg:x="7.788cm" svg:y="11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45" draw:layer="layout" svg:width="0.798cm" svg:height="1.449cm" svg:x="10.8cm" svg:y="11.967cm">
          <draw:text-box>
            <text:p><text:span text:style-name="T61">r</text:span></text:p>
          </draw:text-box>
        </draw:frame>
        <draw:frame draw:style-name="gr49" draw:text-style-name="P44" draw:layer="layout" svg:width="1.023cm" svg:height="1.648cm" svg:x="5.319cm" svg:y="7.918cm">
          <draw:text-box>
            <text:p><text:span text:style-name="T58">1</text:span></text:p>
          </draw:text-box>
        </draw:frame>
        <draw:connector draw:style-name="gr48" draw:text-style-name="P43" draw:layer="layout" draw:type="line" svg:x1="7.504cm" svg:y1="6.088cm" svg:x2="7.457cm" svg:y2="7.2cm" draw:end-shape="id260" draw:end-glue-point="4" svg:d="M7504 6088l-47 1112" svg:viewBox="0 0 48 1113">
          <text:p/>
        </draw:connector>
        <draw:custom-shape draw:style-name="gr102" draw:text-style-name="P29" draw:layer="layout" svg:width="7.864cm" svg:height="1.778cm" svg:x="10.932cm" svg:y="0.116cm">
          <text:p text:style-name="P1"><text:span text:style-name="T153">HALT</text:span></text:p>
          <draw:enhanced-geometry svg:viewBox="0 0 21600 21600" draw:type="rectangle" draw:enhanced-path="M 0 0 L 21600 0 21600 21600 0 21600 0 0 Z N"/>
        </draw:custom-shape>
        <draw:custom-shape draw:style-name="gr105" draw:text-style-name="P81" xml:id="id262" draw:id="id262" draw:layer="layout" svg:width="2.726cm" svg:height="2.82cm" svg:x="10.113cm" svg:y="7.2cm">
          <text:p text:style-name="P1"><text:span text:style-name="T137">a</text:span><text:span text:style-name="T118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5" draw:text-style-name="P44" draw:layer="layout" svg:width="1.023cm" svg:height="1.648cm" svg:x="12.738cm" svg:y="7.918cm">
          <draw:text-box>
            <text:p><text:span text:style-name="T58">2</text:span></text:p>
          </draw:text-box>
        </draw:frame>
        <draw:connector draw:style-name="gr19" draw:text-style-name="P84" draw:layer="layout" draw:type="line" svg:x1="11.476cm" svg:y1="10.02cm" svg:x2="10.437cm" svg:y2="11.795cm" draw:start-shape="id262" draw:start-glue-point="8" draw:end-shape="id261" draw:end-glue-point="11" svg:d="M11476 10020l-1039 1775" svg:viewBox="0 0 1040 1776">
          <text:p/>
        </draw:connector>
        <draw:connector draw:style-name="gr48" draw:text-style-name="P43" draw:layer="layout" draw:type="line" svg:x1="11.505cm" svg:y1="6.089cm" svg:x2="11.476cm" svg:y2="7.2cm" draw:end-shape="id262" draw:end-glue-point="4" svg:d="M11505 6089l-29 1111" svg:viewBox="0 0 30 1112">
          <text:p/>
        </draw:connector>
        <draw:frame draw:style-name="gr91" draw:text-style-name="P20" draw:layer="layout" svg:width="1.324cm" svg:height="1.909cm" svg:x="4.518cm" svg:y="6.542cm">
          <draw:text-box>
            <text:p><text:span text:style-name="T62">l</text:span><text:span text:style-name="T63">h</text:span></text:p>
          </draw:text-box>
        </draw:frame>
        <draw:connector draw:style-name="gr104" draw:text-style-name="P84" draw:layer="layout" draw:type="line" svg:x1="9.473cm" svg:y1="14.202cm" svg:x2="9.522cm" svg:y2="15.294cm" draw:start-shape="id261" draw:start-glue-point="8" draw:end-shape="id263" draw:end-glue-point="0" svg:d="M9473 14202l49 1092" svg:viewBox="0 0 50 1093">
          <text:p/>
        </draw:connector>
        <draw:frame draw:style-name="gr107" draw:text-style-name="P44" draw:layer="layout" svg:width="5.446cm" svg:height="1.411cm" svg:x="7.28cm" svg:y="19.311cm">
          <draw:text-box>
            <text:p><text:span text:style-name="T158">Time: </text:span><text:span text:style-name="T80">t + n + 1</text:span></text:p>
          </draw:text-box>
        </draw:frame>
        <draw:frame draw:style-name="gr108" draw:text-style-name="P95" draw:layer="layout" svg:width="1.353cm" svg:height="1.411cm" svg:x="10.061cm" svg:y="18.126cm">
          <draw:text-box>
            <text:p><text:span text:style-name="T152">to</text:span></text:p>
          </draw:text-box>
        </draw:frame>
        <draw:frame draw:style-name="gr81" draw:text-style-name="P47" xml:id="id263" draw:id="id263" draw:layer="layout" svg:width="1.465cm" svg:height="1.759cm" svg:x="8.79cm" svg:y="15.294cm">
          <draw:text-box>
            <text:p><text:span text:style-name="T64">1</text:span><text:span text:style-name="T65">n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3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custom-shape draw:style-name="gr55" draw:text-style-name="P49" draw:layer="layout" svg:width="8.697cm" svg:height="2.58cm" svg:x="18.795cm" svg:y="9.248cm">
          <text:p text:style-name="P38"><text:span text:style-name="T68">Rule 3:</text:span><text:span text:style-name="T69"> <text:s text:c="3"/>a</text:span><text:span text:style-name="T70">Y+1 </text:span><text:span text:style-name="T69">/ a</text:span><text:span text:style-name="T70">1</text:span><text:span text:style-name="T69"> → λ</text:span></text:p>
          <text:p text:style-name="P38"><text:span text:style-name="T97">Rule 4:</text:span><text:span text:style-name="T98"> <text:s text:c="3"/>a</text:span><text:span text:style-name="T100">Y+2</text:span><text:span text:style-name="T99"> / a</text:span><text:span text:style-name="T100">2</text:span><text:span text:style-name="T99"> → a</text:span></text:p>
          <draw:enhanced-geometry svg:viewBox="0 0 21600 21600" draw:type="rectangle" draw:enhanced-path="M 0 0 L 21600 0 21600 21600 0 21600 0 0 Z N"/>
        </draw:custom-shape>
        <draw:custom-shape draw:style-name="gr58" draw:text-style-name="P49" draw:layer="layout" svg:width="8.697cm" svg:height="3.486cm" svg:x="18.795cm" svg:y="5.548cm">
          <text:p text:style-name="P38"><text:span text:style-name="T68">Rule 0:</text:span><text:span text:style-name="T71"> <text:s text:c="3"/>a</text:span><text:span text:style-name="T73">X+1</text:span><text:span text:style-name="T71"> / a</text:span><text:span text:style-name="T73">1</text:span><text:span text:style-name="T71"> → λ</text:span></text:p>
          <text:p text:style-name="P38"><text:span text:style-name="T97">Rule 1:</text:span><text:span text:style-name="T99"> <text:s text:c="3"/>a</text:span><text:span text:style-name="T100">X+2</text:span><text:span text:style-name="T99"> / a</text:span><text:span text:style-name="T100">2</text:span><text:span text:style-name="T99"> → λ</text:span></text:p>
          <text:p text:style-name="P38"><text:span text:style-name="T97">Rule 2:</text:span><text:span text:style-name="T98"> <text:s text:c="3"/></text:span><text:span text:style-name="T99">a</text:span><text:span text:style-name="T100">X+2</text:span><text:span text:style-name="T99"> / a</text:span><text:span text:style-name="T100">2</text:span><text:span text:style-name="T99"> → a</text:span></text:p>
          <draw:enhanced-geometry svg:viewBox="0 0 21600 21600" draw:type="rectangle" draw:enhanced-path="M 0 0 L 21600 0 21600 21600 0 21600 0 0 Z N"/>
        </draw:custom-shape>
        <draw:frame draw:style-name="gr59" draw:text-style-name="P50" draw:layer="layout" svg:width="7.617cm" svg:height="1.648cm" svg:x="0.003cm" svg:y="-0.046cm">
          <draw:text-box>
            <text:p><text:span text:style-name="T81">OUTPUT Module</text:span></text:p>
          </draw:text-box>
        </draw:frame>
        <draw:custom-shape draw:style-name="gr56" draw:text-style-name="P65" draw:layer="layout" svg:width="8.697cm" svg:height="4.614cm" svg:x="18.795cm" svg:y="12.048cm">
          <text:p text:style-name="P38"><text:span text:style-name="T110">Rule 5:</text:span><text:span text:style-name="T88"> <text:s text:c="3"/>a</text:span><text:span text:style-name="T87">Z+1 </text:span><text:span text:style-name="T88">/ a</text:span><text:span text:style-name="T87">1</text:span><text:span text:style-name="T88"> → a</text:span></text:p>
          <text:p text:style-name="P38"><text:span text:style-name="T89">Rule 6: <text:s text:c="3"/></text:span><text:span text:style-name="T92">a</text:span><text:span text:style-name="T154">Z+2</text:span><text:span text:style-name="T92"> / a</text:span><text:span text:style-name="T154">2</text:span><text:span text:style-name="T92"> → </text:span><text:span text:style-name="T90">λ</text:span></text:p>
          <text:p text:style-name="P40"><text:span text:style-name="T97">Rule 7: <text:s text:c="2"/></text:span><text:span text:style-name="T98"><text:s/>a</text:span><text:span text:style-name="T112">Z+1 </text:span><text:span text:style-name="T113">(a</text:span><text:span text:style-name="T100">3</text:span><text:span text:style-name="T113">)</text:span><text:span text:style-name="T100">+</text:span><text:span text:style-name="T99">/ a</text:span><text:span text:style-name="T100">4</text:span><text:span text:style-name="T99"> → λ</text:span></text:p>
          <text:p text:style-name="P38"><text:span text:style-name="T97">Rule 8: <text:s text:c="3"/></text:span><text:span text:style-name="T98">a</text:span><text:span text:style-name="T112">Z+2</text:span><text:span text:style-name="T98"> </text:span><text:span text:style-name="T113">(a</text:span><text:span text:style-name="T100">3</text:span><text:span text:style-name="T113">)</text:span><text:span text:style-name="T100">+</text:span><text:span text:style-name="T99">/ a</text:span><text:span text:style-name="T100">3</text:span><text:span text:style-name="T99"> → a</text:span></text:p>
          <draw:enhanced-geometry svg:viewBox="0 0 21600 21600" draw:type="rectangle" draw:enhanced-path="M 0 0 L 21600 0 21600 21600 0 21600 0 0 Z N"/>
        </draw:custom-shape>
        <draw:custom-shape draw:style-name="gr86" draw:text-style-name="P96" xml:id="id265" draw:id="id265" draw:layer="layout" svg:width="2.726cm" svg:height="2.82cm" svg:x="2.12cm" svg:y="13.236cm">
          <text:p text:style-name="P1"><text:span text:style-name="T159">a</text:span><text:span text:style-name="T160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9" draw:text-style-name="P44" draw:layer="layout" svg:width="1.628cm" svg:height="1.411cm" svg:x="0.696cm" svg:y="13.924cm">
          <draw:text-box>
            <text:p><text:span text:style-name="T58">out</text:span></text:p>
          </draw:text-box>
        </draw:frame>
        <draw:custom-shape draw:style-name="gr86" draw:text-style-name="P93" xml:id="id266" draw:id="id266" draw:layer="layout" svg:width="2.726cm" svg:height="2.82cm" svg:x="4.314cm" svg:y="9.48cm">
          <text:p text:style-name="P1"><text:span text:style-name="T159">a</text:span><text:span text:style-name="T160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0" draw:text-style-name="P44" draw:layer="layout" svg:width="1.797cm" svg:height="1.411cm" svg:x="6.866cm" svg:y="10.127cm">
          <draw:text-box>
            <text:p><text:span text:style-name="T58">out’</text:span></text:p>
          </draw:text-box>
        </draw:frame>
        <draw:custom-shape draw:style-name="gr96" draw:text-style-name="P93" xml:id="id264" draw:id="id264" draw:layer="layout" svg:width="2.726cm" svg:height="2.82cm" svg:x="2.058cm" svg:y="3.754cm">
          <text:p text:style-name="P1"><text:span text:style-name="T156">a</text:span><text:span text:style-name="T157">Z+2+3(n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6" draw:layer="layout" svg:width="4.064cm" svg:height="3.326cm" svg:x="1.736cm" svg:y="3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45" draw:layer="layout" svg:width="0.798cm" svg:height="1.449cm" svg:x="4.748cm" svg:y="4.339cm">
          <draw:text-box>
            <text:p><text:span text:style-name="T61">r</text:span></text:p>
          </draw:text-box>
        </draw:frame>
        <draw:connector draw:style-name="gr104" draw:text-style-name="P84" draw:layer="layout" draw:type="line" svg:x1="3.421cm" svg:y1="6.574cm" svg:x2="3.483cm" svg:y2="13.236cm" draw:start-shape="id264" draw:start-glue-point="8" draw:end-shape="id265" draw:end-glue-point="4" svg:d="M3421 6574l62 6662" svg:viewBox="0 0 63 6663">
          <text:p/>
        </draw:connector>
        <draw:frame draw:style-name="gr81" draw:text-style-name="P47" draw:layer="layout" svg:width="1.465cm" svg:height="1.759cm" svg:x="2.233cm" svg:y="9.644cm">
          <draw:text-box>
            <text:p><text:span text:style-name="T64">1</text:span><text:span text:style-name="T65">n</text:span></text:p>
          </draw:text-box>
        </draw:frame>
        <draw:connector draw:style-name="gr104" draw:text-style-name="P84" draw:layer="layout" draw:type="line" svg:x1="3.421cm" svg:y1="6.574cm" svg:x2="5.677cm" svg:y2="9.48cm" draw:start-shape="id264" draw:start-glue-point="8" draw:end-shape="id266" draw:end-glue-point="4" svg:d="M3421 6574l2256 2906" svg:viewBox="0 0 2257 2907">
          <text:p/>
        </draw:connector>
        <draw:frame draw:style-name="gr81" draw:text-style-name="P47" draw:layer="layout" svg:width="1.465cm" svg:height="1.759cm" svg:x="4.743cm" svg:y="7.45cm">
          <draw:text-box>
            <text:p><text:span text:style-name="T64">1</text:span><text:span text:style-name="T65">n</text:span></text:p>
          </draw:text-box>
        </draw:frame>
        <draw:connector draw:style-name="gr19" draw:text-style-name="P84" draw:layer="layout" draw:type="line" svg:x1="5.677cm" svg:y1="12.3cm" svg:x2="4.447cm" svg:y2="13.649cm" draw:start-shape="id266" draw:start-glue-point="8" draw:end-shape="id265" draw:end-glue-point="11" svg:d="M5677 12300l-1230 1349" svg:viewBox="0 0 1231 1350">
          <text:p/>
        </draw:connector>
        <draw:connector draw:style-name="gr19" draw:text-style-name="P84" draw:layer="layout" draw:type="line" svg:x1="3.483cm" svg:y1="16.056cm" svg:x2="3.48cm" svg:y2="17.892cm" draw:start-shape="id265" draw:start-glue-point="8" svg:d="M3483 16056l-3 1836" svg:viewBox="0 0 4 1837">
          <text:p/>
        </draw:connector>
        <draw:custom-shape draw:style-name="gr111" draw:text-style-name="P46" draw:layer="layout" svg:width="7.999cm" svg:height="8.96cm" svg:x="0.664cm" svg:y="7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1" draw:text-style-name="P47" draw:layer="layout" svg:width="1.465cm" svg:height="1.759cm" svg:x="4.887cm" svg:y="12.4cm">
          <draw:text-box>
            <text:p><text:span text:style-name="T64">0</text:span></text:p>
          </draw:text-box>
        </draw:frame>
        <draw:custom-shape draw:style-name="gr86" draw:text-style-name="P96" xml:id="id268" draw:id="id268" draw:layer="layout" svg:width="2.726cm" svg:height="2.82cm" svg:x="12.62cm" svg:y="13.219cm">
          <text:p text:style-name="P1"><text:span text:style-name="T159">a</text:span><text:span text:style-name="T160">Z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9" draw:text-style-name="P44" draw:layer="layout" svg:width="1.628cm" svg:height="1.411cm" svg:x="11.196cm" svg:y="13.907cm">
          <draw:text-box>
            <text:p><text:span text:style-name="T58">out</text:span></text:p>
          </draw:text-box>
        </draw:frame>
        <draw:connector draw:style-name="gr19" draw:text-style-name="P84" draw:layer="layout" draw:type="line" svg:x1="16.494cm" svg:y1="11.546cm" svg:x2="14.947cm" svg:y2="13.632cm" draw:start-shape="id267" draw:start-glue-point="2" draw:end-shape="id268" draw:end-glue-point="11" svg:d="M16494 11546l-1547 2086" svg:viewBox="0 0 1548 2087">
          <text:p/>
        </draw:connector>
        <draw:connector draw:style-name="gr19" draw:text-style-name="P84" draw:layer="layout" draw:type="line" svg:x1="13.983cm" svg:y1="16.039cm" svg:x2="13.98cm" svg:y2="17.875cm" draw:start-shape="id268" draw:start-glue-point="8" svg:d="M13983 16039l-3 1836" svg:viewBox="0 0 4 1837">
          <text:p/>
        </draw:connector>
        <draw:frame draw:style-name="gr54" draw:text-style-name="P47" xml:id="id267" draw:id="id267" draw:layer="layout" svg:width="2.123cm" svg:height="1.648cm" svg:x="15.433cm" svg:y="9.898cm">
          <draw:text-box>
            <text:p><text:span text:style-name="T64">01</text:span><text:span text:style-name="T65">n</text:span></text:p>
          </draw:text-box>
        </draw:frame>
        <draw:connector draw:style-name="gr19" draw:text-style-name="P84" draw:layer="layout" draw:type="line" svg:x1="13.984cm" svg:y1="11.547cm" svg:x2="13.983cm" svg:y2="13.219cm" draw:start-shape="id269" draw:start-glue-point="2" draw:end-shape="id268" draw:end-glue-point="4" svg:d="M13984 11547l-1 1672" svg:viewBox="0 0 2 1673">
          <text:p/>
        </draw:connector>
        <draw:frame draw:style-name="gr54" draw:text-style-name="P47" xml:id="id269" draw:id="id269" draw:layer="layout" svg:width="2.123cm" svg:height="1.648cm" svg:x="12.923cm" svg:y="9.899cm">
          <draw:text-box>
            <text:p><text:span text:style-name="T64">1</text:span><text:span text:style-name="T65">n</text:span><text:span text:style-name="T161">0</text:span></text:p>
          </draw:text-box>
        </draw:frame>
        <draw:custom-shape draw:style-name="gr112" draw:text-style-name="P29" draw:layer="layout" svg:width="1.27cm" svg:height="1.27cm" svg:x="10.406cm" svg:y="1.972cm">
          <text:p text:style-name="P1"><text:span text:style-name="T162">0</text:span></text:p>
          <draw:enhanced-geometry svg:viewBox="0 0 21600 21600" draw:type="rectangle" draw:enhanced-path="M 0 0 L 21600 0 21600 21600 0 21600 0 0 Z N"/>
        </draw:custom-shape>
        <draw:custom-shape draw:style-name="gr113" draw:text-style-name="P29" draw:layer="layout" svg:width="6.32cm" svg:height="1.27cm" svg:x="11.706cm" svg:y="1.972cm">
          <text:p text:style-name="P1"><text:span text:style-name="T162">1</text:span><text:span text:style-name="T163">n</text:span></text:p>
          <draw:enhanced-geometry svg:viewBox="0 0 21600 21600" draw:type="rectangle" draw:enhanced-path="M 0 0 L 21600 0 21600 21600 0 21600 0 0 Z N"/>
        </draw:custom-shape>
        <draw:custom-shape draw:style-name="gr112" draw:text-style-name="P29" draw:layer="layout" svg:width="1.27cm" svg:height="1.27cm" svg:x="16.706cm" svg:y="0.472cm">
          <text:p text:style-name="P1"><text:span text:style-name="T162">0</text:span></text:p>
          <draw:enhanced-geometry svg:viewBox="0 0 21600 21600" draw:type="rectangle" draw:enhanced-path="M 0 0 L 21600 0 21600 21600 0 21600 0 0 Z N"/>
        </draw:custom-shape>
        <draw:custom-shape draw:style-name="gr113" draw:text-style-name="P29" draw:layer="layout" svg:width="6.32cm" svg:height="1.27cm" svg:x="10.406cm" svg:y="0.472cm">
          <text:p text:style-name="P1"><text:span text:style-name="T162">1</text:span><text:span text:style-name="T163">n</text:span></text:p>
          <draw:enhanced-geometry svg:viewBox="0 0 21600 21600" draw:type="rectangle" draw:enhanced-path="M 0 0 L 21600 0 21600 21600 0 21600 0 0 Z N"/>
        </draw:custom-shape>
        <draw:frame draw:style-name="gr110" draw:text-style-name="P44" draw:layer="layout" svg:width="1.797cm" svg:height="1.411cm" svg:x="8.667cm" svg:y="2.128cm">
          <draw:text-box>
            <text:p><text:span text:style-name="T58">out’</text:span></text:p>
          </draw:text-box>
        </draw:frame>
        <draw:frame draw:style-name="gr114" draw:text-style-name="P45" draw:layer="layout" svg:width="1.284cm" svg:height="1.449cm" svg:x="9.468cm" svg:y="0.329cm">
          <draw:text-box>
            <text:p><text:span text:style-name="T164">r</text:span></text:p>
          </draw:text-box>
        </draw:frame>
        <draw:custom-shape draw:style-name="gr112" draw:text-style-name="P97" draw:layer="layout" svg:width="1.27cm" svg:height="1.27cm" svg:x="10.42cm" svg:y="3.486cm">
          <text:p text:style-name="P1"><text:span text:style-name="T165">1</text:span></text:p>
          <draw:enhanced-geometry svg:viewBox="0 0 21600 21600" draw:type="rectangle" draw:enhanced-path="M 0 0 L 21600 0 21600 21600 0 21600 0 0 Z N"/>
        </draw:custom-shape>
        <draw:custom-shape draw:style-name="gr115" draw:text-style-name="P29" draw:layer="layout" svg:width="4.986cm" svg:height="1.27cm" svg:x="11.72cm" svg:y="3.486cm">
          <text:p text:style-name="P1"><text:span text:style-name="T162">2</text:span><text:span text:style-name="T163">n-1</text:span></text:p>
          <draw:enhanced-geometry svg:viewBox="0 0 21600 21600" draw:type="rectangle" draw:enhanced-path="M 0 0 L 21600 0 21600 21600 0 21600 0 0 Z N"/>
        </draw:custom-shape>
        <draw:frame draw:style-name="gr109" draw:text-style-name="P44" draw:layer="layout" svg:width="1.628cm" svg:height="1.411cm" svg:x="8.681cm" svg:y="3.642cm">
          <draw:text-box>
            <text:p><text:span text:style-name="T58">out</text:span></text:p>
          </draw:text-box>
        </draw:frame>
        <draw:custom-shape draw:style-name="gr112" draw:text-style-name="P97" draw:layer="layout" svg:width="1.27cm" svg:height="1.27cm" svg:x="16.706cm" svg:y="3.472cm">
          <text:p text:style-name="P1"><text:span text:style-name="T165">1</text:span></text:p>
          <draw:enhanced-geometry svg:viewBox="0 0 21600 21600" draw:type="rectangle" draw:enhanced-path="M 0 0 L 21600 0 21600 21600 0 21600 0 0 Z N"/>
        </draw:custom-shape>
        <draw:custom-shape draw:style-name="gr112" draw:text-style-name="P97" draw:layer="layout" svg:width="1.27cm" svg:height="1.27cm" svg:x="10.434cm" svg:y="5.073cm">
          <text:p text:style-name="P1"><text:span text:style-name="T165">1</text:span></text:p>
          <draw:enhanced-geometry svg:viewBox="0 0 21600 21600" draw:type="rectangle" draw:enhanced-path="M 0 0 L 21600 0 21600 21600 0 21600 0 0 Z N"/>
        </draw:custom-shape>
        <draw:custom-shape draw:style-name="gr115" draw:text-style-name="P29" draw:layer="layout" svg:width="4.986cm" svg:height="1.27cm" svg:x="11.734cm" svg:y="5.073cm">
          <text:p text:style-name="P1"><text:span text:style-name="T166">0</text:span><text:span text:style-name="T163">n-1</text:span></text:p>
          <draw:enhanced-geometry svg:viewBox="0 0 21600 21600" draw:type="rectangle" draw:enhanced-path="M 0 0 L 21600 0 21600 21600 0 21600 0 0 Z N"/>
        </draw:custom-shape>
        <draw:frame draw:style-name="gr109" draw:text-style-name="P44" draw:layer="layout" svg:width="1.628cm" svg:height="1.411cm" svg:x="8.695cm" svg:y="5.229cm">
          <draw:text-box>
            <text:p><text:span text:style-name="T58">out</text:span></text:p>
          </draw:text-box>
        </draw:frame>
        <draw:custom-shape draw:style-name="gr112" draw:text-style-name="P97" draw:layer="layout" svg:width="1.27cm" svg:height="1.27cm" svg:x="16.72cm" svg:y="5.059cm">
          <text:p text:style-name="P1"><text:span text:style-name="T165">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4cm" svg:height="10.476cm" svg:x="1.482cm" svg:y="2.123cm" draw:page-number="3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draw:style-name="gr38" draw:text-style-name="P36" draw:layer="layout" svg:width="22.368cm" svg:height="1.322cm" svg:x="2.74cm" svg:y="0.008cm">
          <draw:text-box>
            <text:p><text:span text:style-name="T35">Discussion:</text:span><text:span text:style-name="T46"> On why plasticity rules are only used as forgetting rules.</text:span></text:p>
          </draw:text-box>
        </draw:frame>
        <draw:custom-shape draw:style-name="gr116" draw:text-style-name="P96" draw:layer="layout" svg:width="2.726cm" svg:height="2.82cm" svg:x="3.644cm" svg:y="8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7" draw:text-style-name="P44" draw:layer="layout" svg:width="0.989cm" svg:height="1.411cm" svg:x="4.555cm" svg:y="5.696cm">
          <draw:text-box>
            <text:p><text:span text:style-name="T58">X</text:span></text:p>
          </draw:text-box>
        </draw:frame>
        <draw:custom-shape draw:style-name="gr118" draw:text-style-name="P46" draw:layer="layout" svg:width="9.144cm" svg:height="7.503cm" svg:x="2.54cm" svg:y="4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96" draw:layer="layout" svg:width="2.726cm" svg:height="2.82cm" svg:x="5.544cm" svg:y="5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96" draw:layer="layout" svg:width="2.726cm" svg:height="2.82cm" svg:x="7.744cm" svg:y="8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9" draw:text-style-name="P44" draw:layer="layout" svg:width="0.963cm" svg:height="1.411cm" svg:x="2.656cm" svg:y="9.697cm">
          <draw:text-box>
            <text:p><text:span text:style-name="T58">Y</text:span></text:p>
          </draw:text-box>
        </draw:frame>
        <draw:frame draw:style-name="gr119" draw:text-style-name="P44" draw:layer="layout" svg:width="0.963cm" svg:height="1.411cm" svg:x="10.557cm" svg:y="9.698cm">
          <draw:text-box>
            <text:p><text:span text:style-name="T58">Z</text:span></text:p>
          </draw:text-box>
        </draw:frame>
        <draw:frame draw:style-name="gr120" draw:text-style-name="P44" draw:layer="layout" svg:width="3.796cm" svg:height="1.411cm" svg:x="5.18cm" svg:y="3.056cm">
          <draw:text-box>
            <text:p><text:span text:style-name="T58">Module A</text:span></text:p>
          </draw:text-box>
        </draw:frame>
        <draw:custom-shape draw:style-name="gr116" draw:text-style-name="P96" draw:layer="layout" svg:width="2.726cm" svg:height="2.82cm" svg:x="17.344cm" svg:y="8.8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1" draw:text-style-name="P44" draw:layer="layout" svg:width="1.218cm" svg:height="1.411cm" svg:x="18.026cm" svg:y="5.714cm">
          <draw:text-box>
            <text:p><text:span text:style-name="T58">X’</text:span></text:p>
          </draw:text-box>
        </draw:frame>
        <draw:custom-shape draw:style-name="gr118" draw:text-style-name="P46" draw:layer="layout" svg:width="9.144cm" svg:height="7.503cm" svg:x="16.24cm" svg:y="4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96" draw:layer="layout" svg:width="2.726cm" svg:height="2.82cm" svg:x="19.244cm" svg:y="5.0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96" draw:layer="layout" svg:width="2.726cm" svg:height="2.82cm" svg:x="21.444cm" svg:y="8.8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2" draw:text-style-name="P44" draw:layer="layout" svg:width="1.133cm" svg:height="1.411cm" svg:x="16.256cm" svg:y="9.715cm">
          <draw:text-box>
            <text:p><text:span text:style-name="T58">Y’</text:span></text:p>
          </draw:text-box>
        </draw:frame>
        <draw:frame draw:style-name="gr123" draw:text-style-name="P44" draw:layer="layout" svg:width="1.214cm" svg:height="1.411cm" svg:x="24.17cm" svg:y="9.716cm">
          <draw:text-box>
            <text:p><text:span text:style-name="T58">Z’</text:span></text:p>
          </draw:text-box>
        </draw:frame>
        <draw:frame draw:style-name="gr124" draw:text-style-name="P44" draw:layer="layout" svg:width="3.914cm" svg:height="1.411cm" svg:x="18.88cm" svg:y="3.074cm">
          <draw:text-box>
            <text:p><text:span text:style-name="T58">Module A’</text:span></text:p>
          </draw:text-box>
        </draw:frame>
        <draw:frame draw:style-name="gr125" draw:text-style-name="P98" draw:layer="layout" svg:width="10.007cm" svg:height="2.851cm" svg:x="2.115cm" svg:y="12.7cm">
          <draw:text-box>
            <text:p><text:span text:style-name="T29">In neuron X: </text:span></text:p>
            <text:p><text:span text:style-name="T29">Rule 1: E / a</text:span><text:span text:style-name="T30">c</text:span><text:span text:style-name="T29"> →</text:span><text:span text:style-name="T31">+</text:span><text:span text:style-name="T32">2</text:span><text:span text:style-name="T29">(</text:span><text:span text:style-name="T33">{Y,Z}</text:span><text:span text:style-name="T29">)</text:span></text:p>
          </draw:text-box>
        </draw:frame>
        <draw:frame draw:style-name="gr126" draw:text-style-name="P98" draw:layer="layout" svg:width="10.846cm" svg:height="4.151cm" svg:x="15.216cm" svg:y="12.746cm">
          <draw:text-box>
            <text:p><text:span text:style-name="T29">In neuron X’: </text:span></text:p>
            <text:p><text:span text:style-name="T29">Rule 1</text:span><text:span text:style-name="T34">’</text:span><text:span text:style-name="T29">: E / a</text:span><text:span text:style-name="T30">c</text:span><text:span text:style-name="T29"> →</text:span><text:span text:style-name="T31">+</text:span><text:span text:style-name="T32">2</text:span><text:span text:style-name="T29">(</text:span><text:span text:style-name="T33">{Y’,Z’}</text:span><text:span text:style-name="T29">)</text:span></text:p>
          </draw:text-box>
        </draw:frame>
        <draw:frame draw:style-name="gr127" draw:text-style-name="P99" draw:layer="layout" svg:width="14.683cm" svg:height="2.393cm" svg:x="6.583cm" svg:y="17.752cm">
          <draw:text-box>
            <text:p><text:span text:style-name="T167">Neuron X’ can not reuse Rule 1 of neuron X.</text:span></text:p>
            <text:p><text:span text:style-name="T167">Neuron X can not reuse Rule 1’ of neuron X’. 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3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custom-shape draw:style-name="gr116" draw:text-style-name="P96" draw:layer="layout" svg:width="2.726cm" svg:height="2.82cm" svg:x="3.644cm" svg:y="8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7" draw:text-style-name="P44" draw:layer="layout" svg:width="0.989cm" svg:height="1.411cm" svg:x="4.555cm" svg:y="5.696cm">
          <draw:text-box>
            <text:p><text:span text:style-name="T58">X</text:span></text:p>
          </draw:text-box>
        </draw:frame>
        <draw:custom-shape draw:style-name="gr118" draw:text-style-name="P46" draw:layer="layout" svg:width="9.144cm" svg:height="7.503cm" svg:x="2.54cm" svg:y="4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96" draw:layer="layout" svg:width="2.726cm" svg:height="2.82cm" svg:x="5.544cm" svg:y="5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96" draw:layer="layout" svg:width="2.726cm" svg:height="2.82cm" svg:x="7.744cm" svg:y="8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9" draw:text-style-name="P44" draw:layer="layout" svg:width="0.963cm" svg:height="1.411cm" svg:x="2.656cm" svg:y="9.697cm">
          <draw:text-box>
            <text:p><text:span text:style-name="T58">Y</text:span></text:p>
          </draw:text-box>
        </draw:frame>
        <draw:frame draw:style-name="gr119" draw:text-style-name="P44" draw:layer="layout" svg:width="0.963cm" svg:height="1.411cm" svg:x="10.557cm" svg:y="9.698cm">
          <draw:text-box>
            <text:p><text:span text:style-name="T58">Z</text:span></text:p>
          </draw:text-box>
        </draw:frame>
        <draw:frame draw:style-name="gr120" draw:text-style-name="P44" draw:layer="layout" svg:width="3.796cm" svg:height="1.411cm" svg:x="5.18cm" svg:y="3.056cm">
          <draw:text-box>
            <text:p><text:span text:style-name="T58">Module A</text:span></text:p>
          </draw:text-box>
        </draw:frame>
        <draw:custom-shape draw:style-name="gr116" draw:text-style-name="P96" draw:layer="layout" svg:width="2.726cm" svg:height="2.82cm" svg:x="17.344cm" svg:y="8.8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1" draw:text-style-name="P44" draw:layer="layout" svg:width="1.218cm" svg:height="1.411cm" svg:x="18.026cm" svg:y="5.714cm">
          <draw:text-box>
            <text:p><text:span text:style-name="T58">X’</text:span></text:p>
          </draw:text-box>
        </draw:frame>
        <draw:custom-shape draw:style-name="gr118" draw:text-style-name="P46" draw:layer="layout" svg:width="9.144cm" svg:height="7.503cm" svg:x="16.24cm" svg:y="4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96" draw:layer="layout" svg:width="2.726cm" svg:height="2.82cm" svg:x="19.244cm" svg:y="5.0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96" draw:layer="layout" svg:width="2.726cm" svg:height="2.82cm" svg:x="21.444cm" svg:y="8.8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2" draw:text-style-name="P44" draw:layer="layout" svg:width="1.133cm" svg:height="1.411cm" svg:x="16.256cm" svg:y="9.715cm">
          <draw:text-box>
            <text:p><text:span text:style-name="T58">Y’</text:span></text:p>
          </draw:text-box>
        </draw:frame>
        <draw:frame draw:style-name="gr123" draw:text-style-name="P44" draw:layer="layout" svg:width="1.214cm" svg:height="1.411cm" svg:x="24.17cm" svg:y="9.716cm">
          <draw:text-box>
            <text:p><text:span text:style-name="T58">Z’</text:span></text:p>
          </draw:text-box>
        </draw:frame>
        <draw:frame draw:style-name="gr124" draw:text-style-name="P44" draw:layer="layout" svg:width="3.914cm" svg:height="1.411cm" svg:x="18.88cm" svg:y="3.074cm">
          <draw:text-box>
            <text:p><text:span text:style-name="T58">Module A’</text:span></text:p>
          </draw:text-box>
        </draw:frame>
        <draw:frame draw:style-name="gr126" draw:text-style-name="P20" draw:layer="layout" svg:width="10.007cm" svg:height="4.151cm" svg:x="2.115cm" svg:y="12.7cm">
          <draw:text-box>
            <text:p><text:span text:style-name="T29">In neuron X: </text:span></text:p>
            <text:p><text:span text:style-name="T29">Rule 1: E / a</text:span><text:span text:style-name="T30">c</text:span><text:span text:style-name="T29"> →</text:span><text:span text:style-name="T31">-</text:span><text:span text:style-name="T32">1</text:span><text:span text:style-name="T29">(</text:span><text:span text:style-name="T33">{Q}</text:span><text:span text:style-name="T29">)</text:span></text:p>
            <text:p><text:span text:style-name="T29">Rule 1: E / a</text:span><text:span text:style-name="T30">c</text:span><text:span text:style-name="T29"> → </text:span><text:span text:style-name="T168">λ</text:span></text:p>
          </draw:text-box>
        </draw:frame>
        <draw:frame draw:style-name="gr126" draw:text-style-name="P20" draw:layer="layout" svg:width="10.846cm" svg:height="4.151cm" svg:x="15.216cm" svg:y="12.746cm">
          <draw:text-box>
            <text:p><text:span text:style-name="T29">In neuron X’: </text:span></text:p>
            <text:p><text:span text:style-name="T29">Rule 1</text:span><text:span text:style-name="T34">’</text:span><text:span text:style-name="T29">: E / a</text:span><text:span text:style-name="T30">c</text:span><text:span text:style-name="T29"> →</text:span><text:span text:style-name="T31">-</text:span><text:span text:style-name="T32">1</text:span><text:span text:style-name="T29">(</text:span><text:span text:style-name="T33">{Q}</text:span><text:span text:style-name="T29">)</text:span></text:p>
            <text:p><text:span text:style-name="T29">Rule 1’: E / a</text:span><text:span text:style-name="T30">c</text:span><text:span text:style-name="T29"> → </text:span><text:span text:style-name="T168">λ</text:span></text:p>
          </draw:text-box>
        </draw:frame>
        <draw:custom-shape draw:style-name="gr116" draw:text-style-name="P96" draw:layer="layout" svg:width="2.726cm" svg:height="2.82cm" svg:x="12.244cm" svg:y="5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8" draw:text-style-name="P44" draw:layer="layout" svg:width="1.031cm" svg:height="1.411cm" svg:x="13.208cm" svg:y="3.644cm">
          <draw:text-box>
            <text:p><text:span text:style-name="T58">Q</text:span></text:p>
          </draw:text-box>
        </draw:frame>
        <draw:frame draw:style-name="gr38" draw:text-style-name="P36" draw:layer="layout" svg:width="22.368cm" svg:height="1.322cm" svg:x="2.74cm" svg:y="0.008cm">
          <draw:text-box>
            <text:p><text:span text:style-name="T35">Discussion:</text:span><text:span text:style-name="T46"> On why plasticity rules are only used as forgetting rules.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4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draw:style-name="gr127" draw:text-style-name="P36" draw:layer="layout" svg:width="11.472cm" svg:height="2.393cm" svg:x="8.34cm" svg:y="0.008cm">
          <draw:text-box>
            <text:p><text:span text:style-name="T35">Discussion: </text:span><text:span text:style-name="T46">On “translating” rules</text:span></text:p>
          </draw:text-box>
        </draw:frame>
        <draw:custom-shape draw:style-name="gr129" draw:text-style-name="P10" draw:layer="layout" svg:width="8.128cm" svg:height="4.318cm" svg:x="3.284cm" svg:y="4.126cm">
          <text:p text:style-name="P40"><text:span text:style-name="T68">Rule 0:</text:span><text:span text:style-name="T71"> <text:s text:c="3"/>a</text:span><text:span text:style-name="T73">1</text:span><text:span text:style-name="T71"> / a</text:span><text:span text:style-name="T73">1</text:span><text:span text:style-name="T71"> → λ</text:span></text:p>
          <text:p text:style-name="P40"><text:span text:style-name="T97">Rule 1:</text:span><text:span text:style-name="T99"> <text:s text:c="3"/>a</text:span><text:span text:style-name="T100">2</text:span><text:span text:style-name="T99"> / a</text:span><text:span text:style-name="T100">2</text:span><text:span text:style-name="T99"> → λ</text:span></text:p>
          <text:p text:style-name="P40"><text:span text:style-name="T97">Rule 2:</text:span><text:span text:style-name="T98"> <text:s text:c="3"/></text:span><text:span text:style-name="T99">a</text:span><text:span text:style-name="T100">2</text:span><text:span text:style-name="T99"> / a</text:span><text:span text:style-name="T100">2</text:span><text:span text:style-name="T99"> →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100" draw:layer="layout" svg:width="8.128cm" svg:height="3.127cm" svg:x="3.285cm" svg:y="9.127cm">
          <text:p text:style-name="P40"><text:span text:style-name="T97">Rule 3:</text:span><text:span text:style-name="T98"> <text:s text:c="3"/>a</text:span><text:span text:style-name="T112">1 </text:span><text:span text:style-name="T98">/ a</text:span><text:span text:style-name="T112">1</text:span><text:span text:style-name="T98"> → a</text:span></text:p>
          <text:p text:style-name="P40"><text:span text:style-name="T97">Rule 4: <text:s text:c="3"/></text:span><text:span text:style-name="T98">a</text:span><text:span text:style-name="T112">2</text:span><text:span text:style-name="T98"> / a</text:span><text:span text:style-name="T112">2</text:span><text:span text:style-name="T98"> → 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1" draw:text-style-name="P20" draw:layer="layout" svg:width="1.082cm" svg:height="1.323cm" svg:x="2.324cm" svg:y="5.65cm">
          <draw:text-box>
            <text:p><text:span text:style-name="T68">1</text:span></text:p>
          </draw:text-box>
        </draw:frame>
        <draw:frame draw:style-name="gr131" draw:text-style-name="P20" draw:layer="layout" svg:width="1.082cm" svg:height="1.323cm" svg:x="2.324cm" svg:y="9.951cm">
          <draw:text-box>
            <text:p><text:span text:style-name="T68">2</text:span></text:p>
          </draw:text-box>
        </draw:frame>
        <draw:custom-shape draw:style-name="gr132" draw:text-style-name="P100" draw:layer="layout" svg:width="8.128cm" svg:height="4.318cm" svg:x="17.16cm" svg:y="4.126cm">
          <text:p text:style-name="P40"><text:span text:style-name="T68">Rule 0:</text:span><text:span text:style-name="T71"> <text:s text:c="3"/>a</text:span><text:span text:style-name="T73">1</text:span><text:span text:style-name="T71"> / a</text:span><text:span text:style-name="T73">1</text:span><text:span text:style-name="T71"> → λ</text:span></text:p>
          <text:p text:style-name="P40"><text:span text:style-name="T97">Rule 1:</text:span><text:span text:style-name="T99"> <text:s text:c="3"/>a</text:span><text:span text:style-name="T100">2</text:span><text:span text:style-name="T99"> / a</text:span><text:span text:style-name="T100">2</text:span><text:span text:style-name="T99"> → λ</text:span></text:p>
          <text:p text:style-name="P40"><text:span text:style-name="T97">Rule 2:</text:span><text:span text:style-name="T98"> <text:s text:c="3"/></text:span><text:span text:style-name="T99">a</text:span><text:span text:style-name="T100">2</text:span><text:span text:style-name="T99"> / a</text:span><text:span text:style-name="T100">2</text:span><text:span text:style-name="T99"> →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100" draw:layer="layout" svg:width="8.128cm" svg:height="3.127cm" svg:x="17.161cm" svg:y="9.127cm">
          <text:p text:style-name="P101"><text:span text:style-name="T97">a</text:span><text:span text:style-name="T169">X</text:span></text:p>
          <text:p text:style-name="P40"><text:span text:style-name="T97">Rule 3:</text:span><text:span text:style-name="T98"> <text:s text:c="3"/>a</text:span><text:span text:style-name="T112">X+1 </text:span><text:span text:style-name="T98">/ a</text:span><text:span text:style-name="T112">1</text:span><text:span text:style-name="T98"> → a</text:span></text:p>
          <text:p text:style-name="P40"><text:span text:style-name="T97">Rule 4: <text:s text:c="3"/></text:span><text:span text:style-name="T98">a</text:span><text:span text:style-name="T112">X+2</text:span><text:span text:style-name="T98"> / a</text:span><text:span text:style-name="T112">2</text:span><text:span text:style-name="T98"> → 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1" draw:text-style-name="P20" draw:layer="layout" svg:width="1.082cm" svg:height="1.323cm" svg:x="16.2cm" svg:y="5.65cm">
          <draw:text-box>
            <text:p><text:span text:style-name="T68">1</text:span></text:p>
          </draw:text-box>
        </draw:frame>
        <draw:frame draw:style-name="gr131" draw:text-style-name="P20" draw:layer="layout" svg:width="1.082cm" svg:height="1.323cm" svg:x="16.2cm" svg:y="9.951cm">
          <draw:text-box>
            <text:p><text:span text:style-name="T68">2</text:span></text:p>
          </draw:text-box>
        </draw:frame>
        <draw:custom-shape draw:style-name="gr23" draw:text-style-name="P22" draw:layer="layout" svg:width="2.032cm" svg:height="1.27cm" svg:x="13.147cm" svg:y="8.0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8" draw:text-style-name="P20" draw:layer="layout" svg:width="2.286cm" svg:height="1.322cm" svg:x="20.166cm" svg:y="12.323cm">
          <draw:text-box>
            <text:p><text:span text:style-name="T68">X &gt; 2</text:span></text:p>
          </draw:text-box>
        </draw:frame>
        <draw:frame draw:style-name="gr134" draw:text-style-name="P102" draw:layer="layout" svg:width="19.6cm" svg:height="3.464cm" svg:x="4.284cm" svg:y="15.553cm">
          <draw:text-box>
            <text:p text:style-name="P38"><text:span text:style-name="T167">You can easily create a common set of rules by “translating” different rule sets then combining them and adding the appropriate initial spike counts to the neurons.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4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draw:style-name="gr127" draw:text-style-name="P36" draw:layer="layout" svg:width="11.472cm" svg:height="2.393cm" svg:x="8.34cm" svg:y="0.008cm">
          <draw:text-box>
            <text:p><text:span text:style-name="T35">Discussion: </text:span><text:span text:style-name="T46">On “translating” rules</text:span></text:p>
          </draw:text-box>
        </draw:frame>
        <draw:custom-shape draw:style-name="gr55" draw:text-style-name="P49" draw:layer="layout" svg:width="8.697cm" svg:height="2.58cm" svg:x="9.495cm" svg:y="9.248cm">
          <text:p text:style-name="P38"><text:span text:style-name="T68">Rule 3:</text:span><text:span text:style-name="T69"> <text:s text:c="3"/>a</text:span><text:span text:style-name="T70">Y+1 </text:span><text:span text:style-name="T69">/ a</text:span><text:span text:style-name="T70">1</text:span><text:span text:style-name="T69"> → λ</text:span></text:p>
          <text:p text:style-name="P38"><text:span text:style-name="T97">Rule 4:</text:span><text:span text:style-name="T98"> <text:s text:c="3"/>a</text:span><text:span text:style-name="T100">Y+2</text:span><text:span text:style-name="T99"> / a</text:span><text:span text:style-name="T100">2</text:span><text:span text:style-name="T99"> → a</text:span></text:p>
          <draw:enhanced-geometry svg:viewBox="0 0 21600 21600" draw:type="rectangle" draw:enhanced-path="M 0 0 L 21600 0 21600 21600 0 21600 0 0 Z N"/>
        </draw:custom-shape>
        <draw:custom-shape draw:style-name="gr58" draw:text-style-name="P49" draw:layer="layout" svg:width="8.697cm" svg:height="3.486cm" svg:x="9.495cm" svg:y="5.548cm">
          <text:p text:style-name="P38"><text:span text:style-name="T68">Rule 0:</text:span><text:span text:style-name="T71"> <text:s text:c="3"/>a</text:span><text:span text:style-name="T73">X+1</text:span><text:span text:style-name="T71"> / a</text:span><text:span text:style-name="T73">1</text:span><text:span text:style-name="T71"> → λ</text:span></text:p>
          <text:p text:style-name="P38"><text:span text:style-name="T97">Rule 1:</text:span><text:span text:style-name="T99"> <text:s text:c="3"/>a</text:span><text:span text:style-name="T100">X+2</text:span><text:span text:style-name="T99"> / a</text:span><text:span text:style-name="T100">2</text:span><text:span text:style-name="T99"> → λ</text:span></text:p>
          <text:p text:style-name="P38"><text:span text:style-name="T97">Rule 2:</text:span><text:span text:style-name="T98"> <text:s text:c="3"/></text:span><text:span text:style-name="T99">a</text:span><text:span text:style-name="T100">X+2</text:span><text:span text:style-name="T99"> / a</text:span><text:span text:style-name="T100">2</text:span><text:span text:style-name="T99"> → a</text:span></text:p>
          <draw:enhanced-geometry svg:viewBox="0 0 21600 21600" draw:type="rectangle" draw:enhanced-path="M 0 0 L 21600 0 21600 21600 0 21600 0 0 Z N"/>
        </draw:custom-shape>
        <draw:custom-shape draw:style-name="gr56" draw:text-style-name="P65" draw:layer="layout" svg:width="8.697cm" svg:height="4.614cm" svg:x="9.495cm" svg:y="12.048cm">
          <text:p text:style-name="P38"><text:span text:style-name="T149">Rule 5:</text:span><text:span text:style-name="T99"> <text:s text:c="3"/>a</text:span><text:span text:style-name="T100">Z+1 </text:span><text:span text:style-name="T99">/ a</text:span><text:span text:style-name="T100">1</text:span><text:span text:style-name="T99"> → a</text:span></text:p>
          <text:p text:style-name="P38"><text:span text:style-name="T97">Rule 6: <text:s text:c="3"/></text:span><text:span text:style-name="T98">a</text:span><text:span text:style-name="T112">Z+2</text:span><text:span text:style-name="T98"> / a</text:span><text:span text:style-name="T112">2</text:span><text:span text:style-name="T98"> → </text:span><text:span text:style-name="T99">λ</text:span></text:p>
          <text:p text:style-name="P40"><text:span text:style-name="T97">Rule 7: <text:s text:c="2"/></text:span><text:span text:style-name="T98"><text:s/>a</text:span><text:span text:style-name="T112">Z+1 </text:span><text:span text:style-name="T113">(a</text:span><text:span text:style-name="T100">3</text:span><text:span text:style-name="T113">)</text:span><text:span text:style-name="T100">+</text:span><text:span text:style-name="T99">/ a</text:span><text:span text:style-name="T100">4</text:span><text:span text:style-name="T99"> → λ</text:span></text:p>
          <text:p text:style-name="P38"><text:span text:style-name="T97">Rule 8: <text:s text:c="3"/></text:span><text:span text:style-name="T98">a</text:span><text:span text:style-name="T112">Z+2</text:span><text:span text:style-name="T98"> </text:span><text:span text:style-name="T113">(a</text:span><text:span text:style-name="T100">3</text:span><text:span text:style-name="T113">)</text:span><text:span text:style-name="T100">+</text:span><text:span text:style-name="T99">/ a</text:span><text:span text:style-name="T100">3</text:span><text:span text:style-name="T99"> → 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4cm" svg:height="10.476cm" svg:x="1.482cm" svg:y="2.123cm" draw:page-number="4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draw:style-name="gr127" draw:text-style-name="P36" draw:layer="layout" svg:width="11.472cm" svg:height="2.393cm" svg:x="8.34cm" svg:y="0.008cm">
          <draw:text-box>
            <text:p><text:span text:style-name="T35">Discussion: </text:span><text:span text:style-name="T46">On combining rules</text:span></text:p>
          </draw:text-box>
        </draw:frame>
        <draw:custom-shape draw:style-name="gr135" draw:text-style-name="P100" xml:id="id270" draw:id="id270" draw:layer="layout" svg:width="8.128cm" svg:height="4.318cm" svg:x="3.303cm" svg:y="4.126cm">
          <text:p text:style-name="P40"><text:span text:style-name="T68">Rule 0:</text:span><text:span text:style-name="T71"> <text:s text:c="3"/>a</text:span><text:span text:style-name="T73">1</text:span><text:span text:style-name="T71"> / a</text:span><text:span text:style-name="T73">1</text:span><text:span text:style-name="T71"> → λ</text:span></text:p>
          <text:p text:style-name="P40"><text:span text:style-name="T97">Rule 1:</text:span><text:span text:style-name="T99"> <text:s text:c="3"/>a</text:span><text:span text:style-name="T100">2</text:span><text:span text:style-name="T99"> / a</text:span><text:span text:style-name="T100">2</text:span><text:span text:style-name="T99"> → λ</text:span></text:p>
          <text:p text:style-name="P40"><text:span text:style-name="T97">Rule 2:</text:span><text:span text:style-name="T98"> <text:s text:c="3"/></text:span><text:span text:style-name="T99">a</text:span><text:span text:style-name="T100">3</text:span><text:span text:style-name="T99"> / a</text:span><text:span text:style-name="T100">3</text:span><text:span text:style-name="T99"> →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100" xml:id="id271" draw:id="id271" draw:layer="layout" svg:width="8.128cm" svg:height="3.127cm" svg:x="3.304cm" svg:y="14.327cm">
          <text:p text:style-name="P40"><text:span text:style-name="T97">Rule 3:</text:span><text:span text:style-name="T98"> <text:s text:c="3"/>a</text:span><text:span text:style-name="T112">1 </text:span><text:span text:style-name="T98">/ a</text:span><text:span text:style-name="T112">1</text:span><text:span text:style-name="T98"> → a</text:span></text:p>
          <text:p text:style-name="P40"><text:span text:style-name="T97">Rule 4: <text:s text:c="3"/></text:span><text:span text:style-name="T98">a</text:span><text:span text:style-name="T112">2</text:span><text:span text:style-name="T98"> / a</text:span><text:span text:style-name="T112">2</text:span><text:span text:style-name="T98"> → 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1" draw:text-style-name="P20" draw:layer="layout" svg:width="1.082cm" svg:height="1.323cm" svg:x="2.343cm" svg:y="5.65cm">
          <draw:text-box>
            <text:p><text:span text:style-name="T68">1</text:span></text:p>
          </draw:text-box>
        </draw:frame>
        <draw:frame draw:style-name="gr131" draw:text-style-name="P20" draw:layer="layout" svg:width="1.082cm" svg:height="1.323cm" svg:x="2.343cm" svg:y="15.151cm">
          <draw:text-box>
            <text:p><text:span text:style-name="T68">2</text:span></text:p>
          </draw:text-box>
        </draw:frame>
        <draw:connector draw:style-name="gr137" draw:text-style-name="P13" draw:layer="layout" draw:type="line" svg:x1="7.364cm" svg:y1="1.72cm" svg:x2="7.367cm" svg:y2="4.126cm" draw:end-shape="id270" draw:end-glue-point="0" svg:d="M7364 1720l3 2406" svg:viewBox="0 0 4 2407">
          <text:p/>
        </draw:connector>
        <draw:connector draw:style-name="gr137" draw:text-style-name="P13" draw:layer="layout" draw:type="line" svg:x1="5.599cm" svg:y1="2.842cm" svg:x2="7.367cm" svg:y2="4.126cm" draw:end-shape="id270" draw:end-glue-point="0" svg:d="M5599 2842l1768 1284" svg:viewBox="0 0 1769 1285">
          <text:p/>
        </draw:connector>
        <draw:connector draw:style-name="gr137" draw:text-style-name="P13" draw:layer="layout" draw:type="line" svg:x1="8.91cm" svg:y1="2.928cm" svg:x2="7.367cm" svg:y2="4.126cm" draw:end-shape="id270" draw:end-glue-point="0" svg:d="M8910 2928l-1543 1198" svg:viewBox="0 0 1544 1199">
          <text:p/>
        </draw:connector>
        <draw:connector draw:style-name="gr137" draw:text-style-name="P13" draw:layer="layout" draw:type="line" svg:x1="5.718cm" svg:y1="19.052cm" svg:x2="7.368cm" svg:y2="17.454cm" draw:end-shape="id271" draw:end-glue-point="2" svg:d="M5718 19052l1650-1598" svg:viewBox="0 0 1651 1599">
          <text:p/>
        </draw:connector>
        <draw:connector draw:style-name="gr137" draw:text-style-name="P13" draw:layer="layout" draw:type="line" svg:x1="8.603cm" svg:y1="19.163cm" svg:x2="7.368cm" svg:y2="17.454cm" draw:end-shape="id271" svg:d="M8603 19163l-1235-1709" svg:viewBox="0 0 1236 1710">
          <text:p/>
        </draw:connector>
        <draw:custom-shape draw:style-name="gr138" draw:text-style-name="P103" xml:id="id272" draw:id="id272" draw:layer="layout" svg:width="1.778cm" svg:height="1.778cm" svg:x="19.664cm" svg:y="14.468cm">
          <text:p text:style-name="P1"><text:span text:style-name="T170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103" xml:id="id273" draw:id="id273" draw:layer="layout" svg:width="1.778cm" svg:height="1.778cm" svg:x="19.664cm" svg:y="18.568cm">
          <text:p text:style-name="P1"><text:span text:style-name="T17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103" xml:id="id274" draw:id="id274" draw:layer="layout" svg:width="1.778cm" svg:height="1.778cm" svg:x="25.064cm" svg:y="14.468cm">
          <text:p text:style-name="P1"><text:span text:style-name="T17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0" draw:text-style-name="P13" draw:layer="layout" draw:type="line" svg:x1="20.553cm" svg:y1="16.246cm" svg:x2="20.553cm" svg:y2="18.568cm" draw:start-shape="id272" draw:start-glue-point="8" draw:end-shape="id273" draw:end-glue-point="4" svg:d="M20553 16246v2322" svg:viewBox="0 0 1 2323">
          <text:p/>
        </draw:connector>
        <draw:connector draw:style-name="gr140" draw:text-style-name="P13" draw:layer="layout" draw:type="line" svg:x1="21.442cm" svg:y1="15.357cm" svg:x2="25.064cm" svg:y2="15.357cm" draw:start-shape="id272" draw:start-glue-point="10" draw:end-shape="id274" draw:end-glue-point="6" svg:d="M21442 15357h3622" svg:viewBox="0 0 3623 1">
          <text:p/>
        </draw:connector>
        <draw:frame draw:style-name="gr141" draw:text-style-name="P104" draw:layer="layout" svg:width="1.336cm" svg:height="1.183cm" svg:x="22.584cm" svg:y="15.3cm">
          <draw:text-box>
            <text:p><text:span text:style-name="T171">+2</text:span></text:p>
          </draw:text-box>
        </draw:frame>
        <draw:frame draw:style-name="gr141" draw:text-style-name="P104" draw:layer="layout" svg:width="1.336cm" svg:height="1.183cm" svg:x="20.414cm" svg:y="16.74cm">
          <draw:text-box>
            <text:p><text:span text:style-name="T171">+1</text:span></text:p>
          </draw:text-box>
        </draw:frame>
        <draw:connector draw:style-name="gr19" draw:text-style-name="P13" draw:layer="layout" draw:type="curve" svg:x1="25.324cm" svg:y1="14.728cm" svg:x2="21.182cm" svg:y2="14.728cm" draw:start-shape="id274" draw:start-glue-point="5" draw:end-shape="id272" draw:end-glue-point="11" svg:d="M25324 14728h-4142" svg:viewBox="0 0 4143 1">
          <text:p/>
        </draw:connector>
        <draw:connector draw:style-name="gr19" draw:text-style-name="P13" draw:layer="layout" draw:type="curve" svg:x1="19.924cm" svg:y1="18.828cm" svg:x2="19.924cm" svg:y2="15.986cm" draw:start-shape="id273" draw:start-glue-point="5" draw:end-shape="id272" draw:end-glue-point="7" svg:d="M19924 18828v-2842" svg:viewBox="0 0 1 2843">
          <text:p/>
        </draw:connector>
        <draw:frame draw:style-name="gr141" draw:text-style-name="P104" draw:layer="layout" svg:width="3.81cm" svg:height="1.183cm" svg:x="21.388cm" svg:y="13.655cm">
          <draw:text-box>
            <text:p><text:span text:style-name="T171">-2 by Rule 4</text:span></text:p>
          </draw:text-box>
        </draw:frame>
        <draw:frame draw:style-name="gr141" draw:text-style-name="P104" draw:layer="layout" svg:width="3.81cm" svg:height="1.183cm" svg:x="16.392cm" svg:y="16.894cm">
          <draw:text-box>
            <text:p><text:span text:style-name="T171">-1 by Rule 3</text:span></text:p>
          </draw:text-box>
        </draw:frame>
        <draw:custom-shape draw:style-name="gr139" draw:text-style-name="P103" xml:id="id275" draw:id="id275" draw:layer="layout" svg:width="1.778cm" svg:height="1.778cm" svg:x="19.45cm" svg:y="4.915cm">
          <text:p text:style-name="P1"><text:span text:style-name="T170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103" xml:id="id276" draw:id="id276" draw:layer="layout" svg:width="1.778cm" svg:height="1.778cm" svg:x="19.45cm" svg:y="9.015cm">
          <text:p text:style-name="P1"><text:span text:style-name="T17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103" xml:id="id277" draw:id="id277" draw:layer="layout" svg:width="1.778cm" svg:height="1.778cm" svg:x="24.75cm" svg:y="4.915cm">
          <text:p text:style-name="P1"><text:span text:style-name="T17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0" draw:text-style-name="P13" draw:layer="layout" draw:type="line" svg:x1="20.339cm" svg:y1="6.693cm" svg:x2="20.339cm" svg:y2="9.015cm" draw:start-shape="id275" draw:start-glue-point="8" draw:end-shape="id276" draw:end-glue-point="4" svg:d="M20339 6693v2322" svg:viewBox="0 0 1 2323">
          <text:p/>
        </draw:connector>
        <draw:connector draw:style-name="gr140" draw:text-style-name="P13" draw:layer="layout" draw:type="line" svg:x1="21.228cm" svg:y1="5.804cm" svg:x2="24.75cm" svg:y2="5.804cm" draw:start-shape="id275" draw:start-glue-point="10" draw:end-shape="id277" draw:end-glue-point="6" svg:d="M21228 5804h3522" svg:viewBox="0 0 3523 1">
          <text:p/>
        </draw:connector>
        <draw:frame draw:style-name="gr141" draw:text-style-name="P104" draw:layer="layout" svg:width="1.336cm" svg:height="1.183cm" svg:x="21.67cm" svg:y="5.647cm">
          <draw:text-box>
            <text:p><text:span text:style-name="T171">+2</text:span></text:p>
          </draw:text-box>
        </draw:frame>
        <draw:frame draw:style-name="gr141" draw:text-style-name="P104" draw:layer="layout" svg:width="1.336cm" svg:height="1.183cm" svg:x="20.4cm" svg:y="7.587cm">
          <draw:text-box>
            <text:p><text:span text:style-name="T171">+1</text:span></text:p>
          </draw:text-box>
        </draw:frame>
        <draw:connector draw:style-name="gr19" draw:text-style-name="P13" draw:layer="layout" draw:type="curve" svg:x1="25.01cm" svg:y1="5.175cm" svg:x2="20.968cm" svg:y2="5.175cm" draw:start-shape="id277" draw:start-glue-point="5" draw:end-shape="id275" draw:end-glue-point="11" svg:d="M25010 5175h-4042" svg:viewBox="0 0 4043 1">
          <text:p/>
        </draw:connector>
        <draw:connector draw:style-name="gr19" draw:text-style-name="P13" draw:layer="layout" draw:type="curve" svg:x1="19.71cm" svg:y1="9.275cm" svg:x2="19.71cm" svg:y2="6.433cm" draw:start-shape="id276" draw:start-glue-point="5" draw:end-shape="id275" draw:end-glue-point="7" svg:d="M19710 9275v-2842" svg:viewBox="0 0 1 2843">
          <text:p/>
        </draw:connector>
        <draw:frame draw:style-name="gr141" draw:text-style-name="P104" draw:layer="layout" svg:width="3.81cm" svg:height="1.183cm" svg:x="21.174cm" svg:y="4.102cm">
          <draw:text-box>
            <text:p><text:span text:style-name="T171">-2 by Rule 1</text:span></text:p>
          </draw:text-box>
        </draw:frame>
        <draw:frame draw:style-name="gr141" draw:text-style-name="P104" draw:layer="layout" svg:width="3.81cm" svg:height="1.183cm" svg:x="16.078cm" svg:y="7.641cm">
          <draw:text-box>
            <text:p><text:span text:style-name="T171">-1 by Rule 0</text:span></text:p>
          </draw:text-box>
        </draw:frame>
        <draw:custom-shape draw:style-name="gr139" draw:text-style-name="P103" xml:id="id278" draw:id="id278" draw:layer="layout" svg:width="1.778cm" svg:height="1.778cm" svg:x="13.34cm" svg:y="4.926cm">
          <text:p text:style-name="P1"><text:span text:style-name="T17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0" draw:text-style-name="P13" draw:layer="layout" draw:type="line" svg:x1="19.45cm" svg:y1="5.804cm" svg:x2="15.118cm" svg:y2="5.815cm" draw:start-shape="id275" draw:start-glue-point="6" draw:end-shape="id278" draw:end-glue-point="10" svg:d="M19450 5804l-4332 11" svg:viewBox="0 0 4333 12">
          <text:p/>
        </draw:connector>
        <draw:frame draw:style-name="gr141" draw:text-style-name="P104" draw:layer="layout" svg:width="1.336cm" svg:height="1.183cm" svg:x="17.452cm" svg:y="5.675cm">
          <draw:text-box>
            <text:p><text:span text:style-name="T171">+3</text:span></text:p>
          </draw:text-box>
        </draw:frame>
        <draw:connector draw:style-name="gr19" draw:text-style-name="P13" draw:layer="layout" draw:type="curve" svg:x1="14.858cm" svg:y1="5.186cm" svg:x2="19.71cm" svg:y2="5.175cm" draw:start-shape="id278" draw:start-glue-point="11" draw:end-shape="id275" draw:end-glue-point="5" svg:d="M14858 5186c3639 0 1213-11 4852-11" svg:viewBox="0 0 4853 12">
          <text:p/>
        </draw:connector>
        <draw:frame draw:style-name="gr141" draw:text-style-name="P104" draw:layer="layout" svg:width="3.81cm" svg:height="1.183cm" svg:x="14.974cm" svg:y="4.103cm">
          <draw:text-box>
            <text:p><text:span text:style-name="T171">-3 by Rule 2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4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draw:style-name="gr127" draw:text-style-name="P36" draw:layer="layout" svg:width="11.472cm" svg:height="2.393cm" svg:x="8.34cm" svg:y="0.008cm">
          <draw:text-box>
            <text:p><text:span text:style-name="T35">Discussion: </text:span><text:span text:style-name="T46">On combining rules</text:span></text:p>
          </draw:text-box>
        </draw:frame>
        <draw:custom-shape draw:style-name="gr142" draw:text-style-name="P100" xml:id="id279" draw:id="id279" draw:layer="layout" svg:width="8.128cm" svg:height="4.318cm" svg:x="3.303cm" svg:y="4.126cm">
          <text:p text:style-name="P40"><text:span text:style-name="T68">Rule 0:</text:span><text:span text:style-name="T71"> <text:s text:c="3"/>a</text:span><text:span text:style-name="T73">1</text:span><text:span text:style-name="T71"> / a</text:span><text:span text:style-name="T73">1</text:span><text:span text:style-name="T71"> → λ</text:span></text:p>
          <text:p text:style-name="P40"><text:span text:style-name="T97">Rule 1:</text:span><text:span text:style-name="T99"> <text:s text:c="3"/>a</text:span><text:span text:style-name="T100">2</text:span><text:span text:style-name="T99"> / a</text:span><text:span text:style-name="T100">2</text:span><text:span text:style-name="T99"> → λ</text:span></text:p>
          <text:p text:style-name="P40"><text:span text:style-name="T97">Rule 2:</text:span><text:span text:style-name="T98"> <text:s text:c="3"/></text:span><text:span text:style-name="T99">a</text:span><text:span text:style-name="T100">3</text:span><text:span text:style-name="T99"> / a</text:span><text:span text:style-name="T100">3</text:span><text:span text:style-name="T99"> →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100" xml:id="id280" draw:id="id280" draw:layer="layout" svg:width="8.128cm" svg:height="3.127cm" svg:x="3.304cm" svg:y="14.327cm">
          <text:p text:style-name="P40"><text:span text:style-name="T97">Rule 3:</text:span><text:span text:style-name="T98"> <text:s text:c="3"/>a</text:span><text:span text:style-name="T112">1 </text:span><text:span text:style-name="T98">/ a</text:span><text:span text:style-name="T112">1</text:span><text:span text:style-name="T98"> → λ</text:span></text:p>
          <text:p text:style-name="P40"><text:span text:style-name="T97">Rule 4: <text:s text:c="3"/></text:span><text:span text:style-name="T98">a</text:span><text:span text:style-name="T112">2</text:span><text:span text:style-name="T98"> / a</text:span><text:span text:style-name="T112">2</text:span><text:span text:style-name="T98"> → 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1" draw:text-style-name="P20" draw:layer="layout" svg:width="1.082cm" svg:height="1.323cm" svg:x="2.343cm" svg:y="5.65cm">
          <draw:text-box>
            <text:p><text:span text:style-name="T68">1</text:span></text:p>
          </draw:text-box>
        </draw:frame>
        <draw:frame draw:style-name="gr131" draw:text-style-name="P20" draw:layer="layout" svg:width="1.082cm" svg:height="1.323cm" svg:x="2.343cm" svg:y="15.151cm">
          <draw:text-box>
            <text:p><text:span text:style-name="T68">2</text:span></text:p>
          </draw:text-box>
        </draw:frame>
        <draw:connector draw:style-name="gr137" draw:text-style-name="P13" draw:layer="layout" draw:type="line" svg:x1="7.364cm" svg:y1="1.72cm" svg:x2="7.367cm" svg:y2="4.126cm" draw:end-shape="id279" draw:end-glue-point="0" svg:d="M7364 1720l3 2406" svg:viewBox="0 0 4 2407">
          <text:p/>
        </draw:connector>
        <draw:connector draw:style-name="gr137" draw:text-style-name="P13" draw:layer="layout" draw:type="line" svg:x1="5.599cm" svg:y1="2.842cm" svg:x2="7.367cm" svg:y2="4.126cm" draw:end-shape="id279" draw:end-glue-point="0" svg:d="M5599 2842l1768 1284" svg:viewBox="0 0 1769 1285">
          <text:p/>
        </draw:connector>
        <draw:connector draw:style-name="gr137" draw:text-style-name="P13" draw:layer="layout" draw:type="line" svg:x1="8.91cm" svg:y1="2.928cm" svg:x2="7.367cm" svg:y2="4.126cm" draw:end-shape="id279" draw:end-glue-point="0" svg:d="M8910 2928l-1543 1198" svg:viewBox="0 0 1544 1199">
          <text:p/>
        </draw:connector>
        <draw:connector draw:style-name="gr137" draw:text-style-name="P13" draw:layer="layout" draw:type="line" svg:x1="5.718cm" svg:y1="19.052cm" svg:x2="7.368cm" svg:y2="17.454cm" draw:end-shape="id280" draw:end-glue-point="2" svg:d="M5718 19052l1650-1598" svg:viewBox="0 0 1651 1599">
          <text:p/>
        </draw:connector>
        <draw:connector draw:style-name="gr137" draw:text-style-name="P13" draw:layer="layout" draw:type="line" svg:x1="8.603cm" svg:y1="19.163cm" svg:x2="7.368cm" svg:y2="17.454cm" draw:end-shape="id280" svg:d="M8603 19163l-1235-1709" svg:viewBox="0 0 1236 1710">
          <text:p/>
        </draw:connector>
        <draw:custom-shape draw:style-name="gr139" draw:text-style-name="P103" xml:id="id281" draw:id="id281" draw:layer="layout" svg:width="1.778cm" svg:height="1.778cm" svg:x="19.664cm" svg:y="14.468cm">
          <text:p text:style-name="P1"><text:span text:style-name="T170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103" xml:id="id282" draw:id="id282" draw:layer="layout" svg:width="1.778cm" svg:height="1.778cm" svg:x="19.664cm" svg:y="18.568cm">
          <text:p text:style-name="P1"><text:span text:style-name="T17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103" xml:id="id283" draw:id="id283" draw:layer="layout" svg:width="1.778cm" svg:height="1.778cm" svg:x="25.064cm" svg:y="14.468cm">
          <text:p text:style-name="P1"><text:span text:style-name="T17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0" draw:text-style-name="P13" draw:layer="layout" draw:type="line" svg:x1="20.553cm" svg:y1="16.246cm" svg:x2="20.553cm" svg:y2="18.568cm" draw:start-shape="id281" draw:start-glue-point="8" draw:end-shape="id282" draw:end-glue-point="4" svg:d="M20553 16246v2322" svg:viewBox="0 0 1 2323">
          <text:p/>
        </draw:connector>
        <draw:connector draw:style-name="gr140" draw:text-style-name="P13" draw:layer="layout" draw:type="line" svg:x1="21.442cm" svg:y1="15.357cm" svg:x2="25.064cm" svg:y2="15.357cm" draw:start-shape="id281" draw:start-glue-point="10" draw:end-shape="id283" draw:end-glue-point="6" svg:d="M21442 15357h3622" svg:viewBox="0 0 3623 1">
          <text:p/>
        </draw:connector>
        <draw:frame draw:style-name="gr141" draw:text-style-name="P104" draw:layer="layout" svg:width="1.336cm" svg:height="1.183cm" svg:x="22.584cm" svg:y="15.3cm">
          <draw:text-box>
            <text:p><text:span text:style-name="T171">+2</text:span></text:p>
          </draw:text-box>
        </draw:frame>
        <draw:frame draw:style-name="gr141" draw:text-style-name="P104" draw:layer="layout" svg:width="1.336cm" svg:height="1.183cm" svg:x="20.414cm" svg:y="16.74cm">
          <draw:text-box>
            <text:p><text:span text:style-name="T171">+1</text:span></text:p>
          </draw:text-box>
        </draw:frame>
        <draw:connector draw:style-name="gr19" draw:text-style-name="P13" draw:layer="layout" draw:type="curve" svg:x1="25.324cm" svg:y1="14.728cm" svg:x2="21.182cm" svg:y2="14.728cm" draw:start-shape="id283" draw:start-glue-point="5" draw:end-shape="id281" draw:end-glue-point="11" svg:d="M25324 14728h-4142" svg:viewBox="0 0 4143 1">
          <text:p/>
        </draw:connector>
        <draw:connector draw:style-name="gr19" draw:text-style-name="P13" draw:layer="layout" draw:type="curve" svg:x1="19.924cm" svg:y1="18.828cm" svg:x2="19.924cm" svg:y2="15.986cm" draw:start-shape="id282" draw:start-glue-point="5" draw:end-shape="id281" draw:end-glue-point="7" svg:d="M19924 18828v-2842" svg:viewBox="0 0 1 2843">
          <text:p/>
        </draw:connector>
        <draw:frame draw:style-name="gr141" draw:text-style-name="P104" draw:layer="layout" svg:width="3.81cm" svg:height="1.183cm" svg:x="21.388cm" svg:y="13.655cm">
          <draw:text-box>
            <text:p><text:span text:style-name="T171">-2 by Rule 4</text:span></text:p>
          </draw:text-box>
        </draw:frame>
        <draw:frame draw:style-name="gr141" draw:text-style-name="P104" draw:layer="layout" svg:width="3.81cm" svg:height="1.183cm" svg:x="16.392cm" svg:y="16.894cm">
          <draw:text-box>
            <text:p><text:span text:style-name="T171">-1 by Rule 3</text:span></text:p>
          </draw:text-box>
        </draw:frame>
        <draw:custom-shape draw:style-name="gr139" draw:text-style-name="P103" xml:id="id284" draw:id="id284" draw:layer="layout" svg:width="1.778cm" svg:height="1.778cm" svg:x="19.45cm" svg:y="4.915cm">
          <text:p text:style-name="P1"><text:span text:style-name="T170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103" xml:id="id285" draw:id="id285" draw:layer="layout" svg:width="1.778cm" svg:height="1.778cm" svg:x="19.45cm" svg:y="9.015cm">
          <text:p text:style-name="P1"><text:span text:style-name="T17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103" xml:id="id286" draw:id="id286" draw:layer="layout" svg:width="1.778cm" svg:height="1.778cm" svg:x="24.75cm" svg:y="4.915cm">
          <text:p text:style-name="P1"><text:span text:style-name="T17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0" draw:text-style-name="P13" draw:layer="layout" draw:type="line" svg:x1="20.339cm" svg:y1="6.693cm" svg:x2="20.339cm" svg:y2="9.015cm" draw:start-shape="id284" draw:start-glue-point="8" draw:end-shape="id285" draw:end-glue-point="4" svg:d="M20339 6693v2322" svg:viewBox="0 0 1 2323">
          <text:p/>
        </draw:connector>
        <draw:connector draw:style-name="gr140" draw:text-style-name="P13" draw:layer="layout" draw:type="line" svg:x1="21.228cm" svg:y1="5.804cm" svg:x2="24.75cm" svg:y2="5.804cm" draw:start-shape="id284" draw:start-glue-point="10" draw:end-shape="id286" draw:end-glue-point="6" svg:d="M21228 5804h3522" svg:viewBox="0 0 3523 1">
          <text:p/>
        </draw:connector>
        <draw:frame draw:style-name="gr141" draw:text-style-name="P104" draw:layer="layout" svg:width="1.336cm" svg:height="1.183cm" svg:x="21.67cm" svg:y="5.647cm">
          <draw:text-box>
            <text:p><text:span text:style-name="T171">+2</text:span></text:p>
          </draw:text-box>
        </draw:frame>
        <draw:frame draw:style-name="gr141" draw:text-style-name="P104" draw:layer="layout" svg:width="1.336cm" svg:height="1.183cm" svg:x="20.4cm" svg:y="7.587cm">
          <draw:text-box>
            <text:p><text:span text:style-name="T171">+1</text:span></text:p>
          </draw:text-box>
        </draw:frame>
        <draw:connector draw:style-name="gr19" draw:text-style-name="P13" draw:layer="layout" draw:type="curve" svg:x1="25.01cm" svg:y1="5.175cm" svg:x2="20.968cm" svg:y2="5.175cm" draw:start-shape="id286" draw:start-glue-point="5" draw:end-shape="id284" draw:end-glue-point="11" svg:d="M25010 5175h-4042" svg:viewBox="0 0 4043 1">
          <text:p/>
        </draw:connector>
        <draw:connector draw:style-name="gr19" draw:text-style-name="P13" draw:layer="layout" draw:type="curve" svg:x1="19.71cm" svg:y1="9.275cm" svg:x2="19.71cm" svg:y2="6.433cm" draw:start-shape="id285" draw:start-glue-point="5" draw:end-shape="id284" draw:end-glue-point="7" svg:d="M19710 9275v-2842" svg:viewBox="0 0 1 2843">
          <text:p/>
        </draw:connector>
        <draw:frame draw:style-name="gr141" draw:text-style-name="P104" draw:layer="layout" svg:width="3.81cm" svg:height="1.183cm" svg:x="21.174cm" svg:y="4.102cm">
          <draw:text-box>
            <text:p><text:span text:style-name="T171">-2 by Rule 1</text:span></text:p>
          </draw:text-box>
        </draw:frame>
        <draw:frame draw:style-name="gr141" draw:text-style-name="P104" draw:layer="layout" svg:width="3.81cm" svg:height="1.183cm" svg:x="16.078cm" svg:y="7.641cm">
          <draw:text-box>
            <text:p><text:span text:style-name="T171">-1 by Rule 0</text:span></text:p>
          </draw:text-box>
        </draw:frame>
        <draw:custom-shape draw:style-name="gr139" draw:text-style-name="P103" xml:id="id287" draw:id="id287" draw:layer="layout" svg:width="1.778cm" svg:height="1.778cm" svg:x="13.34cm" svg:y="4.926cm">
          <text:p text:style-name="P1"><text:span text:style-name="T17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0" draw:text-style-name="P13" draw:layer="layout" draw:type="line" svg:x1="19.45cm" svg:y1="5.804cm" svg:x2="15.118cm" svg:y2="5.815cm" draw:start-shape="id284" draw:start-glue-point="6" draw:end-shape="id287" draw:end-glue-point="10" svg:d="M19450 5804l-4332 11" svg:viewBox="0 0 4333 12">
          <text:p/>
        </draw:connector>
        <draw:frame draw:style-name="gr141" draw:text-style-name="P104" draw:layer="layout" svg:width="1.336cm" svg:height="1.183cm" svg:x="17.452cm" svg:y="5.675cm">
          <draw:text-box>
            <text:p><text:span text:style-name="T171">+3</text:span></text:p>
          </draw:text-box>
        </draw:frame>
        <draw:connector draw:style-name="gr19" draw:text-style-name="P13" draw:layer="layout" draw:type="curve" svg:x1="14.858cm" svg:y1="5.186cm" svg:x2="19.71cm" svg:y2="5.175cm" draw:start-shape="id287" draw:start-glue-point="11" draw:end-shape="id284" draw:end-glue-point="5" svg:d="M14858 5186c3639 0 1213-11 4852-11" svg:viewBox="0 0 4853 12">
          <text:p/>
        </draw:connector>
        <draw:frame draw:style-name="gr141" draw:text-style-name="P104" draw:layer="layout" svg:width="3.81cm" svg:height="1.183cm" svg:x="14.974cm" svg:y="4.103cm">
          <draw:text-box>
            <text:p><text:span text:style-name="T171">-3 by Rule 2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4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59" draw:text-style-name="P2" draw:layer="layout" svg:width="14.432cm" svg:height="1.648cm" svg:x="6.874cm" svg:y="7.947cm">
          <draw:text-box>
            <text:p text:style-name="P1"><text:span text:style-name="T1">End of Presentation. Thank you!</text:span></text:p>
          </draw:text-box>
        </draw:frame>
        <draw:frame draw:style-name="gr144" draw:text-style-name="P106" draw:layer="layout" svg:width="26.77cm" svg:height="5.059cm" svg:x="0.554cm" svg:y="15.551cm">
          <draw:text-box>
            <text:p><text:span text:style-name="T172">Acknowledgements</text:span></text:p>
            <text:p><text:span text:style-name="T173"/></text:p>
            <text:p text:style-name="P105"><text:span text:style-name="T172">R.T.A. de la Cruz</text:span><text:span text:style-name="T173"> and </text:span><text:span text:style-name="T172">I.C.H. Macababayao</text:span><text:span text:style-name="T173"> are grateful for the Philippine’s Department of Science and Technology - Science Education Institute (</text:span><text:span text:style-name="T172">DOST-SEI</text:span><text:span text:style-name="T173">)’s support through the Engineering Reasearch and Development for Technology (</text:span><text:span text:style-name="T172">ERDT</text:span><text:span text:style-name="T173">)’s graduate scholarship program. </text:span><text:span text:style-name="T172">F.G.C. Cabarle</text:span><text:span text:style-name="T173"> thanks the support from the </text:span><text:span text:style-name="T172">DOST-ERDT</text:span><text:span text:style-name="T173"> project; the </text:span><text:span text:style-name="T172">Dean Ruben A. Garcia</text:span><text:span text:style-name="T173"> </text:span><text:span text:style-name="T174">PCA AY2018–2019</text:span><text:span text:style-name="T173">, and an </text:span><text:span text:style-name="T174">RLC AY2018–2019</text:span><text:span text:style-name="T173"> grant of the </text:span><text:span text:style-name="T172">OVCRD</text:span><text:span text:style-name="T173">, both from UP Diliman. </text:span><text:span text:style-name="T172">H. Adorna</text:span><text:span text:style-name="T173"> would like to thank supports from </text:span><text:span text:style-name="T172">DOST-ERDT</text:span><text:span text:style-name="T173"> project since 2009 until present; the </text:span><text:span text:style-name="T172">Semirara Mining Corp</text:span><text:span text:style-name="T173">. </text:span><text:span text:style-name="T174">Professorial Chair Award</text:span><text:span text:style-name="T173"> since 2015 until present. The </text:span><text:span text:style-name="T174">RLC</text:span><text:span text:style-name="T173"> grant from </text:span><text:span text:style-name="T172">UPD - OVCRD</text:span><text:span text:style-name="T173"> 2019-2020. The work was supported by the </text:span><text:span text:style-name="T174">Basic Research Program</text:span><text:span text:style-name="T173"> of </text:span><text:span text:style-name="T172">Science and Technology of Shenzhen</text:span><text:span text:style-name="T173"> (</text:span><text:span text:style-name="T174">JCYJ20180306172637807</text:span><text:span text:style-name="T173">).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4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leo" svg:font-family="Aleo" style:font-pitch="variable"/>
    <style:font-face style:name="Arimo1" svg:font-family="Arimo" style:font-pitch="variable"/>
    <style:font-face style:name="Roboto Condensed" svg:font-family="'Roboto Condensed'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Tinos" svg:font-family="Tinos" style:font-family-generic="roman" style:font-pitch="variable"/>
    <style:font-face style:name="Droid Sans Fallback1" svg:font-family="'Droid Sans Fallback'" style:font-family-generic="swiss" style:font-pitch="variable"/>
    <style:font-face style:name="Ek Mukta1" svg:font-family="'Ek Mukta'" style:font-family-generic="swiss" style:font-pitch="variable"/>
    <style:font-face style:name="Liberation Sans1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Ek Mukta" svg:font-family="'Ek Mukta'" style:font-family-generic="system" style:font-pitch="variable"/>
    <style:font-face style:name="Nimbus Sans1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nos" fo:font-size="24pt" fo:language="en" fo:country="US" style:font-name-asian="Nimbus Sans1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Ek Mukta" style:font-family-complex="'Ek Mukta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Ek Mukta" style:font-family-complex="'Ek Mukta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mo" fo:font-family="Arimo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Ek Mukta" style:font-family-complex="'Ek Mukt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Ek Mukta" style:font-family-complex="'Ek Mukt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mo" fo:font-family="Arimo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Ek Mukta" style:font-family-complex="'Ek Mukta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00:53:27.230895442</meta:creation-date>
    <dc:date>2019-08-08T13:23:00.073969627</dc:date>
    <meta:editing-duration>P1DT6H16M58S</meta:editing-duration>
    <meta:editing-cycles>418</meta:editing-cycles>
    <meta:generator>LibreOffice/6.2.5.2$Linux_X86_64 LibreOffice_project/20$Build-2</meta:generator>
    <meta:document-statistic meta:object-count="1505"/>
  </office:meta>
</office:document-meta>
</file>